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Heading_20_1" style:master-page-name="Cos">
      <style:paragraph-properties fo:text-align="center" style:justify-single-word="false" style:page-number="auto"/>
    </style:style>
    <style:style style:name="P744" style:family="paragraph" style:parent-style-name="Heading_20_1">
      <style:paragraph-properties fo:break-before="page"/>
      <style:text-properties officeooo:rsid="002e6a31" officeooo:paragraph-rsid="002e6a31"/>
    </style:style>
    <style:style style:name="P745" style:family="paragraph" style:parent-style-name="Heading_20_2">
      <style:text-properties officeooo:rsid="00469a69" officeooo:paragraph-rsid="002e6a31"/>
    </style:style>
    <style:style style:name="P746" style:family="paragraph" style:parent-style-name="Heading_20_2">
      <style:text-properties officeooo:rsid="00469a69" officeooo:paragraph-rsid="00490514"/>
    </style:style>
    <style:style style:name="P747" style:family="paragraph" style:parent-style-name="Heading_20_2">
      <style:text-properties officeooo:rsid="00469a69" officeooo:paragraph-rsid="0051d571"/>
    </style:style>
    <style:style style:name="P748" style:family="paragraph" style:parent-style-name="Heading_20_2">
      <style:text-properties officeooo:rsid="00469a69" officeooo:paragraph-rsid="0053a1b3"/>
    </style:style>
    <style:style style:name="P749" style:family="paragraph" style:parent-style-name="Heading_20_2">
      <style:text-properties officeooo:rsid="00469a69" officeooo:paragraph-rsid="005fc6ef"/>
    </style:style>
    <style:style style:name="P750" style:family="paragraph" style:parent-style-name="Heading_20_2">
      <style:text-properties officeooo:rsid="00469a69" officeooo:paragraph-rsid="0067e248"/>
    </style:style>
    <style:style style:name="P751" style:family="paragraph" style:parent-style-name="Heading_20_2">
      <style:text-properties officeooo:rsid="00469a69" officeooo:paragraph-rsid="006cc756"/>
    </style:style>
    <style:style style:name="P752" style:family="paragraph" style:parent-style-name="Heading_20_2">
      <style:text-properties officeooo:rsid="00469a69" officeooo:paragraph-rsid="006ecd82"/>
    </style:style>
    <style:style style:name="P753" style:family="paragraph" style:parent-style-name="Heading_20_2">
      <style:text-properties officeooo:rsid="00469a69" officeooo:paragraph-rsid="0078fc16"/>
    </style:style>
    <style:style style:name="P754" style:family="paragraph" style:parent-style-name="Heading_20_2">
      <style:paragraph-properties fo:text-align="justify" style:justify-single-word="false"/>
      <style:text-properties officeooo:rsid="00469a69" officeooo:paragraph-rsid="007ddfe8"/>
    </style:style>
    <style:style style:name="P755" style:family="paragraph" style:parent-style-name="Heading_20_2">
      <style:paragraph-properties fo:text-align="justify" style:justify-single-word="false"/>
      <style:text-properties officeooo:rsid="00469a69" officeooo:paragraph-rsid="0083578d"/>
    </style:style>
    <style:style style:name="P756" style:family="paragraph" style:parent-style-name="Heading_20_2">
      <style:text-properties officeooo:rsid="00469a69" officeooo:paragraph-rsid="0108b8e9"/>
    </style:style>
    <style:style style:name="P757" style:family="paragraph" style:parent-style-name="Heading_20_2">
      <style:paragraph-properties fo:text-align="justify" style:justify-single-word="false"/>
      <style:text-properties officeooo:paragraph-rsid="0087d185"/>
    </style:style>
    <style:style style:name="P758" style:family="paragraph" style:parent-style-name="Heading_20_2">
      <style:paragraph-properties fo:text-align="justify" style:justify-single-word="false"/>
      <style:text-properties officeooo:paragraph-rsid="008c37e8"/>
    </style:style>
    <style:style style:name="P759" style:family="paragraph" style:parent-style-name="Heading_20_2">
      <style:paragraph-properties fo:text-align="justify" style:justify-single-word="false"/>
      <style:text-properties officeooo:paragraph-rsid="00964fe4"/>
    </style:style>
    <style:style style:name="P760" style:family="paragraph" style:parent-style-name="Heading_20_2">
      <style:paragraph-properties fo:text-align="justify" style:justify-single-word="false"/>
      <style:text-properties officeooo:paragraph-rsid="009e01e9"/>
    </style:style>
    <style:style style:name="P761" style:family="paragraph" style:parent-style-name="Heading_20_2">
      <style:paragraph-properties fo:text-align="justify" style:justify-single-word="false"/>
      <style:text-properties officeooo:paragraph-rsid="009fa0eb"/>
    </style:style>
    <style:style style:name="P762" style:family="paragraph" style:parent-style-name="Heading_20_2">
      <style:paragraph-properties fo:text-align="justify" style:justify-single-word="false"/>
      <style:text-properties officeooo:paragraph-rsid="00a18b49"/>
    </style:style>
    <style:style style:name="P763" style:family="paragraph" style:parent-style-name="Heading_20_2">
      <style:paragraph-properties fo:text-align="justify" style:justify-single-word="false"/>
      <style:text-properties officeooo:paragraph-rsid="00b1b7d9"/>
    </style:style>
    <style:style style:name="P764" style:family="paragraph" style:parent-style-name="Heading_20_2">
      <style:paragraph-properties fo:text-align="justify" style:justify-single-word="false"/>
      <style:text-properties officeooo:paragraph-rsid="00c0adb5"/>
    </style:style>
    <style:style style:name="P765" style:family="paragraph" style:parent-style-name="Heading_20_2">
      <style:paragraph-properties fo:text-align="justify" style:justify-single-word="false"/>
      <style:text-properties officeooo:paragraph-rsid="00cc1c4c"/>
    </style:style>
    <style:style style:name="P766" style:family="paragraph" style:parent-style-name="Heading_20_2">
      <style:paragraph-properties fo:text-align="justify" style:justify-single-word="false"/>
      <style:text-properties officeooo:paragraph-rsid="00d823ce"/>
    </style:style>
    <style:style style:name="P767" style:family="paragraph" style:parent-style-name="Heading_20_2">
      <style:paragraph-properties fo:text-align="justify" style:justify-single-word="false"/>
      <style:text-properties officeooo:paragraph-rsid="00d83d57"/>
    </style:style>
    <style:style style:name="P768" style:family="paragraph" style:parent-style-name="Heading_20_2">
      <style:paragraph-properties fo:text-align="justify" style:justify-single-word="false"/>
      <style:text-properties officeooo:paragraph-rsid="00f24af6"/>
    </style:style>
    <style:style style:name="P769" style:family="paragraph" style:parent-style-name="Heading_20_2">
      <style:paragraph-properties fo:text-align="justify" style:justify-single-word="false"/>
      <style:text-properties officeooo:paragraph-rsid="00f6c32b"/>
    </style:style>
    <style:style style:name="P770" style:family="paragraph" style:parent-style-name="Heading_20_2">
      <style:paragraph-properties fo:text-align="justify" style:justify-single-word="false"/>
      <style:text-properties officeooo:paragraph-rsid="011b3c62"/>
    </style:style>
    <style:style style:name="P771" style:family="paragraph" style:parent-style-name="Heading_20_2">
      <style:paragraph-properties fo:text-align="justify" style:justify-single-word="false"/>
      <style:text-properties officeooo:paragraph-rsid="011d3de9"/>
    </style:style>
    <style:style style:name="P772" style:family="paragraph" style:parent-style-name="Heading_20_2">
      <style:paragraph-properties fo:text-align="justify" style:justify-single-word="false"/>
      <style:text-properties officeooo:paragraph-rsid="0129def4"/>
    </style:style>
    <style:style style:name="P773" style:family="paragraph" style:parent-style-name="Heading_20_2">
      <style:paragraph-properties fo:text-align="justify" style:justify-single-word="false"/>
      <style:text-properties officeooo:paragraph-rsid="01355a2b"/>
    </style:style>
    <style:style style:name="P774" style:family="paragraph" style:parent-style-name="Heading_20_2">
      <style:paragraph-properties fo:text-align="justify" style:justify-single-word="false"/>
      <style:text-properties officeooo:paragraph-rsid="0139a139"/>
    </style:style>
    <style:style style:name="P775" style:family="paragraph" style:parent-style-name="Heading_20_2">
      <style:paragraph-properties fo:text-align="justify" style:justify-single-word="false"/>
      <style:text-properties officeooo:paragraph-rsid="013b0ce7"/>
    </style:style>
    <style:style style:name="P776" style:family="paragraph" style:parent-style-name="Heading_20_2">
      <style:paragraph-properties fo:text-align="justify" style:justify-single-word="false"/>
      <style:text-properties officeooo:paragraph-rsid="015b0446"/>
    </style:style>
    <style:style style:name="P777" style:family="paragraph" style:parent-style-name="Heading_20_2">
      <style:paragraph-properties fo:text-align="justify" style:justify-single-word="false"/>
      <style:text-properties officeooo:paragraph-rsid="015da402"/>
    </style:style>
    <style:style style:name="P778" style:family="paragraph" style:parent-style-name="Heading_20_2">
      <style:paragraph-properties fo:text-align="justify" style:justify-single-word="false"/>
      <style:text-properties officeooo:paragraph-rsid="01645a86"/>
    </style:style>
    <style:style style:name="P779" style:family="paragraph" style:parent-style-name="Heading_20_2">
      <style:paragraph-properties fo:text-align="justify" style:justify-single-word="false"/>
      <style:text-properties officeooo:paragraph-rsid="016656a5"/>
    </style:style>
    <style:style style:name="P780" style:family="paragraph" style:parent-style-name="Heading_20_2">
      <style:paragraph-properties fo:text-align="justify" style:justify-single-word="false"/>
      <style:text-properties officeooo:paragraph-rsid="0174bad4"/>
    </style:style>
    <style:style style:name="P781" style:family="paragraph" style:parent-style-name="Heading_20_2">
      <style:paragraph-properties fo:text-align="justify" style:justify-single-word="false"/>
      <style:text-properties officeooo:paragraph-rsid="017acb36"/>
    </style:style>
    <style:style style:name="P782" style:family="paragraph" style:parent-style-name="Heading_20_2">
      <style:paragraph-properties fo:text-align="justify" style:justify-single-word="false"/>
      <style:text-properties officeooo:paragraph-rsid="018f6cd1"/>
    </style:style>
    <style:style style:name="P783" style:family="paragraph" style:parent-style-name="Heading_20_2">
      <style:paragraph-properties fo:text-align="justify" style:justify-single-word="false"/>
      <style:text-properties officeooo:paragraph-rsid="01925ec7"/>
    </style:style>
    <style:style style:name="P784" style:family="paragraph" style:parent-style-name="Heading_20_2">
      <style:paragraph-properties fo:text-align="justify" style:justify-single-word="false"/>
      <style:text-properties officeooo:paragraph-rsid="01a67c7f"/>
    </style:style>
    <style:style style:name="P785" style:family="paragraph" style:parent-style-name="Heading_20_2">
      <style:paragraph-properties fo:text-align="justify" style:justify-single-word="false"/>
      <style:text-properties officeooo:paragraph-rsid="01be9b67"/>
    </style:style>
    <style:style style:name="P786" style:family="paragraph" style:parent-style-name="Heading_20_2">
      <style:paragraph-properties fo:text-align="justify" style:justify-single-word="false"/>
      <style:text-properties officeooo:paragraph-rsid="01d4f7bc"/>
    </style:style>
    <style:style style:name="P787" style:family="paragraph" style:parent-style-name="Heading_20_2">
      <style:paragraph-properties fo:text-align="justify" style:justify-single-word="false"/>
      <style:text-properties officeooo:paragraph-rsid="01d621aa"/>
    </style:style>
    <style:style style:name="P788" style:family="paragraph" style:parent-style-name="Heading_20_2">
      <style:paragraph-properties fo:text-align="justify" style:justify-single-word="false"/>
      <style:text-properties officeooo:paragraph-rsid="01da5e60"/>
    </style:style>
    <style:style style:name="P789" style:family="paragraph" style:parent-style-name="Heading_20_2">
      <style:paragraph-properties fo:text-align="justify" style:justify-single-word="false"/>
      <style:text-properties officeooo:paragraph-rsid="01e7b39b"/>
    </style:style>
    <style:style style:name="P790" style:family="paragraph" style:parent-style-name="Heading_20_2">
      <style:paragraph-properties fo:text-align="justify" style:justify-single-word="false"/>
      <style:text-properties officeooo:paragraph-rsid="01ef7408"/>
    </style:style>
    <style:style style:name="P791" style:family="paragraph" style:parent-style-name="Heading_20_2">
      <style:paragraph-properties fo:text-align="justify" style:justify-single-word="false"/>
      <style:text-properties officeooo:paragraph-rsid="01f53cb8"/>
    </style:style>
    <style:style style:name="P792" style:family="paragraph" style:parent-style-name="Heading_20_2">
      <style:paragraph-properties fo:text-align="justify" style:justify-single-word="false"/>
      <style:text-properties officeooo:paragraph-rsid="01f56faa"/>
    </style:style>
    <style:style style:name="P793" style:family="paragraph" style:parent-style-name="Heading_20_2">
      <style:paragraph-properties fo:text-align="justify" style:justify-single-word="false"/>
      <style:text-properties officeooo:paragraph-rsid="01f7fa93"/>
    </style:style>
    <style:style style:name="P794" style:family="paragraph" style:parent-style-name="Heading_20_2">
      <style:paragraph-properties fo:text-align="justify" style:justify-single-word="false"/>
      <style:text-properties officeooo:paragraph-rsid="01fa7e25"/>
    </style:style>
    <style:style style:name="P795" style:family="paragraph" style:parent-style-name="Heading_20_2">
      <style:paragraph-properties fo:text-align="justify" style:justify-single-word="false"/>
      <style:text-properties officeooo:paragraph-rsid="01fc9fc5"/>
    </style:style>
    <style:style style:name="P796" style:family="paragraph" style:parent-style-name="Heading_20_2">
      <style:paragraph-properties fo:text-align="justify" style:justify-single-word="false"/>
      <style:text-properties officeooo:paragraph-rsid="0202b455"/>
    </style:style>
    <style:style style:name="P797" style:family="paragraph" style:parent-style-name="Heading_20_2">
      <style:paragraph-properties fo:text-align="justify" style:justify-single-word="false"/>
      <style:text-properties officeooo:paragraph-rsid="0217ced0"/>
    </style:style>
    <style:style style:name="P798" style:family="paragraph" style:parent-style-name="Heading_20_2">
      <style:paragraph-properties fo:text-align="justify" style:justify-single-word="false"/>
      <style:text-properties officeooo:paragraph-rsid="021d0da1"/>
    </style:style>
    <style:style style:name="P799" style:family="paragraph" style:parent-style-name="Heading_20_2">
      <style:paragraph-properties fo:text-align="justify" style:justify-single-word="false"/>
      <style:text-properties officeooo:paragraph-rsid="022c42a5"/>
    </style:style>
    <style:style style:name="P800" style:family="paragraph" style:parent-style-name="Heading_20_2">
      <style:paragraph-properties fo:text-align="justify" style:justify-single-word="false"/>
      <style:text-properties officeooo:paragraph-rsid="02382392"/>
    </style:style>
    <style:style style:name="P801" style:family="paragraph" style:parent-style-name="Heading_20_2">
      <style:paragraph-properties fo:text-align="justify" style:justify-single-word="false" fo:break-before="page"/>
      <style:text-properties officeooo:paragraph-rsid="02382392"/>
    </style:style>
    <style:style style:name="P802" style:family="paragraph" style:parent-style-name="Heading_20_2">
      <style:paragraph-properties fo:text-align="justify" style:justify-single-word="false" fo:break-before="page"/>
      <style:text-properties officeooo:paragraph-rsid="024dfdd5"/>
    </style:style>
    <style:style style:name="P803" style:family="paragraph" style:parent-style-name="Heading_20_2">
      <style:paragraph-properties fo:text-align="justify" style:justify-single-word="false" fo:break-before="page"/>
      <style:text-properties officeooo:paragraph-rsid="025d1f09"/>
    </style:style>
    <style:style style:name="P804" style:family="paragraph" style:parent-style-name="Heading_20_2">
      <style:paragraph-properties fo:text-align="justify" style:justify-single-word="false" fo:break-before="page"/>
      <style:text-properties officeooo:paragraph-rsid="026189b8"/>
    </style:style>
    <style:style style:name="P805" style:family="paragraph" style:parent-style-name="Heading_20_2">
      <style:paragraph-properties fo:text-align="justify" style:justify-single-word="false" fo:break-before="page"/>
      <style:text-properties officeooo:paragraph-rsid="02703e2a"/>
    </style:style>
    <style:style style:name="P806" style:family="paragraph" style:parent-style-name="Heading_20_2">
      <style:paragraph-properties fo:text-align="justify" style:justify-single-word="false" fo:break-before="page"/>
      <style:text-properties officeooo:paragraph-rsid="027347dc"/>
    </style:style>
    <style:style style:name="P807" style:family="paragraph" style:parent-style-name="Heading_20_2">
      <style:paragraph-properties fo:text-align="justify" style:justify-single-word="false" fo:break-before="page"/>
      <style:text-properties officeooo:paragraph-rsid="027d346f"/>
    </style:style>
    <style:style style:name="P808" style:family="paragraph" style:parent-style-name="Heading_20_2">
      <style:paragraph-properties fo:text-align="justify" style:justify-single-word="false" fo:break-before="page"/>
      <style:text-properties officeooo:paragraph-rsid="027616b5"/>
    </style:style>
    <style:style style:name="P809" style:family="paragraph" style:parent-style-name="Heading_20_2">
      <style:text-properties officeooo:paragraph-rsid="010b0562"/>
    </style:style>
    <style:style style:name="P810" style:family="paragraph" style:parent-style-name="Standard" style:list-style-name="L1">
      <style:text-properties officeooo:paragraph-rsid="0042eb09"/>
    </style:style>
    <style:style style:name="P811" style:family="paragraph" style:parent-style-name="Standard" style:list-style-name="L1">
      <style:text-properties officeooo:paragraph-rsid="0051d571"/>
    </style:style>
    <style:style style:name="P812" style:family="paragraph" style:parent-style-name="Standard" style:list-style-name="L2">
      <style:text-properties officeooo:rsid="00272da6" officeooo:paragraph-rsid="00272da6"/>
    </style:style>
    <style:style style:name="P813" style:family="paragraph" style:parent-style-name="Standard" style:list-style-name="L6">
      <style:text-properties officeooo:rsid="00272da6" officeooo:paragraph-rsid="0051d571"/>
    </style:style>
    <style:style style:name="P814" style:family="paragraph" style:parent-style-name="Standard" style:list-style-name="L8">
      <style:text-properties officeooo:rsid="00272da6" officeooo:paragraph-rsid="0053a1b3"/>
    </style:style>
    <style:style style:name="P815" style:family="paragraph" style:parent-style-name="Standard" style:list-style-name="L10">
      <style:text-properties officeooo:rsid="00272da6" officeooo:paragraph-rsid="005fc6ef"/>
    </style:style>
    <style:style style:name="P816" style:family="paragraph" style:parent-style-name="Standard" style:list-style-name="L11">
      <style:paragraph-properties fo:text-align="justify" style:justify-single-word="false"/>
      <style:text-properties officeooo:rsid="00272da6" officeooo:paragraph-rsid="005fc6ef"/>
    </style:style>
    <style:style style:name="P817" style:family="paragraph" style:parent-style-name="Standard" style:list-style-name="L13">
      <style:paragraph-properties fo:text-align="justify" style:justify-single-word="false"/>
      <style:text-properties officeooo:rsid="00272da6" officeooo:paragraph-rsid="0067e248"/>
    </style:style>
    <style:style style:name="P818" style:family="paragraph" style:parent-style-name="Standard" style:list-style-name="L21">
      <style:paragraph-properties fo:text-align="justify" style:justify-single-word="false"/>
      <style:text-properties officeooo:rsid="00272da6" officeooo:paragraph-rsid="0078fc16"/>
    </style:style>
    <style:style style:name="P819" style:family="paragraph" style:parent-style-name="Standard" style:list-style-name="L3">
      <style:paragraph-properties fo:text-align="justify" style:justify-single-word="false"/>
      <style:text-properties officeooo:rsid="0042eb09" officeooo:paragraph-rsid="0042eb09"/>
    </style:style>
    <style:style style:name="P820" style:family="paragraph" style:parent-style-name="Standard" style:list-style-name="L7">
      <style:paragraph-properties fo:text-align="justify" style:justify-single-word="false"/>
      <style:text-properties officeooo:rsid="0042eb09" officeooo:paragraph-rsid="0051d571"/>
    </style:style>
    <style:style style:name="P821" style:family="paragraph" style:parent-style-name="Standard" style:list-style-name="L1">
      <style:text-properties officeooo:rsid="00490514" officeooo:paragraph-rsid="005003b0"/>
    </style:style>
    <style:style style:name="P822" style:family="paragraph" style:parent-style-name="Standard" style:list-style-name="L1">
      <style:text-properties officeooo:rsid="00490514" officeooo:paragraph-rsid="00490514"/>
    </style:style>
    <style:style style:name="P823" style:family="paragraph" style:parent-style-name="Standard" style:list-style-name="L4">
      <style:text-properties officeooo:rsid="004b4673" officeooo:paragraph-rsid="004b4673"/>
    </style:style>
    <style:style style:name="P824" style:family="paragraph" style:parent-style-name="Standard" style:list-style-name="L1">
      <style:text-properties officeooo:rsid="0103ba70" officeooo:paragraph-rsid="0053a1b3"/>
    </style:style>
    <style:style style:name="P825" style:family="paragraph" style:parent-style-name="Standard" style:list-style-name="L60">
      <style:text-properties officeooo:rsid="0103ba70" officeooo:paragraph-rsid="01109b75"/>
    </style:style>
    <style:style style:name="P826" style:family="paragraph" style:parent-style-name="Standard" style:list-style-name="L60">
      <style:text-properties officeooo:rsid="0103ba70" officeooo:paragraph-rsid="0111991b"/>
    </style:style>
    <style:style style:name="P827" style:family="paragraph" style:parent-style-name="Standard" style:list-style-name="L9">
      <style:paragraph-properties fo:text-align="justify" style:justify-single-word="false"/>
      <style:text-properties officeooo:rsid="00570fd3" officeooo:paragraph-rsid="00570fd3"/>
    </style:style>
    <style:style style:name="P828" style:family="paragraph" style:parent-style-name="Standard" style:list-style-name="L1">
      <style:text-properties officeooo:rsid="005fc6ef" officeooo:paragraph-rsid="007dfd8c"/>
    </style:style>
    <style:style style:name="P829" style:family="paragraph" style:parent-style-name="Standard" style:list-style-name="L1">
      <style:text-properties officeooo:rsid="005fc6ef" officeooo:paragraph-rsid="0067e248"/>
    </style:style>
    <style:style style:name="P830" style:family="paragraph" style:parent-style-name="Standard" style:list-style-name="L1">
      <style:text-properties officeooo:rsid="005fc6ef" officeooo:paragraph-rsid="0078fc16"/>
    </style:style>
    <style:style style:name="P831" style:family="paragraph" style:parent-style-name="Standard" style:list-style-name="L1">
      <style:text-properties officeooo:rsid="005fc6ef" officeooo:paragraph-rsid="0108b8e9"/>
    </style:style>
    <style:style style:name="P832" style:family="paragraph" style:parent-style-name="Standard" style:list-style-name="L14">
      <style:text-properties officeooo:rsid="005fc6ef" officeooo:paragraph-rsid="006cc756"/>
    </style:style>
    <style:style style:name="P833" style:family="paragraph" style:parent-style-name="Standard" style:list-style-name="L14">
      <style:text-properties officeooo:rsid="005fc6ef" officeooo:paragraph-rsid="00709e6b"/>
    </style:style>
    <style:style style:name="P834" style:family="paragraph" style:parent-style-name="Standard" style:list-style-name="L61">
      <style:text-properties officeooo:rsid="005fc6ef" officeooo:paragraph-rsid="0111991b"/>
    </style:style>
    <style:style style:name="P835" style:family="paragraph" style:parent-style-name="Standard" style:list-style-name="L61">
      <style:text-properties officeooo:rsid="005fc6ef" officeooo:paragraph-rsid="01147293"/>
    </style:style>
    <style:style style:name="P836" style:family="paragraph" style:parent-style-name="Standard" style:list-style-name="L1">
      <style:text-properties officeooo:rsid="00631401" officeooo:paragraph-rsid="007dfd8c"/>
    </style:style>
    <style:style style:name="P837" style:family="paragraph" style:parent-style-name="Standard" style:list-style-name="L12">
      <style:text-properties officeooo:rsid="00684807" officeooo:paragraph-rsid="00684807"/>
    </style:style>
    <style:style style:name="P838" style:family="paragraph" style:parent-style-name="Standard" style:list-style-name="L15">
      <style:text-properties officeooo:rsid="00684807" officeooo:paragraph-rsid="006cc756"/>
    </style:style>
    <style:style style:name="P839" style:family="paragraph" style:parent-style-name="Standard" style:list-style-name="L12">
      <style:text-properties officeooo:rsid="006ae1bd" officeooo:paragraph-rsid="006ae1bd"/>
    </style:style>
    <style:style style:name="P840" style:family="paragraph" style:parent-style-name="Standard" style:list-style-name="L16">
      <style:text-properties officeooo:rsid="006d183d" officeooo:paragraph-rsid="006d183d"/>
    </style:style>
    <style:style style:name="P841" style:family="paragraph" style:parent-style-name="Standard" style:list-style-name="L17">
      <style:paragraph-properties fo:text-align="justify" style:justify-single-word="false"/>
      <style:text-properties officeooo:rsid="006d183d" officeooo:paragraph-rsid="006d183d"/>
    </style:style>
    <style:style style:name="P842" style:family="paragraph" style:parent-style-name="Standard" style:list-style-name="L17">
      <style:paragraph-properties fo:text-align="justify" style:justify-single-word="false"/>
      <style:text-properties officeooo:rsid="006d183d" officeooo:paragraph-rsid="0204318b"/>
    </style:style>
    <style:style style:name="P843" style:family="paragraph" style:parent-style-name="Standard" style:list-style-name="L19">
      <style:paragraph-properties fo:text-align="justify" style:justify-single-word="false"/>
      <style:text-properties officeooo:rsid="006d183d" officeooo:paragraph-rsid="006ecd82"/>
    </style:style>
    <style:style style:name="P844" style:family="paragraph" style:parent-style-name="Standard" style:list-style-name="L43">
      <style:paragraph-properties fo:text-align="justify" style:justify-single-word="false"/>
      <style:text-properties officeooo:rsid="006d183d" officeooo:paragraph-rsid="00b556d5"/>
    </style:style>
    <style:style style:name="P845" style:family="paragraph" style:parent-style-name="Standard" style:list-style-name="L42">
      <style:paragraph-properties fo:text-align="justify" style:justify-single-word="false"/>
      <style:text-properties officeooo:rsid="006d183d" officeooo:paragraph-rsid="00d83d57"/>
    </style:style>
    <style:style style:name="P846" style:family="paragraph" style:parent-style-name="Standard" style:list-style-name="L57">
      <style:paragraph-properties fo:text-align="justify" style:justify-single-word="false"/>
      <style:text-properties officeooo:rsid="006d183d" officeooo:paragraph-rsid="00f6c32b"/>
    </style:style>
    <style:style style:name="P847" style:family="paragraph" style:parent-style-name="Standard" style:list-style-name="L18">
      <style:text-properties officeooo:rsid="00736b32" officeooo:paragraph-rsid="00736b32"/>
    </style:style>
    <style:style style:name="P848" style:family="paragraph" style:parent-style-name="Standard" style:list-style-name="L18">
      <style:text-properties officeooo:rsid="00736b32" officeooo:paragraph-rsid="007f9b52"/>
    </style:style>
    <style:style style:name="P849" style:family="paragraph" style:parent-style-name="Standard" style:list-style-name="L28">
      <style:text-properties officeooo:rsid="00736b32" officeooo:paragraph-rsid="008c37e8"/>
    </style:style>
    <style:style style:name="P850" style:family="paragraph" style:parent-style-name="Standard" style:list-style-name="L20">
      <style:text-properties officeooo:rsid="00799b55" officeooo:paragraph-rsid="00799b55"/>
    </style:style>
    <style:style style:name="P851" style:family="paragraph" style:parent-style-name="Standard" style:list-style-name="L20">
      <style:paragraph-properties fo:text-align="justify" style:justify-single-word="false"/>
      <style:text-properties officeooo:rsid="00799b55" officeooo:paragraph-rsid="007e7cc1"/>
    </style:style>
    <style:style style:name="P852" style:family="paragraph" style:parent-style-name="Standard" style:list-style-name="L23">
      <style:paragraph-properties fo:text-align="justify" style:justify-single-word="false"/>
      <style:text-properties officeooo:rsid="00799b55" officeooo:paragraph-rsid="00866800"/>
    </style:style>
    <style:style style:name="P853" style:family="paragraph" style:parent-style-name="Standard" style:list-style-name="L24">
      <style:paragraph-properties fo:text-align="justify" style:justify-single-word="false"/>
      <style:text-properties officeooo:rsid="00799b55" officeooo:paragraph-rsid="0083578d"/>
    </style:style>
    <style:style style:name="P854" style:family="paragraph" style:parent-style-name="Standard" style:list-style-name="L26">
      <style:paragraph-properties fo:text-align="justify" style:justify-single-word="false"/>
      <style:text-properties officeooo:rsid="00799b55" officeooo:paragraph-rsid="0087d185"/>
    </style:style>
    <style:style style:name="P855" style:family="paragraph" style:parent-style-name="Standard" style:list-style-name="L29">
      <style:paragraph-properties fo:text-align="justify" style:justify-single-word="false"/>
      <style:text-properties officeooo:rsid="00799b55" officeooo:paragraph-rsid="008c37e8"/>
    </style:style>
    <style:style style:name="P856" style:family="paragraph" style:parent-style-name="Standard" style:list-style-name="L31">
      <style:paragraph-properties fo:text-align="justify" style:justify-single-word="false"/>
      <style:text-properties officeooo:rsid="00799b55" officeooo:paragraph-rsid="00964fe4"/>
    </style:style>
    <style:style style:name="P857" style:family="paragraph" style:parent-style-name="Standard" style:list-style-name="L33">
      <style:paragraph-properties fo:text-align="justify" style:justify-single-word="false"/>
      <style:text-properties officeooo:rsid="00799b55" officeooo:paragraph-rsid="009e01e9"/>
    </style:style>
    <style:style style:name="P858" style:family="paragraph" style:parent-style-name="Standard" style:list-style-name="L35">
      <style:paragraph-properties fo:text-align="justify" style:justify-single-word="false"/>
      <style:text-properties officeooo:rsid="00799b55" officeooo:paragraph-rsid="009fa0eb"/>
    </style:style>
    <style:style style:name="P859" style:family="paragraph" style:parent-style-name="Standard" style:list-style-name="L38">
      <style:paragraph-properties fo:text-align="justify" style:justify-single-word="false"/>
      <style:text-properties officeooo:rsid="00799b55" officeooo:paragraph-rsid="00a18b49"/>
    </style:style>
    <style:style style:name="P860" style:family="paragraph" style:parent-style-name="Standard" style:list-style-name="L43">
      <style:paragraph-properties fo:text-align="justify" style:justify-single-word="false"/>
      <style:text-properties officeooo:rsid="00799b55" officeooo:paragraph-rsid="00b1b7d9"/>
    </style:style>
    <style:style style:name="P861" style:family="paragraph" style:parent-style-name="Standard" style:list-style-name="L58">
      <style:text-properties officeooo:rsid="00799b55" officeooo:paragraph-rsid="0108b8e9"/>
    </style:style>
    <style:style style:name="P862" style:family="paragraph" style:parent-style-name="Standard" style:list-style-name="L62">
      <style:text-properties officeooo:rsid="00799b55" officeooo:paragraph-rsid="010b0562"/>
    </style:style>
    <style:style style:name="P863" style:family="paragraph" style:parent-style-name="Standard" style:list-style-name="L62">
      <style:text-properties officeooo:rsid="00799b55" officeooo:paragraph-rsid="019a1d62"/>
    </style:style>
    <style:style style:name="P864" style:family="paragraph" style:parent-style-name="Standard" style:list-style-name="L105">
      <style:text-properties officeooo:rsid="00799b55" officeooo:paragraph-rsid="01ac266c"/>
    </style:style>
    <style:style style:name="P865" style:family="paragraph" style:parent-style-name="Standard" style:list-style-name="L108">
      <style:text-properties officeooo:rsid="00799b55" officeooo:paragraph-rsid="01be9b67"/>
    </style:style>
    <style:style style:name="P866" style:family="paragraph" style:parent-style-name="Standard" style:list-style-name="L108">
      <style:text-properties officeooo:rsid="00799b55" officeooo:paragraph-rsid="01df0fa9"/>
    </style:style>
    <style:style style:name="P867" style:family="paragraph" style:parent-style-name="Standard" style:list-style-name="L116">
      <style:text-properties officeooo:rsid="00799b55" officeooo:paragraph-rsid="01e7b39b"/>
    </style:style>
    <style:style style:name="P868" style:family="paragraph" style:parent-style-name="Standard" style:list-style-name="L116">
      <style:text-properties officeooo:rsid="00799b55" officeooo:paragraph-rsid="02060953"/>
    </style:style>
    <style:style style:name="P869" style:family="paragraph" style:parent-style-name="Standard" style:list-style-name="L116">
      <style:text-properties officeooo:rsid="00799b55" officeooo:paragraph-rsid="021b824d"/>
    </style:style>
    <style:style style:name="P870" style:family="paragraph" style:parent-style-name="Standard" style:list-style-name="L141">
      <style:text-properties officeooo:rsid="00799b55" officeooo:paragraph-rsid="021d0da1"/>
    </style:style>
    <style:style style:name="P871" style:family="paragraph" style:parent-style-name="Standard" style:list-style-name="L144">
      <style:text-properties officeooo:rsid="00799b55" officeooo:paragraph-rsid="022c42a5"/>
    </style:style>
    <style:style style:name="P872" style:family="paragraph" style:parent-style-name="Standard" style:list-style-name="L151">
      <style:text-properties officeooo:rsid="00799b55" officeooo:paragraph-rsid="022c42a5"/>
    </style:style>
    <style:style style:name="P873" style:family="paragraph" style:parent-style-name="Standard" style:list-style-name="L154">
      <style:text-properties officeooo:rsid="00799b55" officeooo:paragraph-rsid="024dfdd5"/>
    </style:style>
    <style:style style:name="P874" style:family="paragraph" style:parent-style-name="Standard" style:list-style-name="L159">
      <style:text-properties officeooo:rsid="00799b55" officeooo:paragraph-rsid="026189b8"/>
    </style:style>
    <style:style style:name="P875" style:family="paragraph" style:parent-style-name="Standard" style:list-style-name="L22">
      <style:paragraph-properties fo:text-align="justify" style:justify-single-word="false"/>
      <style:text-properties officeooo:rsid="007ddfe8" officeooo:paragraph-rsid="007ddfe8"/>
    </style:style>
    <style:style style:name="P876" style:family="paragraph" style:parent-style-name="Standard" style:list-style-name="L22">
      <style:paragraph-properties fo:text-align="justify" style:justify-single-word="false"/>
      <style:text-properties officeooo:rsid="007ddfe8" officeooo:paragraph-rsid="007e7cc1"/>
    </style:style>
    <style:style style:name="P877" style:family="paragraph" style:parent-style-name="Standard" style:list-style-name="L22">
      <style:paragraph-properties fo:text-align="justify" style:justify-single-word="false"/>
      <style:text-properties officeooo:rsid="007ddfe8" officeooo:paragraph-rsid="00847eb0"/>
    </style:style>
    <style:style style:name="P878" style:family="paragraph" style:parent-style-name="Standard" style:list-style-name="L22">
      <style:paragraph-properties fo:text-align="justify" style:justify-single-word="false"/>
      <style:text-properties officeooo:rsid="007ddfe8" officeooo:paragraph-rsid="0088989a"/>
    </style:style>
    <style:style style:name="P879" style:family="paragraph" style:parent-style-name="Standard" style:list-style-name="L22">
      <style:paragraph-properties fo:text-align="justify" style:justify-single-word="false"/>
      <style:text-properties officeooo:rsid="007ddfe8" officeooo:paragraph-rsid="008c37e8"/>
    </style:style>
    <style:style style:name="P880" style:family="paragraph" style:parent-style-name="Standard" style:list-style-name="L22">
      <style:paragraph-properties fo:text-align="justify" style:justify-single-word="false"/>
      <style:text-properties officeooo:rsid="007ddfe8" officeooo:paragraph-rsid="008f574f"/>
    </style:style>
    <style:style style:name="P881" style:family="paragraph" style:parent-style-name="Standard" style:list-style-name="L22">
      <style:paragraph-properties fo:text-align="justify" style:justify-single-word="false"/>
      <style:text-properties officeooo:rsid="007ddfe8" officeooo:paragraph-rsid="009246f4"/>
    </style:style>
    <style:style style:name="P882" style:family="paragraph" style:parent-style-name="Standard" style:list-style-name="L22">
      <style:paragraph-properties fo:text-align="justify" style:justify-single-word="false"/>
      <style:text-properties officeooo:rsid="007ddfe8" officeooo:paragraph-rsid="0093ceaf"/>
    </style:style>
    <style:style style:name="P883" style:family="paragraph" style:parent-style-name="Standard" style:list-style-name="L22">
      <style:paragraph-properties fo:text-align="justify" style:justify-single-word="false"/>
      <style:text-properties officeooo:rsid="007ddfe8" officeooo:paragraph-rsid="009a3c41"/>
    </style:style>
    <style:style style:name="P884" style:family="paragraph" style:parent-style-name="Standard" style:list-style-name="L22">
      <style:paragraph-properties fo:text-align="justify" style:justify-single-word="false"/>
      <style:text-properties officeooo:rsid="007ddfe8" officeooo:paragraph-rsid="009d0b72"/>
    </style:style>
    <style:style style:name="P885" style:family="paragraph" style:parent-style-name="Standard" style:list-style-name="L22">
      <style:paragraph-properties fo:text-align="justify" style:justify-single-word="false"/>
      <style:text-properties officeooo:rsid="007ddfe8" officeooo:paragraph-rsid="009e01e9"/>
    </style:style>
    <style:style style:name="P886" style:family="paragraph" style:parent-style-name="Standard" style:list-style-name="L22">
      <style:paragraph-properties fo:text-align="justify" style:justify-single-word="false"/>
      <style:text-properties officeooo:rsid="007ddfe8" officeooo:paragraph-rsid="009fa0eb"/>
    </style:style>
    <style:style style:name="P887" style:family="paragraph" style:parent-style-name="Standard" style:list-style-name="L22">
      <style:paragraph-properties fo:text-align="justify" style:justify-single-word="false"/>
      <style:text-properties officeooo:rsid="007ddfe8" officeooo:paragraph-rsid="00a257b5"/>
    </style:style>
    <style:style style:name="P888" style:family="paragraph" style:parent-style-name="Standard" style:list-style-name="L22">
      <style:paragraph-properties fo:text-align="justify" style:justify-single-word="false"/>
      <style:text-properties officeooo:rsid="007ddfe8" officeooo:paragraph-rsid="00a4587a"/>
    </style:style>
    <style:style style:name="P889" style:family="paragraph" style:parent-style-name="Standard" style:list-style-name="L22">
      <style:paragraph-properties fo:text-align="justify" style:justify-single-word="false"/>
      <style:text-properties officeooo:rsid="007ddfe8" officeooo:paragraph-rsid="00aa1124"/>
    </style:style>
    <style:style style:name="P890" style:family="paragraph" style:parent-style-name="Standard" style:list-style-name="L22">
      <style:paragraph-properties fo:text-align="justify" style:justify-single-word="false"/>
      <style:text-properties officeooo:rsid="007ddfe8" officeooo:paragraph-rsid="00d823ce"/>
    </style:style>
    <style:style style:name="P891" style:family="paragraph" style:parent-style-name="Standard" style:list-style-name="L39">
      <style:paragraph-properties fo:text-align="justify" style:justify-single-word="false"/>
      <style:text-properties officeooo:rsid="007ddfe8" officeooo:paragraph-rsid="00b1b7d9"/>
    </style:style>
    <style:style style:name="P892" style:family="paragraph" style:parent-style-name="Standard" style:list-style-name="L45">
      <style:paragraph-properties fo:text-align="justify" style:justify-single-word="false"/>
      <style:text-properties officeooo:rsid="007ddfe8" officeooo:paragraph-rsid="00d3a383"/>
    </style:style>
    <style:style style:name="P893" style:family="paragraph" style:parent-style-name="Standard" style:list-style-name="L64">
      <style:paragraph-properties fo:text-align="justify" style:justify-single-word="false"/>
      <style:text-properties officeooo:rsid="007ddfe8" officeooo:paragraph-rsid="01355a2b"/>
    </style:style>
    <style:style style:name="P894" style:family="paragraph" style:parent-style-name="Standard" style:list-style-name="L64">
      <style:paragraph-properties fo:text-align="justify" style:justify-single-word="false"/>
      <style:text-properties officeooo:rsid="007ddfe8" officeooo:paragraph-rsid="0139a139"/>
    </style:style>
    <style:style style:name="P895" style:family="paragraph" style:parent-style-name="Standard" style:list-style-name="L64">
      <style:paragraph-properties fo:text-align="justify" style:justify-single-word="false"/>
      <style:text-properties officeooo:rsid="007ddfe8" officeooo:paragraph-rsid="013c628d"/>
    </style:style>
    <style:style style:name="P896" style:family="paragraph" style:parent-style-name="Standard" style:list-style-name="L80">
      <style:paragraph-properties fo:text-align="justify" style:justify-single-word="false"/>
      <style:text-properties officeooo:rsid="007ddfe8" officeooo:paragraph-rsid="015b0446"/>
    </style:style>
    <style:style style:name="P897" style:family="paragraph" style:parent-style-name="Standard" style:list-style-name="L25">
      <style:text-properties officeooo:paragraph-rsid="0087d185"/>
    </style:style>
    <style:style style:name="P898" style:family="paragraph" style:parent-style-name="Standard" style:list-style-name="L27">
      <style:paragraph-properties fo:text-align="justify" style:justify-single-word="false"/>
      <style:text-properties officeooo:rsid="008afe7f" officeooo:paragraph-rsid="008afe7f"/>
    </style:style>
    <style:style style:name="P899" style:family="paragraph" style:parent-style-name="Standard" style:list-style-name="L27">
      <style:paragraph-properties fo:text-align="justify" style:justify-single-word="false"/>
      <style:text-properties officeooo:rsid="008afe7f" officeooo:paragraph-rsid="020c7467"/>
    </style:style>
    <style:style style:name="P900" style:family="paragraph" style:parent-style-name="Standard" style:list-style-name="L139">
      <style:paragraph-properties fo:text-align="justify" style:justify-single-word="false"/>
      <style:text-properties officeooo:rsid="008afe7f" officeooo:paragraph-rsid="0217ced0"/>
    </style:style>
    <style:style style:name="P901" style:family="paragraph" style:parent-style-name="Standard" style:list-style-name="L146">
      <style:paragraph-properties fo:text-align="justify" style:justify-single-word="false"/>
      <style:text-properties officeooo:rsid="008afe7f" officeooo:paragraph-rsid="022c42a5"/>
    </style:style>
    <style:style style:name="P9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5" style:family="paragraph" style:parent-style-name="Standard" style:list-style-name="L28">
      <style:paragraph-properties fo:text-align="start" style:justify-single-word="false"/>
      <style:text-properties officeooo:paragraph-rsid="008c37e8"/>
    </style:style>
    <style:style style:name="P926" style:family="paragraph" style:parent-style-name="Standard" style:list-style-name="L28">
      <style:paragraph-properties fo:text-align="start" style:justify-single-word="false"/>
      <style:text-properties officeooo:paragraph-rsid="00a621ab"/>
    </style:style>
    <style:style style:name="P927" style:family="paragraph" style:parent-style-name="Standard" style:list-style-name="L41">
      <style:paragraph-properties fo:text-align="start" style:justify-single-word="false"/>
      <style:text-properties officeooo:paragraph-rsid="00b1b7d9"/>
    </style:style>
    <style:style style:name="P928" style:family="paragraph" style:parent-style-name="Standard" style:list-style-name="L47">
      <style:paragraph-properties fo:text-align="start" style:justify-single-word="false"/>
      <style:text-properties officeooo:paragraph-rsid="00d3a383"/>
    </style:style>
    <style:style style:name="P929" style:family="paragraph" style:parent-style-name="Standard" style:list-style-name="L56">
      <style:paragraph-properties fo:text-align="start" style:justify-single-word="false"/>
      <style:text-properties officeooo:paragraph-rsid="00f2f124"/>
    </style:style>
    <style:style style:name="P930" style:family="paragraph" style:parent-style-name="Standard" style:list-style-name="L56">
      <style:paragraph-properties fo:text-align="start" style:justify-single-word="false"/>
      <style:text-properties officeooo:paragraph-rsid="00f7637d"/>
    </style:style>
    <style:style style:name="P931" style:family="paragraph" style:parent-style-name="Standard" style:list-style-name="L77">
      <style:paragraph-properties fo:text-align="start" style:justify-single-word="false"/>
      <style:text-properties officeooo:paragraph-rsid="015b0446"/>
    </style:style>
    <style:style style:name="P932" style:family="paragraph" style:parent-style-name="Standard" style:list-style-name="L77">
      <style:paragraph-properties fo:text-align="start" style:justify-single-word="false"/>
      <style:text-properties officeooo:paragraph-rsid="015da402"/>
    </style:style>
    <style:style style:name="P933" style:family="paragraph" style:parent-style-name="Standard" style:list-style-name="L83">
      <style:paragraph-properties fo:text-align="start" style:justify-single-word="false"/>
      <style:text-properties officeooo:paragraph-rsid="015da402"/>
    </style:style>
    <style:style style:name="P934" style:family="paragraph" style:parent-style-name="Standard" style:list-style-name="L86">
      <style:paragraph-properties fo:text-align="start" style:justify-single-word="false"/>
      <style:text-properties officeooo:paragraph-rsid="01645a86"/>
    </style:style>
    <style:style style:name="P935" style:family="paragraph" style:parent-style-name="Standard" style:list-style-name="L89">
      <style:paragraph-properties fo:text-align="start" style:justify-single-word="false"/>
      <style:text-properties officeooo:paragraph-rsid="016656a5"/>
    </style:style>
    <style:style style:name="P936" style:family="paragraph" style:parent-style-name="Standard" style:list-style-name="L91">
      <style:paragraph-properties fo:text-align="start" style:justify-single-word="false"/>
      <style:text-properties officeooo:paragraph-rsid="0174bad4"/>
    </style:style>
    <style:style style:name="P937" style:family="paragraph" style:parent-style-name="Standard" style:list-style-name="L94">
      <style:paragraph-properties fo:text-align="start" style:justify-single-word="false"/>
      <style:text-properties officeooo:paragraph-rsid="017c571b"/>
    </style:style>
    <style:style style:name="P938" style:family="paragraph" style:parent-style-name="Standard" style:list-style-name="L94">
      <style:paragraph-properties fo:text-align="start" style:justify-single-word="false"/>
      <style:text-properties officeooo:paragraph-rsid="017c2425"/>
    </style:style>
    <style:style style:name="P939" style:family="paragraph" style:parent-style-name="Standard" style:list-style-name="L94">
      <style:paragraph-properties fo:text-align="start" style:justify-single-word="false"/>
      <style:text-properties officeooo:paragraph-rsid="017ca942"/>
    </style:style>
    <style:style style:name="P940" style:family="paragraph" style:parent-style-name="Standard" style:list-style-name="L30">
      <style:text-properties officeooo:rsid="00964fe4" officeooo:paragraph-rsid="00964fe4"/>
    </style:style>
    <style:style style:name="P941" style:family="paragraph" style:parent-style-name="Standard" style:list-style-name="L32">
      <style:text-properties officeooo:rsid="00964fe4" officeooo:paragraph-rsid="009e01e9"/>
    </style:style>
    <style:style style:name="P942" style:family="paragraph" style:parent-style-name="Standard" style:list-style-name="L34">
      <style:text-properties officeooo:rsid="00964fe4" officeooo:paragraph-rsid="009fa0eb"/>
    </style:style>
    <style:style style:name="P943" style:family="paragraph" style:parent-style-name="Standard" style:list-style-name="L37">
      <style:text-properties officeooo:rsid="00964fe4" officeooo:paragraph-rsid="00a621ab"/>
    </style:style>
    <style:style style:name="P944" style:family="paragraph" style:parent-style-name="Standard" style:list-style-name="L40">
      <style:text-properties officeooo:rsid="00964fe4" officeooo:paragraph-rsid="00b1b7d9"/>
    </style:style>
    <style:style style:name="P945" style:family="paragraph" style:parent-style-name="Standard" style:list-style-name="L46">
      <style:text-properties officeooo:rsid="00964fe4" officeooo:paragraph-rsid="00d3a383"/>
    </style:style>
    <style:style style:name="P946" style:family="paragraph" style:parent-style-name="Standard" style:list-style-name="L51">
      <style:text-properties officeooo:rsid="00964fe4" officeooo:paragraph-rsid="00d823ce"/>
    </style:style>
    <style:style style:name="P947" style:family="paragraph" style:parent-style-name="Standard" style:list-style-name="L54">
      <style:text-properties officeooo:rsid="00964fe4" officeooo:paragraph-rsid="00d83d57"/>
    </style:style>
    <style:style style:name="P948" style:family="paragraph" style:parent-style-name="Standard" style:list-style-name="L65">
      <style:text-properties officeooo:rsid="00964fe4" officeooo:paragraph-rsid="011b3c62"/>
    </style:style>
    <style:style style:name="P949" style:family="paragraph" style:parent-style-name="Standard" style:list-style-name="L73">
      <style:text-properties officeooo:rsid="00964fe4" officeooo:paragraph-rsid="01355a2b"/>
    </style:style>
    <style:style style:name="P950" style:family="paragraph" style:parent-style-name="Standard" style:list-style-name="L75">
      <style:text-properties officeooo:rsid="00964fe4" officeooo:paragraph-rsid="0139a139"/>
    </style:style>
    <style:style style:name="P951" style:family="paragraph" style:parent-style-name="Standard" style:list-style-name="L78">
      <style:text-properties officeooo:rsid="00964fe4" officeooo:paragraph-rsid="013b0ce7"/>
    </style:style>
    <style:style style:name="P952" style:family="paragraph" style:parent-style-name="Standard" style:list-style-name="L81">
      <style:text-properties officeooo:rsid="00964fe4" officeooo:paragraph-rsid="015b0446"/>
    </style:style>
    <style:style style:name="P953" style:family="paragraph" style:parent-style-name="Standard" style:list-style-name="L81">
      <style:text-properties officeooo:rsid="00964fe4" officeooo:paragraph-rsid="017010d7"/>
    </style:style>
    <style:style style:name="P954" style:family="paragraph" style:parent-style-name="Standard" style:list-style-name="L92">
      <style:text-properties officeooo:rsid="00964fe4" officeooo:paragraph-rsid="0174bad4"/>
    </style:style>
    <style:style style:name="P955" style:family="paragraph" style:parent-style-name="Standard" style:list-style-name="L95">
      <style:text-properties officeooo:rsid="00964fe4" officeooo:paragraph-rsid="017acb36"/>
    </style:style>
    <style:style style:name="P956" style:family="paragraph" style:parent-style-name="Standard" style:list-style-name="L30">
      <style:text-properties officeooo:rsid="009bafdc" officeooo:paragraph-rsid="009bafdc"/>
    </style:style>
    <style:style style:name="P957" style:family="paragraph" style:parent-style-name="Standard" style:list-style-name="L30">
      <style:text-properties officeooo:rsid="009d0b72" officeooo:paragraph-rsid="009d0b72"/>
    </style:style>
    <style:style style:name="P958" style:family="paragraph" style:parent-style-name="Standard" style:list-style-name="L31">
      <style:paragraph-properties fo:text-align="justify" style:justify-single-word="false"/>
      <style:text-properties officeooo:paragraph-rsid="00964fe4"/>
    </style:style>
    <style:style style:name="P959" style:family="paragraph" style:parent-style-name="Standard" style:list-style-name="L31">
      <style:paragraph-properties fo:text-align="justify" style:justify-single-word="false"/>
      <style:text-properties officeooo:paragraph-rsid="00a6388c"/>
    </style:style>
    <style:style style:name="P960" style:family="paragraph" style:parent-style-name="Standard" style:list-style-name="L31">
      <style:paragraph-properties fo:text-align="justify" style:justify-single-word="false"/>
      <style:text-properties officeooo:paragraph-rsid="010e0880"/>
    </style:style>
    <style:style style:name="P961" style:family="paragraph" style:parent-style-name="Standard" style:list-style-name="L36">
      <style:paragraph-properties fo:text-align="justify" style:justify-single-word="false"/>
      <style:text-properties officeooo:paragraph-rsid="00b1b7d9"/>
    </style:style>
    <style:style style:name="P962" style:family="paragraph" style:parent-style-name="Standard" style:list-style-name="L55">
      <style:paragraph-properties fo:text-align="justify" style:justify-single-word="false"/>
      <style:text-properties officeooo:paragraph-rsid="00f6c32b"/>
    </style:style>
    <style:style style:name="P963" style:family="paragraph" style:parent-style-name="Standard" style:list-style-name="L64">
      <style:paragraph-properties fo:text-align="justify" style:justify-single-word="false"/>
      <style:text-properties officeooo:paragraph-rsid="011b3c62"/>
    </style:style>
    <style:style style:name="P964" style:family="paragraph" style:parent-style-name="Standard" style:list-style-name="L64">
      <style:paragraph-properties fo:text-align="justify" style:justify-single-word="false"/>
      <style:text-properties officeooo:paragraph-rsid="011d8806"/>
    </style:style>
    <style:style style:name="P965" style:family="paragraph" style:parent-style-name="Standard" style:list-style-name="L64">
      <style:paragraph-properties fo:text-align="justify" style:justify-single-word="false"/>
      <style:text-properties officeooo:paragraph-rsid="011f737e"/>
    </style:style>
    <style:style style:name="P966" style:family="paragraph" style:parent-style-name="Standard" style:list-style-name="L71">
      <style:paragraph-properties fo:text-align="justify" style:justify-single-word="false"/>
      <style:text-properties officeooo:paragraph-rsid="0129def4"/>
    </style:style>
    <style:style style:name="P967" style:family="paragraph" style:parent-style-name="Standard" style:list-style-name="L71">
      <style:paragraph-properties fo:text-align="justify" style:justify-single-word="false"/>
      <style:text-properties officeooo:paragraph-rsid="0133f9a7"/>
    </style:style>
    <style:style style:name="P968" style:family="paragraph" style:parent-style-name="Standard" style:list-style-name="L77">
      <style:paragraph-properties fo:text-align="justify" style:justify-single-word="false"/>
      <style:text-properties officeooo:paragraph-rsid="013e3671"/>
    </style:style>
    <style:style style:name="P969" style:family="paragraph" style:parent-style-name="Standard" style:list-style-name="L77">
      <style:paragraph-properties fo:text-align="justify" style:justify-single-word="false"/>
      <style:text-properties officeooo:paragraph-rsid="01402bef"/>
    </style:style>
    <style:style style:name="P970" style:family="paragraph" style:parent-style-name="Standard" style:list-style-name="L77">
      <style:paragraph-properties fo:text-align="justify" style:justify-single-word="false"/>
      <style:text-properties officeooo:paragraph-rsid="0141f80b"/>
    </style:style>
    <style:style style:name="P971" style:family="paragraph" style:parent-style-name="Standard" style:list-style-name="L77">
      <style:paragraph-properties fo:text-align="justify" style:justify-single-word="false"/>
      <style:text-properties officeooo:paragraph-rsid="015b0446"/>
    </style:style>
    <style:style style:name="P972" style:family="paragraph" style:parent-style-name="Standard" style:list-style-name="L82">
      <style:paragraph-properties fo:text-align="justify" style:justify-single-word="false"/>
      <style:text-properties officeooo:paragraph-rsid="015b0446"/>
    </style:style>
    <style:style style:name="P973" style:family="paragraph" style:parent-style-name="Standard" style:list-style-name="L90">
      <style:paragraph-properties fo:text-align="justify" style:justify-single-word="false"/>
      <style:text-properties officeooo:paragraph-rsid="017010d7"/>
    </style:style>
    <style:style style:name="P974" style:family="paragraph" style:parent-style-name="Standard" style:list-style-name="L93">
      <style:paragraph-properties fo:text-align="justify" style:justify-single-word="false"/>
      <style:text-properties officeooo:paragraph-rsid="0174bad4"/>
    </style:style>
    <style:style style:name="P975" style:family="paragraph" style:parent-style-name="Standard" style:list-style-name="L96">
      <style:paragraph-properties fo:text-align="justify" style:justify-single-word="false"/>
      <style:text-properties officeooo:paragraph-rsid="017acb36"/>
    </style:style>
    <style:style style:name="P976" style:family="paragraph" style:parent-style-name="Standard" style:list-style-name="L36">
      <style:paragraph-properties fo:text-align="justify" style:justify-single-word="false"/>
      <style:text-properties officeooo:rsid="00a257b5" officeooo:paragraph-rsid="00a4587a"/>
    </style:style>
    <style:style style:name="P977" style:family="paragraph" style:parent-style-name="Standard" style:list-style-name="L36">
      <style:paragraph-properties fo:text-align="justify" style:justify-single-word="false"/>
      <style:text-properties officeooo:rsid="00a257b5" officeooo:paragraph-rsid="00a393eb"/>
    </style:style>
    <style:style style:name="P978" style:family="paragraph" style:parent-style-name="Standard" style:list-style-name="L36">
      <style:paragraph-properties fo:text-align="justify" style:justify-single-word="false"/>
      <style:text-properties officeooo:rsid="00a257b5" officeooo:paragraph-rsid="00b1b7d9"/>
    </style:style>
    <style:style style:name="P979" style:family="paragraph" style:parent-style-name="Standard" style:list-style-name="L36">
      <style:paragraph-properties fo:text-align="justify" style:justify-single-word="false"/>
      <style:text-properties officeooo:rsid="00a257b5" officeooo:paragraph-rsid="00cc1c4c"/>
    </style:style>
    <style:style style:name="P980" style:family="paragraph" style:parent-style-name="Standard" style:list-style-name="L36">
      <style:paragraph-properties fo:text-align="justify" style:justify-single-word="false"/>
      <style:text-properties officeooo:rsid="00a257b5" officeooo:paragraph-rsid="00d83d57"/>
    </style:style>
    <style:style style:name="P981" style:family="paragraph" style:parent-style-name="Standard" style:list-style-name="L36">
      <style:paragraph-properties fo:text-align="justify" style:justify-single-word="false"/>
      <style:text-properties officeooo:rsid="00a257b5" officeooo:paragraph-rsid="00ec8d5c"/>
    </style:style>
    <style:style style:name="P982" style:family="paragraph" style:parent-style-name="Standard" style:list-style-name="L44">
      <style:paragraph-properties fo:text-align="justify" style:justify-single-word="false"/>
      <style:text-properties officeooo:rsid="00a257b5" officeooo:paragraph-rsid="00d3a383"/>
    </style:style>
    <style:style style:name="P983" style:family="paragraph" style:parent-style-name="Standard" style:list-style-name="L36">
      <style:paragraph-properties fo:text-align="start" style:justify-single-word="false"/>
      <style:text-properties officeooo:rsid="00a257b5" officeooo:paragraph-rsid="00a4587a"/>
    </style:style>
    <style:style style:name="P984" style:family="paragraph" style:parent-style-name="Standard" style:list-style-name="L31">
      <style:paragraph-properties fo:text-align="justify" style:justify-single-word="false"/>
      <style:text-properties officeooo:rsid="00a899dc" officeooo:paragraph-rsid="00a899dc"/>
    </style:style>
    <style:style style:name="P985" style:family="paragraph" style:parent-style-name="Standard" style:list-style-name="L42">
      <style:paragraph-properties fo:text-align="justify" style:justify-single-word="false"/>
      <style:text-properties officeooo:rsid="00bd84ae" officeooo:paragraph-rsid="00bbeaf7"/>
    </style:style>
    <style:style style:name="P9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2" style:family="paragraph" style:parent-style-name="Standard" style:list-style-name="L55">
      <style:paragraph-properties fo:text-align="justify" style:justify-single-word="false"/>
      <style:text-properties officeooo:rsid="00e5e3fc" officeooo:paragraph-rsid="00e5e3fc"/>
    </style:style>
    <style:style style:name="P993" style:family="paragraph" style:parent-style-name="Standard" style:list-style-name="L55">
      <style:paragraph-properties fo:text-align="justify" style:justify-single-word="false"/>
      <style:text-properties officeooo:rsid="00e5e3fc" officeooo:paragraph-rsid="00f6c32b"/>
    </style:style>
    <style:style style:name="P994" style:family="paragraph" style:parent-style-name="Standard" style:list-style-name="L55">
      <style:paragraph-properties fo:text-align="justify" style:justify-single-word="false"/>
      <style:text-properties officeooo:rsid="010503bc" officeooo:paragraph-rsid="010503bc"/>
    </style:style>
    <style:style style:name="P995" style:family="paragraph" style:parent-style-name="Standard" style:list-style-name="L59">
      <style:paragraph-properties fo:text-align="justify" style:justify-single-word="false"/>
      <style:text-properties officeooo:rsid="0108b8e9" officeooo:paragraph-rsid="0108b8e9"/>
    </style:style>
    <style:style style:name="P996" style:family="paragraph" style:parent-style-name="Standard" style:list-style-name="L63">
      <style:paragraph-properties fo:text-align="justify" style:justify-single-word="false"/>
      <style:text-properties officeooo:rsid="0108b8e9" officeooo:paragraph-rsid="0113c6d3"/>
    </style:style>
    <style:style style:name="P997" style:family="paragraph" style:parent-style-name="Standard" style:list-style-name="L62">
      <style:text-properties officeooo:rsid="0113c6d3" officeooo:paragraph-rsid="0113c6d3"/>
    </style:style>
    <style:style style:name="P998" style:family="paragraph" style:parent-style-name="Standard" style:list-style-name="L62">
      <style:text-properties officeooo:rsid="0113c6d3" officeooo:paragraph-rsid="019a1d62"/>
    </style:style>
    <style:style style:name="P999" style:family="paragraph" style:parent-style-name="Standard" style:list-style-name="L67">
      <style:paragraph-properties fo:text-align="justify" style:justify-single-word="false"/>
      <style:text-properties officeooo:rsid="011d3de9" officeooo:paragraph-rsid="011d8806"/>
    </style:style>
    <style:style style:name="P1000" style:family="paragraph" style:parent-style-name="Standard" style:list-style-name="L67">
      <style:paragraph-properties fo:text-align="justify" style:justify-single-word="false"/>
      <style:text-properties officeooo:rsid="011d3de9" officeooo:paragraph-rsid="011f737e"/>
    </style:style>
    <style:style style:name="P1001" style:family="paragraph" style:parent-style-name="Standard" style:list-style-name="L67">
      <style:paragraph-properties fo:text-align="justify" style:justify-single-word="false"/>
      <style:text-properties officeooo:rsid="011d3de9" officeooo:paragraph-rsid="0129def4"/>
    </style:style>
    <style:style style:name="P1002" style:family="paragraph" style:parent-style-name="Standard" style:list-style-name="L68">
      <style:text-properties officeooo:rsid="01211eb1" officeooo:paragraph-rsid="01211eb1"/>
    </style:style>
    <style:style style:name="P1003" style:family="paragraph" style:parent-style-name="Standard" style:list-style-name="L68">
      <style:text-properties officeooo:rsid="01211eb1" officeooo:paragraph-rsid="012b4856"/>
    </style:style>
    <style:style style:name="P1004" style:family="paragraph" style:parent-style-name="Standard" style:list-style-name="L77">
      <style:paragraph-properties fo:text-align="justify" style:justify-single-word="false"/>
      <style:text-properties officeooo:rsid="011b7554" officeooo:paragraph-rsid="013b5d51"/>
    </style:style>
    <style:style style:name="P1005" style:family="paragraph" style:parent-style-name="Standard" style:list-style-name="L77">
      <style:paragraph-properties fo:text-align="justify" style:justify-single-word="false"/>
      <style:text-properties officeooo:rsid="011b7554" officeooo:paragraph-rsid="013e3671"/>
    </style:style>
    <style:style style:name="P100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0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0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0" style:family="paragraph" style:parent-style-name="Standard" style:list-style-name="L84">
      <style:text-properties officeooo:rsid="015da402" officeooo:paragraph-rsid="015da402"/>
    </style:style>
    <style:style style:name="P1011" style:family="paragraph" style:parent-style-name="Standard" style:list-style-name="L87">
      <style:text-properties officeooo:rsid="015da402" officeooo:paragraph-rsid="01645a86"/>
    </style:style>
    <style:style style:name="P1012" style:family="paragraph" style:parent-style-name="Standard" style:list-style-name="L98">
      <style:text-properties officeooo:rsid="015da402" officeooo:paragraph-rsid="018f6cd1"/>
    </style:style>
    <style:style style:name="P1013" style:family="paragraph" style:parent-style-name="Standard" style:list-style-name="L103">
      <style:text-properties officeooo:rsid="015da402" officeooo:paragraph-rsid="01a67c7f"/>
    </style:style>
    <style:style style:name="P1014" style:family="paragraph" style:parent-style-name="Standard" style:list-style-name="L103">
      <style:paragraph-properties fo:text-align="justify" style:justify-single-word="false"/>
      <style:text-properties officeooo:rsid="015da402" officeooo:paragraph-rsid="01a67c7f"/>
    </style:style>
    <style:style style:name="P1015" style:family="paragraph" style:parent-style-name="Standard" style:list-style-name="L77">
      <style:paragraph-properties fo:text-align="start" style:justify-single-word="false"/>
      <style:text-properties officeooo:rsid="0164b540" officeooo:paragraph-rsid="0164b540"/>
    </style:style>
    <style:style style:name="P1016" style:family="paragraph" style:parent-style-name="Standard" style:list-style-name="L77">
      <style:paragraph-properties fo:text-align="start" style:justify-single-word="false"/>
      <style:text-properties officeooo:rsid="0164b540" officeooo:paragraph-rsid="016656a5"/>
    </style:style>
    <style:style style:name="P1017" style:family="paragraph" style:parent-style-name="Standard" style:list-style-name="L77">
      <style:paragraph-properties fo:text-align="start" style:justify-single-word="false"/>
      <style:text-properties officeooo:rsid="0164b540" officeooo:paragraph-rsid="0174bad4"/>
    </style:style>
    <style:style style:name="P1018" style:family="paragraph" style:parent-style-name="Standard" style:list-style-name="L77">
      <style:paragraph-properties fo:text-align="start" style:justify-single-word="false"/>
      <style:text-properties officeooo:rsid="0164b540" officeooo:paragraph-rsid="017c571b"/>
    </style:style>
    <style:style style:name="P1019" style:family="paragraph" style:parent-style-name="Standard" style:list-style-name="L77">
      <style:paragraph-properties fo:text-align="start" style:justify-single-word="false"/>
      <style:text-properties officeooo:rsid="0164b540" officeooo:paragraph-rsid="017bad5d"/>
    </style:style>
    <style:style style:name="P1020" style:family="paragraph" style:parent-style-name="Standard" style:list-style-name="L77">
      <style:paragraph-properties fo:text-align="start" style:justify-single-word="false"/>
      <style:text-properties officeooo:rsid="0164b540" officeooo:paragraph-rsid="017c2425"/>
    </style:style>
    <style:style style:name="P1021" style:family="paragraph" style:parent-style-name="Standard" style:list-style-name="L77">
      <style:paragraph-properties fo:text-align="start" style:justify-single-word="false"/>
      <style:text-properties officeooo:rsid="0164b540" officeooo:paragraph-rsid="017c2b0c"/>
    </style:style>
    <style:style style:name="P1022" style:family="paragraph" style:parent-style-name="Standard" style:list-style-name="L77">
      <style:paragraph-properties fo:text-align="start" style:justify-single-word="false"/>
      <style:text-properties officeooo:rsid="0164b540" officeooo:paragraph-rsid="017e0f05"/>
    </style:style>
    <style:style style:name="P1023" style:family="paragraph" style:parent-style-name="Standard" style:list-style-name="L94">
      <style:paragraph-properties fo:text-align="start" style:justify-single-word="false"/>
      <style:text-properties officeooo:rsid="018da8ff" officeooo:paragraph-rsid="018da8ff"/>
    </style:style>
    <style:style style:name="P1024" style:family="paragraph" style:parent-style-name="Standard" style:list-style-name="L96">
      <style:paragraph-properties fo:text-align="justify" style:justify-single-word="false"/>
      <style:text-properties officeooo:rsid="018301e8" officeooo:paragraph-rsid="018301e8"/>
    </style:style>
    <style:style style:name="P1025" style:family="paragraph" style:parent-style-name="Standard" style:list-style-name="L77">
      <style:paragraph-properties fo:text-align="start" style:justify-single-word="false"/>
      <style:text-properties officeooo:rsid="018f6cd1" officeooo:paragraph-rsid="018f6cd1"/>
    </style:style>
    <style:style style:name="P1026" style:family="paragraph" style:parent-style-name="Standard" style:list-style-name="L77">
      <style:paragraph-properties fo:text-align="start" style:justify-single-word="false"/>
      <style:text-properties officeooo:rsid="018f6cd1" officeooo:paragraph-rsid="0197c681"/>
    </style:style>
    <style:style style:name="P1027" style:family="paragraph" style:parent-style-name="Standard" style:list-style-name="L77">
      <style:paragraph-properties fo:text-align="start" style:justify-single-word="false"/>
      <style:text-properties officeooo:rsid="018f6cd1" officeooo:paragraph-rsid="019e3b38"/>
    </style:style>
    <style:style style:name="P1028" style:family="paragraph" style:parent-style-name="Standard" style:list-style-name="L77">
      <style:paragraph-properties fo:text-align="start" style:justify-single-word="false"/>
      <style:text-properties officeooo:rsid="018f6cd1" officeooo:paragraph-rsid="01a4e867"/>
    </style:style>
    <style:style style:name="P1029" style:family="paragraph" style:parent-style-name="Standard" style:list-style-name="L97">
      <style:paragraph-properties fo:text-align="start" style:justify-single-word="false"/>
      <style:text-properties officeooo:rsid="018f6cd1" officeooo:paragraph-rsid="018f6cd1"/>
    </style:style>
    <style:style style:name="P1030" style:family="paragraph" style:parent-style-name="Standard" style:list-style-name="L100">
      <style:paragraph-properties fo:text-align="start" style:justify-single-word="false"/>
      <style:text-properties officeooo:rsid="018f6cd1" officeooo:paragraph-rsid="0197c681"/>
    </style:style>
    <style:style style:name="P1031" style:family="paragraph" style:parent-style-name="Standard" style:list-style-name="L100">
      <style:paragraph-properties fo:text-align="start" style:justify-single-word="false"/>
      <style:text-properties officeooo:rsid="018f6cd1" officeooo:paragraph-rsid="01a4e867"/>
    </style:style>
    <style:style style:name="P1032" style:family="paragraph" style:parent-style-name="Standard" style:list-style-name="L102">
      <style:paragraph-properties fo:text-align="start" style:justify-single-word="false"/>
      <style:text-properties officeooo:rsid="018f6cd1" officeooo:paragraph-rsid="01a67c7f"/>
    </style:style>
    <style:style style:name="P1033" style:family="paragraph" style:parent-style-name="Standard" style:list-style-name="L104">
      <style:paragraph-properties fo:text-align="start" style:justify-single-word="false"/>
      <style:text-properties officeooo:rsid="018f6cd1" officeooo:paragraph-rsid="01a9274e"/>
    </style:style>
    <style:style style:name="P1034" style:family="paragraph" style:parent-style-name="Standard" style:list-style-name="L106">
      <style:paragraph-properties fo:text-align="start" style:justify-single-word="false"/>
      <style:text-properties officeooo:rsid="018f6cd1" officeooo:paragraph-rsid="01c6863d"/>
    </style:style>
    <style:style style:name="P1035" style:family="paragraph" style:parent-style-name="Standard" style:list-style-name="L109">
      <style:paragraph-properties fo:text-align="start" style:justify-single-word="false"/>
      <style:text-properties officeooo:rsid="018f6cd1" officeooo:paragraph-rsid="01d4f7bc"/>
    </style:style>
    <style:style style:name="P1036" style:family="paragraph" style:parent-style-name="Standard" style:list-style-name="L111">
      <style:paragraph-properties fo:text-align="start" style:justify-single-word="false"/>
      <style:text-properties officeooo:rsid="018f6cd1" officeooo:paragraph-rsid="01d67f13"/>
    </style:style>
    <style:style style:name="P1037" style:family="paragraph" style:parent-style-name="Standard" style:list-style-name="L113">
      <style:paragraph-properties fo:text-align="start" style:justify-single-word="false"/>
      <style:text-properties officeooo:rsid="018f6cd1" officeooo:paragraph-rsid="01dc585d"/>
    </style:style>
    <style:style style:name="P1038" style:family="paragraph" style:parent-style-name="Standard" style:list-style-name="L115">
      <style:paragraph-properties fo:text-align="start" style:justify-single-word="false"/>
      <style:text-properties officeooo:rsid="018f6cd1" officeooo:paragraph-rsid="01e8a402"/>
    </style:style>
    <style:style style:name="P1039" style:family="paragraph" style:parent-style-name="Standard" style:list-style-name="L118">
      <style:paragraph-properties fo:text-align="start" style:justify-single-word="false"/>
      <style:text-properties officeooo:rsid="018f6cd1" officeooo:paragraph-rsid="01ef7408"/>
    </style:style>
    <style:style style:name="P1040" style:family="paragraph" style:parent-style-name="Standard" style:list-style-name="L121">
      <style:paragraph-properties fo:text-align="start" style:justify-single-word="false"/>
      <style:text-properties officeooo:rsid="018f6cd1" officeooo:paragraph-rsid="01f53cb8"/>
    </style:style>
    <style:style style:name="P1041" style:family="paragraph" style:parent-style-name="Standard" style:list-style-name="L124">
      <style:paragraph-properties fo:text-align="start" style:justify-single-word="false"/>
      <style:text-properties officeooo:rsid="018f6cd1" officeooo:paragraph-rsid="01f56faa"/>
    </style:style>
    <style:style style:name="P1042" style:family="paragraph" style:parent-style-name="Standard" style:list-style-name="L127">
      <style:paragraph-properties fo:text-align="start" style:justify-single-word="false"/>
      <style:text-properties officeooo:rsid="018f6cd1" officeooo:paragraph-rsid="01f7fa93"/>
    </style:style>
    <style:style style:name="P1043" style:family="paragraph" style:parent-style-name="Standard" style:list-style-name="L130">
      <style:paragraph-properties fo:text-align="start" style:justify-single-word="false"/>
      <style:text-properties officeooo:rsid="018f6cd1" officeooo:paragraph-rsid="01fa7e25"/>
    </style:style>
    <style:style style:name="P1044" style:family="paragraph" style:parent-style-name="Standard" style:list-style-name="L115">
      <style:paragraph-properties fo:text-align="justify" style:justify-single-word="false"/>
      <style:text-properties officeooo:rsid="018f6cd1" officeooo:paragraph-rsid="01e8a402"/>
    </style:style>
    <style:style style:name="P1045" style:family="paragraph" style:parent-style-name="Standard" style:list-style-name="L62">
      <style:text-properties officeooo:rsid="019a1d62" officeooo:paragraph-rsid="019a1d62"/>
    </style:style>
    <style:style style:name="P1046" style:family="paragraph" style:parent-style-name="Standard" style:list-style-name="L101">
      <style:paragraph-properties fo:text-align="justify" style:justify-single-word="false"/>
      <style:text-properties officeooo:rsid="019a1d62" officeooo:paragraph-rsid="019a1d62"/>
    </style:style>
    <style:style style:name="P1047" style:family="paragraph" style:parent-style-name="Standard" style:list-style-name="L77">
      <style:paragraph-properties fo:text-align="start" style:justify-single-word="false"/>
      <style:text-properties officeooo:rsid="01a67c7f" officeooo:paragraph-rsid="01a67c7f"/>
    </style:style>
    <style:style style:name="P1048" style:family="paragraph" style:parent-style-name="Standard" style:list-style-name="L77">
      <style:paragraph-properties fo:text-align="start" style:justify-single-word="false"/>
      <style:text-properties officeooo:rsid="01a67c7f" officeooo:paragraph-rsid="01a9274e"/>
    </style:style>
    <style:style style:name="P1049" style:family="paragraph" style:parent-style-name="Standard" style:list-style-name="L77">
      <style:paragraph-properties fo:text-align="start" style:justify-single-word="false"/>
      <style:text-properties officeooo:rsid="01a67c7f" officeooo:paragraph-rsid="01c6863d"/>
    </style:style>
    <style:style style:name="P1050" style:family="paragraph" style:parent-style-name="Standard" style:list-style-name="L77">
      <style:paragraph-properties fo:text-align="justify" style:justify-single-word="false"/>
      <style:text-properties officeooo:rsid="01a67c7f" officeooo:paragraph-rsid="01c6863d"/>
    </style:style>
    <style:style style:name="P1051" style:family="paragraph" style:parent-style-name="Standard" style:list-style-name="L105">
      <style:text-properties officeooo:rsid="01ac266c" officeooo:paragraph-rsid="01ac266c"/>
    </style:style>
    <style:style style:name="P1052" style:family="paragraph" style:parent-style-name="Standard" style:list-style-name="L105">
      <style:paragraph-properties fo:text-align="justify" style:justify-single-word="false"/>
      <style:text-properties officeooo:rsid="01ad65f7" officeooo:paragraph-rsid="01ad65f7"/>
    </style:style>
    <style:style style:name="P1053" style:family="paragraph" style:parent-style-name="Standard" style:list-style-name="L105">
      <style:paragraph-properties fo:text-align="justify" style:justify-single-word="false"/>
      <style:text-properties officeooo:rsid="01ad65f7" officeooo:paragraph-rsid="01df0fa9"/>
    </style:style>
    <style:style style:name="P1054" style:family="paragraph" style:parent-style-name="Standard" style:list-style-name="L117">
      <style:paragraph-properties fo:text-align="justify" style:justify-single-word="false"/>
      <style:text-properties officeooo:rsid="01ad65f7" officeooo:paragraph-rsid="01e7b39b"/>
    </style:style>
    <style:style style:name="P105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6" style:family="paragraph" style:parent-style-name="Standard" style:list-style-name="L108">
      <style:text-properties officeooo:rsid="01c9a05f" officeooo:paragraph-rsid="01c9a05f"/>
    </style:style>
    <style:style style:name="P1057" style:family="paragraph" style:parent-style-name="Standard" style:list-style-name="L108">
      <style:text-properties officeooo:rsid="01c9a05f" officeooo:paragraph-rsid="01df0fa9"/>
    </style:style>
    <style:style style:name="P1058" style:family="paragraph" style:parent-style-name="Standard" style:list-style-name="L108">
      <style:paragraph-properties fo:text-align="justify" style:justify-single-word="false"/>
      <style:text-properties officeooo:rsid="01c9a05f" officeooo:paragraph-rsid="01c9a05f"/>
    </style:style>
    <style:style style:name="P1059" style:family="paragraph" style:parent-style-name="Standard" style:list-style-name="L110">
      <style:paragraph-properties fo:text-align="justify" style:justify-single-word="false"/>
      <style:text-properties officeooo:rsid="01c9a05f" officeooo:paragraph-rsid="01d4f7bc"/>
    </style:style>
    <style:style style:name="P1060" style:family="paragraph" style:parent-style-name="Standard" style:list-style-name="L112">
      <style:paragraph-properties fo:text-align="justify" style:justify-single-word="false"/>
      <style:text-properties officeooo:rsid="01c9a05f" officeooo:paragraph-rsid="01d621aa"/>
    </style:style>
    <style:style style:name="P1061" style:family="paragraph" style:parent-style-name="Standard" style:list-style-name="L77">
      <style:paragraph-properties fo:text-align="start" style:justify-single-word="false"/>
      <style:text-properties officeooo:rsid="01d4f7bc" officeooo:paragraph-rsid="01d4f7bc"/>
    </style:style>
    <style:style style:name="P1062" style:family="paragraph" style:parent-style-name="Standard" style:list-style-name="L77">
      <style:paragraph-properties fo:text-align="start" style:justify-single-word="false"/>
      <style:text-properties officeooo:rsid="01d4f7bc" officeooo:paragraph-rsid="01d621aa"/>
    </style:style>
    <style:style style:name="P1063" style:family="paragraph" style:parent-style-name="Standard" style:list-style-name="L77">
      <style:paragraph-properties fo:text-align="start" style:justify-single-word="false"/>
      <style:text-properties officeooo:rsid="01d4f7bc" officeooo:paragraph-rsid="01dc585d"/>
    </style:style>
    <style:style style:name="P1064" style:family="paragraph" style:parent-style-name="Standard" style:list-style-name="L77">
      <style:paragraph-properties fo:text-align="start" style:justify-single-word="false"/>
      <style:text-properties officeooo:rsid="01d4f7bc" officeooo:paragraph-rsid="01e8a402"/>
    </style:style>
    <style:style style:name="P1065" style:family="paragraph" style:parent-style-name="Standard" style:list-style-name="L77">
      <style:paragraph-properties fo:text-align="start" style:justify-single-word="false"/>
      <style:text-properties officeooo:rsid="01d4f7bc" officeooo:paragraph-rsid="01ef7408"/>
    </style:style>
    <style:style style:name="P1066" style:family="paragraph" style:parent-style-name="Standard" style:list-style-name="L115">
      <style:paragraph-properties fo:text-align="start" style:justify-single-word="false"/>
      <style:text-properties officeooo:rsid="01d4f7bc" officeooo:paragraph-rsid="01e8a402"/>
    </style:style>
    <style:style style:name="P1067" style:family="paragraph" style:parent-style-name="Standard" style:list-style-name="L110">
      <style:text-properties officeooo:rsid="01d4f7bc" officeooo:paragraph-rsid="01d4f7bc"/>
    </style:style>
    <style:style style:name="P1068" style:family="paragraph" style:parent-style-name="Standard" style:list-style-name="L112">
      <style:text-properties officeooo:rsid="01d4f7bc" officeooo:paragraph-rsid="01d621aa"/>
    </style:style>
    <style:style style:name="P1069" style:family="paragraph" style:parent-style-name="Standard" style:list-style-name="L119">
      <style:text-properties officeooo:rsid="01d4f7bc" officeooo:paragraph-rsid="01ef7408"/>
    </style:style>
    <style:style style:name="P1070" style:family="paragraph" style:parent-style-name="Standard" style:list-style-name="L122">
      <style:text-properties officeooo:rsid="01d4f7bc" officeooo:paragraph-rsid="01f53cb8"/>
    </style:style>
    <style:style style:name="P1071" style:family="paragraph" style:parent-style-name="Standard" style:list-style-name="L125">
      <style:text-properties officeooo:rsid="01d4f7bc" officeooo:paragraph-rsid="01f56faa"/>
    </style:style>
    <style:style style:name="P1072" style:family="paragraph" style:parent-style-name="Standard" style:list-style-name="L128">
      <style:text-properties officeooo:rsid="01d4f7bc" officeooo:paragraph-rsid="01f7fa93"/>
    </style:style>
    <style:style style:name="P1073" style:family="paragraph" style:parent-style-name="Standard" style:list-style-name="L131">
      <style:text-properties officeooo:rsid="01d4f7bc" officeooo:paragraph-rsid="01fa7e25"/>
    </style:style>
    <style:style style:name="P1074" style:family="paragraph" style:parent-style-name="Standard" style:list-style-name="L134">
      <style:text-properties officeooo:rsid="01d4f7bc" officeooo:paragraph-rsid="01fc9fc5"/>
    </style:style>
    <style:style style:name="P1075" style:family="paragraph" style:parent-style-name="Standard" style:list-style-name="L114">
      <style:paragraph-properties fo:text-align="justify" style:justify-single-word="false"/>
      <style:text-properties officeooo:rsid="01db9c36" officeooo:paragraph-rsid="01db9c36"/>
    </style:style>
    <style:style style:name="P1076" style:family="paragraph" style:parent-style-name="Standard" style:list-style-name="L116">
      <style:text-properties officeooo:rsid="01e8c3b9" officeooo:paragraph-rsid="01e8c3b9"/>
    </style:style>
    <style:style style:name="P1077" style:family="paragraph" style:parent-style-name="Standard" style:list-style-name="L116">
      <style:text-properties officeooo:rsid="01e8c3b9" officeooo:paragraph-rsid="02060953"/>
    </style:style>
    <style:style style:name="P1078" style:family="paragraph" style:parent-style-name="Standard" style:list-style-name="L116">
      <style:text-properties officeooo:rsid="01e8c3b9" officeooo:paragraph-rsid="021b824d"/>
    </style:style>
    <style:style style:name="P1079" style:family="paragraph" style:parent-style-name="Standard" style:list-style-name="L141">
      <style:text-properties officeooo:rsid="01e8c3b9" officeooo:paragraph-rsid="021d0da1"/>
    </style:style>
    <style:style style:name="P1080" style:family="paragraph" style:parent-style-name="Standard" style:list-style-name="L144">
      <style:text-properties officeooo:rsid="01e8c3b9" officeooo:paragraph-rsid="022c42a5"/>
    </style:style>
    <style:style style:name="P1081" style:family="paragraph" style:parent-style-name="Standard" style:list-style-name="L151">
      <style:text-properties officeooo:rsid="01e8c3b9" officeooo:paragraph-rsid="022c42a5"/>
    </style:style>
    <style:style style:name="P1082" style:family="paragraph" style:parent-style-name="Standard" style:list-style-name="L120">
      <style:paragraph-properties fo:text-align="start" style:justify-single-word="false"/>
      <style:text-properties officeooo:rsid="01ef7408" officeooo:paragraph-rsid="01ef7408"/>
    </style:style>
    <style:style style:name="P1083" style:family="paragraph" style:parent-style-name="Standard" style:list-style-name="L123">
      <style:paragraph-properties fo:text-align="start" style:justify-single-word="false"/>
      <style:text-properties officeooo:rsid="01ef7408" officeooo:paragraph-rsid="01f53cb8"/>
    </style:style>
    <style:style style:name="P1084" style:family="paragraph" style:parent-style-name="Standard" style:list-style-name="L126">
      <style:paragraph-properties fo:text-align="start" style:justify-single-word="false"/>
      <style:text-properties officeooo:rsid="01ef7408" officeooo:paragraph-rsid="01f56faa"/>
    </style:style>
    <style:style style:name="P1085" style:family="paragraph" style:parent-style-name="Standard" style:list-style-name="L129">
      <style:paragraph-properties fo:text-align="start" style:justify-single-word="false"/>
      <style:text-properties officeooo:rsid="01ef7408" officeooo:paragraph-rsid="01f7fa93"/>
    </style:style>
    <style:style style:name="P1086" style:family="paragraph" style:parent-style-name="Standard" style:list-style-name="L132">
      <style:paragraph-properties fo:text-align="start" style:justify-single-word="false"/>
      <style:text-properties officeooo:rsid="01ef7408" officeooo:paragraph-rsid="01fa7e25"/>
    </style:style>
    <style:style style:name="P1087" style:family="paragraph" style:parent-style-name="Standard" style:list-style-name="L135">
      <style:paragraph-properties fo:text-align="start" style:justify-single-word="false"/>
      <style:text-properties officeooo:rsid="01ef7408" officeooo:paragraph-rsid="01fc9fc5"/>
    </style:style>
    <style:style style:name="P1088" style:family="paragraph" style:parent-style-name="Standard" style:list-style-name="L77">
      <style:paragraph-properties fo:text-align="start" style:justify-single-word="false"/>
      <style:text-properties officeooo:rsid="01f53cb8" officeooo:paragraph-rsid="01f53cb8"/>
    </style:style>
    <style:style style:name="P1089" style:family="paragraph" style:parent-style-name="Standard" style:list-style-name="L77">
      <style:paragraph-properties fo:text-align="start" style:justify-single-word="false"/>
      <style:text-properties officeooo:rsid="01f53cb8" officeooo:paragraph-rsid="01f56faa"/>
    </style:style>
    <style:style style:name="P1090" style:family="paragraph" style:parent-style-name="Standard" style:list-style-name="L77">
      <style:paragraph-properties fo:text-align="start" style:justify-single-word="false"/>
      <style:text-properties officeooo:rsid="01f53cb8" officeooo:paragraph-rsid="01f7fa93"/>
    </style:style>
    <style:style style:name="P1091" style:family="paragraph" style:parent-style-name="Standard" style:list-style-name="L77">
      <style:paragraph-properties fo:text-align="start" style:justify-single-word="false"/>
      <style:text-properties officeooo:rsid="01f53cb8" officeooo:paragraph-rsid="01fa7e25"/>
    </style:style>
    <style:style style:name="P1092" style:family="paragraph" style:parent-style-name="Standard" style:list-style-name="L77">
      <style:paragraph-properties fo:text-align="start" style:justify-single-word="false"/>
      <style:text-properties officeooo:rsid="01f53cb8" officeooo:paragraph-rsid="01fc9fc5"/>
    </style:style>
    <style:style style:name="P1093" style:family="paragraph" style:parent-style-name="Standard" style:list-style-name="L77">
      <style:paragraph-properties fo:text-align="start" style:justify-single-word="false"/>
      <style:text-properties officeooo:rsid="01f53cb8" officeooo:paragraph-rsid="0203a9a9"/>
    </style:style>
    <style:style style:name="P1094" style:family="paragraph" style:parent-style-name="Standard" style:list-style-name="L77">
      <style:paragraph-properties fo:text-align="start" style:justify-single-word="false"/>
      <style:text-properties officeooo:rsid="01f53cb8" officeooo:paragraph-rsid="0219edc1"/>
    </style:style>
    <style:style style:name="P1095" style:family="paragraph" style:parent-style-name="Standard" style:list-style-name="L77">
      <style:paragraph-properties fo:text-align="start" style:justify-single-word="false"/>
      <style:text-properties officeooo:rsid="01f53cb8" officeooo:paragraph-rsid="022c42a5"/>
    </style:style>
    <style:style style:name="P1096" style:family="paragraph" style:parent-style-name="Standard" style:list-style-name="L130">
      <style:paragraph-properties fo:text-align="start" style:justify-single-word="false"/>
      <style:text-properties style:text-position="0% 100%" officeooo:rsid="018f6cd1" officeooo:paragraph-rsid="01fa7e25"/>
    </style:style>
    <style:style style:name="P1097" style:family="paragraph" style:parent-style-name="Standard" style:list-style-name="L133">
      <style:paragraph-properties fo:text-align="start" style:justify-single-word="false"/>
      <style:text-properties style:text-position="0% 100%" officeooo:rsid="01fc9fc5" officeooo:paragraph-rsid="01fc9fc5"/>
    </style:style>
    <style:style style:name="P1098" style:family="paragraph" style:parent-style-name="Standard" style:list-style-name="L136">
      <style:paragraph-properties fo:text-align="start" style:justify-single-word="false"/>
      <style:text-properties style:text-position="0% 100%" officeooo:rsid="01fc9fc5" officeooo:paragraph-rsid="0203a9a9"/>
    </style:style>
    <style:style style:name="P1099" style:family="paragraph" style:parent-style-name="Standard" style:list-style-name="L136">
      <style:paragraph-properties fo:text-align="start" style:justify-single-word="false"/>
      <style:text-properties style:text-position="0% 100%" officeooo:rsid="01fc9fc5" officeooo:paragraph-rsid="021026fa"/>
    </style:style>
    <style:style style:name="P1100" style:family="paragraph" style:parent-style-name="Standard" style:list-style-name="L136">
      <style:paragraph-properties fo:text-align="start" style:justify-single-word="false"/>
      <style:text-properties style:text-position="0% 100%" officeooo:rsid="01fc9fc5" officeooo:paragraph-rsid="0214bf30"/>
    </style:style>
    <style:style style:name="P1101" style:family="paragraph" style:parent-style-name="Standard" style:list-style-name="L136">
      <style:paragraph-properties fo:text-align="start" style:justify-single-word="false"/>
      <style:text-properties style:text-position="0% 100%" officeooo:rsid="01fc9fc5" officeooo:paragraph-rsid="0216b44c"/>
    </style:style>
    <style:style style:name="P1102" style:family="paragraph" style:parent-style-name="Standard" style:list-style-name="L137">
      <style:paragraph-properties fo:text-align="start" style:justify-single-word="false"/>
      <style:text-properties style:text-position="0% 100%" officeooo:rsid="01fc9fc5" officeooo:paragraph-rsid="0219edc1"/>
    </style:style>
    <style:style style:name="P1103" style:family="paragraph" style:parent-style-name="Standard" style:list-style-name="L140">
      <style:paragraph-properties fo:text-align="start" style:justify-single-word="false"/>
      <style:text-properties style:text-position="0% 100%" officeooo:rsid="01fc9fc5" officeooo:paragraph-rsid="021e8179"/>
    </style:style>
    <style:style style:name="P1104" style:family="paragraph" style:parent-style-name="Standard" style:list-style-name="L140">
      <style:paragraph-properties fo:text-align="start" style:justify-single-word="false"/>
      <style:text-properties style:text-position="0% 100%" officeooo:rsid="01fc9fc5" officeooo:paragraph-rsid="021eec2a"/>
    </style:style>
    <style:style style:name="P1105" style:family="paragraph" style:parent-style-name="Standard" style:list-style-name="L140">
      <style:paragraph-properties fo:text-align="start" style:justify-single-word="false"/>
      <style:text-properties style:text-position="0% 100%" officeooo:rsid="01fc9fc5" officeooo:paragraph-rsid="02223289"/>
    </style:style>
    <style:style style:name="P1106" style:family="paragraph" style:parent-style-name="Standard" style:list-style-name="L140">
      <style:paragraph-properties fo:text-align="start" style:justify-single-word="false"/>
      <style:text-properties style:text-position="0% 100%" officeooo:rsid="01fc9fc5" officeooo:paragraph-rsid="022a6d0f"/>
    </style:style>
    <style:style style:name="P1107" style:family="paragraph" style:parent-style-name="Standard" style:list-style-name="L143">
      <style:paragraph-properties fo:text-align="start" style:justify-single-word="false"/>
      <style:text-properties style:text-position="0% 100%" officeooo:rsid="01fc9fc5" officeooo:paragraph-rsid="022c42a5"/>
    </style:style>
    <style:style style:name="P1108" style:family="paragraph" style:parent-style-name="Standard" style:list-style-name="L148">
      <style:paragraph-properties fo:text-align="start" style:justify-single-word="false"/>
      <style:text-properties style:text-position="0% 100%" officeooo:rsid="022d6144" officeooo:paragraph-rsid="02382392"/>
    </style:style>
    <style:style style:name="P1109" style:family="paragraph" style:parent-style-name="Standard" style:list-style-name="L156">
      <style:paragraph-properties fo:text-align="start" style:justify-single-word="false"/>
      <style:text-properties style:text-position="0% 100%" officeooo:rsid="022d6144" officeooo:paragraph-rsid="025d1f09"/>
    </style:style>
    <style:style style:name="P1110" style:family="paragraph" style:parent-style-name="Standard" style:list-style-name="L161">
      <style:paragraph-properties fo:text-align="start" style:justify-single-word="false"/>
      <style:text-properties style:text-position="0% 100%" officeooo:rsid="022d6144" officeooo:paragraph-rsid="02703e2a"/>
    </style:style>
    <style:style style:name="P1111" style:family="paragraph" style:parent-style-name="Standard" style:list-style-name="L163">
      <style:paragraph-properties fo:text-align="start" style:justify-single-word="false"/>
      <style:text-properties style:text-position="0% 100%" officeooo:rsid="022d6144" officeooo:paragraph-rsid="027347dc"/>
    </style:style>
    <style:style style:name="P1112" style:family="paragraph" style:parent-style-name="Standard" style:list-style-name="L163">
      <style:paragraph-properties fo:text-align="start" style:justify-single-word="false"/>
      <style:text-properties style:text-position="0% 100%" officeooo:rsid="022d6144" officeooo:paragraph-rsid="02747d81"/>
    </style:style>
    <style:style style:name="P1113" style:family="paragraph" style:parent-style-name="Standard" style:list-style-name="L166">
      <style:paragraph-properties fo:text-align="start" style:justify-single-word="false"/>
      <style:text-properties style:text-position="0% 100%" officeooo:rsid="022d6144" officeooo:paragraph-rsid="027d346f"/>
    </style:style>
    <style:style style:name="P1114" style:family="paragraph" style:parent-style-name="Standard" style:list-style-name="L168">
      <style:paragraph-properties fo:text-align="start" style:justify-single-word="false"/>
      <style:text-properties style:text-position="0% 100%" officeooo:rsid="022d6144" officeooo:paragraph-rsid="02792e4e"/>
    </style:style>
    <style:style style:name="P1115" style:family="paragraph" style:parent-style-name="Standard" style:list-style-name="L150">
      <style:paragraph-properties fo:text-align="start" style:justify-single-word="false"/>
      <style:text-properties style:text-position="0% 100%" officeooo:rsid="022c42a5" officeooo:paragraph-rsid="023c3b6e"/>
    </style:style>
    <style:style style:name="P1116" style:family="paragraph" style:parent-style-name="Standard" style:list-style-name="L150">
      <style:paragraph-properties fo:text-align="start" style:justify-single-word="false"/>
      <style:text-properties style:text-position="0% 100%" officeooo:rsid="022c42a5" officeooo:paragraph-rsid="024296d2"/>
    </style:style>
    <style:style style:name="P1117" style:family="paragraph" style:parent-style-name="Standard" style:list-style-name="L153">
      <style:paragraph-properties fo:text-align="start" style:justify-single-word="false"/>
      <style:text-properties style:text-position="0% 100%" officeooo:rsid="022c42a5" officeooo:paragraph-rsid="024dfdd5"/>
    </style:style>
    <style:style style:name="P1118" style:family="paragraph" style:parent-style-name="Standard" style:list-style-name="L153">
      <style:paragraph-properties fo:text-align="start" style:justify-single-word="false"/>
      <style:text-properties style:text-position="0% 100%" officeooo:rsid="022c42a5" officeooo:paragraph-rsid="0252a8a5"/>
    </style:style>
    <style:style style:name="P1119" style:family="paragraph" style:parent-style-name="Standard" style:list-style-name="L158">
      <style:paragraph-properties fo:text-align="start" style:justify-single-word="false"/>
      <style:text-properties style:text-position="0% 100%" officeooo:rsid="022c42a5" officeooo:paragraph-rsid="026276dd"/>
    </style:style>
    <style:style style:name="P1120" style:family="paragraph" style:parent-style-name="Standard" style:list-style-name="L158">
      <style:paragraph-properties fo:text-align="start" style:justify-single-word="false"/>
      <style:text-properties style:text-position="0% 100%" officeooo:rsid="022c42a5" officeooo:paragraph-rsid="0264b2be"/>
    </style:style>
    <style:style style:name="P1121" style:family="paragraph" style:parent-style-name="Standard" style:list-style-name="L158">
      <style:paragraph-properties fo:text-align="start" style:justify-single-word="false"/>
      <style:text-properties style:text-position="0% 100%" officeooo:rsid="022c42a5" officeooo:paragraph-rsid="026681de"/>
    </style:style>
    <style:style style:name="P1122" style:family="paragraph" style:parent-style-name="Standard" style:list-style-name="L158">
      <style:paragraph-properties fo:text-align="start" style:justify-single-word="false"/>
      <style:text-properties style:text-position="0% 100%" officeooo:rsid="022c42a5" officeooo:paragraph-rsid="0267af79"/>
    </style:style>
    <style:style style:name="P1123" style:family="paragraph" style:parent-style-name="Standard" style:list-style-name="L158">
      <style:paragraph-properties fo:text-align="start" style:justify-single-word="false"/>
      <style:text-properties style:text-position="0% 100%" officeooo:rsid="022c42a5" officeooo:paragraph-rsid="026963e1"/>
    </style:style>
    <style:style style:name="P1124" style:family="paragraph" style:parent-style-name="Standard" style:list-style-name="L17">
      <style:paragraph-properties fo:text-align="start" style:justify-single-word="false"/>
      <style:text-properties officeooo:rsid="0204318b" officeooo:paragraph-rsid="02060953"/>
    </style:style>
    <style:style style:name="P1125" style:family="paragraph" style:parent-style-name="Standard" style:list-style-name="L138">
      <style:paragraph-properties fo:text-align="justify" style:justify-single-word="false"/>
      <style:text-properties officeooo:rsid="0219edc1" officeooo:paragraph-rsid="0219edc1"/>
    </style:style>
    <style:style style:name="P1126" style:family="paragraph" style:parent-style-name="Standard" style:list-style-name="L145">
      <style:paragraph-properties fo:text-align="justify" style:justify-single-word="false"/>
      <style:text-properties officeooo:rsid="0219edc1" officeooo:paragraph-rsid="022c42a5"/>
    </style:style>
    <style:style style:name="P1127" style:family="paragraph" style:parent-style-name="Standard" style:list-style-name="L77">
      <style:paragraph-properties fo:text-align="start" style:justify-single-word="false"/>
      <style:text-properties officeooo:rsid="021e8179" officeooo:paragraph-rsid="021e8179"/>
    </style:style>
    <style:style style:name="P1128" style:family="paragraph" style:parent-style-name="Standard" style:list-style-name="L77">
      <style:paragraph-properties fo:text-align="start" style:justify-single-word="false"/>
      <style:text-properties officeooo:rsid="021e8179" officeooo:paragraph-rsid="022c42a5"/>
    </style:style>
    <style:style style:name="P1129" style:family="paragraph" style:parent-style-name="Standard" style:list-style-name="L77">
      <style:paragraph-properties fo:text-align="start" style:justify-single-word="false"/>
      <style:text-properties officeooo:rsid="021e8179" officeooo:paragraph-rsid="0236bc64"/>
    </style:style>
    <style:style style:name="P1130" style:family="paragraph" style:parent-style-name="Standard" style:list-style-name="L77">
      <style:paragraph-properties fo:text-align="start" style:justify-single-word="false"/>
      <style:text-properties officeooo:rsid="021e8179" officeooo:paragraph-rsid="0252a8a5"/>
    </style:style>
    <style:style style:name="P1131" style:family="paragraph" style:parent-style-name="Standard" style:list-style-name="L77">
      <style:paragraph-properties fo:text-align="start" style:justify-single-word="false"/>
      <style:text-properties officeooo:rsid="021e8179" officeooo:paragraph-rsid="024dfdd5"/>
    </style:style>
    <style:style style:name="P1132" style:family="paragraph" style:parent-style-name="Standard" style:list-style-name="L77">
      <style:paragraph-properties fo:text-align="start" style:justify-single-word="false"/>
      <style:text-properties officeooo:rsid="021e8179" officeooo:paragraph-rsid="026276dd"/>
    </style:style>
    <style:style style:name="P1133" style:family="paragraph" style:parent-style-name="Standard" style:list-style-name="L77">
      <style:paragraph-properties fo:text-align="start" style:justify-single-word="false"/>
      <style:text-properties officeooo:rsid="021e8179" officeooo:paragraph-rsid="0262f57c"/>
    </style:style>
    <style:style style:name="P1134" style:family="paragraph" style:parent-style-name="Standard" style:list-style-name="L77">
      <style:paragraph-properties fo:text-align="start" style:justify-single-word="false"/>
      <style:text-properties officeooo:rsid="021e8179" officeooo:paragraph-rsid="0264b2be"/>
    </style:style>
    <style:style style:name="P1135" style:family="paragraph" style:parent-style-name="Standard" style:list-style-name="L77">
      <style:paragraph-properties fo:text-align="start" style:justify-single-word="false"/>
      <style:text-properties officeooo:rsid="021e8179" officeooo:paragraph-rsid="026681de"/>
    </style:style>
    <style:style style:name="P1136" style:family="paragraph" style:parent-style-name="Standard" style:list-style-name="L77">
      <style:paragraph-properties fo:text-align="start" style:justify-single-word="false"/>
      <style:text-properties officeooo:rsid="021e8179" officeooo:paragraph-rsid="0267af79"/>
    </style:style>
    <style:style style:name="P1137" style:family="paragraph" style:parent-style-name="Standard" style:list-style-name="L77">
      <style:paragraph-properties fo:text-align="start" style:justify-single-word="false"/>
      <style:text-properties officeooo:rsid="021e8179" officeooo:paragraph-rsid="026963e1"/>
    </style:style>
    <style:style style:name="P1138" style:family="paragraph" style:parent-style-name="Standard" style:list-style-name="L147">
      <style:paragraph-properties fo:text-align="start" style:justify-single-word="false"/>
      <style:text-properties officeooo:rsid="021e8179" officeooo:paragraph-rsid="02382392"/>
    </style:style>
    <style:style style:name="P1139" style:family="paragraph" style:parent-style-name="Standard" style:list-style-name="L147">
      <style:paragraph-properties fo:text-align="start" style:justify-single-word="false"/>
      <style:text-properties officeooo:rsid="021e8179" officeooo:paragraph-rsid="025f6ada"/>
    </style:style>
    <style:style style:name="P1140" style:family="paragraph" style:parent-style-name="Standard" style:list-style-name="L141">
      <style:text-properties officeooo:rsid="02060953" officeooo:paragraph-rsid="021d0da1"/>
    </style:style>
    <style:style style:name="P1141" style:family="paragraph" style:parent-style-name="Standard" style:list-style-name="L151">
      <style:text-properties officeooo:rsid="02060953" officeooo:paragraph-rsid="022c42a5"/>
    </style:style>
    <style:style style:name="P1142" style:family="paragraph" style:parent-style-name="Standard" style:list-style-name="L154">
      <style:text-properties officeooo:rsid="02060953" officeooo:paragraph-rsid="024dfdd5"/>
    </style:style>
    <style:style style:name="P1143" style:family="paragraph" style:parent-style-name="Standard" style:list-style-name="L142">
      <style:paragraph-properties fo:text-align="justify" style:justify-single-word="false"/>
      <style:text-properties officeooo:rsid="02227f27" officeooo:paragraph-rsid="02227f27"/>
    </style:style>
    <style:style style:name="P1144" style:family="paragraph" style:parent-style-name="Standard" style:list-style-name="L149">
      <style:text-properties officeooo:rsid="022d6144" officeooo:paragraph-rsid="02382392"/>
    </style:style>
    <style:style style:name="P1145" style:family="paragraph" style:parent-style-name="Standard" style:list-style-name="L157">
      <style:text-properties officeooo:rsid="022d6144" officeooo:paragraph-rsid="025d1f09"/>
    </style:style>
    <style:style style:name="P1146" style:family="paragraph" style:parent-style-name="Standard" style:list-style-name="L162">
      <style:text-properties officeooo:rsid="022d6144" officeooo:paragraph-rsid="02703e2a"/>
    </style:style>
    <style:style style:name="P1147" style:family="paragraph" style:parent-style-name="Standard" style:list-style-name="L164">
      <style:text-properties officeooo:rsid="022d6144" officeooo:paragraph-rsid="027347dc"/>
    </style:style>
    <style:style style:name="P1148" style:family="paragraph" style:parent-style-name="Standard" style:list-style-name="L167">
      <style:text-properties officeooo:rsid="022d6144" officeooo:paragraph-rsid="027d346f"/>
    </style:style>
    <style:style style:name="P1149" style:family="paragraph" style:parent-style-name="Standard" style:list-style-name="L169">
      <style:text-properties officeooo:rsid="022d6144" officeooo:paragraph-rsid="027616b5"/>
    </style:style>
    <style:style style:name="P1150" style:family="paragraph" style:parent-style-name="Standard" style:list-style-name="L151">
      <style:text-properties officeooo:rsid="022e2659" officeooo:paragraph-rsid="022e2659"/>
    </style:style>
    <style:style style:name="P1151" style:family="paragraph" style:parent-style-name="Standard" style:list-style-name="L151">
      <style:text-properties officeooo:rsid="022e2659" officeooo:paragraph-rsid="0242d571"/>
    </style:style>
    <style:style style:name="P1152" style:family="paragraph" style:parent-style-name="Standard" style:list-style-name="L154">
      <style:text-properties officeooo:rsid="024e5a52" officeooo:paragraph-rsid="024e5a52"/>
    </style:style>
    <style:style style:name="P1153" style:family="paragraph" style:parent-style-name="Standard" style:list-style-name="L159">
      <style:text-properties officeooo:rsid="024e5a52" officeooo:paragraph-rsid="026189b8"/>
    </style:style>
    <style:style style:name="P1154" style:family="paragraph" style:parent-style-name="Standard" style:list-style-name="L147">
      <style:paragraph-properties fo:text-align="start" style:justify-single-word="false"/>
      <style:text-properties officeooo:rsid="02703e2a" officeooo:paragraph-rsid="02703e2a"/>
    </style:style>
    <style:style style:name="P1155" style:family="paragraph" style:parent-style-name="Standard" style:list-style-name="L147">
      <style:paragraph-properties fo:text-align="start" style:justify-single-word="false"/>
      <style:text-properties officeooo:rsid="02703e2a" officeooo:paragraph-rsid="027347dc"/>
    </style:style>
    <style:style style:name="P1156" style:family="paragraph" style:parent-style-name="Standard" style:list-style-name="L147">
      <style:paragraph-properties fo:text-align="start" style:justify-single-word="false"/>
      <style:text-properties officeooo:rsid="02703e2a" officeooo:paragraph-rsid="02792e4e"/>
    </style:style>
    <style:style style:name="P1157" style:family="paragraph" style:parent-style-name="Standard" style:list-style-name="L165">
      <style:paragraph-properties fo:text-align="start" style:justify-single-word="false"/>
      <style:text-properties officeooo:rsid="02703e2a" officeooo:paragraph-rsid="027d346f"/>
    </style:style>
    <style:style style:name="P1158" style:family="paragraph" style:parent-style-name="Standard" style:list-style-name="L169">
      <style:text-properties officeooo:rsid="027bc8a9" officeooo:paragraph-rsid="027bc8a9"/>
    </style:style>
    <style:style style:name="P1159" style:family="paragraph" style:parent-style-name="Standard" style:list-style-name="L170">
      <style:paragraph-properties fo:text-align="justify" style:justify-single-word="false"/>
      <style:text-properties officeooo:rsid="027bc8a9" officeooo:paragraph-rsid="027bc8a9"/>
    </style:style>
    <style:style style:name="P1160" style:family="paragraph" style:parent-style-name="Text_20_body" style:list-style-name="L5">
      <style:paragraph-properties fo:text-align="justify" style:justify-single-word="false"/>
      <style:text-properties officeooo:rsid="004161ac" officeooo:paragraph-rsid="00511cfb"/>
    </style:style>
    <style:style style:name="P1161" style:family="paragraph" style:parent-style-name="Text_20_body" style:list-style-name="L152">
      <style:paragraph-properties fo:text-align="justify" style:justify-single-word="false"/>
      <style:text-properties officeooo:rsid="004161ac" officeooo:paragraph-rsid="022e2659"/>
    </style:style>
    <style:style style:name="P1162" style:family="paragraph" style:parent-style-name="Text_20_body" style:list-style-name="L155">
      <style:paragraph-properties fo:text-align="justify" style:justify-single-word="false"/>
      <style:text-properties officeooo:rsid="004161ac" officeooo:paragraph-rsid="024dfdd5"/>
    </style:style>
    <style:style style:name="P1163" style:family="paragraph" style:parent-style-name="Text_20_body" style:list-style-name="L5">
      <style:paragraph-properties fo:text-align="justify" style:justify-single-word="false"/>
      <style:text-properties officeooo:rsid="004a8c55" officeooo:paragraph-rsid="00511cfb"/>
    </style:style>
    <style:style style:name="P1164" style:family="paragraph" style:parent-style-name="Text_20_body" style:list-style-name="L5">
      <style:paragraph-properties fo:text-align="justify" style:justify-single-word="false"/>
      <style:text-properties officeooo:rsid="00511cfb" officeooo:paragraph-rsid="00511cfb"/>
    </style:style>
    <style:style style:name="P1165" style:family="paragraph" style:parent-style-name="Text_20_body" style:list-style-name="L152">
      <style:paragraph-properties fo:text-align="justify" style:justify-single-word="false"/>
      <style:text-properties officeooo:rsid="00511cfb" officeooo:paragraph-rsid="022e2659"/>
    </style:style>
    <style:style style:name="P1166" style:family="paragraph" style:parent-style-name="Text_20_body" style:list-style-name="L155">
      <style:paragraph-properties fo:text-align="justify" style:justify-single-word="false"/>
      <style:text-properties officeooo:rsid="00511cfb" officeooo:paragraph-rsid="024dfdd5"/>
    </style:style>
    <style:style style:name="P1167" style:family="paragraph" style:parent-style-name="Text_20_body" style:list-style-name="L160">
      <style:paragraph-properties fo:text-align="justify" style:justify-single-word="false"/>
      <style:text-properties officeooo:rsid="00511cfb" officeooo:paragraph-rsid="026189b8"/>
    </style:style>
    <style:style style:name="P1168" style:family="paragraph" style:parent-style-name="Text_20_body" style:list-style-name="L152">
      <style:paragraph-properties fo:text-align="justify" style:justify-single-word="false"/>
      <style:text-properties officeooo:rsid="02318f9d" officeooo:paragraph-rsid="02318f9d"/>
    </style:style>
    <style:style style:name="P1169" style:family="paragraph" style:parent-style-name="Text_20_body" style:list-style-name="L155">
      <style:paragraph-properties fo:text-align="justify" style:justify-single-word="false"/>
      <style:text-properties officeooo:rsid="02318f9d" officeooo:paragraph-rsid="024dfdd5"/>
    </style:style>
    <style:style style:name="P1170" style:family="paragraph" style:parent-style-name="Text_20_body" style:list-style-name="L155">
      <style:paragraph-properties fo:text-align="justify" style:justify-single-word="false"/>
      <style:text-properties officeooo:rsid="02514fad" officeooo:paragraph-rsid="02514fad"/>
    </style:style>
    <style:style style:name="P1171"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officeooo:rsid="0287628a" style:font-size-asian="18pt" style:font-size-complex="18pt"/>
    </style:style>
    <style:style style:name="T78" style:family="text">
      <style:text-properties fo:color="#007dc3" loext:opacity="100%" style:font-name="Calibri1" fo:font-size="18pt" style:rfc-language-tag="es-ES-u-co-trad" fo:language="es" fo:country="ES" officeooo:rsid="0285d0b9" style:font-size-asian="18pt" style:font-size-complex="18pt"/>
    </style:style>
    <style:style style:name="T79" style:family="text">
      <style:text-properties fo:color="#007dc3" loext:opacity="100%" style:font-name="Calibri1" fo:font-size="18pt" style:rfc-language-tag="es-ES-u-co-trad" fo:language="es" fo:country="ES" officeooo:rsid="0287628a" style:font-size-asian="18pt" style:font-size-complex="18pt"/>
    </style:style>
    <style:style style:name="T8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4000c8" loext:opacity="100%" style:font-name="Consolas" fo:font-size="10pt" fo:font-weight="bold" style:font-size-asian="10pt" style:font-weight-asian="bold"/>
    </style:style>
    <style:style style:name="T162" style:family="text">
      <style:text-properties fo:color="#4000c8" loext:opacity="100%" style:font-name="Consolas" fo:font-size="10pt" fo:font-weight="bold" officeooo:rsid="015951e6" style:font-size-asian="10pt" style:font-weight-asian="bold"/>
    </style:style>
    <style:style style:name="T163" style:family="text">
      <style:text-properties fo:color="#4000c8" loext:opacity="100%" fo:font-weight="bold" style:font-weight-asian="bold"/>
    </style:style>
    <style:style style:name="T164" style:family="text">
      <style:text-properties officeooo:rsid="0083578d"/>
    </style:style>
    <style:style style:name="T165" style:family="text">
      <style:text-properties officeooo:rsid="00847eb0"/>
    </style:style>
    <style:style style:name="T166" style:family="text">
      <style:text-properties officeooo:rsid="00469a69"/>
    </style:style>
    <style:style style:name="T167" style:family="text">
      <style:text-properties officeooo:rsid="0088989a"/>
    </style:style>
    <style:style style:name="T168" style:family="text">
      <style:text-properties officeooo:rsid="00736b32"/>
    </style:style>
    <style:style style:name="T169" style:family="text">
      <style:text-properties fo:font-style="italic" style:font-style-asian="italic" style:font-style-complex="italic"/>
    </style:style>
    <style:style style:name="T170" style:family="text">
      <style:text-properties fo:font-style="italic" officeooo:rsid="00736b32" style:font-style-asian="italic" style:font-style-complex="italic"/>
    </style:style>
    <style:style style:name="T171" style:family="text">
      <style:text-properties fo:font-style="italic" officeooo:rsid="00964fe4" style:font-style-asian="italic" style:font-style-complex="italic"/>
    </style:style>
    <style:style style:name="T172" style:family="text">
      <style:text-properties fo:font-style="italic" officeooo:rsid="00ffc0e8" style:font-style-asian="italic" style:font-style-complex="italic"/>
    </style:style>
    <style:style style:name="T173" style:family="text">
      <style:text-properties fo:font-style="italic" officeooo:rsid="010e0880" style:font-style-asian="italic" style:font-style-complex="italic"/>
    </style:style>
    <style:style style:name="T174" style:family="text">
      <style:text-properties fo:font-style="italic" officeooo:rsid="026681de" style:font-style-asian="italic" style:font-style-complex="italic"/>
    </style:style>
    <style:style style:name="T175" style:family="text">
      <style:text-properties fo:font-style="italic" fo:font-weight="normal" officeooo:rsid="01585c3e" style:font-style-asian="italic" style:font-weight-asian="normal" style:font-style-complex="italic" style:font-weight-complex="normal"/>
    </style:style>
    <style:style style:name="T176" style:family="text">
      <style:text-properties fo:font-style="italic" fo:font-weight="normal" officeooo:rsid="015951e6" style:font-style-asian="italic" style:font-weight-asian="normal" style:font-style-complex="italic" style:font-weight-complex="normal"/>
    </style:style>
    <style:style style:name="T177" style:family="text">
      <style:text-properties officeooo:rsid="008c37e8"/>
    </style:style>
    <style:style style:name="T178" style:family="text">
      <style:text-properties fo:color="#0000ff" loext:opacity="100%"/>
    </style:style>
    <style:style style:name="T179" style:family="text">
      <style:text-properties fo:color="#0000ff" loext:opacity="100%" style:font-name="Consolas" fo:font-size="10pt" style:font-size-asian="10pt"/>
    </style:style>
    <style:style style:name="T180" style:family="text">
      <style:text-properties fo:color="#0000ff" loext:opacity="100%" style:font-name="Consolas" fo:font-size="10pt" officeooo:rsid="02361166" style:font-size-asian="10pt"/>
    </style:style>
    <style:style style:name="T181" style:family="text">
      <style:text-properties fo:color="#0000ff" loext:opacity="100%" style:font-name="Consolas" fo:font-size="10pt" fo:background-color="#ceccf7" loext:char-shading-value="0" style:font-size-asian="10pt"/>
    </style:style>
    <style:style style:name="T182" style:family="text">
      <style:text-properties officeooo:rsid="008e988b"/>
    </style:style>
    <style:style style:name="T183" style:family="text">
      <style:text-properties officeooo:rsid="008f574f"/>
    </style:style>
    <style:style style:name="T184" style:family="text">
      <style:text-properties officeooo:rsid="009246f4"/>
    </style:style>
    <style:style style:name="T185" style:family="text">
      <style:text-properties officeooo:rsid="0094c775"/>
    </style:style>
    <style:style style:name="T186" style:family="text">
      <style:text-properties officeooo:rsid="00964fe4"/>
    </style:style>
    <style:style style:name="T187" style:family="text">
      <style:text-properties officeooo:rsid="0099b60c"/>
    </style:style>
    <style:style style:name="T188" style:family="text">
      <style:text-properties officeooo:rsid="00799b55"/>
    </style:style>
    <style:style style:name="T189" style:family="text">
      <style:text-properties officeooo:rsid="009a3c41"/>
    </style:style>
    <style:style style:name="T190" style:family="text">
      <style:text-properties officeooo:rsid="009bafdc"/>
    </style:style>
    <style:style style:name="T191" style:family="text">
      <style:text-properties officeooo:rsid="009d0b72"/>
    </style:style>
    <style:style style:name="T192" style:family="text">
      <style:text-properties officeooo:rsid="009e01e9"/>
    </style:style>
    <style:style style:name="T193" style:family="text">
      <style:text-properties officeooo:rsid="009fa0eb"/>
    </style:style>
    <style:style style:name="T194" style:family="text">
      <style:text-properties officeooo:rsid="00a18b49"/>
    </style:style>
    <style:style style:name="T195" style:family="text">
      <style:text-properties officeooo:rsid="00a257b5"/>
    </style:style>
    <style:style style:name="T196" style:family="text">
      <style:text-properties officeooo:rsid="00a309f2"/>
    </style:style>
    <style:style style:name="T197" style:family="text">
      <style:text-properties officeooo:rsid="00a393eb"/>
    </style:style>
    <style:style style:name="T198" style:family="text">
      <style:text-properties officeooo:rsid="00a4587a"/>
    </style:style>
    <style:style style:name="T199" style:family="text">
      <style:text-properties officeooo:rsid="00a621ab"/>
    </style:style>
    <style:style style:name="T200" style:family="text">
      <style:text-properties officeooo:rsid="00aa1124"/>
    </style:style>
    <style:style style:name="T201" style:family="text">
      <style:text-properties officeooo:rsid="00ac7603"/>
    </style:style>
    <style:style style:name="T202" style:family="text">
      <style:text-properties officeooo:rsid="00b1b7d9"/>
    </style:style>
    <style:style style:name="T203" style:family="text">
      <style:text-properties officeooo:rsid="00bb6d03"/>
    </style:style>
    <style:style style:name="T204" style:family="text">
      <style:text-properties officeooo:rsid="00c0adb5"/>
    </style:style>
    <style:style style:name="T205" style:family="text">
      <style:text-properties officeooo:rsid="00c6f0f3"/>
    </style:style>
    <style:style style:name="T206" style:family="text">
      <style:text-properties officeooo:rsid="00cc29a3"/>
    </style:style>
    <style:style style:name="T207" style:family="text">
      <style:text-properties officeooo:rsid="00ca90d1"/>
    </style:style>
    <style:style style:name="T208" style:family="text">
      <style:text-properties fo:font-weight="bold" officeooo:rsid="00ca90d1" style:font-weight-asian="bold" style:font-weight-complex="bold"/>
    </style:style>
    <style:style style:name="T209" style:family="text">
      <style:text-properties fo:font-weight="normal" style:font-weight-asian="normal" style:font-weight-complex="normal"/>
    </style:style>
    <style:style style:name="T210" style:family="text">
      <style:text-properties fo:font-weight="normal" officeooo:rsid="00ca90d1" style:font-weight-asian="normal" style:font-weight-complex="normal"/>
    </style:style>
    <style:style style:name="T211" style:family="text">
      <style:text-properties fo:color="#800000" loext:opacity="100%" style:font-name="Consolas" fo:font-size="10pt" fo:font-weight="bold" style:font-size-asian="10pt" style:font-weight-asian="bold"/>
    </style:style>
    <style:style style:name="T212" style:family="text">
      <style:text-properties fo:color="#800000" loext:opacity="100%" fo:font-weight="bold" style:font-weight-asian="bold"/>
    </style:style>
    <style:style style:name="T213" style:family="text">
      <style:text-properties fo:color="#008000" loext:opacity="100%" style:font-name="Consolas" fo:font-size="10pt" style:font-size-asian="10pt"/>
    </style:style>
    <style:style style:name="T214" style:family="text">
      <style:text-properties fo:color="#808080" loext:opacity="100%" style:font-name="Consolas" fo:font-size="10pt" style:font-size-asian="10pt"/>
    </style:style>
    <style:style style:name="T215" style:family="text">
      <style:text-properties fo:color="#000080" loext:opacity="100%" style:font-name="Consolas" fo:font-size="10pt" fo:font-weight="bold" style:font-size-asian="10pt" style:font-weight-asian="bold"/>
    </style:style>
    <style:style style:name="T216" style:family="text">
      <style:text-properties fo:color="#000080" loext:opacity="100%" style:font-name="Consolas" fo:font-size="10pt" style:font-size-asian="10pt"/>
    </style:style>
    <style:style style:name="T217" style:family="text">
      <style:text-properties fo:color="#ff0000" loext:opacity="100%"/>
    </style:style>
    <style:style style:name="T218" style:family="text">
      <style:text-properties fo:color="#ff0000" loext:opacity="100%" style:font-name="Consolas" fo:font-size="10pt" style:font-size-asian="10pt"/>
    </style:style>
    <style:style style:name="T219" style:family="text">
      <style:text-properties officeooo:rsid="00d58e78"/>
    </style:style>
    <style:style style:name="T220" style:family="text">
      <style:text-properties officeooo:rsid="00d7a81d"/>
    </style:style>
    <style:style style:name="T221" style:family="text">
      <style:text-properties officeooo:rsid="00d823ce"/>
    </style:style>
    <style:style style:name="T222" style:family="text">
      <style:text-properties officeooo:rsid="00de0860"/>
    </style:style>
    <style:style style:name="T223" style:family="text">
      <style:text-properties officeooo:rsid="007eeebb"/>
    </style:style>
    <style:style style:name="T224" style:family="text">
      <style:text-properties officeooo:rsid="00f24af6"/>
    </style:style>
    <style:style style:name="T225" style:family="text">
      <style:text-properties officeooo:rsid="00fa58a2"/>
    </style:style>
    <style:style style:name="T226" style:family="text">
      <style:text-properties officeooo:rsid="00fe1856"/>
    </style:style>
    <style:style style:name="T227" style:family="text">
      <style:text-properties officeooo:rsid="00e5e3fc"/>
    </style:style>
    <style:style style:name="T228" style:family="text">
      <style:text-properties officeooo:rsid="0100a5f0"/>
    </style:style>
    <style:style style:name="T229" style:family="text">
      <style:text-properties officeooo:rsid="01025339"/>
    </style:style>
    <style:style style:name="T230" style:family="text">
      <style:text-properties officeooo:rsid="0106bd86"/>
    </style:style>
    <style:style style:name="T231" style:family="text">
      <style:text-properties officeooo:rsid="0108b8e9"/>
    </style:style>
    <style:style style:name="T232" style:family="text">
      <style:text-properties officeooo:rsid="010fdc29"/>
    </style:style>
    <style:style style:name="T233" style:family="text">
      <style:text-properties officeooo:rsid="01109b75"/>
    </style:style>
    <style:style style:name="T234" style:family="text">
      <style:text-properties officeooo:rsid="0111991b"/>
    </style:style>
    <style:style style:name="T235" style:family="text">
      <style:text-properties officeooo:rsid="0113c6d3"/>
    </style:style>
    <style:style style:name="T236" style:family="text">
      <style:text-properties officeooo:rsid="01147293"/>
    </style:style>
    <style:style style:name="T237" style:family="text">
      <style:text-properties officeooo:rsid="007ddfe8"/>
    </style:style>
    <style:style style:name="T238" style:family="text">
      <style:text-properties officeooo:rsid="011d3de9"/>
    </style:style>
    <style:style style:name="T239" style:family="text">
      <style:text-properties officeooo:rsid="011d8806"/>
    </style:style>
    <style:style style:name="T240" style:family="text">
      <style:text-properties officeooo:rsid="011f737e"/>
    </style:style>
    <style:style style:name="T241" style:family="text">
      <style:text-properties fo:color="#408080" loext:opacity="100%" style:font-name="Consolas" fo:font-size="10pt" style:font-size-asian="10pt"/>
    </style:style>
    <style:style style:name="T242" style:family="text">
      <style:text-properties fo:color="#408080" loext:opacity="100%" style:font-name="Consolas" fo:font-size="10pt" officeooo:rsid="01245e27" style:font-size-asian="10pt"/>
    </style:style>
    <style:style style:name="T243" style:family="text">
      <style:text-properties officeooo:rsid="0123cfd2"/>
    </style:style>
    <style:style style:name="T244" style:family="text">
      <style:text-properties officeooo:rsid="0129def4"/>
    </style:style>
    <style:style style:name="T245" style:family="text">
      <style:text-properties officeooo:rsid="012b4856"/>
    </style:style>
    <style:style style:name="T246" style:family="text">
      <style:text-properties officeooo:rsid="0133f9a7"/>
    </style:style>
    <style:style style:name="T247" style:family="text">
      <style:text-properties officeooo:rsid="01355a2b"/>
    </style:style>
    <style:style style:name="T248" style:family="text">
      <style:text-properties officeooo:rsid="0139a139"/>
    </style:style>
    <style:style style:name="T249" style:family="text">
      <style:text-properties officeooo:rsid="013b0ce7"/>
    </style:style>
    <style:style style:name="T250" style:family="text">
      <style:text-properties officeooo:rsid="013b5d51"/>
    </style:style>
    <style:style style:name="T251" style:family="text">
      <style:text-properties officeooo:rsid="013e3671"/>
    </style:style>
    <style:style style:name="T252" style:family="text">
      <style:text-properties officeooo:rsid="01402bef"/>
    </style:style>
    <style:style style:name="T253" style:family="text">
      <style:text-properties officeooo:rsid="0141f80b"/>
    </style:style>
    <style:style style:name="T254" style:family="text">
      <style:text-properties officeooo:rsid="014d0c28"/>
    </style:style>
    <style:style style:name="T255" style:family="text">
      <style:text-properties officeooo:rsid="0155d46d"/>
    </style:style>
    <style:style style:name="T256" style:family="text">
      <style:text-properties officeooo:rsid="015b0446"/>
    </style:style>
    <style:style style:name="T257" style:family="text">
      <style:text-properties officeooo:rsid="015bd1d9"/>
    </style:style>
    <style:style style:name="T258" style:family="text">
      <style:text-properties officeooo:rsid="011b7554"/>
    </style:style>
    <style:style style:name="T259" style:family="text">
      <style:text-properties officeooo:rsid="015da402"/>
    </style:style>
    <style:style style:name="T260" style:family="text">
      <style:text-properties officeooo:rsid="01648e83"/>
    </style:style>
    <style:style style:name="T261" style:family="text">
      <style:text-properties officeooo:rsid="016656a5"/>
    </style:style>
    <style:style style:name="T262" style:family="text">
      <style:text-properties officeooo:rsid="016eecbc"/>
    </style:style>
    <style:style style:name="T263" style:family="text">
      <style:text-properties officeooo:rsid="017010d7"/>
    </style:style>
    <style:style style:name="T264" style:family="text">
      <style:text-properties officeooo:rsid="0174bad4"/>
    </style:style>
    <style:style style:name="T265" style:family="text">
      <style:text-properties officeooo:rsid="017669a9"/>
    </style:style>
    <style:style style:name="T266" style:family="text">
      <style:text-properties officeooo:rsid="01786de4"/>
    </style:style>
    <style:style style:name="T267" style:family="text">
      <style:text-properties officeooo:rsid="017a9219"/>
    </style:style>
    <style:style style:name="T268" style:family="text">
      <style:text-properties officeooo:rsid="017bad5d"/>
    </style:style>
    <style:style style:name="T269" style:family="text">
      <style:text-properties officeooo:rsid="017c2425"/>
    </style:style>
    <style:style style:name="T270" style:family="text">
      <style:text-properties officeooo:rsid="017c2b0c"/>
    </style:style>
    <style:style style:name="T271" style:family="text">
      <style:text-properties officeooo:rsid="017c571b"/>
    </style:style>
    <style:style style:name="T272" style:family="text">
      <style:text-properties officeooo:rsid="017ca942"/>
    </style:style>
    <style:style style:name="T273" style:family="text">
      <style:text-properties officeooo:rsid="017e0f05"/>
    </style:style>
    <style:style style:name="T274" style:family="text">
      <style:text-properties officeooo:rsid="01805081"/>
    </style:style>
    <style:style style:name="T275" style:family="text">
      <style:text-properties officeooo:rsid="0182dee1"/>
    </style:style>
    <style:style style:name="T276" style:family="text">
      <style:text-properties officeooo:rsid="01866533"/>
    </style:style>
    <style:style style:name="T277" style:family="text">
      <style:text-properties officeooo:rsid="018e0abb"/>
    </style:style>
    <style:style style:name="T278" style:family="text">
      <style:text-properties officeooo:rsid="018ec257"/>
    </style:style>
    <style:style style:name="T279" style:family="text">
      <style:text-properties officeooo:rsid="018f6cd1"/>
    </style:style>
    <style:style style:name="T280" style:family="text">
      <style:text-properties officeooo:rsid="0194ea44"/>
    </style:style>
    <style:style style:name="T281" style:family="text">
      <style:text-properties officeooo:rsid="0197c681"/>
    </style:style>
    <style:style style:name="T282" style:family="text">
      <style:text-properties officeooo:rsid="019a1d62"/>
    </style:style>
    <style:style style:name="T283" style:family="text">
      <style:text-properties officeooo:rsid="019aa4f4"/>
    </style:style>
    <style:style style:name="T284" style:family="text">
      <style:text-properties officeooo:rsid="019bdb2b"/>
    </style:style>
    <style:style style:name="T285" style:family="text">
      <style:text-properties officeooo:rsid="019e0408"/>
    </style:style>
    <style:style style:name="T286" style:family="text">
      <style:text-properties officeooo:rsid="019e3b38"/>
    </style:style>
    <style:style style:name="T287" style:family="text">
      <style:text-properties officeooo:rsid="019f34fe"/>
    </style:style>
    <style:style style:name="T288" style:family="text">
      <style:text-properties officeooo:rsid="01a4e867"/>
    </style:style>
    <style:style style:name="T289" style:family="text">
      <style:text-properties officeooo:rsid="01a527c4"/>
    </style:style>
    <style:style style:name="T290" style:family="text">
      <style:text-properties officeooo:rsid="01a67c7f"/>
    </style:style>
    <style:style style:name="T291" style:family="text">
      <style:text-properties officeooo:rsid="01a8799d"/>
    </style:style>
    <style:style style:name="T292" style:family="text">
      <style:text-properties officeooo:rsid="01a9274e"/>
    </style:style>
    <style:style style:name="T293" style:family="text">
      <style:text-properties officeooo:rsid="01ac266c"/>
    </style:style>
    <style:style style:name="T294" style:family="text">
      <style:text-properties officeooo:rsid="01adf4bf"/>
    </style:style>
    <style:style style:name="T295" style:family="text">
      <style:text-properties officeooo:rsid="01b617aa"/>
    </style:style>
    <style:style style:name="T296" style:family="text">
      <style:text-properties officeooo:rsid="01b9a041"/>
    </style:style>
    <style:style style:name="T297" style:family="text">
      <style:text-properties officeooo:rsid="01bb7dab"/>
    </style:style>
    <style:style style:name="T298" style:family="text">
      <style:text-properties officeooo:rsid="01bda6ef"/>
    </style:style>
    <style:style style:name="T299" style:family="text">
      <style:text-properties officeooo:rsid="01be9b67"/>
    </style:style>
    <style:style style:name="T300" style:family="text">
      <style:text-properties officeooo:rsid="01c4a646"/>
    </style:style>
    <style:style style:name="T301" style:family="text">
      <style:text-properties officeooo:rsid="01c50d83"/>
    </style:style>
    <style:style style:name="T302" style:family="text">
      <style:text-properties officeooo:rsid="01c6863d"/>
    </style:style>
    <style:style style:name="T303" style:family="text">
      <style:text-properties officeooo:rsid="01c7ce4c"/>
    </style:style>
    <style:style style:name="T304" style:family="text">
      <style:text-properties officeooo:rsid="01d27423"/>
    </style:style>
    <style:style style:name="T305" style:family="text">
      <style:text-properties officeooo:rsid="01d3bd8c"/>
    </style:style>
    <style:style style:name="T306" style:family="text">
      <style:text-properties officeooo:rsid="01d4baf9"/>
    </style:style>
    <style:style style:name="T307" style:family="text">
      <style:text-properties officeooo:rsid="01d4f7bc"/>
    </style:style>
    <style:style style:name="T308" style:family="text">
      <style:text-properties officeooo:rsid="01d67f13"/>
    </style:style>
    <style:style style:name="T309" style:family="text">
      <style:text-properties officeooo:rsid="01d898b5"/>
    </style:style>
    <style:style style:name="T310" style:family="text">
      <style:text-properties officeooo:rsid="01d9e5e8"/>
    </style:style>
    <style:style style:name="T311" style:family="text">
      <style:text-properties officeooo:rsid="01db9c36"/>
    </style:style>
    <style:style style:name="T312" style:family="text">
      <style:text-properties officeooo:rsid="01dc585d"/>
    </style:style>
    <style:style style:name="T313" style:family="text">
      <style:text-properties officeooo:rsid="01df0fa9"/>
    </style:style>
    <style:style style:name="T314" style:family="text">
      <style:text-properties officeooo:rsid="01dfc355"/>
    </style:style>
    <style:style style:name="T315" style:family="text">
      <style:text-properties officeooo:rsid="01e0e8b0"/>
    </style:style>
    <style:style style:name="T316" style:family="text">
      <style:text-properties officeooo:rsid="01e2a792"/>
    </style:style>
    <style:style style:name="T317" style:family="text">
      <style:text-properties officeooo:rsid="01e6963c"/>
    </style:style>
    <style:style style:name="T318" style:family="text">
      <style:text-properties officeooo:rsid="01e7b39b"/>
    </style:style>
    <style:style style:name="T319" style:family="text">
      <style:text-properties officeooo:rsid="01e8a402"/>
    </style:style>
    <style:style style:name="T320" style:family="text">
      <style:text-properties officeooo:rsid="01e8c3b9"/>
    </style:style>
    <style:style style:name="T321" style:family="text">
      <style:text-properties officeooo:rsid="01e9733b"/>
    </style:style>
    <style:style style:name="T322" style:family="text">
      <style:text-properties officeooo:rsid="01ed1979"/>
    </style:style>
    <style:style style:name="T323" style:family="text">
      <style:text-properties officeooo:rsid="01eec087"/>
    </style:style>
    <style:style style:name="T324" style:family="text">
      <style:text-properties officeooo:rsid="01ef7408"/>
    </style:style>
    <style:style style:name="T325" style:family="text">
      <style:text-properties officeooo:rsid="01f3dde8"/>
    </style:style>
    <style:style style:name="T326" style:family="text">
      <style:text-properties officeooo:rsid="01f53cb8"/>
    </style:style>
    <style:style style:name="T327" style:family="text">
      <style:text-properties officeooo:rsid="01f56faa"/>
    </style:style>
    <style:style style:name="T328" style:family="text">
      <style:text-properties officeooo:rsid="01f7fa93"/>
    </style:style>
    <style:style style:name="T329" style:family="text">
      <style:text-properties officeooo:rsid="01fa7e25"/>
    </style:style>
    <style:style style:name="T330" style:family="text">
      <style:text-properties style:text-position="0% 100%"/>
    </style:style>
    <style:style style:name="T331" style:family="text">
      <style:text-properties style:text-position="0% 100%" officeooo:rsid="01fa7e25"/>
    </style:style>
    <style:style style:name="T332" style:family="text">
      <style:text-properties officeooo:rsid="01fc9fc5"/>
    </style:style>
    <style:style style:name="T333" style:family="text">
      <style:text-properties officeooo:rsid="02014640"/>
    </style:style>
    <style:style style:name="T334" style:family="text">
      <style:text-properties officeooo:rsid="0202b455"/>
    </style:style>
    <style:style style:name="T335" style:family="text">
      <style:text-properties officeooo:rsid="0203a9a9"/>
    </style:style>
    <style:style style:name="T336" style:family="text">
      <style:text-properties officeooo:rsid="02060953"/>
    </style:style>
    <style:style style:name="T337" style:family="text">
      <style:text-properties officeooo:rsid="020c7467"/>
    </style:style>
    <style:style style:name="T338" style:family="text">
      <style:text-properties officeooo:rsid="020d67ad"/>
    </style:style>
    <style:style style:name="T339" style:family="text">
      <style:text-properties officeooo:rsid="021026fa"/>
    </style:style>
    <style:style style:name="T340" style:family="text">
      <style:text-properties officeooo:rsid="0214bf30"/>
    </style:style>
    <style:style style:name="T341" style:family="text">
      <style:text-properties officeooo:rsid="0216b44c"/>
    </style:style>
    <style:style style:name="T342" style:family="text">
      <style:text-properties officeooo:rsid="0217ced0"/>
    </style:style>
    <style:style style:name="T343" style:family="text">
      <style:text-properties officeooo:rsid="0219edc1"/>
    </style:style>
    <style:style style:name="T344" style:family="text">
      <style:text-properties style:rfc-language-tag="es-ES-u-co-trad" fo:language="es" fo:country="ES"/>
    </style:style>
    <style:style style:name="T345" style:family="text">
      <style:text-properties style:rfc-language-tag="es-ES-u-co-trad" fo:language="es" fo:country="ES" officeooo:rsid="021b1e9f"/>
    </style:style>
    <style:style style:name="T346" style:family="text">
      <style:text-properties style:rfc-language-tag="es-ES-u-co-trad" fo:language="es" fo:country="ES" officeooo:rsid="021b3237"/>
    </style:style>
    <style:style style:name="T347" style:family="text">
      <style:text-properties style:rfc-language-tag="es-ES-u-co-trad" fo:language="es" fo:country="ES" officeooo:rsid="021b824d"/>
    </style:style>
    <style:style style:name="T348" style:family="text">
      <style:text-properties officeooo:rsid="021d0da1"/>
    </style:style>
    <style:style style:name="T349" style:family="text">
      <style:text-properties officeooo:rsid="021e8179"/>
    </style:style>
    <style:style style:name="T350" style:family="text">
      <style:text-properties officeooo:rsid="021eec2a"/>
    </style:style>
    <style:style style:name="T351" style:family="text">
      <style:text-properties officeooo:rsid="02223289"/>
    </style:style>
    <style:style style:name="T352" style:family="text">
      <style:text-properties officeooo:rsid="022a6d0f"/>
    </style:style>
    <style:style style:name="T353" style:family="text">
      <style:text-properties officeooo:rsid="022c2789"/>
    </style:style>
    <style:style style:name="T354" style:family="text">
      <style:text-properties officeooo:rsid="022c42a5"/>
    </style:style>
    <style:style style:name="T355" style:family="text">
      <style:text-properties officeooo:rsid="022e2659"/>
    </style:style>
    <style:style style:name="T356" style:family="text">
      <style:text-properties officeooo:rsid="02318f9d"/>
    </style:style>
    <style:style style:name="T357" style:family="text">
      <style:text-properties officeooo:rsid="0236bc64"/>
    </style:style>
    <style:style style:name="T358" style:family="text">
      <style:text-properties officeooo:rsid="02382392"/>
    </style:style>
    <style:style style:name="T359" style:family="text">
      <style:text-properties officeooo:rsid="022d6144"/>
    </style:style>
    <style:style style:name="T360" style:family="text">
      <style:text-properties officeooo:rsid="02388396"/>
    </style:style>
    <style:style style:name="T361" style:family="text">
      <style:text-properties officeooo:rsid="023c3b6e"/>
    </style:style>
    <style:style style:name="T362" style:family="text">
      <style:text-properties officeooo:rsid="024296d2"/>
    </style:style>
    <style:style style:name="T363" style:family="text">
      <style:text-properties officeooo:rsid="0242d571"/>
    </style:style>
    <style:style style:name="T364" style:family="text">
      <style:text-properties style:text-underline-style="solid" style:text-underline-width="auto" style:text-underline-color="font-color"/>
    </style:style>
    <style:style style:name="T365" style:family="text">
      <style:text-properties officeooo:rsid="02442df4"/>
    </style:style>
    <style:style style:name="T366" style:family="text">
      <style:text-properties officeooo:rsid="02479832"/>
    </style:style>
    <style:style style:name="T367" style:family="text">
      <style:text-properties officeooo:rsid="024d5c73"/>
    </style:style>
    <style:style style:name="T368" style:family="text">
      <style:text-properties officeooo:rsid="024dfdd5"/>
    </style:style>
    <style:style style:name="T369" style:family="text">
      <style:text-properties officeooo:rsid="024f9872"/>
    </style:style>
    <style:style style:name="T370" style:family="text">
      <style:text-properties officeooo:rsid="02514fad"/>
    </style:style>
    <style:style style:name="T371" style:family="text">
      <style:text-properties officeooo:rsid="0252a8a5"/>
    </style:style>
    <style:style style:name="T372" style:family="text">
      <style:text-properties officeooo:rsid="025ac88e"/>
    </style:style>
    <style:style style:name="T373" style:family="text">
      <style:text-properties officeooo:rsid="025cc172"/>
    </style:style>
    <style:style style:name="T374" style:family="text">
      <style:text-properties officeooo:rsid="025d1f09"/>
    </style:style>
    <style:style style:name="T375" style:family="text">
      <style:text-properties officeooo:rsid="02603f91"/>
    </style:style>
    <style:style style:name="T376" style:family="text">
      <style:text-properties officeooo:rsid="026189b8"/>
    </style:style>
    <style:style style:name="T377" style:family="text">
      <style:text-properties officeooo:rsid="026276dd"/>
    </style:style>
    <style:style style:name="T378" style:family="text">
      <style:text-properties officeooo:rsid="0262f57c"/>
    </style:style>
    <style:style style:name="T379" style:family="text">
      <style:text-properties officeooo:rsid="0264b2be"/>
    </style:style>
    <style:style style:name="T380" style:family="text">
      <style:text-properties officeooo:rsid="026681de"/>
    </style:style>
    <style:style style:name="T381" style:family="text">
      <style:text-properties officeooo:rsid="0267af79"/>
    </style:style>
    <style:style style:name="T382" style:family="text">
      <style:text-properties officeooo:rsid="026963e1"/>
    </style:style>
    <style:style style:name="T383" style:family="text">
      <style:text-properties officeooo:rsid="026a7ed6"/>
    </style:style>
    <style:style style:name="T384" style:family="text">
      <style:text-properties officeooo:rsid="026ccd0a"/>
    </style:style>
    <style:style style:name="T385" style:family="text">
      <style:text-properties officeooo:rsid="026e7845"/>
    </style:style>
    <style:style style:name="T386" style:family="text">
      <style:text-properties officeooo:rsid="02703e2a"/>
    </style:style>
    <style:style style:name="T387" style:family="text">
      <style:text-properties officeooo:rsid="027347dc"/>
    </style:style>
    <style:style style:name="T388" style:family="text">
      <style:text-properties officeooo:rsid="02747d81"/>
    </style:style>
    <style:style style:name="T389" style:family="text">
      <style:text-properties officeooo:rsid="027616b5"/>
    </style:style>
    <style:style style:name="T390" style:family="text">
      <style:text-properties officeooo:rsid="02792e4e"/>
    </style:style>
    <style:style style:name="T391" style:family="text">
      <style:text-properties officeooo:rsid="027bc8a9"/>
    </style:style>
    <style:style style:name="T392" style:family="text">
      <style:text-properties officeooo:rsid="0276fa46"/>
    </style:style>
    <style:style style:name="T393" style:family="text">
      <style:text-properties officeooo:rsid="02834f08"/>
    </style:style>
    <style:style style:name="T394" style:family="text">
      <style:text-properties officeooo:rsid="0285d0b9"/>
    </style:style>
    <style:style style:name="T395" style:family="text">
      <style:text-properties officeooo:rsid="0287628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9">04</text:span><text:span text:style-name="T72"> </text:span><text:span text:style-name="T71">d</text:span><text:span text:style-name="T77">e novembre d</text:span><text:span text:style-name="T68">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4057936320" text:style-name="Outline">
        <text:list-header>
          <text:h text:style-name="P7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132504167350057" text:continue-numbering="true" text:style-name="Outline">
        <text:list-item>
          <text:h text:style-name="P744" text:outline-level="1"><text:bookmark-start text:name="__RefHeading___Toc21295_3940995463"/>Històric de versions<text:bookmark-end text:name="__RefHeading___Toc21295_3940995463"/></text:h>
          <text:list>
            <text:list-header>
              <text:h text:style-name="P745"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44854552" text:style-name="L1">
        <text:list-item>
          <text:p text:style-name="P81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623618348" text:style-name="L2">
        <text:list-item>
          <text:p text:style-name="P812">Sense canvis</text:p>
        </text:list-item>
      </text:list>
      <text:p text:style-name="P89"/>
      <text:p text:style-name="P25"><text:span text:style-name="T6">Propietats globals</text:span>: </text:p>
      <text:list xml:id="list2407521174" text:style-name="L3">
        <text:list-item>
          <text:p text:style-name="P819">Sense canvis</text:p>
        </text:list-item>
      </text:list>
      <text:p text:style-name="P213"/>
      <text:list xml:id="list132503564510771" text:continue-list="list132504167350057" text:style-name="Outline">
        <text:list-item>
          <text:list>
            <text:list-header>
              <text:h text:style-name="P746"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504302030044" text:continue-list="list1444854552" text:style-name="L1">
        <text:list-item>
          <text:p text:style-name="P82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1"><text:a xlink:type="simple" xlink:href="https://github.com/GovernIB/distribucio/issues/39" text:style-name="Internet_20_link" text:visited-style-name="Visited_20_Internet_20_Link">#39</text:a> Millorar els estats de les anotacions</text:p>
        </text:list-item>
        <text:list-item>
          <text:p text:style-name="P821"><text:a xlink:type="simple" xlink:href="https://github.com/GovernIB/distribucio/issues/42" text:style-name="Internet_20_link" text:visited-style-name="Visited_20_Internet_20_Link">#42</text:a> Marcar anotacions com a no processades després de reenviar-les </text:p>
        </text:list-item>
        <text:list-item>
          <text:p text:style-name="P821"><text:a xlink:type="simple" xlink:href="https://github.com/GovernIB/distribucio/issues/47" text:style-name="Internet_20_link" text:visited-style-name="Visited_20_Internet_20_Link">#47</text:a> Intentar guardar tots els annexos a dins l'arxiu</text:p>
        </text:list-item>
        <text:list-item>
          <text:p text:style-name="P821"><text:a xlink:type="simple" xlink:href="https://github.com/GovernIB/distribucio/issues/50" text:style-name="Internet_20_link" text:visited-style-name="Visited_20_Internet_20_Link">#50</text:a> Error esborrant bústia amb continguts</text:p>
        </text:list-item>
        <text:list-item>
          <text:p text:style-name="P822"><text:a xlink:type="simple" xlink:href="https://github.com/GovernIB/distribucio/issues/51" text:style-name="Internet_20_link" text:visited-style-name="Visited_20_Internet_20_Link">#51</text:a> Revisar els filtres quan es prem INTRO</text:p>
        </text:list-item>
        <text:list-item>
          <text:p text:style-name="P822"><text:a xlink:type="simple" xlink:href="https://github.com/GovernIB/distribucio/issues/52" text:style-name="Internet_20_link" text:visited-style-name="Visited_20_Internet_20_Link">#52</text:a> Error esborrant regles</text:p>
        </text:list-item>
        <text:list-item>
          <text:p text:style-name="P822"><text:a xlink:type="simple" xlink:href="https://github.com/GovernIB/distribucio/issues/53" text:style-name="Internet_20_link" text:visited-style-name="Visited_20_Internet_20_Link">#53</text:a> Problemes de cerca amb accents en els camps de cerca</text:p>
        </text:list-item>
        <text:list-item>
          <text:p text:style-name="P822"><text:a xlink:type="simple" xlink:href="https://github.com/GovernIB/distribucio/issues/58" text:style-name="Internet_20_link" text:visited-style-name="Visited_20_Internet_20_Link">#58</text:a> Descarregar versió imprimible documents annexos</text:p>
        </text:list-item>
        <text:list-item>
          <text:p text:style-name="P822"><text:a xlink:type="simple" xlink:href="https://github.com/GovernIB/distribucio/issues/60" text:style-name="Internet_20_link" text:visited-style-name="Visited_20_Internet_20_Link">#60</text:a> Revisar errors amb el plugin de destió documental</text:p>
        </text:list-item>
        <text:list-item>
          <text:p text:style-name="P82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2"><text:a xlink:type="simple" xlink:href="https://github.com/GovernIB/distribucio/issues/64" text:style-name="Internet_20_link" text:visited-style-name="Visited_20_Internet_20_Link">#64</text:a> Mostrar errors integracions als logs</text:p>
        </text:list-item>
        <text:list-item>
          <text:p text:style-name="P822"><text:a xlink:type="simple" xlink:href="https://github.com/GovernIB/distribucio/issues/65" text:style-name="Internet_20_link" text:visited-style-name="Visited_20_Internet_20_Link">#65</text:a> Ajuntar canvis de la branca desenv</text:p>
        </text:list-item>
        <text:list-item>
          <text:p text:style-name="P822"><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1105285321" text:style-name="L4">
        <text:list-item>
          <text:p text:style-name="P823">Actualització dels literals pels estats i ampliació de la columna del nom del fitxer pels annexos i les firmes.</text:p>
          <text:list>
            <text:list-item>
              <text:p text:style-name="P823">distribucio_update_0.9.19.sql</text:p>
            </text:list-item>
          </text:list>
        </text:list-item>
      </text:list>
      <text:p text:style-name="P91"/>
      <text:p text:style-name="P26"><text:span text:style-name="T6">Propietats globals</text:span>: </text:p>
      <text:list xml:id="list3091964572" text:style-name="L5">
        <text:list-item>
          <text:p text:style-name="P1160"><text:span text:style-name="T31">distribucio_update_0.9.19</text:span>.properties: </text:p>
          <text:list>
            <text:list-item>
              <text:p text:style-name="P1163">Url base del context per generar els enllaços dins els mails que envia distribució</text:p>
            </text:list-item>
            <text:list-item>
              <text:p text:style-name="P1164">Propietats per la distribució i aplicació de regles:</text:p>
              <text:list>
                <text:list-item>
                  <text:p text:style-name="P11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32504016158769" text:continue-numbering="true" text:style-name="L5">
        <text:list-item>
          <text:list>
            <text:list-item>
              <text:list>
                <text:list-header>
                  <text:p text:style-name="P1164"/>
                </text:list-header>
                <text:list-item>
                  <text:p text:style-name="P11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132502887443205" text:continue-list="list132503564510771" text:style-name="Outline">
        <text:list-item>
          <text:list>
            <text:list-header>
              <text:h text:style-name="P747"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504222722167" text:continue-list="list132504302030044" text:style-name="L1">
        <text:list-item>
          <text:p text:style-name="P811"><text:a xlink:type="simple" xlink:href="https://github.com/GovernIB/distribucio/issues/73" text:style-name="Internet_20_link" text:visited-style-name="Visited_20_Internet_20_Link">#73</text:a> Revisar notificacions a usuaris per rol</text:p>
        </text:list-item>
        <text:list-item>
          <text:p text:style-name="P81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1"><text:a xlink:type="simple" xlink:href="https://github.com/GovernIB/distribucio/issues/71" text:style-name="Internet_20_link" text:visited-style-name="Visited_20_Internet_20_Link">#71</text:a> Modificar posició spinner quan una taula carrega dades</text:p>
        </text:list-item>
        <text:list-item>
          <text:p text:style-name="P811"><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1"><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3287568888" text:style-name="L6">
        <text:list-item>
          <text:p text:style-name="P813">Sense canvis</text:p>
        </text:list-item>
      </text:list>
      <text:p text:style-name="P92"/>
      <text:p text:style-name="P27"><text:span text:style-name="T6">Propietats globals</text:span>: </text:p>
      <text:list xml:id="list2559696555" text:style-name="L7">
        <text:list-item>
          <text:p text:style-name="P820">Sense canvis</text:p>
        </text:list-item>
      </text:list>
      <text:p text:style-name="P214"/>
      <text:p text:style-name="P214"/>
      <text:p text:style-name="P214"/>
      <text:p text:style-name="P214"/>
      <text:list xml:id="list132504290287310" text:continue-list="list132502887443205" text:style-name="Outline">
        <text:list-item>
          <text:list>
            <text:list-header>
              <text:h text:style-name="P748"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504242495727" text:continue-list="list132504222722167" text:style-name="L1">
        <text:list-item>
          <text:p text:style-name="P82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4129457442" text:style-name="L8">
        <text:list-item>
          <text:p text:style-name="P814">Sense canvis</text:p>
        </text:list-item>
      </text:list>
      <text:p text:style-name="P93"/>
      <text:p text:style-name="P28"><text:span text:style-name="T6">Propietats globals</text:span>: </text:p>
      <text:list xml:id="list3144785870" text:style-name="L9">
        <text:list-item>
          <text:p text:style-name="P8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32503105817245" text:continue-list="list132504290287310" text:style-name="Outline">
        <text:list-item>
          <text:list>
            <text:list-header>
              <text:h text:style-name="P749"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503595332060" text:continue-list="list132504242495727" text:style-name="L1">
        <text:list-item>
          <text:p text:style-name="P8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8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28"><text:a xlink:type="simple" xlink:href="https://github.com/GovernIB/distribucio/issues/83" text:style-name="Internet_20_link" text:visited-style-name="Visited_20_Internet_20_Link">#83</text:a>: Error accés usuaris sense permís a bústies</text:p>
        </text:list-item>
        <text:list-item>
          <text:p text:style-name="P828"><text:a xlink:type="simple" xlink:href="https://github.com/GovernIB/distribucio/issues/84" text:style-name="Internet_20_link" text:visited-style-name="Visited_20_Internet_20_Link">#84</text:a>: Anotacions que queden pendents de enviar annexos a l'Arxiu</text:p>
        </text:list-item>
        <text:list-item>
          <text:p text:style-name="P828"><text:a xlink:type="simple" xlink:href="https://github.com/GovernIB/distribucio/issues/85" text:style-name="Internet_20_link" text:visited-style-name="Visited_20_Internet_20_Link">#85</text:a>: Emplenar les metadades ENI relatives al registre pels annexos</text:p>
        </text:list-item>
        <text:list-item>
          <text:p text:style-name="P8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6"><text:a xlink:type="simple" xlink:href="https://github.com/GovernIB/distribucio/issues/90" text:style-name="Internet_20_link" text:visited-style-name="Visited_20_Internet_20_Link">#90</text:a>: Error sincronitzant UO</text:p>
        </text:list-item>
        <text:list-item>
          <text:p text:style-name="P836"><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2924424716" text:style-name="L10">
        <text:list-item>
          <text:p text:style-name="P815">Sense canvis</text:p>
        </text:list-item>
      </text:list>
      <text:p text:style-name="P94"/>
      <text:p text:style-name="P29"><text:span text:style-name="T6">Propietats globals</text:span>: </text:p>
      <text:list xml:id="list3356090050" text:style-name="L11">
        <text:list-item>
          <text:p text:style-name="P816">Sense canvis</text:p>
        </text:list-item>
      </text:list>
      <text:p text:style-name="P279"/>
      <text:p text:style-name="P279"/>
      <text:list xml:id="list132503141874899" text:continue-list="list132503105817245" text:style-name="Outline">
        <text:list-item>
          <text:list>
            <text:list-header>
              <text:h text:style-name="P750"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504379319160" text:continue-list="list132503595332060" text:style-name="L1">
        <text:list-item>
          <text:p text:style-name="P829"><text:a xlink:type="simple" xlink:href="https://github.com/GovernIB/ripea/issues/102" text:style-name="Internet_20_link" text:visited-style-name="Visited_20_Internet_20_Link"><text:span text:style-name="T58">#102</text:span></text:a>: Error enviant anotacions per email</text:p>
        </text:list-item>
        <text:list-item>
          <text:p text:style-name="P829"><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2320897636" text:style-name="L12">
        <text:list-item>
          <text:p text:style-name="P837">distribucio_update_0.9.22.<text:span text:style-name="T59">2</text:span>.sql:</text:p>
          <text:list>
            <text:list-header>
              <text:p text:style-name="P837">Script d'actualització per corregir les dades d'annexos i firmes d'annexos.</text:p>
              <text:p text:style-name="P839">Corregeix també els codis d'unitat orgànica de les bústies</text:p>
            </text:list-header>
          </text:list>
          <text:p text:style-name="P837"/>
        </text:list-item>
      </text:list>
      <text:p text:style-name="P95"/>
      <text:p text:style-name="P30"><text:span text:style-name="T6">Propietats globals</text:span>: </text:p>
      <text:list xml:id="list3198543076" text:style-name="L13">
        <text:list-item>
          <text:p text:style-name="P817">Sense canvis</text:p>
        </text:list-item>
      </text:list>
      <text:p text:style-name="P164"/>
      <text:list xml:id="list132503362105325" text:continue-list="list132503141874899" text:style-name="Outline">
        <text:list-item>
          <text:list>
            <text:list-header>
              <text:h text:style-name="P751"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55401328" text:style-name="L14">
        <text:list-item>
          <text:p text:style-name="P8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2"><text:a xlink:type="simple" xlink:href="https://github.com/GovernIB/distribucio/issues/107" text:style-name="Internet_20_link" text:visited-style-name="Visited_20_Internet_20_Link">#107</text:a> Poder veure el contingut de bústies innactives</text:p>
        </text:list-item>
        <text:list-item>
          <text:p text:style-name="P8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2"><text:a xlink:type="simple" xlink:href="https://github.com/GovernIB/distribucio/issues/88" text:style-name="Internet_20_link" text:visited-style-name="Visited_20_Internet_20_Link">#88</text:a> Backoffices asíncrons</text:p>
        </text:list-item>
        <text:list-item>
          <text:p text:style-name="P832"><text:a xlink:type="simple" xlink:href="https://github.com/GovernIB/distribucio/issues/99" text:style-name="Internet_20_link" text:visited-style-name="Visited_20_Internet_20_Link">#99</text:a> Compatibilitat amb regles a partir del codi assumpte</text:p>
        </text:list-item>
        <text:list-item>
          <text:p text:style-name="P832"><text:a xlink:type="simple" xlink:href="https://github.com/GovernIB/distribucio/issues/98" text:style-name="Internet_20_link" text:visited-style-name="Visited_20_Internet_20_Link">#98</text:a> Eliminar informació de la data de còpia en el número de registre</text:p>
        </text:list-item>
        <text:list-item>
          <text:p text:style-name="P8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2"><text:a xlink:type="simple" xlink:href="https://github.com/GovernIB/distribucio/issues/95" text:style-name="Internet_20_link" text:visited-style-name="Visited_20_Internet_20_Link">#95</text:a> Error botó tancar detall anotació sense modal</text:p>
        </text:list-item>
        <text:list-item>
          <text:p text:style-name="P832"><text:a xlink:type="simple" xlink:href="https://github.com/GovernIB/distribucio/issues/93" text:style-name="Internet_20_link" text:visited-style-name="Visited_20_Internet_20_Link">#93</text:a> NullPointerException reintentant processament</text:p>
        </text:list-item>
        <text:list-item>
          <text:p text:style-name="P832"><text:a xlink:type="simple" xlink:href="https://github.com/GovernIB/distribucio/issues/92" text:style-name="Internet_20_link" text:visited-style-name="Visited_20_Internet_20_Link">#92</text:a> Error nodes duplicats a l'Arxiu</text:p>
        </text:list-item>
        <text:list-item>
          <text:p text:style-name="P832"><text:a xlink:type="simple" xlink:href="https://github.com/GovernIB/distribucio/issues/89" text:style-name="Internet_20_link" text:visited-style-name="Visited_20_Internet_20_Link">#89</text:a> Tractar firmar amb CADEs els PDF que arribin sense firmar</text:p>
        </text:list-item>
        <text:list-item>
          <text:p text:style-name="P832"><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694215620" text:style-name="L15">
        <text:list-item>
          <text:p text:style-name="P838">distribucio_update_0.9.2<text:span text:style-name="T62">3</text:span>.sql:</text:p>
        </text:list-item>
      </text:list>
      <text:list xml:id="list1858659097" text:style-name="L16">
        <text:list-item>
          <text:p text:style-name="P840">Canvis per tenir el codi de procediment SIA de l'anotació.</text:p>
        </text:list-item>
        <text:list-item>
          <text:p text:style-name="P840">Script per treure la data del número de registre en el cas de les còpies d'anotacions.</text:p>
        </text:list-item>
        <text:list-item>
          <text:p text:style-name="P840">Canvis per poder treballar amb backoffices de Distribució.</text:p>
        </text:list-item>
      </text:list>
      <text:list xml:id="list132503439753913" text:continue-list="list694215620" text:style-name="L15">
        <text:list-header>
          <text:p text:style-name="P838"/>
        </text:list-header>
      </text:list>
      <text:p text:style-name="P96"/>
      <text:p text:style-name="P31"><text:span text:style-name="T6">Propietats globals</text:span>: </text:p>
      <text:list xml:id="list3403865135" text:style-name="L17">
        <text:list-item>
          <text:p text:style-name="P841">Noves propietats afegides pels backoffices de Distribució. Les propietats que contenen "test" són per provar els backoffices amb la propia aplicació de Distribució.</text:p>
          <text:list>
            <text:list-item>
              <text:p text:style-name="P841">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32504069024132" text:continue-list="list132503362105325" text:style-name="Outline">
        <text:list-item>
          <text:list>
            <text:list-header>
              <text:h text:style-name="P752"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503981742895" text:continue-list="list3155401328" text:style-name="L14">
        <text:list-item>
          <text:p text:style-name="P833"><text:a xlink:type="simple" xlink:href="https://github.com/GovernIB/distribucio/issues/101" text:style-name="Internet_20_link" text:visited-style-name="Visited_20_Internet_20_Link">#101</text:a> 00107_DIST_classificació</text:p>
        </text:list-item>
        <text:list-item>
          <text:p text:style-name="P833"><text:a xlink:type="simple" xlink:href="https://github.com/GovernIB/distribucio/issues/110" text:style-name="Internet_20_link" text:visited-style-name="Visited_20_Internet_20_Link">#110</text:a> Afegir camp ntiEstadoElaboracion als annexos del WS de backoffice</text:p>
        </text:list-item>
        <text:list-item>
          <text:p text:style-name="P83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3"><text:a xlink:type="simple" xlink:href="https://github.com/GovernIB/distribucio/issues/113" text:style-name="Internet_20_link" text:visited-style-name="Visited_20_Internet_20_Link">#113</text:a> Error en la pàgina de monitor d'integracions</text:p>
        </text:list-item>
        <text:list-item>
          <text:p text:style-name="P8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1913377976" text:style-name="L18">
        <text:list-item>
          <text:p text:style-name="P847">Canvis per ampliar el camp d'observacions del backoffice i per incloure els codis de pais, província i municipi en les anotacions de registre.</text:p>
          <text:list>
            <text:list-item>
              <text:p text:style-name="P84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1437015432" text:style-name="L19">
        <text:list-item>
          <text:p text:style-name="P843">Noves propietats afegides <text:span text:style-name="T64">per configurar el plugin de procediments de consulta a Rolsac</text:span>.</text:p>
          <text:list>
            <text:list-item>
              <text:p text:style-name="P843">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32503438718491" text:continue-list="list132504069024132" text:style-name="Outline">
        <text:list-item>
          <text:list>
            <text:list-header>
              <text:h text:style-name="P753"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502788903139" text:continue-list="list132504379319160" text:style-name="L1">
        <text:list-item>
          <text:p text:style-name="P830"><text:a xlink:type="simple" xlink:href="https://github.com/GovernIB/distribucio/issues/127" text:style-name="Internet_20_link" text:visited-style-name="Visited_20_Internet_20_Link">#127</text:a> No s'envien els enviaments d'avisos de nous elements a les busties</text:p>
        </text:list-item>
        <text:list-item>
          <text:p text:style-name="P8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538166680" text:style-name="L20">
        <text:list-item>
          <text:p text:style-name="P850">Sense canvis</text:p>
        </text:list-item>
      </text:list>
      <text:p text:style-name="P98"/>
      <text:p text:style-name="P33"><text:span text:style-name="T6">Propietats globals</text:span>: </text:p>
      <text:list xml:id="list1234603259" text:style-name="L21">
        <text:list-item>
          <text:p text:style-name="P818">Sense canvis</text:p>
        </text:list-item>
      </text:list>
      <text:p text:style-name="P33"/>
      <text:list xml:id="list132504290118995" text:continue-list="list132503438718491" text:style-name="Outline">
        <text:list-item>
          <text:list>
            <text:list-header>
              <text:h text:style-name="P75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226578870" text:style-name="L22">
        <text:list-item>
          <text:p text:style-name="P875"><text:a xlink:type="simple" xlink:href="https://github.com/GovernIB/distribucio/issues/82" text:style-name="Internet_20_link" text:visited-style-name="Visited_20_Internet_20_Link">#82</text:a> Usuaris puguin veure anotacions amb errors</text:p>
        </text:list-item>
        <text:list-item>
          <text:p text:style-name="P875"><text:a xlink:type="simple" xlink:href="https://github.com/GovernIB/distribucio/issues/94" text:style-name="Internet_20_link" text:visited-style-name="Visited_20_Internet_20_Link">#94</text:a> Implementació d'un sistema d'avisos</text:p>
        </text:list-item>
        <text:list-item>
          <text:p text:style-name="P875"><text:a xlink:type="simple" xlink:href="https://github.com/GovernIB/distribucio/issues/100" text:style-name="Internet_20_link" text:visited-style-name="Visited_20_Internet_20_Link">#100</text:a> <text:s/>Nou filtre en localitzador d'anotacions </text:p>
        </text:list-item>
        <text:list-item>
          <text:p text:style-name="P875"><text:a xlink:type="simple" xlink:href="https://github.com/GovernIB/distribucio/issues/103" text:style-name="Internet_20_link" text:visited-style-name="Visited_20_Internet_20_Link">#103</text:a> Afegir el camp "backoffice" a les anotacions de registre</text:p>
        </text:list-item>
        <text:list-item>
          <text:p text:style-name="P875"><text:a xlink:type="simple" xlink:href="https://github.com/GovernIB/distribucio/issues/104" text:style-name="Internet_20_link" text:visited-style-name="Visited_20_Internet_20_Link">#104</text:a> Múltiples codis SIA a les regles</text:p>
        </text:list-item>
        <text:list-item>
          <text:p text:style-name="P875"><text:a xlink:type="simple" xlink:href="https://github.com/GovernIB/distribucio/issues/105" text:style-name="Internet_20_link" text:visited-style-name="Visited_20_Internet_20_Link">#105</text:a> Informació unificada d'accions sobre una anotació</text:p>
        </text:list-item>
        <text:list-item>
          <text:p text:style-name="P875"><text:a xlink:type="simple" xlink:href="https://github.com/GovernIB/distribucio/issues/112" text:style-name="Internet_20_link" text:visited-style-name="Visited_20_Internet_20_Link">#112</text:a> Corregir informació interessats i representants a l'email</text:p>
        </text:list-item>
        <text:list-item>
          <text:p text:style-name="P875"><text:a xlink:type="simple" xlink:href="https://github.com/GovernIB/distribucio/issues/115" text:style-name="Internet_20_link" text:visited-style-name="Visited_20_Internet_20_Link">#115</text:a> Posar <text:s/>les pantalles de l'aplicació a pantalla completa</text:p>
        </text:list-item>
        <text:list-item>
          <text:p text:style-name="P875"><text:a xlink:type="simple" xlink:href="https://github.com/GovernIB/distribucio/issues/116" text:style-name="Internet_20_link" text:visited-style-name="Visited_20_Internet_20_Link">#116</text:a> Canvis pantalla principal</text:p>
        </text:list-item>
        <text:list-item>
          <text:p text:style-name="P875"><text:a xlink:type="simple" xlink:href="https://github.com/GovernIB/distribucio/issues/117" text:style-name="Internet_20_link" text:visited-style-name="Visited_20_Internet_20_Link">#117</text:a> Classificació permetre consultar procediments en UOs filles</text:p>
        </text:list-item>
        <text:list-item>
          <text:p text:style-name="P875"><text:a xlink:type="simple" xlink:href="https://github.com/GovernIB/distribucio/issues/118" text:style-name="Internet_20_link" text:visited-style-name="Visited_20_Internet_20_Link">#118</text:a> Nous camps pel WS d'alta d'anotacions de registre</text:p>
        </text:list-item>
        <text:list-item>
          <text:p text:style-name="P8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5"><text:a xlink:type="simple" xlink:href="https://github.com/GovernIB/distribucio/issues/120" text:style-name="Internet_20_link" text:visited-style-name="Visited_20_Internet_20_Link">#120</text:a> Lentitud en la càrrega de diferents pantalles</text:p>
        </text:list-item>
        <text:list-item>
          <text:p text:style-name="P875"><text:a xlink:type="simple" xlink:href="https://github.com/GovernIB/distribucio/issues/121" text:style-name="Internet_20_link" text:visited-style-name="Visited_20_Internet_20_Link">#121</text:a> Problema amb l’enviament de correus</text:p>
        </text:list-item>
        <text:list-item>
          <text:p text:style-name="P875"><text:a xlink:type="simple" xlink:href="https://github.com/GovernIB/distribucio/issues/123" text:style-name="Internet_20_link" text:visited-style-name="Visited_20_Internet_20_Link">#123</text:a> Eliminar obligatorietat del camp Tipo Asunto</text:p>
        </text:list-item>
        <text:list-item>
          <text:p text:style-name="P8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5"><text:a xlink:type="simple" xlink:href="https://github.com/GovernIB/distribucio/issues/125" text:style-name="Internet_20_link" text:visited-style-name="Visited_20_Internet_20_Link">#125</text:a> Errors trobats durant la validació 2019.08.25</text:p>
        </text:list-item>
        <text:list-item>
          <text:p text:style-name="P8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5"><text:a xlink:type="simple" xlink:href="https://github.com/GovernIB/distribucio/issues/129" text:style-name="Internet_20_link" text:visited-style-name="Visited_20_Internet_20_Link">#129</text:a> Millora enviament avisos noves anotacions</text:p>
        </text:list-item>
        <text:list-item>
          <text:p text:style-name="P8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5"><text:a xlink:type="simple" xlink:href="https://github.com/GovernIB/distribucio/issues/131" text:style-name="Internet_20_link" text:visited-style-name="Visited_20_Internet_20_Link">#131</text:a> Nou camp tipusES pel WS d'alta d'anotacions de registre</text:p>
        </text:list-item>
        <text:list-item>
          <text:p text:style-name="P8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6"><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32504450454658" text:continue-list="list1913377976" text:style-name="L18">
        <text:list-item>
          <text:p text:style-name="P848">Nova taula pel sistema d'avisos. Noves columnes pels nous camps del WS d'alta. Camp pel codi de backoffice en les regles. Camp tipus assumpte ara pot ser null.</text:p>
          <text:list>
            <text:list-item>
              <text:p text:style-name="P84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61">NULL</text:span><text:span text:style-name="T34">,</text:span></text:p>
            <text:p text:style-name="P465"><text:span text:style-name="T34"><text:s text:c="2"/>ASSUMPTE <text:s text:c="12"/>VARCHAR2(256) <text:s text:c="11"/></text:span><text:span text:style-name="T65">NOT</text:span><text:span text:style-name="T34"> </text:span><text:span text:style-name="T161">NULL</text:span><text:span text:style-name="T34">,</text:span></text:p>
            <text:p text:style-name="P465"><text:span text:style-name="T34"><text:s text:c="2"/>MISSATGE <text:s text:c="12"/>VARCHAR2(2048) <text:s text:c="10"/></text:span><text:span text:style-name="T65">NOT</text:span><text:span text:style-name="T34"> </text:span><text:span text:style-name="T161">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61">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61">NULL</text:span><text:span text:style-name="T34">,</text:span></text:p>
            <text:p text:style-name="P465"><text:span text:style-name="T34"><text:s text:c="2"/>ACTIU <text:s text:c="15"/>NUMBER(1) <text:s text:c="15"/></text:span><text:span text:style-name="T65">NOT</text:span><text:span text:style-name="T34"> </text:span><text:span text:style-name="T161">NULL</text:span><text:span text:style-name="T34">,</text:span></text:p>
            <text:p text:style-name="P465"><text:span text:style-name="T34"><text:s text:c="2"/>AVIS_NIVELL <text:s text:c="8"/>VARCHAR2(10) <text:s text:c="12"/></text:span><text:span text:style-name="T65">NOT</text:span><text:span text:style-name="T34"> </text:span><text:span text:style-name="T161">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61">NULL</text:span><text:span text:style-name="T34">);</text:span></text:p>
          </table:table-cell>
        </table:table-row>
      </table:table>
      <text:p text:style-name="P345"/>
      <text:p text:style-name="P99"/>
      <text:p text:style-name="P34"><text:span text:style-name="T6">Propietats globals</text:span>: </text:p>
      <text:list xml:id="list132504183263147" text:continue-list="list538166680" text:style-name="L20">
        <text:list-item>
          <text:p text:style-name="P851">Sense canvis</text:p>
        </text:list-item>
      </text:list>
      <text:list xml:id="list132503237324369" text:continue-list="list132504290118995" text:style-name="Outline">
        <text:list-item>
          <text:list>
            <text:list-header>
              <text:h text:style-name="P755" text:outline-level="2" text:is-list-header="true"><text:bookmark-start text:name="__RefHeading___Toc27894_1180952855"/>Versió 0.9.25<text:span text:style-name="T164">.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32503272959058" text:continue-list="list226578870" text:style-name="L22">
        <text:list-item>
          <text:p text:style-name="P877"><text:a xlink:type="simple" xlink:href="https://github.com/GovernIB/distribucio/issues/144" text:style-name="Internet_20_link" text:visited-style-name="Visited_20_Internet_20_Link">#144</text:a><text:span text:style-name="T165"> </text:span>Permetre marcar com a processades les anotacions amb error o pendents de l'Arxiu</text:p>
        </text:list-item>
      </text:list>
      <text:p text:style-name="P297"/>
      <text:p text:style-name="P100">Base de dades:<text:span text:style-name="T5"> </text:span></text:p>
      <text:list xml:id="list1182798106" text:style-name="L23">
        <text:list-item>
          <text:p text:style-name="P852">Sense canvis</text:p>
        </text:list-item>
      </text:list>
      <text:p text:style-name="P100"/>
      <text:p text:style-name="P36"><text:span text:style-name="T6">Propietats globals</text:span>: </text:p>
      <text:list xml:id="list3458202877" text:style-name="L24">
        <text:list-item>
          <text:p text:style-name="P853">Sense canvis</text:p>
        </text:list-item>
      </text:list>
      <text:list xml:id="list132503343829957" text:continue-list="list132503237324369" text:style-name="Outline">
        <text:list-item>
          <text:list>
            <text:list-header>
              <text:h text:style-name="P757" text:outline-level="2" text:is-list-header="true"><text:bookmark-start text:name="__RefHeading___Toc85863_1909005118"/><text:span text:style-name="T166">Versió 0.9.2</text:span><text:span text:style-name="T80">6</text:span><text:span text:style-name="T81">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32502848188942" text:continue-list="list132503272959058" text:style-name="L22">
        <text:list-item>
          <text:p text:style-name="P878"><text:a xlink:type="simple" xlink:href="https://github.com/GovernIB/distribucio/issues/133" text:style-name="Internet_20_link" text:visited-style-name="Visited_20_Internet_20_Link">#133</text:a><text:span text:style-name="T167"> </text:span><text:s/>Llibreria integració Backoffice - Arxiu</text:p>
        </text:list-item>
        <text:list-item>
          <text:p text:style-name="P878"><text:a xlink:type="simple" xlink:href="https://github.com/GovernIB/distribucio/issues/149" text:style-name="Internet_20_link" text:visited-style-name="Visited_20_Internet_20_Link">#149</text:a><text:span text:style-name="T167"> </text:span>Error guardant annexos a l'Arxiu</text:p>
        </text:list-item>
        <text:list-item>
          <text:p text:style-name="P878"><text:a xlink:type="simple" xlink:href="https://github.com/GovernIB/distribucio/issues/148" text:style-name="Internet_20_link" text:visited-style-name="Visited_20_Internet_20_Link">#148</text:a><text:span text:style-name="T167"> </text:span>Enllaç erroni email notificació noves anotacions</text:p>
        </text:list-item>
        <text:list-item>
          <text:p text:style-name="P878"><text:a xlink:type="simple" xlink:href="https://github.com/GovernIB/distribucio/issues/146" text:style-name="Internet_20_link" text:visited-style-name="Visited_20_Internet_20_Link">#146</text:a><text:span text:style-name="T167"> </text:span>Error AJAX: [0] abort</text:p>
        </text:list-item>
        <text:list-item>
          <text:p text:style-name="P878"><text:a xlink:type="simple" xlink:href="https://github.com/GovernIB/distribucio/issues/145" text:style-name="Internet_20_link" text:visited-style-name="Visited_20_Internet_20_Link">#145</text:a><text:span text:style-name="T167"> </text:span>Error reprocessant anotacions pendents de backoffices</text:p>
        </text:list-item>
        <text:list-item>
          <text:p text:style-name="P878"><text:a xlink:type="simple" xlink:href="https://github.com/GovernIB/distribucio/issues/147" text:style-name="Internet_20_link" text:visited-style-name="Visited_20_Internet_20_Link">#147</text:a><text:span text:style-name="T167"> </text:span>Revisió i correcció de diferents aspectes de Distribució</text:p>
        </text:list-item>
        <text:list-item>
          <text:p text:style-name="P878"><text:a xlink:type="simple" xlink:href="https://github.com/GovernIB/distribucio/issues/143" text:style-name="Internet_20_link" text:visited-style-name="Visited_20_Internet_20_Link">#143</text:a><text:span text:style-name="T167"> </text:span>Error DIS_CONTINGUT_MULT_UK creant bústies</text:p>
        </text:list-item>
      </text:list>
      <text:p text:style-name="P298"/>
      <text:p text:style-name="P101">Base de dades:<text:span text:style-name="T5"> </text:span></text:p>
      <text:list xml:id="list1422326507" text:style-name="L25">
        <text:list-item>
          <text:p text:style-name="P897"><text:span text:style-name="T168">Eliminació de la restricció de clau única</text:span><text:span text:style-name="T170"> DIS_CONTINGUT_MULT_UK</text:span><text:span text:style-name="T12"> que no permetia crear bústies amb el mateix nom</text:span><text:span text:style-name="T170"> </text:span><text:span text:style-name="T12">per a diferents unitats orgániques</text:span><text:span text:style-name="T168">.</text:span></text:p>
          <text:list>
            <text:list-item>
              <text:p text:style-name="P897"><text:a xlink:type="simple" xlink:href="https://github.com/GovernIB/distribucio/blob/dis-0.9/scripts/bbdd/1.0/oracle/updates/distribucio_update_0.9.26.sql" text:style-name="Internet_20_link" text:visited-style-name="Visited_20_Internet_20_Link"><text:span text:style-name="T168">distribucio_update_0.9.26.sql</text:span></text:a><text:span text:style-name="T168">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902601981" text:style-name="L26">
        <text:list-item>
          <text:p text:style-name="P854">Sense canvis</text:p>
        </text:list-item>
      </text:list>
      <text:p text:style-name="P443"/>
      <text:p text:style-name="P477">Canvis a les llibreries:</text:p>
      <text:list xml:id="list2867344394" text:style-name="L27">
        <text:list-item>
          <text:p text:style-name="P898"><text:span text:style-name="T169">distribucio-backoffice-utils</text:span><text:span text:style-name="T11">: Nova llibreria amb utilitats pels </text:span><text:span text:style-name="T169">backoffices</text:span><text:span text:style-name="T11"> de DISTRIBUCIO</text:span></text:p>
          <text:list>
            <text:list-item>
              <text:p text:style-name="P902">Versió: 0.9.26</text:p>
            </text:list-item>
          </text:list>
        </text:list-item>
      </text:list>
      <text:p text:style-name="P481"/>
      <text:list xml:id="list132503941356411" text:continue-list="list132503343829957" text:style-name="Outline">
        <text:list-item>
          <text:list>
            <text:list-header>
              <text:h text:style-name="P758" text:outline-level="2" text:is-list-header="true"><text:bookmark-start text:name="__RefHeading___Toc85865_1909005118"/><text:soft-page-break/><text:span text:style-name="T166">Versió 0.9.</text:span><text:span text:style-name="T80">2</text:span><text:span text:style-name="T82">7</text:span><text:span text:style-name="T81"> </text:span><text:span text:style-name="T82">Problemes de rendiment i altres errors</text:span><text:bookmark-end text:name="__RefHeading___Toc85865_1909005118"/></text:h>
            </text:list-header>
          </text:list>
        </text:list-item>
      </text:list>
      <text:p text:style-name="P352">Data: 0<text:span text:style-name="T184">3</text:span>/06/2020</text:p>
      <text:p text:style-name="P352"/>
      <text:p text:style-name="P408">Resum: <text:span text:style-name="T177">Millora de la consulta de registres d'usuaris per evitar errors de problemes de rendiment</text:span>.<text:span text:style-name="T182"> També es resolen altres errors com annexos amb el mateix nom provinents de Regweb o alta d'anotacions amb documents sense firmes.</text:span></text:p>
      <text:p text:style-name="P38"/>
      <text:list xml:id="list132503977930459" text:continue-list="list132502848188942" text:style-name="L22">
        <text:list-item>
          <text:p text:style-name="P8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7">7</text:span></text:a><text:span text:style-name="T177"> </text:span>Distribucio es queda sense connexions a BBDD</text:p>
        </text:list-item>
        <text:list-item>
          <text:p text:style-name="P879"><text:a xlink:type="simple" xlink:href="https://github.com/GovernIB/distribucio/issues/154" text:style-name="Internet_20_link" text:visited-style-name="Visited_20_Internet_20_Link">#154</text:a><text:span text:style-name="T177"> </text:span>Error al guardar annexes de registre quan tenen el mateix nom </text:p>
        </text:list-item>
        <text:list-item>
          <text:p text:style-name="P879"><text:a xlink:type="simple" xlink:href="https://github.com/GovernIB/distribucio/issues/150" text:style-name="Internet_20_link" text:visited-style-name="Visited_20_Internet_20_Link">#150</text:a><text:span text:style-name="T177"> </text:span>Millorar velocitat de càrrega de la pantalla d'usuari </text:p>
        </text:list-item>
        <text:list-item>
          <text:p text:style-name="P879"><text:a xlink:type="simple" xlink:href="https://github.com/GovernIB/distribucio/issues/158" text:style-name="Internet_20_link" text:visited-style-name="Visited_20_Internet_20_Link">#158</text:a><text:span text:style-name="T177"> </text:span>Optimitzar el temps que arriba l’anotació fins a la bústia. </text:p>
        </text:list-item>
        <text:list-item>
          <text:p text:style-name="P880"><text:a xlink:type="simple" xlink:href="https://github.com/GovernIB/distribucio/issues/156" text:style-name="Internet_20_link" text:visited-style-name="Visited_20_Internet_20_Link">#156</text:a><text:span text:style-name="T183"> </text:span>Error recuperant annexos sense firma des de Ripea com a backoffice de Distribució </text:p>
        </text:list-item>
        <text:list-item>
          <text:p text:style-name="P881"><text:a xlink:type="simple" xlink:href="https://github.com/GovernIB/distribucio/issues/169" text:style-name="Internet_20_link" text:visited-style-name="Visited_20_Internet_20_Link">#169</text:a><text:span text:style-name="T184"> </text:span>Error de compilació. Afegir la versió al plugin jaxws-maven-plugin </text:p>
        </text:list-item>
        <text:list-item>
          <text:p text:style-name="P882"><text:a xlink:type="simple" xlink:href="https://github.com/GovernIB/distribucio/issues/171" text:style-name="Internet_20_link" text:visited-style-name="Visited_20_Internet_20_Link">#171</text:a><text:span text:style-name="T185"> </text:span>Modificar tamany de camps de la taula DIS_REGISTRE </text:p>
        </text:list-item>
      </text:list>
      <text:p text:style-name="P299"/>
      <text:p text:style-name="P102">Base de dades:<text:span text:style-name="T5"> </text:span></text:p>
      <text:list xml:id="list477964331" text:style-name="L28">
        <text:list-item>
          <text:p text:style-name="P849">Nova columna per determinar si una anotació de registre està pendent de processament o està processada per millorar el rendiment de les consultes.</text:p>
          <text:list>
            <text:list-item>
              <text:p text:style-name="P925"><text:a xlink:type="simple" xlink:href="https://github.com/GovernIB/distribucio/blob/dis-0.9/scripts/bbdd/1.0/oracle/updates/distribucio_update_0.9.27.sql" text:style-name="Internet_20_link" text:visited-style-name="Visited_20_Internet_20_Link"><text:span text:style-name="T168">distribucio_update_0.9.27.sql</text:span></text:a><text:span text:style-name="T168">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1">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9">'BUSTIA_PROCESSADA'</text:span><text:span text:style-name="T34">, </text:span><text:span text:style-name="T179">'BACK_PENDENT'</text:span><text:span text:style-name="T34">, </text:span><text:span text:style-name="T179">'BACK_REBUDA'</text:span><text:span text:style-name="T34">, </text:span><text:span text:style-name="T179">'BACK_PROCESSADA'</text:span><text:span text:style-name="T34">, </text:span><text:span text:style-name="T179">'BACK_REBUTJADA'</text:span><text:span text:style-name="T34">, </text:span><text:span text:style-name="T179">'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491191848" text:style-name="L29">
        <text:list-item>
          <text:p text:style-name="P855">Sense canvis</text:p>
        </text:list-item>
      </text:list>
      <text:p text:style-name="P444"/>
      <text:p text:style-name="P444"/>
      <text:list xml:id="list132504882857734" text:continue-list="list132503941356411" text:style-name="Outline">
        <text:list-item>
          <text:list>
            <text:list-header>
              <text:h text:style-name="P759" text:outline-level="2" text:is-list-header="true"><text:bookmark-start text:name="__RefHeading___Toc294707_93553639"/><text:span text:style-name="T166">Versió 0.9.</text:span><text:span text:style-name="T80">2</text:span><text:span text:style-name="T83">8</text:span><text:span text:style-name="T81"> </text:span><text:span text:style-name="T82">M</text:span><text:span text:style-name="T84">illores i llibreria sistra2 pels backoffices</text:span><text:bookmark-end text:name="__RefHeading___Toc294707_93553639"/></text:h>
            </text:list-header>
          </text:list>
        </text:list-item>
      </text:list>
      <text:p text:style-name="P353">Data: <text:span text:style-name="T187">03</text:span>/0<text:span text:style-name="T186">7</text:span>/2020</text:p>
      <text:p text:style-name="P353"/>
      <text:p text:style-name="P409">Resum: Modificació de l'enviament d'anotacions per correu electrònic. Llistats d'usuaris per bústia.<text:span text:style-name="T189"> Marcar anotacions enviades per email.</text:span> Nova utilitat pels backoffices de Distribució per interpretar documents annexos tècnics de sistra2 de formularis i pagaments.</text:p>
      <text:p text:style-name="P39"/>
      <text:list xml:id="list132503016174496" text:continue-list="list132503977930459" text:style-name="L22">
        <text:list-item>
          <text:p text:style-name="P883"><text:a xlink:type="simple" xlink:href="https://github.com/GovernIB/distribucio/issues/151" text:style-name="Internet_20_link" text:visited-style-name="Visited_20_Internet_20_Link"><text:span text:style-name="T189">#151</text:span></text:a><text:span text:style-name="T189"> </text:span>Rendiment de l'enviament per email d'una anotació de registre</text:p>
        </text:list-item>
        <text:list-item>
          <text:p text:style-name="P883"><text:a xlink:type="simple" xlink:href="https://github.com/GovernIB/distribucio/issues/175" text:style-name="Internet_20_link" text:visited-style-name="Visited_20_Internet_20_Link"><text:span text:style-name="T189">#175</text:span></text:a><text:span text:style-name="T189"> </text:span>Guardar informació de firmes d'annexos per no haver-els de consultar cada vegada</text:p>
        </text:list-item>
        <text:list-item>
          <text:p text:style-name="P883"><text:a xlink:type="simple" xlink:href="https://github.com/GovernIB/distribucio/issues/142" text:style-name="Internet_20_link" text:visited-style-name="Visited_20_Internet_20_Link"><text:span text:style-name="T189">#142</text:span></text:a><text:span text:style-name="T189"> </text:span>Revisar i corregir llargades dels camps de les anotacions</text:p>
        </text:list-item>
        <text:list-item>
          <text:p text:style-name="P883"><text:a xlink:type="simple" xlink:href="https://github.com/GovernIB/distribucio/issues/140" text:style-name="Internet_20_link" text:visited-style-name="Visited_20_Internet_20_Link"><text:span text:style-name="T189">#140</text:span></text:a><text:span text:style-name="T189"> </text:span>Revisar enumerats a la BBDD</text:p>
        </text:list-item>
        <text:list-item>
          <text:p text:style-name="P883"><text:a xlink:type="simple" xlink:href="https://github.com/GovernIB/distribucio/issues/165" text:style-name="Internet_20_link" text:visited-style-name="Visited_20_Internet_20_Link"><text:span text:style-name="T189">#165</text:span></text:a><text:span text:style-name="T189"> </text:span>Desenvolupar llibreria per poder obtenir les dades dels fitxers tècnics que venen de registres</text:p>
        </text:list-item>
        <text:list-item>
          <text:p text:style-name="P883"><text:a xlink:type="simple" xlink:href="https://github.com/GovernIB/distribucio/issues/168" text:style-name="Internet_20_link" text:visited-style-name="Visited_20_Internet_20_Link"><text:span text:style-name="T189">#168</text:span></text:a><text:span text:style-name="T189"> </text:span>Llistat d'usuaris en el detall d'una bústia i fulla exportable d'usuaris per bústia i unitat orgànica</text:p>
        </text:list-item>
        <text:list-item>
          <text:p text:style-name="P883"><text:a xlink:type="simple" xlink:href="https://github.com/GovernIB/distribucio/issues/153" text:style-name="Internet_20_link" text:visited-style-name="Visited_20_Internet_20_Link"><text:span text:style-name="T189">#153</text:span></text:a><text:span text:style-name="T189"> </text:span>Revisar el marcador d'anotacions pendents de processar</text:p>
        </text:list-item>
        <text:list-item>
          <text:p text:style-name="P883"><text:a xlink:type="simple" xlink:href="https://github.com/GovernIB/distribucio/issues/152" text:style-name="Internet_20_link" text:visited-style-name="Visited_20_Internet_20_Link">#152</text:a><text:span text:style-name="T189"> </text:span>Marcar les anotacions de registre que s'han enviat per email </text:p>
        </text:list-item>
        <text:list-item>
          <text:p text:style-name="P884"><text:a xlink:type="simple" xlink:href="https://github.com/GovernIB/distribucio/issues/184" text:style-name="Internet_20_link" text:visited-style-name="Visited_20_Internet_20_Link">#184</text:a><text:span text:style-name="T191"> </text:span>Error filtrant anotacions pendents. Apareixen anotacions processades a la bústia</text:p>
        </text:list-item>
      </text:list>
      <text:p text:style-name="P300"/>
      <text:p text:style-name="P103">Base de dades:<text:span text:style-name="T5"> </text:span></text:p>
      <text:list xml:id="list3652417098" text:style-name="L30">
        <text:list-item>
          <text:p text:style-name="P940">distribucio_update_0.9.28.sql<text:span text:style-name="T190">:</text:span></text:p>
          <text:list>
            <text:list-item>
              <text:p text:style-name="P956">Canvi d'enumerats.</text:p>
            </text:list-item>
            <text:list-item>
              <text:p text:style-name="P956">Revisió de camps llargades SICRES</text:p>
            </text:list-item>
            <text:list-item>
              <text:p text:style-name="P956">Guardar informació de les firmes</text:p>
            </text:list-item>
            <text:list-item>
              <text:p text:style-name="P956">Marcar anotacions enviades per email.</text:p>
            </text:list-item>
            <text:list-item>
              <text:p text:style-name="P957">Corregir error anotacions que apareixen com a pendents</text:p>
            </text:list-item>
          </text:list>
        </text:list-item>
      </text:list>
      <text:p text:style-name="P103"/>
      <text:p text:style-name="P39"><text:span text:style-name="T6">Propietats globals</text:span>: </text:p>
      <text:list xml:id="list2777920412" text:style-name="L31">
        <text:list-item>
          <text:p text:style-name="P856">Sense canvis</text:p>
        </text:list-item>
      </text:list>
      <text:p text:style-name="P445"/>
      <text:p text:style-name="P165">Altres: </text:p>
      <text:list xml:id="list132504174116878" text:continue-numbering="true" text:style-name="L31">
        <text:list-item>
          <text:p text:style-name="P958"><text:soft-page-break/><text:span text:style-name="T188">Nova versió 0.9.28 de la llibreria de </text:span><text:span text:style-name="T171">distribucio-backoffices-utils</text:span><text:span text:style-name="T13"> amb la separació de les utilitats de l'Arxiu i Sistra2. La classe </text:span><text:span text:style-name="T171">BackofficesUtils</text:span><text:span text:style-name="T13"> de la versió 0.9.26 passa a anomenar-se </text:span><text:span text:style-name="T171">BackofficeArxiuUtils</text:span><text:span text:style-name="T13">.</text:span></text:p>
        </text:list-item>
      </text:list>
      <text:p text:style-name="P482"/>
      <text:list xml:id="list132504234181332" text:continue-list="list132504882857734" text:style-name="Outline">
        <text:list-item>
          <text:list>
            <text:list-header>
              <text:h text:style-name="P760" text:outline-level="2" text:is-list-header="true"><text:bookmark-start text:name="__RefHeading___Toc136111_1193039826"/><text:span text:style-name="T166">Versió 0.9.</text:span><text:span text:style-name="T80">2</text:span><text:span text:style-name="T83">8</text:span><text:span text:style-name="T85">.1</text:span><text:span text:style-name="T81"> </text:span><text:span text:style-name="T82">C</text:span><text:span text:style-name="T85">orrecció error enviant via email</text:span><text:bookmark-end text:name="__RefHeading___Toc136111_1193039826"/></text:h>
            </text:list-header>
          </text:list>
        </text:list-item>
      </text:list>
      <text:p text:style-name="P354">Data: <text:span text:style-name="T187">10</text:span>/0<text:span text:style-name="T186">7</text:span>/2020</text:p>
      <text:p text:style-name="P354"/>
      <text:p text:style-name="P410">Resum: Correcció de l'error en l'enviament via email.</text:p>
      <text:p text:style-name="P40"/>
      <text:list xml:id="list132503970114050" text:continue-list="list132503016174496" text:style-name="L22">
        <text:list-item>
          <text:p text:style-name="P885"><text:a xlink:type="simple" xlink:href="https://github.com/GovernIB/distribucio/issues/189" text:style-name="Internet_20_link" text:visited-style-name="Visited_20_Internet_20_Link">#189</text:a><text:span text:style-name="T192"> </text:span>Error de concurrència enviant anotacio via email</text:p>
        </text:list-item>
      </text:list>
      <text:p text:style-name="P301"/>
      <text:p text:style-name="P104">Base de dades:<text:span text:style-name="T5"> </text:span></text:p>
      <text:list xml:id="list394327932" text:style-name="L32">
        <text:list-item>
          <text:p text:style-name="P941">S<text:span text:style-name="T192">ense canvis</text:span></text:p>
        </text:list-item>
      </text:list>
      <text:p text:style-name="P104"/>
      <text:p text:style-name="P40"><text:span text:style-name="T6">Propietats globals</text:span>: </text:p>
      <text:list xml:id="list256672856" text:style-name="L33">
        <text:list-item>
          <text:p text:style-name="P857">Sense canvis</text:p>
        </text:list-item>
      </text:list>
      <text:list xml:id="list132504439223331" text:continue-list="list132504234181332" text:style-name="Outline">
        <text:list-item>
          <text:list>
            <text:list-header>
              <text:h text:style-name="P761" text:outline-level="2" text:is-list-header="true"><text:bookmark-start text:name="__RefHeading___Toc468536_3846289567"/><text:span text:style-name="T166">Versió 0.9.</text:span><text:span text:style-name="T80">2</text:span><text:span text:style-name="T83">8</text:span><text:span text:style-name="T85">.</text:span><text:span text:style-name="T86">2</text:span><text:span text:style-name="T81"> </text:span><text:span text:style-name="T82">C</text:span><text:span text:style-name="T85">orrecció e</text:span><text:span text:style-name="T86">rror annex justificant</text:span><text:bookmark-end text:name="__RefHeading___Toc468536_3846289567"/></text:h>
            </text:list-header>
          </text:list>
        </text:list-item>
      </text:list>
      <text:p text:style-name="P355">Data: <text:span text:style-name="T187">16</text:span>/0<text:span text:style-name="T186">7</text:span>/2020</text:p>
      <text:p text:style-name="P355"/>
      <text:p text:style-name="P411">Resum: Correcció de l'error que fa que es mostri el justificant com un annex.</text:p>
      <text:p text:style-name="P41"/>
      <text:list xml:id="list132504406146299" text:continue-list="list132503970114050" text:style-name="L22">
        <text:list-item>
          <text:p text:style-name="P886"><text:a xlink:type="simple" xlink:href="https://github.com/GovernIB/distribucio/issues/196" text:style-name="Internet_20_link" text:visited-style-name="Visited_20_Internet_20_Link">#196</text:a><text:span text:style-name="T193"> </text:span>Es mostra el justificant com un annex </text:p>
        </text:list-item>
      </text:list>
      <text:p text:style-name="P520"/>
      <text:p text:style-name="P302"/>
      <text:p text:style-name="P105">Base de dades:<text:span text:style-name="T5"> </text:span></text:p>
      <text:list xml:id="list3836522484" text:style-name="L34">
        <text:list-item>
          <text:p text:style-name="P942">S<text:span text:style-name="T192">ense canvis</text:span></text:p>
        </text:list-item>
      </text:list>
      <text:p text:style-name="P105"/>
      <text:p text:style-name="P41"><text:span text:style-name="T6">Propietats globals</text:span>: </text:p>
      <text:list xml:id="list4179463829" text:style-name="L35">
        <text:list-item>
          <text:p text:style-name="P858">Sense canvis</text:p>
        </text:list-item>
      </text:list>
      <text:p text:style-name="P446"/>
      <text:list xml:id="list132504716891770" text:continue-list="list132504439223331" text:style-name="Outline">
        <text:list-item>
          <text:list>
            <text:list-header>
              <text:h text:style-name="P762" text:outline-level="2" text:is-list-header="true"><text:bookmark-start text:name="__RefHeading___Toc86628_3242410572"/><text:span text:style-name="T166">Versió 0.9.</text:span><text:span text:style-name="T80">2</text:span><text:span text:style-name="T83">9</text:span><text:span text:style-name="T81"> </text:span><text:span text:style-name="T82">M</text:span><text:span text:style-name="T87">illores de rendiment i correccions</text:span><text:bookmark-end text:name="__RefHeading___Toc86628_3242410572"/></text:h>
            </text:list-header>
          </text:list>
        </text:list-item>
      </text:list>
      <text:p text:style-name="P356">Data: <text:span text:style-name="T187">09</text:span>/0<text:span text:style-name="T186">9</text:span>/2020<text:span text:style-name="T194">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4069798071" text:style-name="L36">
        <text:list-item>
          <text:p text:style-name="P976"><text:a xlink:type="simple" xlink:href="https://github.com/GovernIB/distribucio/issues/213" text:style-name="Internet_20_link" text:visited-style-name="Visited_20_Internet_20_Link">#213</text:a><text:span text:style-name="T198"> </text:span>Afegir filtres a la gestió de bústies </text:p>
        </text:list-item>
        <text:list-item>
          <text:p text:style-name="P976"><text:a xlink:type="simple" xlink:href="https://github.com/GovernIB/distribucio/issues/141" text:style-name="Internet_20_link" text:visited-style-name="Visited_20_Internet_20_Link">#141</text:a><text:span text:style-name="T198"> </text:span>Revisar el sistema de logs </text:p>
        </text:list-item>
        <text:list-item>
          <text:p text:style-name="P976"><text:soft-page-break/><text:a xlink:type="simple" xlink:href="https://github.com/GovernIB/distribucio/issues/207" text:style-name="Internet_20_link" text:visited-style-name="Visited_20_Internet_20_Link">#207</text:a><text:span text:style-name="T198"> </text:span>Informar a l'usuari que la petició de reintent de processament està en procés.</text:p>
        </text:list-item>
        <text:list-item>
          <text:p text:style-name="P976"><text:a xlink:type="simple" xlink:href="https://github.com/GovernIB/distribucio/issues/206" text:style-name="Internet_20_link" text:visited-style-name="Visited_20_Internet_20_Link">#206</text:a><text:span text:style-name="T198"> </text:span>Diferenciar les unitats organitzatives actives de les inactives als desplegables. </text:p>
        </text:list-item>
        <text:list-item>
          <text:p text:style-name="P976"><text:a xlink:type="simple" xlink:href="https://github.com/GovernIB/distribucio/issues/139" text:style-name="Internet_20_link" text:visited-style-name="Visited_20_Internet_20_Link">#139</text:a><text:span text:style-name="T198"> </text:span>Eliminar camp unitatOrganicaCodi de la bústia </text:p>
        </text:list-item>
        <text:list-item>
          <text:p text:style-name="P976"><text:a xlink:type="simple" xlink:href="https://github.com/GovernIB/distribucio/issues/137" text:style-name="Internet_20_link" text:visited-style-name="Visited_20_Internet_20_Link">#137</text:a><text:span text:style-name="T198"> </text:span>Refactoritzar el mètode DistribucioPluginArxiuImpl.saveAnnexosAsDocumentInArxiu</text:p>
        </text:list-item>
        <text:list-item>
          <text:p text:style-name="P976"><text:a xlink:type="simple" xlink:href="https://github.com/GovernIB/distribucio/issues/180" text:style-name="Internet_20_link" text:visited-style-name="Visited_20_Internet_20_Link">#180</text:a><text:span text:style-name="T198"> </text:span>Millorar el rendiment del canvi de vista en arbre a la gestió de bústies </text:p>
        </text:list-item>
        <text:list-item>
          <text:p text:style-name="P976"><text:a xlink:type="simple" xlink:href="https://github.com/GovernIB/distribucio/issues/138" text:style-name="Internet_20_link" text:visited-style-name="Visited_20_Internet_20_Link">#138</text:a><text:span text:style-name="T198"> </text:span>Comprovar bústia i comprovar contingut fan el mateix, unificar-les </text:p>
        </text:list-item>
        <text:list-item>
          <text:p text:style-name="P976"><text:a xlink:type="simple" xlink:href="https://github.com/GovernIB/distribucio/issues/136" text:style-name="Internet_20_link" text:visited-style-name="Visited_20_Internet_20_Link">#136</text:a><text:span text:style-name="T198"> </text:span>Netejar el mètode toContingutDto </text:p>
        </text:list-item>
        <text:list-item>
          <text:p text:style-name="P976"><text:a xlink:type="simple" xlink:href="https://github.com/GovernIB/distribucio/issues/203" text:style-name="Internet_20_link" text:visited-style-name="Visited_20_Internet_20_Link">#203</text:a><text:span text:style-name="T198"> </text:span>Opció per reintentar el processament massiu d'anotacions erròn<text:span text:style-name="T196">i</text:span>es </text:p>
        </text:list-item>
        <text:list-item>
          <text:p text:style-name="P976"><text:a xlink:type="simple" xlink:href="https://github.com/GovernIB/distribucio/issues/186" text:style-name="Internet_20_link" text:visited-style-name="Visited_20_Internet_20_Link">#186</text:a><text:span text:style-name="T198"> </text:span>Modificar els filtres que cerquen UO a DIR3 per què només cerquin unitats orgàniques actives </text:p>
        </text:list-item>
        <text:list-item>
          <text:p text:style-name="P976"><text:a xlink:type="simple" xlink:href="https://github.com/GovernIB/distribucio/issues/179" text:style-name="Internet_20_link" text:visited-style-name="Visited_20_Internet_20_Link">#179</text:a><text:span text:style-name="T198"> </text:span>Ampliar els detalls del Localitzador d'anotacions de registre </text:p>
        </text:list-item>
        <text:list-item>
          <text:p text:style-name="P976"><text:a xlink:type="simple" xlink:href="https://github.com/GovernIB/distribucio/issues/194" text:style-name="Internet_20_link" text:visited-style-name="Visited_20_Internet_20_Link">#194</text:a><text:span text:style-name="T198"> </text:span>A la pantalla de consulta d'anotacions de registre d'administrador apareix bloquejat el camp bústia del filtre </text:p>
        </text:list-item>
        <text:list-item>
          <text:p text:style-name="P976"><text:a xlink:type="simple" xlink:href="https://github.com/GovernIB/distribucio/issues/183" text:style-name="Internet_20_link" text:visited-style-name="Visited_20_Internet_20_Link">#183</text:a><text:span text:style-name="T198"> </text:span>Recordar la posició en el llistat si es produeix un error </text:p>
        </text:list-item>
        <text:list-item>
          <text:p text:style-name="P976"><text:a xlink:type="simple" xlink:href="https://github.com/GovernIB/distribucio/issues/188" text:style-name="Internet_20_link" text:visited-style-name="Visited_20_Internet_20_Link">#188</text:a><text:span text:style-name="T198"> </text:span>Alineació de l'icona de mail cap a l'esquerra </text:p>
        </text:list-item>
        <text:list-item>
          <text:p text:style-name="P976"><text:a xlink:type="simple" xlink:href="https://github.com/GovernIB/distribucio/issues/176" text:style-name="Internet_20_link" text:visited-style-name="Visited_20_Internet_20_Link">#176</text:a><text:span text:style-name="T198"> </text:span>Traducció de literals del paginador </text:p>
        </text:list-item>
        <text:list-item>
          <text:p text:style-name="P983"><text:a xlink:type="simple" xlink:href="https://github.com/GovernIB/distribucio/issues/178" text:style-name="Internet_20_link" text:visited-style-name="Visited_20_Internet_20_Link">#178</text:a><text:span text:style-name="T198"> </text:span>Eliminar els espais als filtres del Localitzador d'anotacions de registre </text:p>
        </text:list-item>
        <text:list-item>
          <text:p text:style-name="P977"><text:a xlink:type="simple" xlink:href="https://github.com/GovernIB/distribucio/issues/177" text:style-name="Internet_20_link" text:visited-style-name="Visited_20_Internet_20_Link">#177</text:a><text:span text:style-name="T197"> </text:span>Afegir filtres a la gestió d'unitats organitzatives</text:p>
        </text:list-item>
      </text:list>
      <text:p text:style-name="P521">Errors:</text:p>
      <text:p text:style-name="P42"/>
      <text:list xml:id="list132503838613992" text:continue-list="list132504406146299" text:style-name="L22">
        <text:list-item>
          <text:p text:style-name="P887"><text:a xlink:type="simple" xlink:href="https://github.com/GovernIB/distribucio/issues/202" text:style-name="Internet_20_link" text:visited-style-name="Visited_20_Internet_20_Link">#202</text:a><text:span text:style-name="T195"> </text:span>L'estat d'error no es visualitza correctament al seguiment d'integracions</text:p>
        </text:list-item>
        <text:list-item>
          <text:p text:style-name="P888"><text:a xlink:type="simple" xlink:href="https://github.com/GovernIB/distribucio/issues/215" text:style-name="Internet_20_link" text:visited-style-name="Visited_20_Internet_20_Link">#215</text:a><text:span text:style-name="T198"> </text:span>Error consulta avisos actius a PostgreSQL </text:p>
        </text:list-item>
        <text:list-item>
          <text:p text:style-name="P888"><text:a xlink:type="simple" xlink:href="https://github.com/GovernIB/distribucio/issues/191" text:style-name="Internet_20_link" text:visited-style-name="Visited_20_Internet_20_Link">#191</text:a><text:span text:style-name="T198"> </text:span>Revisar l'accés a Distribucio quan hi ha sessions amb altres aplicacions </text:p>
        </text:list-item>
        <text:list-item>
          <text:p text:style-name="P888"><text:a xlink:type="simple" xlink:href="https://github.com/GovernIB/distribucio/issues/201" text:style-name="Internet_20_link" text:visited-style-name="Visited_20_Internet_20_Link">#201</text:a><text:span text:style-name="T198"> </text:span>Evitar errors de tipus "Local address contains control or whitespace in string" </text:p>
        </text:list-item>
        <text:list-item>
          <text:p text:style-name="P888"><text:a xlink:type="simple" xlink:href="https://github.com/GovernIB/distribucio/issues/209" text:style-name="Internet_20_link" text:visited-style-name="Visited_20_Internet_20_Link">#209</text:a><text:span text:style-name="T198"> </text:span>Duplicate child name not allowed </text:p>
        </text:list-item>
        <text:list-item>
          <text:p text:style-name="P888"><text:a xlink:type="simple" xlink:href="https://github.com/GovernIB/distribucio/issues/187" text:style-name="Internet_20_link" text:visited-style-name="Visited_20_Internet_20_Link">#187</text:a><text:span text:style-name="T198"> </text:span>Actualitzar llibreria de datatables a versió 1.10+ </text:p>
        </text:list-item>
        <text:list-item>
          <text:p text:style-name="P888"><text:a xlink:type="simple" xlink:href="https://github.com/GovernIB/distribucio/issues/198" text:style-name="Internet_20_link" text:visited-style-name="Visited_20_Internet_20_Link">#198</text:a><text:span text:style-name="T198"> </text:span>Revisar si és necessari guardar la informació del justificant a la taula d'annexos </text:p>
        </text:list-item>
        <text:list-item>
          <text:p text:style-name="P888"><text:a xlink:type="simple" xlink:href="https://github.com/GovernIB/distribucio/issues/192" text:style-name="Internet_20_link" text:visited-style-name="Visited_20_Internet_20_Link">#192</text:a><text:span text:style-name="T198"> </text:span>Copiar detall de les firmes quan es reenviï una anotació amb còpia a una altra bústia </text:p>
        </text:list-item>
        <text:list-item>
          <text:p text:style-name="P888"><text:a xlink:type="simple" xlink:href="https://github.com/GovernIB/distribucio/issues/205" text:style-name="Internet_20_link" text:visited-style-name="Visited_20_Internet_20_Link">#205</text:a><text:span text:style-name="T198"> </text:span>Revisar java.lang.NullPointerException </text:p>
        </text:list-item>
        <text:list-item>
          <text:p text:style-name="P888"><text:a xlink:type="simple" xlink:href="https://github.com/GovernIB/distribucio/issues/208" text:style-name="Internet_20_link" text:visited-style-name="Visited_20_Internet_20_Link">#208</text:a><text:span text:style-name="T198"> </text:span>Error en els scripts de creació de l'esquema de BBDD per PostgreSQL </text:p>
        </text:list-item>
        <text:list-item>
          <text:p text:style-name="P888"><text:a xlink:type="simple" xlink:href="https://github.com/GovernIB/distribucio/issues/204" text:style-name="Internet_20_link" text:visited-style-name="Visited_20_Internet_20_Link">#204</text:a><text:span text:style-name="T198"> </text:span>No es pot reintentar el processament d'una anotació després d'un proxy error </text:p>
        </text:list-item>
        <text:list-item>
          <text:p text:style-name="P888"><text:a xlink:type="simple" xlink:href="https://github.com/GovernIB/distribucio/issues/185" text:style-name="Internet_20_link" text:visited-style-name="Visited_20_Internet_20_Link">#185</text:a><text:span text:style-name="T198"> </text:span>Treure el literal no traduït "Destinataris: " i destinataris repetits del log d'accions quan s'envia via email </text:p>
        </text:list-item>
        <text:list-item>
          <text:p text:style-name="P888"><text:a xlink:type="simple" xlink:href="https://github.com/GovernIB/distribucio/issues/199" text:style-name="Internet_20_link" text:visited-style-name="Visited_20_Internet_20_Link">#199</text:a><text:span text:style-name="T198"> </text:span>Errada al manual d'integració </text:p>
        </text:list-item>
        <text:list-item>
          <text:p text:style-name="P888"><text:a xlink:type="simple" xlink:href="https://github.com/GovernIB/distribucio/issues/197" text:style-name="Internet_20_link" text:visited-style-name="Visited_20_Internet_20_Link">#197</text:a><text:span text:style-name="T198"> </text:span>Investigar excepció "Caller unauthorized" </text:p>
        </text:list-item>
        <text:list-item>
          <text:p text:style-name="P888"><text:a xlink:type="simple" xlink:href="https://github.com/GovernIB/distribucio/issues/200" text:style-name="Internet_20_link" text:visited-style-name="Visited_20_Internet_20_Link">#200</text:a><text:span text:style-name="T198"> </text:span>Error accedint a l'arbre de bústies </text:p>
        </text:list-item>
        <text:list-item>
          <text:p text:style-name="P888"><text:a xlink:type="simple" xlink:href="https://github.com/GovernIB/distribucio/issues/195" text:style-name="Internet_20_link" text:visited-style-name="Visited_20_Internet_20_Link">#195</text:a><text:span text:style-name="T198"> </text:span>Investigar excepció ""java.lang.IllegalStateException: No puedo limpiar el búfer..." </text:p>
        </text:list-item>
        <text:list-item>
          <text:p text:style-name="P888"><text:a xlink:type="simple" xlink:href="https://github.com/GovernIB/distribucio/issues/181" text:style-name="Internet_20_link" text:visited-style-name="Visited_20_Internet_20_Link">#181</text:a><text:span text:style-name="T198"> </text:span>Revisar els rols de les bústies sense codi dir3 </text:p>
        </text:list-item>
        <text:list-item>
          <text:p text:style-name="P888"><text:a xlink:type="simple" xlink:href="https://github.com/GovernIB/distribucio/issues/174" text:style-name="Internet_20_link" text:visited-style-name="Visited_20_Internet_20_Link">#174</text:a><text:span text:style-name="T198"> </text:span>Revisar la paginació de monitoritzar Integracions </text:p>
        </text:list-item>
        <text:list-item>
          <text:p text:style-name="P889"><text:a xlink:type="simple" xlink:href="https://github.com/GovernIB/distribucio/issues/216" text:style-name="Internet_20_link" text:visited-style-name="Visited_20_Internet_20_Link">#216</text:a><text:span text:style-name="T200"> </text:span>Error javax.ejb.EJBAccessException: Invalid User</text:p>
        </text:list-item>
        <text:list-item>
          <text:p text:style-name="P889"><text:a xlink:type="simple" xlink:href="https://github.com/GovernIB/distribucio/issues/217" text:style-name="Internet_20_link" text:visited-style-name="Visited_20_Internet_20_Link">#217</text:a><text:span text:style-name="T200"> </text:span>Error marcant les bústies innactives a l'arbre d'administració de bústies </text:p>
        </text:list-item>
        <text:list-item>
          <text:p text:style-name="P889"><text:a xlink:type="simple" xlink:href="https://github.com/GovernIB/distribucio/issues/218" text:style-name="Internet_20_link" text:visited-style-name="Visited_20_Internet_20_Link">#218</text:a><text:span text:style-name="T200"> </text:span>Error en la llibreria distribucio-backoffcie-utils per incorporar informació de l'annex </text:p>
        </text:list-item>
      </text:list>
      <text:p text:style-name="P303"/>
      <text:p text:style-name="P106">Base de dades:<text:span text:style-name="T5"> </text:span></text:p>
      <text:list xml:id="list2435624027" text:style-name="L37">
        <text:list-header>
          <text:p text:style-name="P943"/>
        </text:list-header>
      </text:list>
      <text:list xml:id="list132504358278524" text:continue-list="list477964331" text:style-name="L28">
        <text:list-item>
          <text:list>
            <text:list-item>
              <text:p text:style-name="P926"><text:soft-page-break/><text:a xlink:type="simple" xlink:href="https://github.com/GovernIB/distribucio/blob/dis-0.9/scripts/bbdd/1.0/oracle/updates/distribucio_update_0.9.29.sql" text:style-name="Internet_20_link" text:visited-style-name="Visited_20_Internet_20_Link"><text:span text:style-name="T199">distribucio_update_0.9.29.sql</text:span></text:a><text:span text:style-name="T199">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61">NULL</text:span><text:span text:style-name="T34">,</text:span></text:p>
            <text:p text:style-name="P465"><text:span text:style-name="T34"><text:s text:c="4"/>CONT_LOG_ID NUMBER(19) </text:span><text:span text:style-name="T65">NOT</text:span><text:span text:style-name="T34"> </text:span><text:span text:style-name="T161">NULL</text:span><text:span text:style-name="T34">,</text:span></text:p>
            <text:p text:style-name="P465"><text:span text:style-name="T34"><text:s text:c="4"/>NUMERO NUMBER(19) </text:span><text:span text:style-name="T65">NOT</text:span><text:span text:style-name="T34"> </text:span><text:span text:style-name="T161">NULL</text:span><text:span text:style-name="T34">,</text:span></text:p>
            <text:p text:style-name="P465"><text:span text:style-name="T34"><text:s text:c="4"/>VALOR VARCHAR2(256) </text:span><text:span text:style-name="T65">NOT</text:span><text:span text:style-name="T34"> </text:span><text:span text:style-name="T161">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201">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1">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201">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1">NULL</text:span></text:p>
            <text:p text:style-name="P222">);</text:p>
          </table:table-cell>
        </table:table-row>
      </table:table>
      <text:p text:style-name="P107"/>
      <text:p text:style-name="P106"/>
      <text:p text:style-name="P42"><text:span text:style-name="T6">Propietats globals</text:span>: </text:p>
      <text:list xml:id="list3329919661" text:style-name="L38">
        <text:list-item>
          <text:p text:style-name="P859">Sense canvis</text:p>
        </text:list-item>
      </text:list>
      <text:p text:style-name="P447"/>
      <text:p text:style-name="P166"><text:soft-page-break/>Altres: </text:p>
      <text:list xml:id="list132502966760602" text:continue-list="list132504174116878" text:style-name="L31">
        <text:list-item>
          <text:p text:style-name="P959"><text:span text:style-name="T188">Nova versió 0.9.29 de la llibreria de </text:span><text:span text:style-name="T17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4"><text:span text:style-name="T15">A</text:span><text:span text:style-name="T11">ssegurar que està definida la propietat </text:span><text:span text:style-name="T169">es.caib.distribucio.default.user.language</text:span><text:span text:style-name="T11"> al fitxer de propietats per evitar errors amb nous usuaris.</text:span></text:p>
        </text:list-item>
      </text:list>
      <text:p text:style-name="P483"/>
      <text:p text:style-name="P483"/>
      <text:list xml:id="list132504115013227" text:continue-list="list132504716891770" text:style-name="Outline">
        <text:list-item>
          <text:list>
            <text:list-header>
              <text:h text:style-name="P763" text:outline-level="2" text:is-list-header="true"><text:bookmark-start text:name="__RefHeading___Toc90703_2906097068"/><text:span text:style-name="T166">Versió 0.9.</text:span><text:span text:style-name="T88">30 </text:span><text:span text:style-name="T89">Metadades de digitalització i altres millores. Correccions errors PostgreSQL </text:span><text:bookmark-end text:name="__RefHeading___Toc90703_2906097068"/></text:h>
            </text:list-header>
          </text:list>
        </text:list-item>
      </text:list>
      <text:p text:style-name="P357">Data: <text:span text:style-name="T187">10</text:span>/0<text:span text:style-name="T202">7</text:span>/2020<text:span text:style-name="T194"> 15:00h</text:span></text:p>
      <text:p text:style-name="P357"/>
      <text:p text:style-name="P413">Resum: <text:span text:style-name="T20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132503369799186" text:continue-list="list4069798071" text:style-name="L36">
        <text:list-item>
          <text:p text:style-name="P978"><text:a xlink:type="simple" xlink:href="https://github.com/GovernIB/distribucio/issues/230" text:style-name="Internet_20_link" text:visited-style-name="Visited_20_Internet_20_Link">#230</text:a> Adaptar el plugin d'Arxiu per poder guardar al sistema de fitxers</text:p>
        </text:list-item>
        <text:list-item>
          <text:p text:style-name="P9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78"><text:a xlink:type="simple" xlink:href="https://github.com/GovernIB/distribucio/issues/211" text:style-name="Internet_20_link" text:visited-style-name="Visited_20_Internet_20_Link">#211</text:a> Afegir manual d'usuari</text:p>
        </text:list-item>
        <text:list-item>
          <text:p text:style-name="P9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1"><text:a xlink:type="simple" xlink:href="https://github.com/GovernIB/distribucio/issues/223" text:style-name="Internet_20_link" text:visited-style-name="Visited_20_Internet_20_Link"><text:span text:style-name="T195">#223</text:span></text:a><text:span text:style-name="T195"> Acció detalls per defecte</text:span></text:p>
        </text:list-item>
        <text:list-item>
          <text:p text:style-name="P9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78"><text:a xlink:type="simple" xlink:href="https://github.com/GovernIB/distribucio/issues/182" text:style-name="Internet_20_link" text:visited-style-name="Visited_20_Internet_20_Link">#182</text:a> Afegir monitor per les mètriques</text:p>
        </text:list-item>
        <text:list-item>
          <text:p text:style-name="P978"><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2248471930" text:style-name="L39">
        <text:list-item>
          <text:p text:style-name="P8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1"><text:a xlink:type="simple" xlink:href="https://github.com/GovernIB/distribucio/issues/229" text:style-name="Internet_20_link" text:visited-style-name="Visited_20_Internet_20_Link">#229</text:a> Investigar per què ha fallat un script de migració de dades</text:p>
        </text:list-item>
        <text:list-item>
          <text:p text:style-name="P891"><text:a xlink:type="simple" xlink:href="https://github.com/GovernIB/distribucio/issues/219" text:style-name="Internet_20_link" text:visited-style-name="Visited_20_Internet_20_Link">#219</text:a> Eliminar Wa<text:span text:style-name="T203">r</text:span>nings de Maven</text:p>
        </text:list-item>
        <text:list-item>
          <text:p text:style-name="P891"><text:a xlink:type="simple" xlink:href="https://github.com/GovernIB/distribucio/issues/227" text:style-name="Internet_20_link" text:visited-style-name="Visited_20_Internet_20_Link">#227</text:a><text:span text:style-name="T203"> </text:span>Revisar scripts de BBDD per a que la seqüència utilitzada sigui DIS_HIBERNATE_SEQ</text:p>
        </text:list-item>
        <text:list-item>
          <text:p text:style-name="P8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1"><text:a xlink:type="simple" xlink:href="https://github.com/GovernIB/distribucio/issues/226" text:style-name="Internet_20_link" text:visited-style-name="Visited_20_Internet_20_Link">#226</text:a><text:span text:style-name="T203"> </text:span>Errors diversos de Distribucio amb BBDD Postgres</text:p>
        </text:list-item>
      </text:list>
      <text:p text:style-name="P304"/>
      <text:p text:style-name="P108">Base de dades:<text:span text:style-name="T5"> </text:span></text:p>
      <text:list xml:id="list2549276623" text:style-name="L40">
        <text:list-item>
          <text:p text:style-name="P944">Script per afegir nou camp per guardar noves metadades de digitalització en format JSON i per modificar el tipus de tots dels VARCHAR2 que s'han creat amb tipus per defecte BYTE.</text:p>
        </text:list-item>
      </text:list>
      <text:list xml:id="list1091836452" text:style-name="L41">
        <text:list-item>
          <text:list>
            <text:list-item>
              <text:p text:style-name="P927"><text:a xlink:type="simple" xlink:href="https://github.com/GovernIB/distribucio/blob/dis-0.9/scripts/bbdd/1.0/oracle/updates/distribucio_update_0.9.30.sql" text:style-name="Internet_20_link" text:visited-style-name="Visited_20_Internet_20_Link"><text:span text:style-name="T199">distribucio_update_0.9.30.sql</text:span></text:a><text:span text:style-name="T199">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663524654" text:style-name="L42">
        <text:list-item>
          <text:p text:style-name="P985">En cas de voler utilitzar el plugin de filesystem d'Arxiu en comptes de l'Arxiu de la CAIB s'han de configurar les següents propietats.</text:p>
        </text:list-item>
      </text:list>
      <text:list xml:id="list2970885987" text:style-name="L43">
        <text:list-header>
          <text:p text:style-name="P844"/>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32504966221566" text:continue-numbering="true" text:style-name="L43">
        <text:list-header>
          <text:p text:style-name="P860"/>
        </text:list-header>
      </text:list>
      <text:p text:style-name="P484"/>
      <text:p text:style-name="P484"/>
      <text:list xml:id="list132504736162473" text:continue-list="list132504115013227" text:style-name="Outline">
        <text:list-item>
          <text:list>
            <text:list-header>
              <text:h text:style-name="P764" text:outline-level="2" text:is-list-header="true"><text:bookmark-start text:name="__RefHeading___Toc104146_3965979134"/><text:span text:style-name="T166">Versió 0.9.</text:span><text:span text:style-name="T88">31 </text:span><text:span text:style-name="T89">M</text:span><text:span text:style-name="T90">illora de regles</text:span><text:span text:style-name="T89"> i altres millores. </text:span><text:bookmark-end text:name="__RefHeading___Toc104146_3965979134"/></text:h>
            </text:list-header>
          </text:list>
        </text:list-item>
      </text:list>
      <text:p text:style-name="P359">Data: <text:span text:style-name="T187">25</text:span>/<text:span text:style-name="T204">11</text:span>/2020<text:span text:style-name="T194"> 15:00h</text:span></text:p>
      <text:p text:style-name="P359"/>
      <text:p text:style-name="P415">Resum: Millora de regles, actualitza<text:span text:style-name="T205">ció</text:span> ma<text:span text:style-name="T205">n</text:span>ual d'usuari, revisar anotacions al log<text:span text:style-name="T205">s</text:span>.<text:span text:style-name="T207"> Actualització de la referència al plugin Arxiu CAIB de la 2.0.5 a la 2.0.7.1.</text:span></text:p>
      <text:p text:style-name="P359"/>
      <text:p text:style-name="P524">Canvis i millores:</text:p>
      <text:list xml:id="list763850036" text:style-name="L44">
        <text:list-item>
          <text:p text:style-name="P982"><text:a xlink:type="simple" xlink:href="https://github.com/GovernIB/distribucio/issues/159" text:style-name="Internet_20_link" text:visited-style-name="Visited_20_Internet_20_Link">#159</text:a>: Millora de regles. Regles enca<text:span text:style-name="T205">d</text:span>e<text:span text:style-name="T205">n</text:span>ades</text:p>
        </text:list-item>
        <text:list-item>
          <text:p text:style-name="P982"><text:a xlink:type="simple" xlink:href="https://github.com/GovernIB/distribucio/issues/236" text:style-name="Internet_20_link" text:visited-style-name="Visited_20_Internet_20_Link">#236</text:a>: Millora de regles. Nou tipus de regla "reenviar a UO"</text:p>
        </text:list-item>
        <text:list-item>
          <text:p text:style-name="P982"><text:a xlink:type="simple" xlink:href="https://github.com/GovernIB/distribucio/issues/237" text:style-name="Internet_20_link" text:visited-style-name="Visited_20_Internet_20_Link">#237</text:a>: Millora de regles. Modificar definició de la regla</text:p>
        </text:list-item>
        <text:list-item>
          <text:p text:style-name="P9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2"><text:a xlink:type="simple" xlink:href="https://github.com/GovernIB/distribucio/issues/235" text:style-name="Internet_20_link" text:visited-style-name="Visited_20_Internet_20_Link">#235</text:a>: Millora de regles. Manteniment de backoffices</text:p>
        </text:list-item>
        <text:list-item>
          <text:p text:style-name="P982"><text:a xlink:type="simple" xlink:href="https://github.com/GovernIB/distribucio/issues/193" text:style-name="Internet_20_link" text:visited-style-name="Visited_20_Internet_20_Link">#193</text:a>: Actualitzar manual d'usuari</text:p>
        </text:list-item>
        <text:list-item>
          <text:p text:style-name="P982"><text:a xlink:type="simple" xlink:href="https://github.com/GovernIB/distribucio/issues/231" text:style-name="Internet_20_link" text:visited-style-name="Visited_20_Internet_20_Link">#231</text:a>: Revisar anotacions al log</text:p>
        </text:list-item>
        <text:list-item>
          <text:p text:style-name="P982"><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3401596556" text:style-name="L45">
        <text:list-item>
          <text:p text:style-name="P892"><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1148950089" text:style-name="L46">
        <text:list-item>
          <text:p text:style-name="P945">Script per afegir nous camps de regles i nova taula de backoffice per millorar funcionalitat de regles.<text:span text:style-name="T207"> </text:span><text:span text:style-name="T208">Atenció!:</text:span><text:span text:style-name="T210"> S'ha de posar un codi d'usuari que existeixi en la inserció de registres en la taula DIS_BACKOFFICE.</text:span></text:p>
        </text:list-item>
      </text:list>
      <text:list xml:id="list3129317360" text:style-name="L47">
        <text:list-item>
          <text:list>
            <text:list-item>
              <text:p text:style-name="P928"><text:a xlink:type="simple" xlink:href="https://github.com/GovernIB/distribucio/blob/dis-0.9/scripts/bbdd/1.0/oracle/updates/distribucio_update_0.9.31.sql" text:style-name="Internet_20_link" text:visited-style-name="Visited_20_Internet_20_Link"><text:span text:style-name="T199">distribucio_update_0.9.31.sql</text:span></text:a><text:span text:style-name="T199">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61">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61">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61">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61">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61">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61">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11">INSERT</text:span><text:span text:style-name="T34"> </text:span><text:span text:style-name="T211">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11">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3">'u81599'</text:span><text:span text:style-name="T34">, </text:span><text:span text:style-name="T214">-- CREATEDBY_CODI: ! posar un codi d'usuari que existeixi</text:span></text:p>
            <text:p text:style-name="P468"><text:span text:style-name="T34"><text:tab/> <text:s text:c="3"/></text:span><text:span text:style-name="T211">SYSDATE</text:span></text:p>
            <text:p text:style-name="P468"><text:span text:style-name="T34"><text:tab/></text:span><text:span text:style-name="T211">FROM</text:span><text:span text:style-name="T34"> (</text:span></text:p>
            <text:p text:style-name="P468"><text:span text:style-name="T34"><text:tab/><text:tab/></text:span><text:span text:style-name="T211">SELECT</text:span><text:span text:style-name="T34"> </text:span><text:span text:style-name="T211">DISTINCT</text:span></text:p>
            <text:p text:style-name="P468"><text:span text:style-name="T34"><text:tab/><text:tab/> <text:s text:c="3"/></text:span><text:span text:style-name="T215">NVL</text:span><text:span text:style-name="T34">(r.TIPUS_BACKOFFICE, </text:span><text:span text:style-name="T213">'DISTRIBUCIO'</text:span><text:span text:style-name="T34">) TIPUS ,</text:span></text:p>
            <text:p text:style-name="P468"><text:span text:style-name="T34"><text:tab/><text:tab/> <text:s text:c="3"/></text:span><text:span text:style-name="T215">NVL</text:span><text:span text:style-name="T34">(r.BACKOFFICE_CODI, </text:span><text:span text:style-name="T213">'Backoffice_'</text:span><text:span text:style-name="T34">||rownum) CODI,</text:span></text:p>
            <text:p text:style-name="P468"><text:span text:style-name="T34"><text:tab/><text:tab/> <text:s text:c="3"/></text:span><text:span text:style-name="T215">NVL</text:span><text:span text:style-name="T34">(URL, </text:span><text:span text:style-name="T213">'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11">FROM</text:span><text:span text:style-name="T34"> DIS_REGLA r</text:span></text:p>
            <text:p text:style-name="P468"><text:span text:style-name="T34"><text:tab/><text:tab/></text:span><text:span text:style-name="T211">WHERE</text:span><text:span text:style-name="T34"> r.TIPUS = </text:span><text:span text:style-name="T213">'BACKOFFICE'</text:span></text:p>
            <text:p text:style-name="P227"><text:tab/>)</text:p>
            <text:p text:style-name="P468"><text:span text:style-name="T34">)</text:span><text:span text:style-name="T218">;</text:span></text:p>
            <text:p text:style-name="P668"/>
            <text:p text:style-name="P675">-- 2 Actualitza la referència de les regles tipus bakcoffice amb el registre que li toqui</text:p>
            <text:p text:style-name="P468"><text:span text:style-name="T211">UPDATE</text:span><text:span text:style-name="T34"> DIS_REGLA r </text:span><text:span text:style-name="T211">SET</text:span><text:span text:style-name="T34"> BACKOFFICE_DESTI_ID = </text:span></text:p>
            <text:p text:style-name="P227">( </text:p>
            <text:p text:style-name="P468"><text:span text:style-name="T34"><text:tab/></text:span><text:span text:style-name="T211">SELECT</text:span><text:span text:style-name="T34"> ID </text:span></text:p>
            <text:p text:style-name="P468"><text:span text:style-name="T34"><text:tab/></text:span><text:span text:style-name="T211">FROM</text:span><text:span text:style-name="T34"> DIS_BACKOFFICE b</text:span></text:p>
            <text:p text:style-name="P468"><text:span text:style-name="T34"><text:tab/></text:span><text:span text:style-name="T211">WHERE</text:span><text:span text:style-name="T34"> ROWNUM = </text:span><text:span text:style-name="T179">1</text:span></text:p>
            <text:p text:style-name="P468"><text:span text:style-name="T34"><text:tab/> <text:tab/></text:span><text:span text:style-name="T211">AND</text:span><text:span text:style-name="T34"> r.TIPUS_BACKOFFICE = b.TIPUS </text:span></text:p>
            <text:p text:style-name="P468"><text:span text:style-name="T34"><text:tab/> <text:tab/></text:span><text:span text:style-name="T211">AND</text:span><text:span text:style-name="T34"> (r.BACKOFFICE_CODI = b.CODI)</text:span></text:p>
            <text:p text:style-name="P468"><text:span text:style-name="T34"><text:tab/> <text:tab/></text:span><text:span text:style-name="T211">AND</text:span><text:span text:style-name="T34"> r.URL = b.URL </text:span></text:p>
            <text:p text:style-name="P468"><text:span text:style-name="T34"><text:tab/> <text:tab/></text:span><text:span text:style-name="T211">AND</text:span><text:span text:style-name="T34"> r.ENTITAT_ID = b.ENTITAT_ID</text:span></text:p>
            <text:p text:style-name="P468"><text:span text:style-name="T34"><text:tab/> <text:tab/></text:span><text:span text:style-name="T211">AND</text:span><text:span text:style-name="T34"> ((r.USUARI = b.USUARI ) </text:span><text:span text:style-name="T211">OR</text:span><text:span text:style-name="T34"> (r.USUARI </text:span><text:span text:style-name="T211">IS</text:span><text:span text:style-name="T34"> </text:span><text:span text:style-name="T211">NULL</text:span><text:span text:style-name="T34"> </text:span><text:span text:style-name="T211">AND</text:span><text:span text:style-name="T34"> b.USUARI </text:span><text:span text:style-name="T211">IS</text:span><text:span text:style-name="T34"> </text:span><text:span text:style-name="T211">NULL</text:span><text:span text:style-name="T34">))</text:span></text:p>
            <text:p text:style-name="P468"><text:span text:style-name="T34"><text:tab/> <text:tab/></text:span><text:span text:style-name="T211">AND</text:span><text:span text:style-name="T34"> ((r.CONTRASENYA = b.CONTRASENYA <text:s/>) </text:span><text:span text:style-name="T211">OR</text:span><text:span text:style-name="T34"> (r.CONTRASENYA </text:span><text:span text:style-name="T211">IS</text:span><text:span text:style-name="T34"> </text:span><text:span text:style-name="T211">NULL</text:span><text:span text:style-name="T34"> </text:span><text:span text:style-name="T211">AND</text:span><text:span text:style-name="T34"> b.CONTRASENYA </text:span><text:span text:style-name="T211">IS</text:span><text:span text:style-name="T34"> </text:span><text:span text:style-name="T211">NULL</text:span><text:span text:style-name="T34">))</text:span></text:p>
            <text:p text:style-name="P468"><text:span text:style-name="T34"><text:tab/> <text:tab/></text:span><text:span text:style-name="T211">AND</text:span><text:span text:style-name="T34"> ((r.INTENTS = b.INTENTS <text:s/>) </text:span><text:span text:style-name="T211">OR</text:span><text:span text:style-name="T34"> (r.INTENTS </text:span><text:span text:style-name="T211">IS</text:span><text:span text:style-name="T34"> </text:span><text:span text:style-name="T211">NULL</text:span><text:span text:style-name="T34"> </text:span><text:span text:style-name="T211">AND</text:span><text:span text:style-name="T34"> b.INTENTS </text:span><text:span text:style-name="T211">IS</text:span><text:span text:style-name="T34"> </text:span><text:span text:style-name="T211">NULL</text:span><text:span text:style-name="T34">))</text:span></text:p>
            <text:p text:style-name="P468"><text:span text:style-name="T34"><text:tab/> <text:tab/></text:span><text:span text:style-name="T211">AND</text:span><text:span text:style-name="T34"> ((r.TEMPS_ENTRE_INTENTS = b.TEMPS_ENTRE_INTENTS <text:s/>) </text:span><text:span text:style-name="T211">OR</text:span><text:span text:style-name="T34"> (r.TEMPS_ENTRE_INTENTS </text:span><text:span text:style-name="T211">IS</text:span><text:span text:style-name="T34"> </text:span><text:span text:style-name="T211">NULL</text:span><text:span text:style-name="T34"> </text:span><text:span text:style-name="T211">AND</text:span><text:span text:style-name="T34"> b.TEMPS_ENTRE_INTENTS </text:span><text:span text:style-name="T211">IS</text:span><text:span text:style-name="T34"> </text:span><text:span text:style-name="T211">NULL</text:span><text:span text:style-name="T34">))</text:span></text:p>
            <text:p text:style-name="P227">)</text:p>
            <text:p text:style-name="P227"><text:span text:style-name="T212">WHERE</text:span> R.BACKOFFICE_CODI <text:span text:style-name="T212">IS</text:span> <text:span text:style-name="T212">NOT</text:span> <text:span text:style-name="T212">NULL</text:span><text:span text:style-name="T217">;</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1324964386" text:style-name="L48">
        <text:list-item>
          <text:p text:style-name="P906">Sense canvis</text:p>
        </text:list-item>
      </text:list>
      <text:p text:style-name="P486"/>
      <text:list xml:id="list132504611061088" text:continue-list="list132504736162473" text:style-name="Outline">
        <text:list-item>
          <text:list>
            <text:list-header>
              <text:h text:style-name="P765" text:outline-level="2" text:is-list-header="true"><text:bookmark-start text:name="__RefHeading___Toc387429_3965979134"/><text:span text:style-name="T166">Versió 0.9.</text:span><text:span text:style-name="T88">3</text:span><text:span text:style-name="T91">2</text:span><text:span text:style-name="T88"> </text:span><text:span text:style-name="T92">Millores visuals</text:span><text:span text:style-name="T89">. </text:span><text:bookmark-end text:name="__RefHeading___Toc387429_3965979134"/></text:h>
            </text:list-header>
          </text:list>
        </text:list-item>
      </text:list>
      <text:p text:style-name="P358">Data: 2020.12.0<text:span text:style-name="T220">3</text:span> 15:00h</text:p>
      <text:p text:style-name="P358"/>
      <text:p text:style-name="P414">Resum: <text:span text:style-name="T206">M</text:span>illores visuals<text:span text:style-name="T219"> i botons d'accions i navegació en el detall de les anotacions.</text:span></text:p>
      <text:p text:style-name="P358"/>
      <text:p text:style-name="P523">Canvis i millores:</text:p>
      <text:list xml:id="list132505001477135" text:continue-list="list132503369799186" text:style-name="L36">
        <text:list-item>
          <text:p text:style-name="P979"><text:a xlink:type="simple" xlink:href="https://github.com/GovernIB/distribucio/issues/242" text:style-name="Internet_20_link" text:visited-style-name="Visited_20_Internet_20_Link">#242</text:a>: Nova pestanya de resum als detalls d'una anotació</text:p>
        </text:list-item>
        <text:list-item>
          <text:p text:style-name="P979"><text:a xlink:type="simple" xlink:href="https://github.com/GovernIB/distribucio/issues/240" text:style-name="Internet_20_link" text:visited-style-name="Visited_20_Internet_20_Link">#240</text:a>: Navegació entre registres</text:p>
        </text:list-item>
        <text:list-item>
          <text:p text:style-name="P9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79"><text:a xlink:type="simple" xlink:href="https://github.com/GovernIB/distribucio/issues/239" text:style-name="Internet_20_link" text:visited-style-name="Visited_20_Internet_20_Link">#239</text:a>: Afegir accions en els detalls</text:p>
        </text:list-item>
        <text:list-item>
          <text:p text:style-name="P979"><text:a xlink:type="simple" xlink:href="https://github.com/GovernIB/distribucio/issues/247" text:style-name="Internet_20_link" text:visited-style-name="Visited_20_Internet_20_Link">#247</text:a>: Opció per descarregar tots els documents d'una anotació</text:p>
        </text:list-item>
        <text:list-item>
          <text:p text:style-name="P979"><text:a xlink:type="simple" xlink:href="https://github.com/GovernIB/distribucio/issues/244" text:style-name="Internet_20_link" text:visited-style-name="Visited_20_Internet_20_Link">#244</text:a>: Poder filtrar dins del desplegable de bústies i que surtin ordenades</text:p>
          <text:p text:style-name="P979"/>
        </text:list-item>
      </text:list>
      <text:p text:style-name="P523">Errors:</text:p>
      <text:list xml:id="list1431027561" text:style-name="L49">
        <text:list-item>
          <text:p text:style-name="P908"><text:a xlink:type="simple" xlink:href="https://github.com/GovernIB/distribucio/issues/238" text:style-name="Internet_20_link" text:visited-style-name="Visited_20_Internet_20_Link">#238</text:a>: Error obrint l'enllaç de comunicació de nova anotació</text:p>
        </text:list-item>
        <text:list-item>
          <text:p text:style-name="P9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09"><text:a xlink:type="simple" xlink:href="https://github.com/GovernIB/distribucio/issues/257" text:style-name="Internet_20_link" text:visited-style-name="Visited_20_Internet_20_Link">#257</text:a><text:span text:style-name="T220"> </text:span>Error sincronitzant canvi de noms d'unitats orgániques amb el DIR3 </text:p>
        </text:list-item>
      </text:list>
      <text:p text:style-name="P487"/>
      <text:p text:style-name="P491">Base de dades:<text:span text:style-name="T5"> </text:span></text:p>
      <text:list xml:id="list3373496562" text:style-name="L50">
        <text:list-item>
          <text:p text:style-name="P907">Sense canvis</text:p>
        </text:list-item>
      </text:list>
      <text:p text:style-name="P485"/>
      <text:p text:style-name="P44"><text:span text:style-name="T6">Propietats globals</text:span>: </text:p>
      <text:list xml:id="list132505121305935" text:continue-numbering="true" text:style-name="L50">
        <text:list-item>
          <text:p text:style-name="P907">Sense canvis</text:p>
        </text:list-item>
      </text:list>
      <text:list xml:id="list132504777170309" text:continue-list="list132504611061088" text:style-name="Outline">
        <text:list-item>
          <text:list>
            <text:list-header>
              <text:h text:style-name="P766" text:outline-level="2" text:is-list-header="true"><text:bookmark-start text:name="__RefHeading___Toc210152_2228722299"/><text:span text:style-name="T166">Versió 0.9.</text:span><text:span text:style-name="T93">32</text:span><text:span text:style-name="T85">.</text:span><text:span text:style-name="T93">1</text:span><text:span text:style-name="T81"> </text:span><text:span text:style-name="T82">C</text:span><text:span text:style-name="T85">orrecció e</text:span><text:span text:style-name="T86">rror d</text:span><text:span text:style-name="T93">escarrega</text:span><text:bookmark-end text:name="__RefHeading___Toc210152_2228722299"/></text:h>
            </text:list-header>
          </text:list>
        </text:list-item>
      </text:list>
      <text:p text:style-name="P360">Data: <text:span text:style-name="T221">13</text:span>/0<text:span text:style-name="T221">1</text:span>/202<text:span text:style-name="T221">1</text:span></text:p>
      <text:p text:style-name="P46"/>
      <text:list xml:id="list132505087063385" text:continue-list="list132503838613992" text:style-name="L22">
        <text:list-item>
          <text:p text:style-name="P890"><text:a xlink:type="simple" xlink:href="https://github.com/GovernIB/distribucio/issues/261" text:style-name="Internet_20_link" text:visited-style-name="Visited_20_Internet_20_Link"><text:span text:style-name="T221">#</text:span></text:a><text:a xlink:type="simple" xlink:href="https://github.com/GovernIB/distribucio/issues/261" text:style-name="Internet_20_link" text:visited-style-name="Visited_20_Internet_20_Link">261</text:a><text:span text:style-name="T193"> Problema amb la descàrrega dels fitxers de les anotacions de registre</text:span></text:p>
        </text:list-item>
      </text:list>
      <text:p text:style-name="P306"/>
      <text:p text:style-name="P110">Base de dades:<text:span text:style-name="T5"> </text:span></text:p>
      <text:list xml:id="list2492559582" text:style-name="L51">
        <text:list-item>
          <text:p text:style-name="P946">S<text:span text:style-name="T192">ense canvis</text:span></text:p>
        </text:list-item>
      </text:list>
      <text:p text:style-name="P110"/>
      <text:p text:style-name="P46"><text:soft-page-break/><text:span text:style-name="T6">Propietats globals</text:span>: </text:p>
      <text:list xml:id="list2302839656" text:style-name="L52">
        <text:list-item>
          <text:p text:style-name="P911">Sense canvis</text:p>
        </text:list-item>
      </text:list>
      <text:p text:style-name="P492"/>
      <text:list xml:id="list132504974001089" text:continue-list="list132504777170309" text:style-name="Outline">
        <text:list-item>
          <text:list>
            <text:list-header>
              <text:h text:style-name="P767" text:outline-level="2" text:is-list-header="true"><text:bookmark-start text:name="__RefHeading___Toc210154_2228722299"/><text:span text:style-name="T166">Versió 0.9.</text:span><text:span text:style-name="T93">3</text:span><text:span text:style-name="T94">3</text:span><text:span text:style-name="T81"> </text:span><text:span text:style-name="T95">No tancar modal, API firma simple i corre</text:span><text:span text:style-name="T97">c</text:span><text:span text:style-name="T95">ció errors d</text:span><text:span text:style-name="T96">escarregant annexos</text:span><text:bookmark-end text:name="__RefHeading___Toc210154_2228722299"/></text:h>
            </text:list-header>
          </text:list>
        </text:list-item>
      </text:list>
      <text:p text:style-name="P361">Data: <text:span text:style-name="T222">11</text:span>/0<text:span text:style-name="T221">2</text:span>/202<text:span text:style-name="T221">1 13:00h</text:span></text:p>
      <text:p text:style-name="P361"/>
      <text:p text:style-name="P362"><text:span text:style-name="T223">Resum: No tancar la modal després de realitzar accions. Canvi API firma. Permetre reenviar i marcar coma processades massivament. Altres millores i </text:span>correcció d'errors descarregant annexos i altres errors menors. <text:span text:style-name="T223">.</text:span></text:p>
      <text:p text:style-name="P361"/>
      <text:p text:style-name="P525">Canvis i millores:</text:p>
      <text:list xml:id="list132503359532492" text:continue-list="list132505001477135" text:style-name="L36">
        <text:list-item>
          <text:p text:style-name="P980"><text:a xlink:type="simple" xlink:href="https://github.com/GovernIB/distribucio/issues/264" text:style-name="Internet_20_link" text:visited-style-name="Visited_20_Internet_20_Link">#264</text:a> No sortir de la navegació quan es reenvia una anotació</text:p>
        </text:list-item>
        <text:list-item>
          <text:p text:style-name="P980"><text:a xlink:type="simple" xlink:href="https://github.com/GovernIB/distribucio/issues/241" text:style-name="Internet_20_link" text:visited-style-name="Visited_20_Internet_20_Link">#241</text:a> Posar un visor de documents per als annexos</text:p>
        </text:list-item>
        <text:list-item>
          <text:p text:style-name="P980"><text:a xlink:type="simple" xlink:href="https://github.com/GovernIB/distribucio/issues/243" text:style-name="Internet_20_link" text:visited-style-name="Visited_20_Internet_20_Link">#243</text:a> Canviar l'API de firma amb passarel·la per l'API de firma simple</text:p>
        </text:list-item>
        <text:list-item>
          <text:p text:style-name="P9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0"><text:a xlink:type="simple" xlink:href="https://github.com/GovernIB/distribucio/issues/266" text:style-name="Internet_20_link" text:visited-style-name="Visited_20_Internet_20_Link">#266</text:a> Afegir el remitent al contingut del correu</text:p>
        </text:list-item>
        <text:list-item>
          <text:p text:style-name="P9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0"><text:a xlink:type="simple" xlink:href="https://github.com/GovernIB/distribucio/issues/259" text:style-name="Internet_20_link" text:visited-style-name="Visited_20_Internet_20_Link">#259</text:a> Afegir accions de les anotacions als administradors</text:p>
        </text:list-item>
        <text:list-item>
          <text:p text:style-name="P9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0"/>
        </text:list-item>
      </text:list>
      <text:p text:style-name="P525">Errors:</text:p>
      <text:list xml:id="list1033485984" text:style-name="L53">
        <text:list-item>
          <text:p text:style-name="P9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7"><text:a xlink:type="simple" xlink:href="https://github.com/GovernIB/distribucio/issues/232" text:style-name="Internet_20_link" text:visited-style-name="Visited_20_Internet_20_Link">#232</text:a>: Error descarregant annex pendent de guardar-se a l'Arxiu</text:p>
        </text:list-item>
        <text:list-item>
          <text:p text:style-name="P98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1861799945" text:style-name="L54">
        <text:list-item>
          <text:p text:style-name="P947">S<text:span text:style-name="T192">ense canvis</text:span></text:p>
        </text:list-item>
      </text:list>
      <text:p text:style-name="P111"/>
      <text:p text:style-name="P47"><text:span text:style-name="T6">Propietats globals</text:span>: </text:p>
      <text:list xml:id="list578798005" text:style-name="L55">
        <text:list-item>
          <text:p text:style-name="P992">Per tal d'emprar l'API de firma simple s'ha de canviar la configuració del plugin de signatura i afegir propietats d'autenticació.</text:p>
        </text:list-item>
        <text:list-item>
          <text:p text:style-name="P992">Per poder filtrar l'arbre d'unitats al reenviament s'ha afegit una propietat opcional.</text:p>
        </text:list-item>
      </text:list>
      <text:list xml:id="list132503806198579" text:continue-list="list663524654" text:style-name="L42">
        <text:list-header>
          <text:p text:style-name="P845"/>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32504251489532" text:continue-list="list132504974001089" text:style-name="Outline">
        <text:list-item>
          <text:list>
            <text:list-header>
              <text:h text:style-name="P768" text:outline-level="2" text:is-list-header="true"><text:bookmark-start text:name="__RefHeading___Toc182672_83721363"/><text:span text:style-name="T166">Versió 0.9.</text:span><text:span text:style-name="T93">3</text:span><text:span text:style-name="T94">3</text:span><text:span text:style-name="T98">.1</text:span><text:span text:style-name="T81"> </text:span><text:span text:style-name="T96">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132503829606122" text:continue-list="list132503359532492" text:style-name="L36">
        <text:list-item>
          <text:p text:style-name="P988"><text:a xlink:type="simple" xlink:href="https://github.com/GovernIB/distribucio/issues/286" text:style-name="Internet_20_link" text:visited-style-name="Visited_20_Internet_20_Link">#286</text:a><text:span text:style-name="T224"> Permetre realitzar accions sobre anotacions pendent d'Arxiu que hagin esgotat els reintents</text:span></text:p>
        </text:list-item>
      </text:list>
      <text:p text:style-name="P489"/>
      <text:p text:style-name="P112">Base de dades:<text:span text:style-name="T5"> </text:span></text:p>
      <text:list xml:id="list2381778466" text:style-name="L56">
        <text:list-item>
          <text:list>
            <text:list-item>
              <text:p text:style-name="P929"><text:a xlink:type="simple" xlink:href="https://github.com/GovernIB/distribucio/blob/dis-0.9/scripts/bbdd/1.0/oracle/updates/distribucio_update_0.9.33.1.sql" text:style-name="Internet_20_link" text:visited-style-name="Visited_20_Internet_20_Link"><text:span text:style-name="T199">distribucio_update_0.9.33.1.sql</text:span></text:a><text:span text:style-name="T199">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9">'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132504934883458" text:continue-list="list132504251489532" text:style-name="Outline">
        <text:list-item>
          <text:list>
            <text:list-header>
              <text:h text:style-name="P769" text:outline-level="2" text:is-list-header="true"><text:bookmark-start text:name="__RefHeading___Toc248294_83721363"/><text:span text:style-name="T166">Versió 0.9.</text:span><text:span text:style-name="T93">3</text:span><text:span text:style-name="T94">4</text:span><text:span text:style-name="T81"> </text:span><text:span text:style-name="T99">Processar anotacions de registre en paral·lel</text:span><text:bookmark-end text:name="__RefHeading___Toc248294_83721363"/></text:h>
            </text:list-header>
          </text:list>
        </text:list-item>
      </text:list>
      <text:p text:style-name="P364">Data: <text:span text:style-name="T230">21</text:span>/<text:span text:style-name="T229">04</text:span>/2021 <text:span text:style-name="T225">13</text:span>:00h</text:p>
      <text:p text:style-name="P364"/>
      <text:p text:style-name="P417">Resum: <text:span text:style-name="T226">Processament d'anotacions pendent d'Arxiu en paral·lel. Millores de navegació i unificació del llistat d'anotacions per usuaris i administradors.</text:span></text:p>
      <text:p text:style-name="P364"/>
      <text:p text:style-name="P527">Canvis i millores:</text:p>
      <text:list xml:id="list132505301187563" text:continue-list="list132503829606122" text:style-name="L36">
        <text:list-item>
          <text:p text:style-name="P9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89"><text:a xlink:type="simple" xlink:href="https://github.com/GovernIB/distribucio/issues/290" text:style-name="Internet_20_link" text:visited-style-name="Visited_20_Internet_20_Link">#290</text:a>: Nous perfils de firma BASELINE</text:p>
        </text:list-item>
        <text:list-item>
          <text:p text:style-name="P989"><text:a xlink:type="simple" xlink:href="https://github.com/GovernIB/distribucio/issues/289" text:style-name="Internet_20_link" text:visited-style-name="Visited_20_Internet_20_Link">#289</text:a>: Actualitzar tipus documentals EMGDE</text:p>
        </text:list-item>
        <text:list-item>
          <text:p text:style-name="P989"><text:a xlink:type="simple" xlink:href="https://github.com/GovernIB/distribucio/issues/271" text:style-name="Internet_20_link" text:visited-style-name="Visited_20_Internet_20_Link">#271</text:a>: Modificar l'aplicació per suportar el perfil de firma 'BASIC'</text:p>
        </text:list-item>
        <text:list-item>
          <text:p text:style-name="P9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89"><text:a xlink:type="simple" xlink:href="https://github.com/GovernIB/distribucio/issues/282" text:style-name="Internet_20_link" text:visited-style-name="Visited_20_Internet_20_Link">#282</text:a>: Processar anotacions pendents d'Arxiu en paral·lel</text:p>
        </text:list-item>
        <text:list-item>
          <text:p text:style-name="P989"><text:a xlink:type="simple" xlink:href="https://github.com/GovernIB/distribucio/issues/255" text:style-name="Internet_20_link" text:visited-style-name="Visited_20_Internet_20_Link">#255</text:a>: Mejora del mensaje en el resumen de acciones</text:p>
        </text:list-item>
        <text:list-item>
          <text:p text:style-name="P9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89"><text:a xlink:type="simple" xlink:href="https://github.com/GovernIB/distribucio/issues/253" text:style-name="Internet_20_link" text:visited-style-name="Visited_20_Internet_20_Link">#253</text:a>: No permetre Backoffices amb codis repetits</text:p>
        </text:list-item>
        <text:list-item>
          <text:p text:style-name="P989"><text:a xlink:type="simple" xlink:href="https://github.com/GovernIB/distribucio/issues/256" text:style-name="Internet_20_link" text:visited-style-name="Visited_20_Internet_20_Link">#256</text:a>: Añadir la columna "buzón" y crear una columna "Destino" o "Acción"</text:p>
        </text:list-item>
        <text:list-item>
          <text:p text:style-name="P989"><text:a xlink:type="simple" xlink:href="https://github.com/GovernIB/distribucio/issues/270" text:style-name="Internet_20_link" text:visited-style-name="Visited_20_Internet_20_Link">#270</text:a>: Color capçalera i el logo configurables</text:p>
        </text:list-item>
        <text:list-item>
          <text:p text:style-name="P989"><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132504922669371" text:continue-numbering="true" text:style-name="L36">
        <text:list-item>
          <text:p text:style-name="P990"><text:a xlink:type="simple" xlink:href="https://github.com/GovernIB/distribucio/issues/278" text:style-name="Internet_20_link" text:visited-style-name="Visited_20_Internet_20_Link">#278</text:a>: Revisar el tancament d'expedients a Distribucio</text:p>
        </text:list-item>
        <text:list-item>
          <text:p text:style-name="P9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1"><text:a xlink:type="simple" xlink:href="https://github.com/GovernIB/distribucio/issues/311" text:style-name="Internet_20_link" text:visited-style-name="Visited_20_Internet_20_Link">#311</text:a><text:span text:style-name="T228"> </text:span>Error obrint o realitzant accions amb anotacions sense bústia assignada </text:p>
        </text:list-item>
      </text:list>
      <text:p text:style-name="P490"/>
      <text:p text:style-name="P48"><text:span text:style-name="T6">Propietats globals</text:span>: </text:p>
      <text:list xml:id="list132504173892374" text:continue-list="list578798005" text:style-name="L55">
        <text:list-item>
          <text:p text:style-name="P993">Per tal d'emprar l'API de firma simple s'ha de canviar la configuració del plugin de signatura i afegir propietats d'autenticació.</text:p>
        </text:list-item>
        <text:list-item>
          <text:p text:style-name="P962"><text:soft-page-break/><text:span text:style-name="T227">Per processar les anotacions pendents d'Arxiu en paral·lel s'ha afegit una propietat opcional per indicar el número de </text:span><text:span text:style-name="T172">threads</text:span><text:span text:style-name="T16"> que processen anotacions en paral·lel, per defecte el seu valor és 5</text:span><text:span text:style-name="T227">.</text:span></text:p>
        </text:list-item>
        <text:list-item>
          <text:p text:style-name="P994">Per especificar opcionalment el perfil de firma a emprar en la firma simple en el servidor.</text:p>
        </text:list-item>
      </text:list>
      <text:list xml:id="list857526392" text:style-name="L57">
        <text:list-header>
          <text:p text:style-name="P846"/>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132503848994102" text:continue-list="list2381778466" text:style-name="L56">
        <text:list-item>
          <text:list>
            <text:list-item>
              <text:p text:style-name="P930"><text:a xlink:type="simple" xlink:href="https://github.com/GovernIB/distribucio/blob/dis-0.9/scripts/bbdd/1.0/oracle/updates/distribucio_update_0.9.34.sql" text:style-name="Internet_20_link" text:visited-style-name="Visited_20_Internet_20_Link"><text:span text:style-name="T199">distribucio_update_0.9.34.sql</text:span></text:a><text:span text:style-name="T199">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132504521604401" text:continue-list="list132504934883458" text:style-name="Outline">
        <text:list-item>
          <text:list>
            <text:list-header>
              <text:h text:style-name="P756" text:outline-level="2" text:is-list-header="true"><text:bookmark-start text:name="__RefHeading___Toc685445_83721363"/>Versió 0.9.<text:span text:style-name="T231">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132504196036353" text:continue-list="list132502788903139" text:style-name="L1">
        <text:list-item>
          <text:p text:style-name="P831"><text:a xlink:type="simple" xlink:href="https://github.com/GovernIB/distribucio/issues/326" text:style-name="Internet_20_link" text:visited-style-name="Visited_20_Internet_20_Link">#326</text:a><text:span text:style-name="T231"> </text:span>Als usuaris sense cap bústia els aparexen llistades totes les anotacions </text:p>
        </text:list-item>
      </text:list>
      <text:p text:style-name="P287"/>
      <text:p text:style-name="P114">Base de dades:<text:span text:style-name="T5"> </text:span></text:p>
      <text:list xml:id="list2171977136" text:style-name="L58">
        <text:list-item>
          <text:p text:style-name="P861">Sense canvis</text:p>
        </text:list-item>
      </text:list>
      <text:p text:style-name="P114"/>
      <text:p text:style-name="P49"><text:span text:style-name="T6">Propietats globals</text:span>: </text:p>
      <text:list xml:id="list3129922203" text:style-name="L59">
        <text:list-item>
          <text:p text:style-name="P995">Sense canvis</text:p>
        </text:list-item>
      </text:list>
      <text:p text:style-name="P534"/>
      <text:list xml:id="list132505021384720" text:continue-list="list132504521604401" text:style-name="Outline">
        <text:list-item>
          <text:list>
            <text:list-header>
              <text:h text:style-name="P809" text:outline-level="2" text:is-list-header="true"><text:bookmark-start text:name="__RefHeading___Toc48625_1443764206"/><text:soft-page-break/><text:span text:style-name="T166">Versió 0.9.3</text:span><text:span text:style-name="T100">5</text:span><text:span text:style-name="T166"> </text:span><text:span text:style-name="T80">M</text:span><text:span text:style-name="T101">illores d'interfície</text:span><text:span text:style-name="T103">,</text:span><text:span text:style-name="T101"> correccions d'errors</text:span><text:span text:style-name="T103"> i revisió de logs</text:span><text:bookmark-end text:name="__RefHeading___Toc48625_1443764206"/></text:h>
            </text:list-header>
          </text:list>
        </text:list-item>
      </text:list>
      <text:p text:style-name="P548">Data: <text:span text:style-name="T232">20</text:span>/05/2021 <text:span text:style-name="T236">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2">anvis i millores:</text:span></text:p>
      <text:list xml:id="list3086364167" text:style-name="L60">
        <text:list-item>
          <text:p text:style-name="P825"><text:a xlink:type="simple" xlink:href="https://github.com/GovernIB/distribucio/issues/331" text:style-name="Internet_20_link" text:visited-style-name="Visited_20_Internet_20_Link">#331</text:a><text:span text:style-name="T233"> </text:span>Modificar filtre pantalla de moviments</text:p>
        </text:list-item>
        <text:list-item>
          <text:p text:style-name="P825"><text:a xlink:type="simple" xlink:href="https://github.com/GovernIB/distribucio/issues/323" text:style-name="Internet_20_link" text:visited-style-name="Visited_20_Internet_20_Link">#323</text:a><text:span text:style-name="T233"> </text:span>Modificar el tractament d'annexos tipus XADES ATTACHED </text:p>
        </text:list-item>
        <text:list-item>
          <text:p text:style-name="P825"><text:a xlink:type="simple" xlink:href="https://github.com/GovernIB/distribucio/issues/317" text:style-name="Internet_20_link" text:visited-style-name="Visited_20_Internet_20_Link">#317</text:a><text:span text:style-name="T233"> </text:span>Tenir l'acció 'històric d'accions' en el desplegable de "Accions" del detall d'una anotació </text:p>
        </text:list-item>
        <text:list-item>
          <text:p text:style-name="P825"><text:a xlink:type="simple" xlink:href="https://github.com/GovernIB/distribucio/issues/316" text:style-name="Internet_20_link" text:visited-style-name="Visited_20_Internet_20_Link">#316</text:a><text:span text:style-name="T233"> </text:span>Ampliar el camp comentari de 256 caràcters a 4096 caràcters </text:p>
        </text:list-item>
        <text:list-item>
          <text:p text:style-name="P825"><text:a xlink:type="simple" xlink:href="https://github.com/GovernIB/distribucio/issues/310" text:style-name="Internet_20_link" text:visited-style-name="Visited_20_Internet_20_Link">#310</text:a><text:span text:style-name="T233"> </text:span>En la vista de moviments no han d'apareixer les opcions </text:p>
        </text:list-item>
        <text:list-item>
          <text:p text:style-name="P825"><text:a xlink:type="simple" xlink:href="https://github.com/GovernIB/distribucio/issues/309" text:style-name="Internet_20_link" text:visited-style-name="Visited_20_Internet_20_Link">#309</text:a><text:span text:style-name="T233"> </text:span>El botó de vista de moviments hauria d'estar al costat del botó 'bústies'</text:p>
        </text:list-item>
        <text:list-item>
          <text:p text:style-name="P825"><text:a xlink:type="simple" xlink:href="https://github.com/GovernIB/distribucio/issues/308" text:style-name="Internet_20_link" text:visited-style-name="Visited_20_Internet_20_Link">#308</text:a><text:span text:style-name="T233"> </text:span>Filtratge de procediments en la classificació de les anotacions </text:p>
        </text:list-item>
        <text:list-item>
          <text:p text:style-name="P825"><text:a xlink:type="simple" xlink:href="https://github.com/GovernIB/distribucio/issues/306" text:style-name="Internet_20_link" text:visited-style-name="Visited_20_Internet_20_Link">#306</text:a><text:span text:style-name="T233"> </text:span>Error quan es vol accedir a una bustia sense permis </text:p>
        </text:list-item>
        <text:list-item>
          <text:p text:style-name="P825"><text:a xlink:type="simple" xlink:href="https://github.com/GovernIB/distribucio/issues/303" text:style-name="Internet_20_link" text:visited-style-name="Visited_20_Internet_20_Link">#303</text:a><text:span text:style-name="T233"> </text:span>Modificar el client de Distribució per retornar el uuid del justificant </text:p>
        </text:list-item>
        <text:list-item>
          <text:p text:style-name="P825"><text:a xlink:type="simple" xlink:href="https://github.com/GovernIB/distribucio/issues/302" text:style-name="Internet_20_link" text:visited-style-name="Visited_20_Internet_20_Link">#302</text:a><text:span text:style-name="T233"> </text:span>Permetre descarregar annexos sense custodiar des del correu electrònic </text:p>
        </text:list-item>
        <text:list-item>
          <text:p text:style-name="P825"><text:a xlink:type="simple" xlink:href="https://github.com/GovernIB/distribucio/issues/300" text:style-name="Internet_20_link" text:visited-style-name="Visited_20_Internet_20_Link">#300</text:a><text:span text:style-name="T233"> </text:span>Poder posar comentaris amb @codi_usuari i notificar per email </text:p>
        </text:list-item>
        <text:list-item>
          <text:p text:style-name="P825"><text:a xlink:type="simple" xlink:href="https://github.com/GovernIB/distribucio/issues/299" text:style-name="Internet_20_link" text:visited-style-name="Visited_20_Internet_20_Link">#299</text:a><text:span text:style-name="T233"> </text:span>Poder reservar/agafar un assentament abans de marcar-lo com a processat </text:p>
        </text:list-item>
        <text:list-item>
          <text:p text:style-name="P825"><text:a xlink:type="simple" xlink:href="https://github.com/GovernIB/distribucio/issues/298" text:style-name="Internet_20_link" text:visited-style-name="Visited_20_Internet_20_Link">#298</text:a><text:span text:style-name="T233"> </text:span>Comentaris de reenviament en els comentaris de l'assentament </text:p>
        </text:list-item>
        <text:list-item>
          <text:p text:style-name="P825"><text:a xlink:type="simple" xlink:href="https://github.com/GovernIB/distribucio/issues/297" text:style-name="Internet_20_link" text:visited-style-name="Visited_20_Internet_20_Link">#297</text:a><text:span text:style-name="T233"> </text:span>Poder marcar bústies com a favorits </text:p>
        </text:list-item>
        <text:list-item>
          <text:p text:style-name="P826"><text:a xlink:type="simple" xlink:href="https://github.com/GovernIB/distribucio/issues/295" text:style-name="Internet_20_link" text:visited-style-name="Visited_20_Internet_20_Link">#295</text:a><text:span text:style-name="T234"> </text:span>Poder reenviar a bústies només per a coneixement </text:p>
        </text:list-item>
        <text:list-item>
          <text:p text:style-name="P826"><text:a xlink:type="simple" xlink:href="https://github.com/GovernIB/distribucio/issues/294" text:style-name="Internet_20_link" text:visited-style-name="Visited_20_Internet_20_Link">#294</text:a><text:span text:style-name="T234"> </text:span>Quan es marqui un element per Coneixement/Tramitació s'afegirà text al final dels <text:span text:style-name="T234"><text:s/></text:span>comentaris </text:p>
        </text:list-item>
        <text:list-item>
          <text:p text:style-name="P826"><text:a xlink:type="simple" xlink:href="https://github.com/GovernIB/distribucio/issues/293" text:style-name="Internet_20_link" text:visited-style-name="Visited_20_Internet_20_Link">#293</text:a><text:span text:style-name="T234"> </text:span>Afegir el plugin "checkbox plugin" per seleccionar bústies sense haver d'usar el CTRL </text:p>
        </text:list-item>
        <text:list-item>
          <text:p text:style-name="P826"><text:a xlink:type="simple" xlink:href="https://github.com/GovernIB/distribucio/issues/291" text:style-name="Internet_20_link" text:visited-style-name="Visited_20_Internet_20_Link">#291</text:a><text:span text:style-name="T234"> </text:span>Permetre que els usuaris administradors pugui operar amb anotacions sense tenir en compte el permís sobre la bústia </text:p>
        </text:list-item>
        <text:list-item>
          <text:p text:style-name="P826"><text:a xlink:type="simple" xlink:href="https://github.com/GovernIB/distribucio/issues/288" text:style-name="Internet_20_link" text:visited-style-name="Visited_20_Internet_20_Link">#288</text:a><text:span text:style-name="T234"> </text:span>Filtrat de bústies </text:p>
        </text:list-item>
        <text:list-item>
          <text:p text:style-name="P826"><text:a xlink:type="simple" xlink:href="https://github.com/GovernIB/distribucio/issues/274" text:style-name="Internet_20_link" text:visited-style-name="Visited_20_Internet_20_Link">#274</text:a><text:span text:style-name="T234"> </text:span>Permetre descarregar tots els documents des del missatge de correu </text:p>
        </text:list-item>
        <text:list-item>
          <text:p text:style-name="P826"><text:a xlink:type="simple" xlink:href="https://github.com/GovernIB/distribucio/issues/254" text:style-name="Internet_20_link" text:visited-style-name="Visited_20_Internet_20_Link">#254</text:a><text:span text:style-name="T234"> </text:span>Classificació de l'anotació de registre </text:p>
        </text:list-item>
        <text:list-item>
          <text:p text:style-name="P826"><text:a xlink:type="simple" xlink:href="https://github.com/GovernIB/distribucio/issues/338" text:style-name="Internet_20_link" text:visited-style-name="Visited_20_Internet_20_Link">#338</text:a> Posar enllaç a l'anotació al correu de menció</text:p>
        </text:list-item>
        <text:list-item>
          <text:p text:style-name="P826"><text:a xlink:type="simple" xlink:href="https://github.com/GovernIB/distribucio/issues/339" text:style-name="Internet_20_link" text:visited-style-name="Visited_20_Internet_20_Link">#339</text:a> Millores en la reserva d'assentaments </text:p>
        </text:list-item>
      </text:list>
      <text:p text:style-name="P549">Errors:</text:p>
      <text:list xml:id="list1901709069" text:style-name="L61">
        <text:list-item>
          <text:p text:style-name="P834"><text:a xlink:type="simple" xlink:href="https://github.com/GovernIB/distribucio/issues/327" text:style-name="Internet_20_link" text:visited-style-name="Visited_20_Internet_20_Link">#327</text:a><text:span text:style-name="T234"> </text:span>Programar tancament expedient en comptes de tancar quan un backoffice comuniqui l'estat de processat </text:p>
        </text:list-item>
        <text:list-item>
          <text:p text:style-name="P834"><text:a xlink:type="simple" xlink:href="https://github.com/GovernIB/distribucio/issues/324" text:style-name="Internet_20_link" text:visited-style-name="Visited_20_Internet_20_Link">#324</text:a><text:span text:style-name="T234"> </text:span>Habilitar el visor de PDFs en el resum del detall si l'arxiu té l'extensió .pdf </text:p>
        </text:list-item>
        <text:list-item>
          <text:p text:style-name="P834"><text:a xlink:type="simple" xlink:href="https://github.com/GovernIB/distribucio/issues/312" text:style-name="Internet_20_link" text:visited-style-name="Visited_20_Internet_20_Link">#312</text:a><text:span text:style-name="T234"> </text:span>Error visor PDF </text:p>
        </text:list-item>
        <text:list-item>
          <text:p text:style-name="P834"><text:a xlink:type="simple" xlink:href="https://github.com/GovernIB/distribucio/issues/305" text:style-name="Internet_20_link" text:visited-style-name="Visited_20_Internet_20_Link">#305</text:a><text:span text:style-name="T234"> </text:span>Ampliar detall d'error de custòdia del document </text:p>
        </text:list-item>
        <text:list-item>
          <text:p text:style-name="P834"><text:a xlink:type="simple" xlink:href="https://github.com/GovernIB/distribucio/issues/342" text:style-name="Internet_20_link" text:visited-style-name="Visited_20_Internet_20_Link">#342</text:a> Revisar logs de DEV per Distribucio</text:p>
        </text:list-item>
        <text:list-item>
          <text:p text:style-name="P835"><text:a xlink:type="simple" xlink:href="https://github.com/GovernIB/distribucio/issues/336" text:style-name="Internet_20_link" text:visited-style-name="Visited_20_Internet_20_Link">#336</text:a><text:span text:style-name="T236"> </text:span>Usuaris no veuen el contingut de una subbústia </text:p>
        </text:list-item>
      </text:list>
      <text:p text:style-name="P286"/>
      <text:p text:style-name="P115">Base de dades:<text:span text:style-name="T5"> </text:span></text:p>
      <text:list xml:id="list438711542" text:style-name="L62">
        <text:list-item>
          <text:p text:style-name="P862">distribucio_update_0.9.35.sql<text:span text:style-name="T235"> (Oracle)</text:span></text:p>
          <text:list>
            <text:list-item>
              <text:p text:style-name="P99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84768752">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61">NULL</text:span><text:span text:style-name="T34">, </text:span></text:p>
            <text:p text:style-name="P465"><text:span text:style-name="T34"><text:s text:c="4"/>BUSTIA_ID <text:s text:c="10"/>NUMBER(19,0) <text:s text:c="7"/></text:span><text:span text:style-name="T65">NOT</text:span><text:span text:style-name="T34"> </text:span><text:span text:style-name="T161">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61">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2771007621" text:style-name="L63">
        <text:list-item>
          <text:p text:style-name="P996">A<text:span text:style-name="T235">fegides propietats per habilitar o deshabilitar noves funcions a nivell d'interfície i funcionament.</text:span></text:p>
        </text:list-item>
      </text:list>
      <table:table table:name="Table7" table:style-name="Table7">
        <table:table-column table:style-name="Table7.A"/>
        <table:table-row table:style-name="TableLine384775376">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132504792461392" text:continue-list="list132502966760602" text:style-name="L31">
        <text:list-item>
          <text:p text:style-name="P960"><text:span text:style-name="T188">Nova versió 0.9.35 de la llibreria de </text:span><text:span text:style-name="T171">distribucio-w</text:span><text:span text:style-name="T173">s</text:span><text:span text:style-name="T171">-c</text:span><text:span text:style-name="T17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32503983860273" text:continue-list="list132505021384720" text:style-name="Outline">
        <text:list-item>
          <text:list>
            <text:list-header>
              <text:h text:style-name="P770" text:outline-level="2" text:is-list-header="true"><text:bookmark-start text:name="__RefHeading___Toc47608_4047943807"/><text:span text:style-name="T166">Versió 0.9.</text:span><text:span text:style-name="T93">35</text:span><text:span text:style-name="T85">.</text:span><text:span text:style-name="T93">1</text:span><text:span text:style-name="T81"> </text:span><text:span text:style-name="T82">C</text:span><text:span text:style-name="T85">orrecció e</text:span><text:span text:style-name="T102">rror processament múltiple</text:span><text:bookmark-end text:name="__RefHeading___Toc47608_4047943807"/></text:h>
            </text:list-header>
          </text:list>
        </text:list-item>
      </text:list>
      <text:p text:style-name="P365">Data: <text:span text:style-name="T221">31</text:span>/0<text:span text:style-name="T221">5</text:span>/202<text:span text:style-name="T221">1</text:span></text:p>
      <text:p text:style-name="P365"/>
      <text:p text:style-name="P168">Resum: Correcció de l'error de permisos en el processament múltiple pels usuaris.</text:p>
      <text:p text:style-name="P366"/>
      <text:p text:style-name="P550">Errors resolts:</text:p>
      <text:list xml:id="list1964556728" text:style-name="L64">
        <text:list-item>
          <text:p text:style-name="P963"><text:a xlink:type="simple" xlink:href="https://github.com/GovernIB/distribucio/issues/307" text:style-name="Internet_20_link" text:visited-style-name="Visited_20_Internet_20_Link"><text:span text:style-name="T237">#307</text:span></text:a><text:span text:style-name="T237"> Error EJBAccessException processant anotacions de forma múltiple </text:span></text:p>
        </text:list-item>
      </text:list>
      <text:p text:style-name="P307"/>
      <text:p text:style-name="P117">Base de dades:<text:span text:style-name="T5"> </text:span></text:p>
      <text:list xml:id="list133527008" text:style-name="L65">
        <text:list-item>
          <text:p text:style-name="P948">S<text:span text:style-name="T192">ense canvis</text:span></text:p>
        </text:list-item>
      </text:list>
      <text:p text:style-name="P117"/>
      <text:p text:style-name="P51"><text:span text:style-name="T6">Propietats globals</text:span>: </text:p>
      <text:list xml:id="list960523905" text:style-name="L66">
        <text:list-item>
          <text:p text:style-name="P912">Sense canvis</text:p>
        </text:list-item>
      </text:list>
      <text:p text:style-name="P495"/>
      <text:p text:style-name="P495"/>
      <text:list xml:id="list132503818936283" text:continue-list="list132503983860273" text:style-name="Outline">
        <text:list-item>
          <text:list>
            <text:list-header>
              <text:h text:style-name="P771" text:outline-level="2" text:is-list-header="true"><text:bookmark-start text:name="__RefHeading___Toc257433_4047943807"/><text:soft-page-break/><text:span text:style-name="T166">Versió 0.9.3</text:span><text:span text:style-name="T93">6</text:span><text:span text:style-name="T81"> </text:span><text:span text:style-name="T104">Millora amb backoffices, correcció d'errors i millores visuals</text:span><text:bookmark-end text:name="__RefHeading___Toc257433_4047943807"/></text:h>
            </text:list-header>
          </text:list>
        </text:list-item>
      </text:list>
      <text:p text:style-name="P367">Data: <text:span text:style-name="T221">01</text:span>/<text:span text:style-name="T238">07</text:span>/202<text:span text:style-name="T221">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2029566694" text:style-name="L67">
        <text:list-item>
          <text:p text:style-name="P999"><text:a xlink:type="simple" xlink:href="https://github.com/GovernIB/distribucio/issues/333" text:style-name="Internet_20_link" text:visited-style-name="Visited_20_Internet_20_Link">#333</text:a><text:span text:style-name="T239"> </text:span>Modificar la definició de regles per gestionar amb backoffice</text:p>
        </text:list-item>
        <text:list-item>
          <text:p text:style-name="P999"><text:a xlink:type="simple" xlink:href="https://github.com/GovernIB/distribucio/issues/359" text:style-name="Internet_20_link" text:visited-style-name="Visited_20_Internet_20_Link">#359</text:a><text:span text:style-name="T239"> </text:span>Modificar la configuració d'autenticació dels backoffices <text:s/></text:p>
        </text:list-item>
        <text:list-item>
          <text:p text:style-name="P999"><text:a xlink:type="simple" xlink:href="https://github.com/GovernIB/distribucio/issues/361" text:style-name="Internet_20_link" text:visited-style-name="Visited_20_Internet_20_Link">#361</text:a><text:span text:style-name="T239"> </text:span>L'arbre de reenviament no surt ordenada alfabèticament </text:p>
        </text:list-item>
        <text:list-item>
          <text:p text:style-name="P99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9">2</text:span></text:a><text:span text:style-name="T239"> Simular regles afegint la bústia com a filtre</text:span></text:p>
        </text:list-item>
        <text:list-item>
          <text:p text:style-name="P999"><text:a xlink:type="simple" xlink:href="https://github.com/GovernIB/distribucio/issues/343" text:style-name="Internet_20_link" text:visited-style-name="Visited_20_Internet_20_Link">#343</text:a><text:span text:style-name="T239"> Descarregar fulla d'usuaris amb permís i bústia només per a les bústies que apareixen en el resultat de la cerca en la gestió de bústies</text:span></text:p>
        </text:list-item>
        <text:list-item>
          <text:p text:style-name="P999"><text:a xlink:type="simple" xlink:href="https://github.com/GovernIB/distribucio/issues/330" text:style-name="Internet_20_link" text:visited-style-name="Visited_20_Internet_20_Link">#330</text:a><text:span text:style-name="T239"> </text:span>Limitar número de reintents d'execució de regles d'enviament a Backoffice </text:p>
        </text:list-item>
        <text:list-item>
          <text:p text:style-name="P1000"><text:a xlink:type="simple" xlink:href="https://github.com/GovernIB/distribucio/issues/329" text:style-name="Internet_20_link" text:visited-style-name="Visited_20_Internet_20_Link">#329</text:a><text:span text:style-name="T240"> </text:span>Afegir desplegable de Backoffice al localitzador d'anotacions del administradors </text:p>
        </text:list-item>
        <text:list-item>
          <text:p text:style-name="P1000"><text:a xlink:type="simple" xlink:href="https://github.com/GovernIB/distribucio/issues/321" text:style-name="Internet_20_link" text:visited-style-name="Visited_20_Internet_20_Link">#321</text:a><text:span text:style-name="T240"> </text:span>Navegar al llistat d'anotacions quan s'esculli el rol d'Administrador </text:p>
        </text:list-item>
        <text:list-item>
          <text:p text:style-name="P1000"><text:a xlink:type="simple" xlink:href="https://github.com/GovernIB/distribucio/issues/358" text:style-name="Internet_20_link" text:visited-style-name="Visited_20_Internet_20_Link">#358</text:a><text:span text:style-name="T240"> </text:span>Reduir el número de logs tipus DEBUG</text:p>
        </text:list-item>
        <text:list-item>
          <text:p text:style-name="P1000"><text:a xlink:type="simple" xlink:href="https://github.com/GovernIB/distribucio/issues/357" text:style-name="Internet_20_link" text:visited-style-name="Visited_20_Internet_20_Link">#357</text:a><text:span text:style-name="T240"> </text:span>Error al intentar guardar annexes a l'arxiu quan els documents tenen un punt (.) al nom del fitxer</text:p>
        </text:list-item>
        <text:list-item>
          <text:p text:style-name="P1000"><text:a xlink:type="simple" xlink:href="https://github.com/GovernIB/distribucio/issues/345" text:style-name="Internet_20_link" text:visited-style-name="Visited_20_Internet_20_Link">#345</text:a><text:span text:style-name="T240"> </text:span>Ajustar estils pantalla reenviament</text:p>
        </text:list-item>
        <text:list-item>
          <text:p text:style-name="P1000"><text:a xlink:type="simple" xlink:href="https://github.com/GovernIB/distribucio/issues/344" text:style-name="Internet_20_link" text:visited-style-name="Visited_20_Internet_20_Link">#344</text:a><text:span text:style-name="T240"> </text:span>La pantalla de reenviament massiu i de reenviament individual haurien de ser la mateixa </text:p>
        </text:list-item>
        <text:list-item>
          <text:p text:style-name="P1000"><text:a xlink:type="simple" xlink:href="https://github.com/GovernIB/distribucio/issues/346" text:style-name="Internet_20_link" text:visited-style-name="Visited_20_Internet_20_Link">#346</text:a><text:span text:style-name="T240"> </text:span>Canviar ordre dels botons de favorit i "per a coneixement" </text:p>
        </text:list-item>
        <text:list-item>
          <text:p text:style-name="P1000"><text:a xlink:type="simple" xlink:href="https://github.com/GovernIB/distribucio/issues/320" text:style-name="Internet_20_link" text:visited-style-name="Visited_20_Internet_20_Link">#320</text:a><text:span text:style-name="T240"> </text:span>Posar el número d'errors en les pipelles del monitor d'integració </text:p>
        </text:list-item>
        <text:list-item>
          <text:p text:style-name="P1000"><text:a xlink:type="simple" xlink:href="https://github.com/GovernIB/distribucio/issues/340" text:style-name="Internet_20_link" text:visited-style-name="Visited_20_Internet_20_Link">#340</text:a><text:span text:style-name="T240"> </text:span>Millores en el llistat d'assentaments </text:p>
        </text:list-item>
      </text:list>
      <text:p text:style-name="P551">Errors resolts:</text:p>
      <text:list xml:id="list132505021135362" text:continue-list="list1964556728" text:style-name="L64">
        <text:list-item>
          <text:p text:style-name="P964"><text:a xlink:type="simple" xlink:href="https://github.com/GovernIB/distribucio/issues/348" text:style-name="Internet_20_link" text:visited-style-name="Visited_20_Internet_20_Link"><text:span text:style-name="T237">#348</text:span></text:a><text:span text:style-name="T237"> Error consultant el document a l'hora de guardar les firmes del document </text:span></text:p>
        </text:list-item>
        <text:list-item>
          <text:p text:style-name="P964"><text:a xlink:type="simple" xlink:href="https://github.com/GovernIB/distribucio/issues/352" text:style-name="Internet_20_link" text:visited-style-name="Visited_20_Internet_20_Link">#352</text:a><text:span text:style-name="T239"> </text:span>Les bústies apareixen solapades en la vista d'arbre </text:p>
        </text:list-item>
        <text:list-item>
          <text:p text:style-name="P964"><text:a xlink:type="simple" xlink:href="https://github.com/GovernIB/distribucio/issues/341" text:style-name="Internet_20_link" text:visited-style-name="Visited_20_Internet_20_Link">#341</text:a><text:span text:style-name="T239"> </text:span>Error al generar un .zip amb els annexes i el justificant </text:p>
        </text:list-item>
        <text:list-item>
          <text:p text:style-name="P964"><text:a xlink:type="simple" xlink:href="https://github.com/GovernIB/distribucio/issues/334" text:style-name="Internet_20_link" text:visited-style-name="Visited_20_Internet_20_Link">#334</text:a><text:span text:style-name="T239"> </text:span>Generació de .zip a una anotació amb més d'un document amb el mateix nom </text:p>
        </text:list-item>
        <text:list-item>
          <text:p text:style-name="P964"><text:a xlink:type="simple" xlink:href="https://github.com/GovernIB/distribucio/issues/360" text:style-name="Internet_20_link" text:visited-style-name="Visited_20_Internet_20_Link">#360</text:a><text:span text:style-name="T239"> </text:span>Revisar regles encadenades després de "moure a bústia" </text:p>
        </text:list-item>
        <text:list-item>
          <text:p text:style-name="P965"><text:a xlink:type="simple" xlink:href="https://github.com/GovernIB/distribucio/issues/314" text:style-name="Internet_20_link" text:visited-style-name="Visited_20_Internet_20_Link">#314</text:a><text:span text:style-name="T240"> </text:span>Fixar l'ample de columna màxim pel títol de les anotacions </text:p>
        </text:list-item>
        <text:list-item>
          <text:p text:style-name="P965"><text:a xlink:type="simple" xlink:href="https://github.com/GovernIB/distribucio/issues/335" text:style-name="Internet_20_link" text:visited-style-name="Visited_20_Internet_20_Link">#335</text:a><text:span text:style-name="T240"> </text:span>Cuando se genera un .zip de una anotación sin documentación adjunta ni anexos, el zip creado es vacío </text:p>
        </text:list-item>
        <text:list-item>
          <text:p text:style-name="P965"><text:a xlink:type="simple" xlink:href="https://github.com/GovernIB/distribucio/issues/337" text:style-name="Internet_20_link" text:visited-style-name="Visited_20_Internet_20_Link">#337</text:a><text:span text:style-name="T240"> </text:span>En la pantalla de Moviments dóna error d'ajax al marcar elements </text:p>
        </text:list-item>
        <text:list-item>
          <text:p text:style-name="P965"><text:a xlink:type="simple" xlink:href="https://github.com/GovernIB/distribucio/issues/355" text:style-name="Internet_20_link" text:visited-style-name="Visited_20_Internet_20_Link">#355</text:a><text:span text:style-name="T240"> </text:span>Revisar per què no s'envien anotacions amb enllaços cap a ConCSV </text:p>
        </text:list-item>
        <text:list-item>
          <text:p text:style-name="P965"><text:a xlink:type="simple" xlink:href="https://github.com/GovernIB/distribucio/issues/357" text:style-name="Internet_20_link" text:visited-style-name="Visited_20_Internet_20_Link">#357</text:a><text:span text:style-name="T240"> </text:span>Error al intentar guardar annexes a l'arxiu quan els documents tenen un punt (.) al nom del fitxer </text:p>
        </text:list-item>
        <text:list-item>
          <text:p text:style-name="P965"><text:a xlink:type="simple" xlink:href="https://github.com/GovernIB/distribucio/issues/349" text:style-name="Internet_20_link" text:visited-style-name="Visited_20_Internet_20_Link">#349</text:a><text:span text:style-name="T240"> </text:span>NullPointer a l'hora d'alliberar una anotació d'un usuari sense correu </text:p>
        </text:list-item>
        <text:list-item>
          <text:p text:style-name="P965"><text:a xlink:type="simple" xlink:href="https://github.com/GovernIB/distribucio/issues/347" text:style-name="Internet_20_link" text:visited-style-name="Visited_20_Internet_20_Link">#347</text:a><text:span text:style-name="T240"> </text:span>Al classificar dóna un error (warning) però a al final ho acaba classificant </text:p>
        </text:list-item>
      </text:list>
      <text:p text:style-name="P308"/>
      <text:p text:style-name="P118">Base de dades:<text:span text:style-name="T5"> </text:span></text:p>
      <text:list xml:id="list2314630740" text:style-name="L68">
        <text:list-item>
          <text:p text:style-name="P1002">distribucio_update_0.9.36.sql (Oracle)</text:p>
          <text:list>
            <text:list-item>
              <text:p text:style-name="P1002"><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384774224">
          <table:table-cell table:style-name="Table8.A1" office:value-type="string">
            <text:p text:style-name="P465"><text:span text:style-name="T241">-</text:span><text:span text:style-name="T242">-</text:span><text:span text:style-name="T241">#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374999294" text:style-name="L69">
        <text:list-item>
          <text:p text:style-name="P913">N<text:span text:style-name="T243">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384773360">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3762114643" text:style-name="L70">
        <text:list-item>
          <text:p text:style-name="P9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9">Exemple de usuari i passord per un backoffice a nivell de propietats.</text:span></text:p>
      <table:table table:name="Table10" table:style-name="Table10">
        <table:table-column table:style-name="Table10.A"/>
        <table:table-row table:style-name="TableLine384772208">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9">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132505247246286" text:continue-list="list132503818936283" text:style-name="Outline">
        <text:list-item>
          <text:list>
            <text:list-header>
              <text:h text:style-name="P772" text:outline-level="2" text:is-list-header="true"><text:bookmark-start text:name="__RefHeading___Toc60504_2052141439"/><text:span text:style-name="T166">Versió 0.9.3</text:span><text:span text:style-name="T105">7</text:span><text:span text:style-name="T81"> </text:span><text:span text:style-name="T106">Configuració web, moviments i millores de navegació</text:span><text:bookmark-end text:name="__RefHeading___Toc60504_2052141439"/></text:h>
            </text:list-header>
          </text:list>
        </text:list-item>
      </text:list>
      <text:p text:style-name="P368">Data: <text:span text:style-name="T244">08</text:span>/<text:span text:style-name="T238">09</text:span>/202<text:span text:style-name="T221">1 12:00h</text:span></text:p>
      <text:p text:style-name="P368"/>
      <text:p text:style-name="P170">Resum: Configuració via aplicació, fitxers tècnics ocults per l'usuari, vista de moviments, millores de navegació</text:p>
      <text:p text:style-name="P368"/>
      <text:p text:style-name="P590">Millores incloses:</text:p>
      <text:list xml:id="list132505291904300" text:continue-list="list2029566694" text:style-name="L67">
        <text:list-item>
          <text:p text:style-name="P1001"><text:a xlink:type="simple" xlink:href="https://github.com/GovernIB/distribucio/issues/378" text:style-name="Internet_20_link" text:visited-style-name="Visited_20_Internet_20_Link">#378</text:a>: Problema per definir regla amb múltiples SIAs</text:p>
        </text:list-item>
        <text:list-item>
          <text:p text:style-name="P100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1"><text:a xlink:type="simple" xlink:href="https://github.com/GovernIB/distribucio/issues/374" text:style-name="Internet_20_link" text:visited-style-name="Visited_20_Internet_20_Link">#374</text:a>: Posar el logo de l'entitat a FileSystem</text:p>
        </text:list-item>
        <text:list-item>
          <text:p text:style-name="P1001"><text:a xlink:type="simple" xlink:href="https://github.com/GovernIB/distribucio/issues/373" text:style-name="Internet_20_link" text:visited-style-name="Visited_20_Internet_20_Link">#373</text:a>: Veure els comentaris des del detall d'anotació</text:p>
        </text:list-item>
        <text:list-item>
          <text:p text:style-name="P1001"><text:a xlink:type="simple" xlink:href="https://github.com/GovernIB/distribucio/issues/371" text:style-name="Internet_20_link" text:visited-style-name="Visited_20_Internet_20_Link">#371</text:a>: Eliminar espais en blanc en els formularis</text:p>
        </text:list-item>
        <text:list-item>
          <text:p text:style-name="P1001"><text:a xlink:type="simple" xlink:href="https://github.com/GovernIB/distribucio/issues/368" text:style-name="Internet_20_link" text:visited-style-name="Visited_20_Internet_20_Link">#368</text:a>: Poder reenviar moviments en la vista de moviments</text:p>
        </text:list-item>
        <text:list-item>
          <text:p text:style-name="P1001"><text:a xlink:type="simple" xlink:href="https://github.com/GovernIB/distribucio/issues/367" text:style-name="Internet_20_link" text:visited-style-name="Visited_20_Internet_20_Link">#367</text:a>: Mostrar tots els moviments en la vista de moviments</text:p>
        </text:list-item>
        <text:list-item>
          <text:p text:style-name="P100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1"><text:a xlink:type="simple" xlink:href="https://github.com/GovernIB/distribucio/issues/318" text:style-name="Internet_20_link" text:visited-style-name="Visited_20_Internet_20_Link">#318</text:a>: Opció per enviar i processar els registres de manera massiva</text:p>
        </text:list-item>
        <text:list-item>
          <text:p text:style-name="P1001"><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1"><text:a xlink:type="simple" xlink:href="https://github.com/GovernIB/distribucio/issues/350" text:style-name="Internet_20_link" text:visited-style-name="Visited_20_Internet_20_Link">#350</text:a>: Eliminar el camp "Tipus" en la gestió dels backoffices</text:p>
        </text:list-item>
        <text:list-item>
          <text:p text:style-name="P1001"><text:a xlink:type="simple" xlink:href="https://github.com/GovernIB/distribucio/issues/313" text:style-name="Internet_20_link" text:visited-style-name="Visited_20_Internet_20_Link">#313</text:a>: Afegir monitor del sistema</text:p>
        </text:list-item>
        <text:list-item>
          <text:p text:style-name="P100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1"/>
        </text:list-item>
      </text:list>
      <text:p text:style-name="P552">Errors resolts:</text:p>
      <text:list xml:id="list1805035888" text:style-name="L71">
        <text:list-header>
          <text:p text:style-name="P966"/>
        </text:list-header>
        <text:list-item>
          <text:p text:style-name="P9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7"><text:a xlink:type="simple" xlink:href="https://github.com/GovernIB/distribucio/issues/384" text:style-name="Internet_20_link" text:visited-style-name="Visited_20_Internet_20_Link">#384</text:a><text:span text:style-name="T246">: </text:span>A la pipella d'Accions de l'històric d'accions al clicar per a amagar detalls, desapareixen moviments</text:p>
        </text:list-item>
      </text:list>
      <text:p text:style-name="P309"/>
      <text:p text:style-name="P119">Base de dades:<text:span text:style-name="T5"> </text:span></text:p>
      <text:list xml:id="list132503674355998" text:continue-list="list2314630740" text:style-name="L68">
        <text:list-item>
          <text:p text:style-name="P1003">distribucio_update_0.9.3<text:span text:style-name="T245">7</text:span>.sql (Oracle)</text:p>
        </text:list-item>
      </text:list>
      <text:p text:style-name="P592"/>
      <table:table table:name="Tabela7" table:style-name="Tabela7">
        <table:table-column table:style-name="Tabela7.A"/>
        <table:table-row table:style-name="TableLine384770480">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9">'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9">'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1">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61">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1">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61">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9">'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1">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61">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1">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61">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1">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1">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DISTRIBUCIO'</text:span><text:span text:style-name="T34">,</text:span><text:span text:style-name="T179">'PLUGINS'</text:span><text:span text:style-name="T34">,</text:span><text:span text:style-name="T179">'10'</text:span><text:span text:style-name="T34">,</text:span><text:span text:style-name="T179">'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GENERAL'</text:span><text:span text:style-name="T34">,</text:span><text:span text:style-name="T161">null</text:span><text:span text:style-name="T34">,</text:span><text:span text:style-name="T179">'0'</text:span><text:span text:style-name="T34">,</text:span><text:span text:style-name="T179">'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EMAIL'</text:span><text:span text:style-name="T34">,</text:span><text:span text:style-name="T161">null</text:span><text:span text:style-name="T34">,</text:span><text:span text:style-name="T179">'1'</text:span><text:span text:style-name="T34">,</text:span><text:span text:style-name="T179">'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text:span><text:span text:style-name="T34">,</text:span><text:span text:style-name="T161">null</text:span><text:span text:style-name="T34">,</text:span><text:span text:style-name="T179">'2'</text:span><text:span text:style-name="T34">,</text:span><text:span text:style-name="T179">'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PLUGINS'</text:span><text:span text:style-name="T34">,</text:span><text:span text:style-name="T161">null</text:span><text:span text:style-name="T34">,</text:span><text:span text:style-name="T179">'3'</text:span><text:span text:style-name="T34">,</text:span><text:span text:style-name="T179">'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GES_DOC'</text:span><text:span text:style-name="T34">,</text:span><text:span text:style-name="T179">'PLUGINS'</text:span><text:span text:style-name="T34">,</text:span><text:span text:style-name="T179">'4'</text:span><text:span text:style-name="T34">,</text:span><text:span text:style-name="T179">'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REGLES'</text:span><text:span text:style-name="T34">,</text:span><text:span text:style-name="T179">'SCHEDULLED'</text:span><text:span text:style-name="T34">,</text:span><text:span text:style-name="T179">'16'</text:span><text:span text:style-name="T34">,</text:span><text:span text:style-name="T179">'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UNITATS'</text:span><text:span text:style-name="T34">,</text:span><text:span text:style-name="T179">'PLUGINS'</text:span><text:span text:style-name="T34">,</text:span><text:span text:style-name="T179">'1'</text:span><text:span text:style-name="T34">,</text:span><text:span text:style-name="T179">'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PROCEDIMENTS'</text:span><text:span text:style-name="T34">,</text:span><text:span text:style-name="T179">'PLUGINS'</text:span><text:span text:style-name="T34">,</text:span><text:span text:style-name="T179">'11'</text:span><text:span text:style-name="T34">,</text:span><text:span text:style-name="T179">'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DADES_EXTERNES'</text:span><text:span text:style-name="T34">,</text:span><text:span text:style-name="T179">'PLUGINS'</text:span><text:span text:style-name="T34">,</text:span><text:span text:style-name="T179">'12'</text:span><text:span text:style-name="T34">,</text:span><text:span text:style-name="T179">'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VALID_SIGN'</text:span><text:span text:style-name="T34">,</text:span><text:span text:style-name="T179">'PLUGINS'</text:span><text:span text:style-name="T34">,</text:span><text:span text:style-name="T179">'14'</text:span><text:span text:style-name="T34">,</text:span><text:span text:style-name="T179">'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IGNATURA'</text:span><text:span text:style-name="T34">,</text:span><text:span text:style-name="T179">'PLUGINS'</text:span><text:span text:style-name="T34">,</text:span><text:span text:style-name="T179">'13'</text:span><text:span text:style-name="T34">,</text:span><text:span text:style-name="T179">'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BACKOFFICE'</text:span><text:span text:style-name="T34">,</text:span><text:span text:style-name="T179">'SCHEDULLED'</text:span><text:span text:style-name="T34">,</text:span><text:span text:style-name="T179">'15'</text:span><text:span text:style-name="T34">,</text:span><text:span text:style-name="T179">'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TANCAR'</text:span><text:span text:style-name="T34">,</text:span><text:span text:style-name="T179">'SCHEDULLED'</text:span><text:span text:style-name="T34">,</text:span><text:span text:style-name="T179">'17'</text:span><text:span text:style-name="T34">,</text:span><text:span text:style-name="T179">'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EMAILS_NO_AGRUPATS'</text:span><text:span text:style-name="T34">,</text:span><text:span text:style-name="T179">'SCHEDULLED'</text:span><text:span text:style-name="T34">,</text:span><text:span text:style-name="T179">'18'</text:span><text:span text:style-name="T34">,</text:span><text:span text:style-name="T179">'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ARXIU'</text:span><text:span text:style-name="T34">,</text:span><text:span text:style-name="T179">'PLUGINS'</text:span><text:span text:style-name="T34">,</text:span><text:span text:style-name="T179">'0'</text:span><text:span text:style-name="T34">,</text:span><text:span text:style-name="T179">'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USUARIS'</text:span><text:span text:style-name="T34">,</text:span><text:span text:style-name="T179">'PLUGINS'</text:span><text:span text:style-name="T34">,</text:span><text:span text:style-name="T179">'7'</text:span><text:span text:style-name="T34">,</text:span><text:span text:style-name="T179">'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EMAILS_AGRUPATS'</text:span><text:span text:style-name="T34">,</text:span><text:span text:style-name="T179">'SCHEDULLED'</text:span><text:span text:style-name="T34">,</text:span><text:span text:style-name="T179">'19'</text:span><text:span text:style-name="T34">,</text:span><text:span text:style-name="T179">'Tasca periòdica de enviar emails </text:span><text:soft-page-break/><text:span text:style-name="T179">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ARXIU'</text:span><text:span text:style-name="T34">,</text:span><text:span text:style-name="T179">'SCHEDULLED'</text:span><text:span text:style-name="T34">,</text:span><text:span text:style-name="T179">'1'</text:span><text:span text:style-name="T34">,</text:span><text:span text:style-name="T179">'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BOOL'</text:span><text:span text:style-name="T34">,</text:span><text:span text:style-name="T161">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TEXT'</text:span><text:span text:style-name="T34">,</text:span><text:span text:style-name="T161">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INT'</text:span><text:span text:style-name="T34">,</text:span><text:span text:style-name="T161">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FLOAT'</text:span><text:span text:style-name="T34">,</text:span><text:span text:style-name="T161">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CRON'</text:span><text:span text:style-name="T34">,</text:span><text:span text:style-name="T161">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9">'CREDENTIALS'</text:span><text:span text:style-name="T34">,</text:span><text:span text:style-name="T161">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notacio.processament.asincron'</text:span><text:span text:style-name="T34">,</text:span><text:span text:style-name="T161">null</text:span><text:span text:style-name="T34">,</text:span><text:span text:style-name="T179">'Indica si les noves anotacions s''haurian de processar de manera asíncrona'</text:span><text:span text:style-name="T34">,</text:span><text:span text:style-name="T179">'SCHEDULLED'</text:span><text:span text:style-name="T34">,</text:span><text:span text:style-name="T179">'0'</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guardar.annexos.temps.espera.execucio'</text:span><text:span text:style-name="T34">,</text:span><text:span text:style-name="T161">null</text:span><text:span text:style-name="T34">,</text:span><text:span text:style-name="T179">'Iterval de temps entre les execucions de la tasca (ms)'</text:span><text:span text:style-name="T34">,</text:span><text:span text:style-name="T179">'SCHEDULLED_ARXIU'</text:span><text:span text:style-name="T34">,</text:span><text:span text:style-name="T179">'1'</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guardar.annexos.max.reintents'</text:span><text:span text:style-name="T34">,</text:span><text:span text:style-name="T161">null</text:span><text:span text:style-name="T34">,</text:span><text:span text:style-name="T179">'Nombre de reintents de guardar annexos a l''arxiu'</text:span><text:span text:style-name="T34">,</text:span><text:span text:style-name="T179">'SCHEDULLED_ARXIU'</text:span><text:span text:style-name="T34">,</text:span><text:span text:style-name="T179">'2'</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guardar.annexos.max.threads.parallel'</text:span><text:span text:style-name="T34">,</text:span><text:span text:style-name="T161">null</text:span><text:span text:style-name="T34">,</text:span><text:span text:style-name="T179">'Nombre maxim de threads paral·lels'</text:span><text:span text:style-name="T34">,</text:span><text:span text:style-name="T179">'SCHEDULLED_ARXIU'</text:span><text:span text:style-name="T34">,</text:span><text:span text:style-name="T179">'3'</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distribucio.fitxers.class'</text:span><text:span text:style-name="T34">,</text:span><text:span text:style-name="T161">null</text:span><text:span text:style-name="T34">,</text:span><text:span text:style-name="T179">'Plugin de distribució'</text:span><text:span text:style-name="T34">,</text:span><text:span text:style-name="T179">'DISTRIBUCIO'</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document.versionable'</text:span><text:span text:style-name="T34">,</text:span><text:span text:style-name="T161">null</text:span><text:span text:style-name="T34">,</text:span><text:span text:style-name="T179">'Document versionable'</text:span><text:span text:style-name="T34">,</text:span><text:span text:style-name="T179">'ARXIU'</text:span><text:span text:style-name="T34">,</text:span><text:span text:style-name="T179">'6'</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class'</text:span><text:span text:style-name="T34">,</text:span><text:span text:style-name="T161">null</text:span><text:span text:style-name="T34">,</text:span><text:span text:style-name="T179">'Classe de plugin d''unitats organitzatives'</text:span><text:span text:style-name="T34">,</text:span><text:span text:style-name="T179">'UNITATS'</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dir3.service.url'</text:span><text:span text:style-name="T34">,</text:span><text:span text:style-name="T161">null</text:span><text:span text:style-name="T34">,</text:span><text:span text:style-name="T179">'Servei URL'</text:span><text:span text:style-name="T34">,</text:span><text:span text:style-name="T179">'UNITATS'</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9">'es.caib.distribucio.default.user.language'</text:span><text:span text:style-name="T34">,</text:span><text:span text:style-name="T161">null</text:span><text:span text:style-name="T34">,</text:span><text:span text:style-name="T179">'Llenguatge per defecte de l''aplicació'</text:span><text:span text:style-name="T34">,</text:span><text:span text:style-name="T179">'GENERAL'</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dir3.service.username'</text:span><text:span text:style-name="T34">,</text:span><text:span text:style-name="T161">null</text:span><text:span text:style-name="T34">,</text:span><text:span text:style-name="T179">'Usuari'</text:span><text:span text:style-name="T34">,</text:span><text:span text:style-name="T179">'UNITATS'</text:span><text:span text:style-name="T34">,</text:span><text:span text:style-name="T179">'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dir3.service.password'</text:span><text:span text:style-name="T34">,</text:span><text:span text:style-name="T161">null</text:span><text:span text:style-name="T34">,</text:span><text:span text:style-name="T179">'Contrasenya'</text:span><text:span text:style-name="T34">,</text:span><text:span text:style-name="T179">'UNITATS'</text:span><text:span text:style-name="T34">,</text:span><text:span text:style-name="T179">'3'</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dir3.connect.timeout'</text:span><text:span text:style-name="T34">,</text:span><text:span text:style-name="T161">null</text:span><text:span text:style-name="T34">,</text:span><text:span text:style-name="T179">'Connect timeout'</text:span><text:span text:style-name="T34">,</text:span><text:span text:style-name="T179">'UNITATS'</text:span><text:span text:style-name="T34">,</text:span><text:span text:style-name="T179">'4'</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unitats.organitzatives.dir3.request.timeout'</text:span><text:span text:style-name="T34">,</text:span><text:span text:style-name="T161">null</text:span><text:span text:style-name="T34">,</text:span><text:span text:style-name="T179">'Request timeout'</text:span><text:span text:style-name="T34">,</text:span><text:span text:style-name="T179">'UNITATS'</text:span><text:span text:style-name="T34">,</text:span><text:span text:style-name="T179">'5'</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procediment.class'</text:span><text:span text:style-name="T34">,</text:span><text:span text:style-name="T161">null</text:span><text:span text:style-name="T34">,</text:span><text:span text:style-name="T179">'Classe de plugin de procediments'</text:span><text:span text:style-name="T34">,</text:span><text:span text:style-name="T179">'PROCEDIMENTS'</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pp.base.url'</text:span><text:span text:style-name="T34">,</text:span><text:span text:style-name="T161">null</text:span><text:span text:style-name="T34">,</text:span><text:span text:style-name="T179">'Especificar la URL base de l''aplicació'</text:span><text:span text:style-name="T34">,</text:span><text:span text:style-name="T179">'GENERAL'</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procediment.rolsac.service.url'</text:span><text:span text:style-name="T34">,</text:span><text:span text:style-name="T161">null</text:span><text:span text:style-name="T34">,</text:span><text:span text:style-name="T179">'Url per a accedir procediments'</text:span><text:span text:style-name="T34">,</text:span><text:span text:style-name="T179">'PROCEDIMENTS'</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procediment.rolsac.service.username'</text:span><text:span text:style-name="T34">,</text:span><text:span text:style-name="T161">null</text:span><text:span text:style-name="T34">,</text:span><text:span text:style-name="T179">'Nom de l''usuari per a accedir procediments'</text:span><text:span text:style-name="T34">,</text:span><text:span text:style-name="T179">'PROCEDIMENTS'</text:span><text:span text:style-name="T34">,</text:span><text:span text:style-name="T179">'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procediment.rolsac.service.password'</text:span><text:span text:style-name="T34">,</text:span><text:span text:style-name="T161">null</text:span><text:span text:style-name="T34">,</text:span><text:span text:style-name="T179">'Password per a accedir procediments'</text:span><text:span text:style-name="T34">,</text:span><text:span text:style-name="T179">'PROCEDIMENTS'</text:span><text:span text:style-name="T34">,</text:span><text:span text:style-name="T179">'3'</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ext.class'</text:span><text:span text:style-name="T34">,</text:span><text:span text:style-name="T161">null</text:span><text:span text:style-name="T34">,</text:span><text:span text:style-name="T179">'Classe de plugin de dades externes'</text:span><text:span text:style-name="T34">,</text:span><text:span text:style-name="T179">'DADES_EXTERNES'</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ext.service.url'</text:span><text:span text:style-name="T34">,</text:span><text:span text:style-name="T161">null</text:span><text:span text:style-name="T34">,</text:span><text:span text:style-name="T179">'Servei URL'</text:span><text:span text:style-name="T34">,</text:span><text:span text:style-name="T179">'DADES_EXTERNES'</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email.jndi'</text:span><text:span text:style-name="T34">,</text:span><text:span text:style-name="T161">null</text:span><text:span text:style-name="T34">,</text:span><text:span text:style-name="T179">'JNDI email'</text:span><text:span text:style-name="T34">,</text:span><text:span text:style-name="T179">'EMAIL'</text:span><text:span text:style-name="T34">,</text:span><text:span text:style-name="T179">'0'</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email.remitent'</text:span><text:span text:style-name="T34">,</text:span><text:span text:style-name="T161">null</text:span><text:span text:style-name="T34">,</text:span><text:span text:style-name="T179">'Remitent dels correus electronics'</text:span><text:span text:style-name="T34">,</text:span><text:span text:style-name="T179">'EMAIL'</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ignatura.class'</text:span><text:span text:style-name="T34">,</text:span><text:span text:style-name="T161">null</text:span><text:span text:style-name="T34">,</text:span><text:span text:style-name="T179">'Classe de plugin de signatura'</text:span><text:span text:style-name="T34">,</text:span><text:span text:style-name="T179">'SIGNATURA'</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ignatura.signarAnnexos'</text:span><text:span text:style-name="T34">,</text:span><text:span text:style-name="T161">null</text:span><text:span text:style-name="T34">,</text:span><text:span text:style-name="T179">'Indica si s''han de signar annexos'</text:span><text:span text:style-name="T34">,</text:span><text:span text:style-name="T179">'SIGNATURA'</text:span><text:span text:style-name="T34">,</text:span><text:span text:style-name="T179">'1'</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pi.firma.en.servidor.simple.endpoint'</text:span><text:span text:style-name="T34">,</text:span><text:span text:style-name="T161">null</text:span><text:span text:style-name="T34">,</text:span><text:span text:style-name="T179">'Endpoint'</text:span><text:span text:style-name="T34">,</text:span><text:span text:style-name="T179">'SIGNATURA'</text:span><text:span text:style-name="T34">,</text:span><text:span text:style-name="T179">'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pi.firma.en.servidor.simple.username'</text:span><text:span text:style-name="T34">,</text:span><text:span text:style-name="T161">null</text:span><text:span text:style-name="T34">,</text:span><text:span text:style-name="T179">'Usuari'</text:span><text:span text:style-name="T34">,</text:span><text:span text:style-name="T179">'SIGNATURA'</text:span><text:span text:style-name="T34">,</text:span><text:span text:style-name="T179">'3'</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pi.firma.en.servidor.simple.password'</text:span><text:span text:style-name="T34">,</text:span><text:span text:style-name="T161">null</text:span><text:span text:style-name="T34">,</text:span><text:span text:style-name="T179">'Contrasenya'</text:span><text:span text:style-name="T34">,</text:span><text:span text:style-name="T179">'SIGNATURA'</text:span><text:span text:style-name="T34">,</text:span><text:span text:style-name="T179">'4'</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pi.firma.en.servidor.simple.perfil'</text:span><text:span text:style-name="T34">,</text:span><text:span text:style-name="T161">null</text:span><text:span text:style-name="T34">,</text:span><text:span text:style-name="T179">'Propietat opcional per especificar el perfil de firma per la firma simple en el servidor. Per defecte: "CADES_DETACHED"'</text:span><text:span text:style-name="T34">,</text:span><text:span text:style-name="T179">'SIGNATURA'</text:span><text:span text:style-name="T34">,</text:span><text:span text:style-name="T179">'5'</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validatesignature.class'</text:span><text:span text:style-name="T34">,</text:span><text:span text:style-name="T161">null</text:span><text:span text:style-name="T34">,</text:span><text:span text:style-name="T179">'Classe de plugin de validació de firmes'</text:span><text:span text:style-name="T34">,</text:span><text:span text:style-name="T179">'VALID_SIGN'</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debug'</text:span><text:span text:style-name="T34">,</text:span><text:span text:style-name="T161">null</text:span><text:span text:style-name="T34">,</text:span><text:span text:style-name="T179">'Indica si s''utiliza debug mode'</text:span><text:span text:style-name="T34">,</text:span><text:span text:style-name="T179">'VALID_SIGN'</text:span><text:span text:style-name="T34">,</text:span><text:span text:style-name="T179">'1'</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applicationID'</text:span><text:span text:style-name="T34">,</text:span><text:span text:style-name="T161">null</text:span><text:span text:style-name="T34">,</text:span><text:span text:style-name="T179">'Id d''aplicació'</text:span><text:span text:style-name="T34">,</text:span><text:span text:style-name="T179">'VALID_SIGN'</text:span><text:span text:style-name="T34">,</text:span><text:span text:style-name="T179">'2'</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printxml'</text:span><text:span text:style-name="T34">,</text:span><text:span text:style-name="T161">null</text:span><text:span text:style-name="T34">,</text:span><text:span text:style-name="T179">'Indica si es </text:span><text:soft-page-break/><text:span text:style-name="T179">mostra xml en debug mode'</text:span><text:span text:style-name="T34">,</text:span><text:span text:style-name="T179">'VALID_SIGN'</text:span><text:span text:style-name="T34">,</text:span><text:span text:style-name="T179">'3'</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TransformersTemplatesPath'</text:span><text:span text:style-name="T34">,</text:span><text:span text:style-name="T161">null</text:span><text:span text:style-name="T34">,</text:span><text:span text:style-name="T179">'Path per transformers'</text:span><text:span text:style-name="T34">,</text:span><text:span text:style-name="T179">'VALID_SIGN'</text:span><text:span text:style-name="T34">,</text:span><text:span text:style-name="T179">'4'</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endpoint'</text:span><text:span text:style-name="T34">,</text:span><text:span text:style-name="T161">null</text:span><text:span text:style-name="T34">,</text:span><text:span text:style-name="T179">'Endpoint'</text:span><text:span text:style-name="T34">,</text:span><text:span text:style-name="T179">'VALID_SIGN'</text:span><text:span text:style-name="T34">,</text:span><text:span text:style-name="T179">'5'</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authorization.username'</text:span><text:span text:style-name="T34">,</text:span><text:span text:style-name="T161">null</text:span><text:span text:style-name="T34">,</text:span><text:span text:style-name="T179">'Usuari'</text:span><text:span text:style-name="T34">,</text:span><text:span text:style-name="T179">'VALID_SIGN'</text:span><text:span text:style-name="T34">,</text:span><text:span text:style-name="T179">'6'</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afirmacxf.authorization.password'</text:span><text:span text:style-name="T34">,</text:span><text:span text:style-name="T161">null</text:span><text:span text:style-name="T34">,</text:span><text:span text:style-name="T179">'Contrasenya'</text:span><text:span text:style-name="T34">,</text:span><text:span text:style-name="T179">'VALID_SIGN'</text:span><text:span text:style-name="T34">,</text:span><text:span text:style-name="T179">'7'</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enviar.anotacions.backoffice.temps.espera.execucio'</text:span><text:span text:style-name="T34">,</text:span><text:span text:style-name="T161">null</text:span><text:span text:style-name="T34">,</text:span><text:span text:style-name="T179">'Iterval de temps entre les execucions de la tasca (ms)'</text:span><text:span text:style-name="T34">,</text:span><text:span text:style-name="T179">'SCHEDULLED_BACKOFFICE'</text:span><text:span text:style-name="T34">,</text:span><text:span text:style-name="T179">'0'</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enviar.anotacions.max.reintents'</text:span><text:span text:style-name="T34">,</text:span><text:span text:style-name="T161">null</text:span><text:span text:style-name="T34">,</text:span><text:span text:style-name="T179">'Nombre de reintents de enviar annotacions al backoffice'</text:span><text:span text:style-name="T34">,</text:span><text:span text:style-name="T179">'SCHEDULLED_BACKOFFICE'</text:span><text:span text:style-name="T34">,</text:span><text:span text:style-name="T179">'1'</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aplicar.regles.temps.espera.execucio'</text:span><text:span text:style-name="T34">,</text:span><text:span text:style-name="T161">null</text:span><text:span text:style-name="T34">,</text:span><text:span text:style-name="T179">'Iterval de temps entre les execucions de la tasca (ms)'</text:span><text:span text:style-name="T34">,</text:span><text:span text:style-name="T179">'SCHEDULLED_REGLES'</text:span><text:span text:style-name="T34">,</text:span><text:span text:style-name="T179">'0'</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aplicar.regles.max.reintents'</text:span><text:span text:style-name="T34">,</text:span><text:span text:style-name="T161">null</text:span><text:span text:style-name="T34">,</text:span><text:span text:style-name="T179">'Nombre de reintents de aplicar regles'</text:span><text:span text:style-name="T34">,</text:span><text:span text:style-name="T179">'SCHEDULLED_REGLES'</text:span><text:span text:style-name="T34">,</text:span><text:span text:style-name="T179">'1'</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tancar.contenidors.temps.espera.execucio'</text:span><text:span text:style-name="T34">,</text:span><text:span text:style-name="T161">null</text:span><text:span text:style-name="T34">,</text:span><text:span text:style-name="T179">'Iterval de temps entre les execucions de la tasca (ms)'</text:span><text:span text:style-name="T34">,</text:span><text:span text:style-name="T179">'SCHEDULLED_TANCAR'</text:span><text:span text:style-name="T34">,</text:span><text:span text:style-name="T179">'0'</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segonpla.email.bustia.periode.enviament.no.agrupat'</text:span><text:span text:style-name="T34">,</text:span><text:span text:style-name="T161">null</text:span><text:span text:style-name="T34">,</text:span><text:span text:style-name="T179">'Iterval de temps entre les execucions de la tasca (ms)'</text:span><text:span text:style-name="T34">,</text:span><text:span text:style-name="T179">'SCHEDULLED_EMAILS_NO_AGRUPATS'</text:span><text:span text:style-name="T34">,</text:span><text:span text:style-name="T179">'0'</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segonpla.email.bustia.cron.enviament.agrupat'</text:span><text:span text:style-name="T34">,</text:span><text:span text:style-name="T161">null</text:span><text:span text:style-name="T34">,</text:span><text:span text:style-name="T179">'Especificar l''expressió ''cron'' indicant l''interval de temps de les execucions de la tasca'</text:span><text:span text:style-name="T34">,</text:span><text:span text:style-name="T179">'SCHEDULLED_EMAILS_AGRUPATS'</text:span><text:span text:style-name="T34">,</text:span><text:span text:style-name="T179">'0'</text:span><text:span text:style-name="T34">,</text:span><text:span text:style-name="T179">'0'</text:span><text:span text:style-name="T34">,</text:span><text:span text:style-name="T179">'CRON'</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conversio.imprimible.url'</text:span><text:span text:style-name="T34">,</text:span><text:span text:style-name="T161">null</text:span><text:span text:style-name="T34">,</text:span><text:span text:style-name="T179">'Url per generar versió imprimible'</text:span><text:span text:style-name="T34">,</text:span><text:span text:style-name="T179">'ARXIU'</text:span><text:span text:style-name="T34">,</text:span><text:span text:style-name="T179">'1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conversio.imprimible.usuari'</text:span><text:span text:style-name="T34">,</text:span><text:span text:style-name="T161">null</text:span><text:span text:style-name="T34">,</text:span><text:span text:style-name="T179">'Usuari per generar versió imprimible'</text:span><text:span text:style-name="T34">,</text:span><text:span text:style-name="T179">'ARXIU'</text:span><text:span text:style-name="T34">,</text:span><text:span text:style-name="T179">'1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conversio.imprimible.contrasenya'</text:span><text:span text:style-name="T34">,</text:span><text:span text:style-name="T161">null</text:span><text:span text:style-name="T34">,</text:span><text:span text:style-name="T179">'Contrasenya per generar versió imprimible'</text:span><text:span text:style-name="T34">,</text:span><text:span text:style-name="T179">'ARXIU'</text:span><text:span text:style-name="T34">,</text:span><text:span text:style-name="T179">'13'</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datasource.jndi'</text:span><text:span text:style-name="T34">,</text:span><text:span text:style-name="T161">null</text:span><text:span text:style-name="T34">,</text:span><text:span text:style-name="T179">'JNDI'</text:span><text:span text:style-name="T34">,</text:span><text:span text:style-name="T179">'GENERAL'</text:span><text:span text:style-name="T34">,</text:span><text:span text:style-name="T179">'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hibernate.dialect'</text:span><text:span text:style-name="T34">,</text:span><text:span text:style-name="T161">null</text:span><text:span text:style-name="T34">,</text:span><text:span text:style-name="T179">'Dialect'</text:span><text:span text:style-name="T34">,</text:span><text:span text:style-name="T179">'GENERAL'</text:span><text:span text:style-name="T34">,</text:span><text:span text:style-name="T179">'3'</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hibernate.show_sql'</text:span><text:span text:style-name="T34">,</text:span><text:span text:style-name="T161">null</text:span><text:span text:style-name="T34">,</text:span><text:span text:style-name="T179">'Indica si mostrar SQL en logs'</text:span><text:span text:style-name="T34">,</text:span><text:span text:style-name="T179">'GENERAL'</text:span><text:span text:style-name="T34">,</text:span><text:span text:style-name="T179">'4'</text:span><text:span text:style-name="T34">,</text:span><text:span text:style-name="T179">'1'</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hibernate.hbm2ddl.auto'</text:span><text:span text:style-name="T34">,</text:span><text:span text:style-name="T161">null</text:span><text:span text:style-name="T34">,</text:span><text:span text:style-name="T179">'hbm2ddl'</text:span><text:span text:style-name="T34">,</text:span><text:span text:style-name="T179">'GENERAL'</text:span><text:span text:style-name="T34">,</text:span><text:span text:style-name="T179">'5'</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notacions.registre.expedient.classificacio'</text:span><text:span text:style-name="T34">,</text:span><text:span text:style-name="T161">null</text:span><text:span text:style-name="T34">,</text:span><text:span text:style-name="T179">'Classificació'</text:span><text:span text:style-name="T34">,</text:span><text:span text:style-name="T179">'ARXIU'</text:span><text:span text:style-name="T34">,</text:span><text:span text:style-name="T179">'14'</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notacions.registre.expedient.serie.documental'</text:span><text:span text:style-name="T34">,</text:span><text:span text:style-name="T161">null</text:span><text:span text:style-name="T34">,</text:span><text:span text:style-name="T179">'Serie documental'</text:span><text:span text:style-name="T34">,</text:span><text:span text:style-name="T179">'ARXIU'</text:span><text:span text:style-name="T34">,</text:span><text:span text:style-name="T179">'15'</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backoffice.integracio.clau'</text:span><text:span text:style-name="T34">,</text:span><text:span text:style-name="T161">null</text:span><text:span text:style-name="T34">,</text:span><text:span text:style-name="T179">'Clau per xifratge'</text:span><text:span text:style-name="T34">,</text:span><text:span text:style-name="T179">'SCHEDULLED_BACKOFFICE'</text:span><text:span text:style-name="T34">,</text:span><text:span text:style-name="T179">'2'</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backoffice.integracio.retornarAnnexIFirmaContingut'</text:span><text:span text:style-name="T34">,</text:span><text:span text:style-name="T161">null</text:span><text:span text:style-name="T34">,</text:span><text:span text:style-name="T179">'Enviar contingut al backoffice'</text:span><text:span text:style-name="T34">,</text:span><text:span text:style-name="T179">'SCHEDULLED_BACKOFFICE'</text:span><text:span text:style-name="T34">,</text:span><text:span text:style-name="T179">'3'</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notacions.permetre.reservar'</text:span><text:span text:style-name="T34">,</text:span><text:span text:style-name="T161">null</text:span><text:span text:style-name="T34">,</text:span><text:span text:style-name="T179">'Poder reservar/agafar un assentament abans de marcar-lo com a processat'</text:span><text:span text:style-name="T34">,</text:span><text:span text:style-name="T179">'GENERAL'</text:span><text:span text:style-name="T34">,</text:span><text:span text:style-name="T179">'6'</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distribucio.fitxers.duplicar.contingut.arxiu'</text:span><text:span text:style-name="T34">,</text:span><text:span text:style-name="T161">null</text:span><text:span text:style-name="T34">,</text:span><text:span text:style-name="T179">'Duplicar contingut en arxiu'</text:span><text:span text:style-name="T34">,</text:span><text:span text:style-name="T179">'GENERAL'</text:span><text:span text:style-name="T34">,</text:span><text:span text:style-name="T179">'8'</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reenviar.favorits'</text:span><text:span text:style-name="T34">,</text:span><text:span text:style-name="T161">null</text:span><text:span text:style-name="T34">,</text:span><text:span text:style-name="T179">'Favorits permes'</text:span><text:span text:style-name="T34">,</text:span><text:span text:style-name="T179">'GENERAL'</text:span><text:span text:style-name="T34">,</text:span><text:span text:style-name="T179">'9'</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enviar.coneixement'</text:span><text:span text:style-name="T34">,</text:span><text:span text:style-name="T161">null</text:span><text:span text:style-name="T34">,</text:span><text:span text:style-name="T179">'Poder reenviar a bústies només per a coneixement'</text:span><text:span text:style-name="T34">,</text:span><text:span text:style-name="T179">'GENERAL'</text:span><text:span text:style-name="T34">,</text:span><text:span text:style-name="T179">'10'</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enviar.arbre.nivell'</text:span><text:span text:style-name="T34">,</text:span><text:span text:style-name="T161">null</text:span><text:span text:style-name="T34">,</text:span><text:span text:style-name="T179">'Propietat per indicar fins a quin nivell obrir l''arbre d''unitats al reenviar una anotació (defecte = 1)'</text:span><text:span text:style-name="T34">,</text:span><text:span text:style-name="T179">'GENERAL'</text:span><text:span text:style-name="T34">,</text:span><text:span text:style-name="T179">'11'</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lass'</text:span><text:span text:style-name="T34">,</text:span><text:span text:style-name="T161">null</text:span><text:span text:style-name="T34">,</text:span><text:span text:style-name="T179">'Classe Arxiu'</text:span><text:span text:style-name="T34">,</text:span><text:span text:style-name="T179">'ARXIU'</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entitat.logos.base.dir'</text:span><text:span text:style-name="T34">,</text:span><text:span text:style-name="T161">null</text:span><text:span text:style-name="T34">,</text:span><text:span text:style-name="T179">'Ruta de una carpeta amb Logos'</text:span><text:span text:style-name="T34">,</text:span><text:span text:style-name="T179">'GENERAL'</text:span><text:span text:style-name="T34">,</text:span><text:span text:style-name="T179">'7'</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suporta.metadades'</text:span><text:span text:style-name="T34">,</text:span><text:span text:style-name="T161">null</text:span><text:span text:style-name="T34">,</text:span><text:span text:style-name="T179">'Suporta metadades'</text:span><text:span text:style-name="T34">,</text:span><text:span text:style-name="T179">'ARXIU'</text:span><text:span text:style-name="T34">,</text:span><text:span text:style-name="T179">'7'</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aplicacio.codi'</text:span><text:span text:style-name="T34">,</text:span><text:span text:style-name="T161">null</text:span><text:span text:style-name="T34">,</text:span><text:span text:style-name="T179">'Codi aplicació'</text:span><text:span text:style-name="T34">,</text:span><text:span text:style-name="T179">'ARXIU'</text:span><text:span text:style-name="T34">,</text:span><text:span text:style-name="T179">'2'</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csv.definicio'</text:span><text:span text:style-name="T34">,</text:span><text:span text:style-name="T161">null</text:span><text:span text:style-name="T34">,</text:span><text:span text:style-name="T179">'CSV definició'</text:span><text:span text:style-name="T34">,</text:span><text:span text:style-name="T179">'ARXIU'</text:span><text:span text:style-name="T34">,</text:span><text:span text:style-name="T179">'5'</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9">'es.caib.distribucio.plugin.arxiu.caib.timeout.connect'</text:span><text:span text:style-name="T34">,</text:span><text:span text:style-name="T161">null</text:span><text:span text:style-name="T34">,</text:span><text:span text:style-name="T179">'Timeout connect'</text:span><text:span text:style-name="T34">,</text:span><text:span text:style-name="T179">'ARXIU'</text:span><text:span text:style-name="T34">,</text:span><text:span text:style-name="T179">'9'</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timeout.read'</text:span><text:span text:style-name="T34">,</text:span><text:span text:style-name="T161">null</text:span><text:span text:style-name="T34">,</text:span><text:span text:style-name="T179">'Timeout read'</text:span><text:span text:style-name="T34">,</text:span><text:span text:style-name="T179">'ARXIU'</text:span><text:span text:style-name="T34">,</text:span><text:span text:style-name="T179">'10'</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sv.base.url'</text:span><text:span text:style-name="T34">,</text:span><text:span text:style-name="T161">null</text:span><text:span text:style-name="T34">,</text:span><text:span text:style-name="T179">'Url base CSV'</text:span><text:span text:style-name="T34">,</text:span><text:span text:style-name="T179">'ARXIU'</text:span><text:span text:style-name="T34">,</text:span><text:span text:style-name="T179">'8'</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base.url'</text:span><text:span text:style-name="T34">,</text:span><text:span text:style-name="T161">null</text:span><text:span text:style-name="T34">,</text:span><text:span text:style-name="T179">'Url base ARXIU'</text:span><text:span text:style-name="T34">,</text:span><text:span text:style-name="T179">'ARXIU'</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usuari'</text:span><text:span text:style-name="T34">,</text:span><text:span text:style-name="T161">null</text:span><text:span text:style-name="T34">,</text:span><text:span text:style-name="T179">'Usuari arxiu'</text:span><text:span text:style-name="T34">,</text:span><text:span text:style-name="T179">'ARXIU'</text:span><text:span text:style-name="T34">,</text:span><text:span text:style-name="T179">'3'</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arxiu.caib.contrasenya'</text:span><text:span text:style-name="T34">,</text:span><text:span text:style-name="T161">null</text:span><text:span text:style-name="T34">,</text:span><text:span text:style-name="T179">'Password arxiu'</text:span><text:span text:style-name="T34">,</text:span><text:span text:style-name="T179">'ARXIU'</text:span><text:span text:style-name="T34">,</text:span><text:span text:style-name="T179">'4'</text:span><text:span text:style-name="T34">,</text:span><text:span text:style-name="T179">'1'</text:span><text:span text:style-name="T34">,</text:span><text:span text:style-name="T179">'CREDENTIALS'</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gesdoc.class'</text:span><text:span text:style-name="T34">,</text:span><text:span text:style-name="T161">null</text:span><text:span text:style-name="T34">,</text:span><text:span text:style-name="T179">'Nom de la classe per a gestionar l''emmagatzament de documents'</text:span><text:span text:style-name="T34">,</text:span><text:span text:style-name="T179">'GES_DOC'</text:span><text:span text:style-name="T34">,</text:span><text:span text:style-name="T179">'0'</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gesdoc.filesystem.base.dir'</text:span><text:span text:style-name="T34">,</text:span><text:span text:style-name="T161">null</text:span><text:span text:style-name="T34">,</text:span><text:span text:style-name="T179">'Directori del sistema de fitxers on emmagatzemar els documents'</text:span><text:span text:style-name="T34">,</text:span><text:span text:style-name="T179">'GES_DOC'</text:span><text:span text:style-name="T34">,</text:span><text:span text:style-name="T179">'1'</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class'</text:span><text:span text:style-name="T34">,</text:span><text:span text:style-name="T161">null</text:span><text:span text:style-name="T34">,</text:span><text:span text:style-name="T179">'Classe per a gestionar l''accés al plugin d''usuaris'</text:span><text:span text:style-name="T34">,</text:span><text:span text:style-name="T179">'USUARIS'</text:span><text:span text:style-name="T34">,</text:span><text:span text:style-name="T179">'0'</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jdbc.datasource.jndi.name'</text:span><text:span text:style-name="T34">,</text:span><text:span text:style-name="T161">null</text:span><text:span text:style-name="T34">,</text:span><text:span text:style-name="T179">'Datasource dels usuaris'</text:span><text:span text:style-name="T34">,</text:span><text:span text:style-name="T179">'USUARIS'</text:span><text:span text:style-name="T34">,</text:span><text:span text:style-name="T179">'1'</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jdbc.query.codi'</text:span><text:span text:style-name="T34">,</text:span><text:span text:style-name="T161">null</text:span><text:span text:style-name="T34">,</text:span><text:span text:style-name="T179">'Consulta d''usuaris per codi'</text:span><text:span text:style-name="T34">,</text:span><text:span text:style-name="T179">'USUARIS'</text:span><text:span text:style-name="T34">,</text:span><text:span text:style-name="T179">'2'</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jdbc.query.nif'</text:span><text:span text:style-name="T34">,</text:span><text:span text:style-name="T161">null</text:span><text:span text:style-name="T34">,</text:span><text:span text:style-name="T179">'Consulta d''usuaris per nif'</text:span><text:span text:style-name="T34">,</text:span><text:span text:style-name="T179">'USUARIS'</text:span><text:span text:style-name="T34">,</text:span><text:span text:style-name="T179">'3'</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jdbc.query.rols'</text:span><text:span text:style-name="T34">,</text:span><text:span text:style-name="T161">null</text:span><text:span text:style-name="T34">,</text:span><text:span text:style-name="T179">'Consulta d''usuaris per rols'</text:span><text:span text:style-name="T34">,</text:span><text:span text:style-name="T179">'USUARIS'</text:span><text:span text:style-name="T34">,</text:span><text:span text:style-name="T179">'4'</text:span><text:span text:style-name="T34">,</text:span><text:span text:style-name="T179">'1'</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jdbc.query.grup'</text:span><text:span text:style-name="T34">,</text:span><text:span text:style-name="T161">null</text:span><text:span text:style-name="T34">,</text:span><text:span text:style-name="T179">'Consulta d''usuaris per grup'</text:span><text:span text:style-name="T34">,</text:span><text:span text:style-name="T179">'USUARIS'</text:span><text:span text:style-name="T34">,</text:span><text:span text:style-name="T179">'5'</text:span><text:span text:style-name="T34">,</text:span><text:span text:style-name="T179">'1'</text:span><text:span text:style-name="T34">,</text:span><text:span text:style-name="T179">'INT'</text:span><text:span text:style-name="T34">,</text:span><text:span text:style-name="T161">null</text:span><text:span text:style-name="T34">,</text:span><text:span text:style-name="T161">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61">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61">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2273558702" text:style-name="L72">
        <text:list-header>
          <text:p text:style-name="P914"/>
        </text:list-header>
      </text:list>
      <table:table table:name="Tabela8" table:style-name="Tabela8">
        <table:table-column table:style-name="Tabela8.A"/>
        <table:table-row table:style-name="TableLine384777680">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132504274340661" text:continue-list="list132505247246286" text:style-name="Outline">
        <text:list-item>
          <text:list>
            <text:list-header>
              <text:h text:style-name="P773" text:outline-level="2" text:is-list-header="true"><text:bookmark-start text:name="__RefHeading___Toc51178_3323466580"/><text:span text:style-name="T166">Versió 0.9.</text:span><text:span text:style-name="T93">3</text:span><text:span text:style-name="T107">7</text:span><text:span text:style-name="T85">.</text:span><text:span text:style-name="T93">1</text:span><text:span text:style-name="T81"> </text:span><text:span text:style-name="T82">C</text:span><text:span text:style-name="T85">orrecció f</text:span><text:span text:style-name="T107">iltre d'annexos tècnics</text:span><text:bookmark-end text:name="__RefHeading___Toc51178_3323466580"/></text:h>
            </text:list-header>
          </text:list>
        </text:list-item>
      </text:list>
      <text:p text:style-name="P369">Data: <text:span text:style-name="T221">14</text:span>/0<text:span text:style-name="T221">9</text:span>/202<text:span text:style-name="T221">1 16:00h</text:span></text:p>
      <text:p text:style-name="P369"/>
      <text:p text:style-name="P171">Resum: Correcció de l'error pel qual es filtraven malament els fitxers tècnics en el detall per usuaris.</text:p>
      <text:p text:style-name="P369"/>
      <text:p text:style-name="P553"><text:soft-page-break/>Errors resolts:</text:p>
      <text:list xml:id="list132503643960569" text:continue-list="list132505021135362" text:style-name="L64">
        <text:list-item>
          <text:p text:style-name="P893">N<text:span text:style-name="T247">o es mostren els annexos de tipus document adjunt al formulari i sí es mostren els documents tècnics per a usuaris.</text:span></text:p>
        </text:list-item>
      </text:list>
      <text:p text:style-name="P310"/>
      <text:p text:style-name="P120">Base de dades:<text:span text:style-name="T5"> </text:span></text:p>
      <text:list xml:id="list2244522561" text:style-name="L73">
        <text:list-item>
          <text:p text:style-name="P949">S<text:span text:style-name="T192">ense canvis</text:span></text:p>
        </text:list-item>
      </text:list>
      <text:p text:style-name="P120"/>
      <text:p text:style-name="P54"><text:span text:style-name="T6">Propietats globals</text:span>: </text:p>
      <text:list xml:id="list3313541392" text:style-name="L74">
        <text:list-item>
          <text:p text:style-name="P916">Sense canvis</text:p>
        </text:list-item>
      </text:list>
      <text:p text:style-name="P512"/>
      <text:list xml:id="list132505637913626" text:continue-list="list132504274340661" text:style-name="Outline">
        <text:list-item>
          <text:list>
            <text:list-header>
              <text:h text:style-name="P774" text:outline-level="2" text:is-list-header="true"><text:bookmark-start text:name="__RefHeading___Toc215555_3323466580"/><text:span text:style-name="T166">Versió 0.9.</text:span><text:span text:style-name="T93">3</text:span><text:span text:style-name="T107">7</text:span><text:span text:style-name="T85">.</text:span><text:span text:style-name="T108">2</text:span><text:span text:style-name="T81"> </text:span><text:span text:style-name="T82">C</text:span><text:span text:style-name="T108">orrecció accions múltiples usuaris</text:span><text:bookmark-end text:name="__RefHeading___Toc215555_3323466580"/></text:h>
            </text:list-header>
          </text:list>
        </text:list-item>
      </text:list>
      <text:p text:style-name="P370">Data: <text:span text:style-name="T248">22</text:span>/0<text:span text:style-name="T221">9</text:span>/202<text:span text:style-name="T221">1 15:00h</text:span></text:p>
      <text:p text:style-name="P370"/>
      <text:p text:style-name="P172">Resum: Correcció de l'error pel qual no es poden processar múltiples registres per usuaris no administradors.</text:p>
      <text:p text:style-name="P370"/>
      <text:p text:style-name="P554">Errors resolts:</text:p>
      <text:list xml:id="list132504382763755" text:continue-list="list132503643960569" text:style-name="L64">
        <text:list-item>
          <text:p text:style-name="P894"><text:a xlink:type="simple" xlink:href="https://github.com/GovernIB/distribucio/issues/387" text:style-name="Internet_20_link" text:visited-style-name="Visited_20_Internet_20_Link"><text:span text:style-name="T247">#387</text:span></text:a><text:span text:style-name="T247">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3670431670" text:style-name="L75">
        <text:list-item>
          <text:p text:style-name="P950">S<text:span text:style-name="T192">ense canvis</text:span></text:p>
        </text:list-item>
      </text:list>
      <text:p text:style-name="P121"/>
      <text:p text:style-name="P55"><text:span text:style-name="T6">Propietats globals</text:span>: </text:p>
      <text:list xml:id="list1072527889" text:style-name="L76">
        <text:list-item>
          <text:p text:style-name="P917">Sense canvis</text:p>
        </text:list-item>
      </text:list>
      <text:p text:style-name="P513"/>
      <text:list xml:id="list132504853703642" text:continue-list="list132505637913626" text:style-name="Outline">
        <text:list-item>
          <text:list>
            <text:list-header>
              <text:h text:style-name="P775" text:outline-level="2" text:is-list-header="true"><text:bookmark-start text:name="__RefHeading___Toc125562_3002973793"/><text:span text:style-name="T166">Versió 0.9.3</text:span><text:span text:style-name="T93">8</text:span><text:span text:style-name="T81"> </text:span><text:span text:style-name="T109">N</text:span><text:span text:style-name="T110">ou mòdu</text:span><text:span text:style-name="T111">l</text:span><text:span text:style-name="T110"> de dades estadístiques, reconeixement tipus i perfil de firma Portasignatures, altres</text:span><text:bookmark-end text:name="__RefHeading___Toc125562_3002973793"/></text:h>
            </text:list-header>
          </text:list>
        </text:list-item>
      </text:list>
      <text:p text:style-name="P371">Data: <text:span text:style-name="T221">19</text:span>/<text:span text:style-name="T249">11</text:span>/202<text:span text:style-name="T221">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2057768324" text:style-name="L77">
        <text:list-item>
          <text:p text:style-name="P1004"><text:a xlink:type="simple" xlink:href="https://github.com/GovernIB/distribucio/issues/167" text:style-name="Internet_20_link" text:visited-style-name="Visited_20_Internet_20_Link">#167</text:a><text:span text:style-name="T250"> </text:span>Afegir un mòdul d’estadístiques</text:p>
        </text:list-item>
        <text:list-item>
          <text:p text:style-name="P1005"><text:a xlink:type="simple" xlink:href="https://github.com/GovernIB/distribucio/issues/385" text:style-name="Internet_20_link" text:visited-style-name="Visited_20_Internet_20_Link">#385</text:a><text:span text:style-name="T251"> </text:span>Afegir desplegable al filtre per remitent </text:p>
        </text:list-item>
        <text:list-item>
          <text:p text:style-name="P1005"><text:a xlink:type="simple" xlink:href="https://github.com/GovernIB/distribucio/issues/381" text:style-name="Internet_20_link" text:visited-style-name="Visited_20_Internet_20_Link">#381</text:a><text:span text:style-name="T251"> </text:span>Buidar la selecció d'anotacions en cas de nova cerca </text:p>
        </text:list-item>
        <text:list-item>
          <text:p text:style-name="P968"><text:a xlink:type="simple" xlink:href="https://github.com/GovernIB/distribucio/issues/376" text:style-name="Internet_20_link" text:visited-style-name="Visited_20_Internet_20_Link">#376</text:a><text:span text:style-name="T251"> </text:span>Recordar perfil de l'usuari </text:p>
        </text:list-item>
        <text:list-item>
          <text:p text:style-name="P968"><text:a xlink:type="simple" xlink:href="https://github.com/GovernIB/distribucio/issues/377" text:style-name="Internet_20_link" text:visited-style-name="Visited_20_Internet_20_Link">#377</text:a><text:span text:style-name="T251"> </text:span>Revisar l'accés a les seccions d'administrador i superusuari </text:p>
        </text:list-item>
        <text:list-item>
          <text:p text:style-name="P969"><text:a xlink:type="simple" xlink:href="https://github.com/GovernIB/distribucio/issues/301" text:style-name="Internet_20_link" text:visited-style-name="Visited_20_Internet_20_Link">#301</text:a><text:span text:style-name="T252"> </text:span>Poder veure que usuaris tenen permisos sobre una bústia al reenviar </text:p>
        </text:list-item>
        <text:list-item>
          <text:p text:style-name="P970"><text:a xlink:type="simple" xlink:href="https://github.com/GovernIB/distribucio/issues/383" text:style-name="Internet_20_link" text:visited-style-name="Visited_20_Internet_20_Link">#383</text:a><text:span text:style-name="T253"> </text:span>La reserva d'anotacions és molt lenta </text:p>
        </text:list-item>
        <text:list-item>
          <text:p text:style-name="P970"><text:a xlink:type="simple" xlink:href="https://github.com/GovernIB/distribucio/issues/379" text:style-name="Internet_20_link" text:visited-style-name="Visited_20_Internet_20_Link">#379</text:a><text:span text:style-name="T253"> </text:span>Canviar el format del tipus d'anotació (tramitació/coneixement) </text:p>
        </text:list-item>
        <text:list-item>
          <text:p text:style-name="P970"><text:soft-page-break/><text:a xlink:type="simple" xlink:href="https://github.com/GovernIB/distribucio/issues/380" text:style-name="Internet_20_link" text:visited-style-name="Visited_20_Internet_20_Link">#380</text:a><text:span text:style-name="T253"> </text:span>Poder seleccionar una bústia per defecte per usuari </text:p>
        </text:list-item>
        <text:list-item>
          <text:p text:style-name="P970"><text:a xlink:type="simple" xlink:href="https://github.com/GovernIB/distribucio/issues/382" text:style-name="Internet_20_link" text:visited-style-name="Visited_20_Internet_20_Link">#382</text:a><text:span text:style-name="T253"> </text:span>L'usuari que ha bloquejat un assentament hauria de poder realitzar accions sobre ell </text:p>
        </text:list-item>
      </text:list>
      <text:p text:style-name="P555"/>
      <text:p text:style-name="P555">Errors resolts:</text:p>
      <text:list xml:id="list132505541863433" text:continue-list="list132504382763755" text:style-name="L64">
        <text:list-item>
          <text:p text:style-name="P895">#391 Afegir comprovació de la signatura dels documents signats per portafib </text:p>
        </text:list-item>
      </text:list>
      <text:p text:style-name="P312"/>
      <text:p text:style-name="P122">Base de dades:<text:span text:style-name="T5"> </text:span></text:p>
      <text:list xml:id="list2270976062" text:style-name="L78">
        <text:list-item>
          <text:p text:style-name="P951">distribucio_update_0.9.38.sql (Oracle)</text:p>
        </text:list-item>
      </text:list>
      <table:table table:name="Table11" table:style-name="Table11">
        <table:table-column table:style-name="Table11.A"/>
        <table:table-row table:style-name="TableLine384779408">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61">NULL</text:span><text:span text:style-name="T34">,</text:span></text:p>
            <text:p text:style-name="P465"><text:span text:style-name="T34"><text:s text:c="4"/>ENTITAT_ID <text:s text:c="14"/>NUMBER(19) <text:s text:c="4"/></text:span><text:span text:style-name="T65">NOT</text:span><text:span text:style-name="T34"> </text:span><text:span text:style-name="T161">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1">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1">NULL</text:span><text:span text:style-name="T34">,</text:span></text:p>
            <text:p text:style-name="P465"><text:span text:style-name="T34"><text:s text:c="4"/>ANOTACIONS <text:s text:c="14"/>NUMBER(19)<text:tab/> <text:s text:c="3"/></text:span><text:span text:style-name="T65">NOT</text:span><text:span text:style-name="T34"> </text:span><text:span text:style-name="T161">NULL</text:span><text:span text:style-name="T34">,</text:span></text:p>
            <text:p text:style-name="P465"><text:span text:style-name="T34"><text:s text:c="4"/>ANOTACIONS_TOTAL <text:s text:c="8"/>NUMBER(19)<text:tab/> <text:s text:c="3"/></text:span><text:span text:style-name="T65">NOT</text:span><text:span text:style-name="T34"> </text:span><text:span text:style-name="T161">NULL</text:span><text:span text:style-name="T34">,</text:span></text:p>
            <text:p text:style-name="P465"><text:span text:style-name="T34"><text:s text:c="4"/>REENVIAMENTS <text:s text:c="12"/>NUMBER(19)<text:tab/> <text:s text:c="3"/></text:span><text:span text:style-name="T65">NOT</text:span><text:span text:style-name="T34"> </text:span><text:span text:style-name="T161">NULL</text:span><text:span text:style-name="T34">,</text:span></text:p>
            <text:p text:style-name="P465"><text:span text:style-name="T34"><text:s text:c="4"/>EMAILS <text:s text:c="18"/>NUMBER(19)<text:tab/> <text:s text:c="3"/></text:span><text:span text:style-name="T65">NOT</text:span><text:span text:style-name="T34"> </text:span><text:span text:style-name="T161">NULL</text:span><text:span text:style-name="T34">,</text:span></text:p>
            <text:p text:style-name="P465"><text:span text:style-name="T34"><text:s text:c="4"/>JUSTIFICANTS <text:s text:c="12"/>NUMBER(19)<text:tab/> <text:s text:c="3"/></text:span><text:span text:style-name="T65">NOT</text:span><text:span text:style-name="T34"> </text:span><text:span text:style-name="T161">NULL</text:span><text:span text:style-name="T34">,</text:span></text:p>
            <text:p text:style-name="P465"><text:span text:style-name="T34"><text:s text:c="4"/>ANNEXOS <text:s text:c="17"/>NUMBER(19)<text:tab/> <text:s text:c="3"/></text:span><text:span text:style-name="T65">NOT</text:span><text:span text:style-name="T34"> </text:span><text:span text:style-name="T161">NULL</text:span><text:span text:style-name="T34">,</text:span></text:p>
            <text:p text:style-name="P465"><text:span text:style-name="T34"><text:s text:c="4"/>BUSTIES <text:s text:c="17"/>NUMBER(19)<text:tab/> <text:s text:c="3"/></text:span><text:span text:style-name="T65">NOT</text:span><text:span text:style-name="T34"> </text:span><text:span text:style-name="T161">NULL</text:span><text:span text:style-name="T34">,</text:span></text:p>
            <text:p text:style-name="P465"><text:span text:style-name="T34"><text:s text:c="4"/>USUARIS <text:s text:c="17"/>NUMBER(19)<text:tab/> <text:s text:c="3"/></text:span><text:span text:style-name="T65">NOT</text:span><text:span text:style-name="T34"> </text:span><text:span text:style-name="T161">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61">NULL</text:span><text:span text:style-name="T34">,</text:span></text:p>
            <text:p text:style-name="P465"><text:span text:style-name="T34"><text:s text:c="4"/>ENTITAT_ID <text:s text:c="14"/>NUMBER(19) <text:s text:c="4"/></text:span><text:span text:style-name="T65">NOT</text:span><text:span text:style-name="T34"> </text:span><text:span text:style-name="T161">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1">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1">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61">NULL</text:span><text:span text:style-name="T34">,</text:span></text:p>
            <text:p text:style-name="P465"><text:span text:style-name="T34"><text:s text:c="4"/>CORRECTE <text:s text:c="16"/>NUMBER(19)<text:tab/> <text:s text:c="3"/></text:span><text:span text:style-name="T65">NOT</text:span><text:span text:style-name="T34"> </text:span><text:span text:style-name="T161">NULL</text:span><text:span text:style-name="T34">,</text:span></text:p>
            <text:p text:style-name="P465"><text:span text:style-name="T34"><text:s text:c="4"/>CORRECTE_TOTAL <text:s text:c="10"/>NUMBER(19)<text:tab/> <text:s text:c="3"/></text:span><text:span text:style-name="T65">NOT</text:span><text:span text:style-name="T34"> </text:span><text:span text:style-name="T161">NULL</text:span><text:span text:style-name="T34">,</text:span></text:p>
            <text:p text:style-name="P465"><text:span text:style-name="T34"><text:s text:c="4"/>ERROR <text:s text:c="19"/>NUMBER(19)<text:tab/> <text:s text:c="3"/></text:span><text:span text:style-name="T65">NOT</text:span><text:span text:style-name="T34"> </text:span><text:span text:style-name="T161">NULL</text:span><text:span text:style-name="T34">,</text:span></text:p>
            <text:p text:style-name="P465"><text:span text:style-name="T34"><text:s text:c="4"/>ERROR_TOTAL <text:s text:c="13"/>NUMBER(19)<text:tab/> <text:s text:c="3"/></text:span><text:span text:style-name="T65">NOT</text:span><text:span text:style-name="T34"> </text:span><text:span text:style-name="T161">NULL</text:span><text:span text:style-name="T34">,</text:span></text:p>
            <text:p text:style-name="P465"><text:span text:style-name="T34"><text:s text:c="4"/>TOTAL <text:s text:c="19"/>NUMBER(19)<text:tab/> <text:s text:c="3"/></text:span><text:span text:style-name="T65">NOT</text:span><text:span text:style-name="T34"> </text:span><text:span text:style-name="T161">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61">NULL</text:span><text:span text:style-name="T34">,</text:span></text:p>
            <text:p text:style-name="P465"><text:span text:style-name="T34"><text:s text:c="4"/>ENTITAT_ID <text:s text:c="14"/>NUMBER(19) <text:s text:c="4"/></text:span><text:span text:style-name="T65">NOT</text:span><text:span text:style-name="T34"> </text:span><text:span text:style-name="T161">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1">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1">NULL</text:span><text:span text:style-name="T34">,</text:span></text:p>
            <text:p text:style-name="P465"><text:span text:style-name="T34"><text:s text:c="4"/>BUSTIA_ID <text:s text:c="15"/>NUMBER(19) <text:s text:c="4"/></text:span><text:span text:style-name="T65">NOT</text:span><text:span text:style-name="T34"> </text:span><text:span text:style-name="T161">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61">NULL</text:span><text:span text:style-name="T34">,</text:span></text:p>
            <text:p text:style-name="P465"><text:span text:style-name="T34"><text:s text:c="4"/>USUARIS <text:s text:c="17"/>NUMBER(19)<text:tab/> <text:s text:c="3"/></text:span><text:span text:style-name="T65">NOT</text:span><text:span text:style-name="T34"> </text:span><text:span text:style-name="T161">NULL</text:span><text:span text:style-name="T34">,</text:span></text:p>
            <text:p text:style-name="P465"><text:span text:style-name="T34"><text:s text:c="4"/>USUARIS_PERMIS <text:s text:c="10"/>NUMBER(19)<text:tab/> <text:s text:c="3"/></text:span><text:span text:style-name="T65">NOT</text:span><text:span text:style-name="T34"> </text:span><text:span text:style-name="T161">NULL</text:span><text:span text:style-name="T34">,</text:span></text:p>
            <text:p text:style-name="P465"><text:span text:style-name="T34"><text:s text:c="4"/>USUARIS_ROL <text:s text:c="13"/>NUMBER(19)<text:tab/> <text:s text:c="3"/></text:span><text:span text:style-name="T65">NOT</text:span><text:span text:style-name="T34"> </text:span><text:span text:style-name="T161">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reenviar.mostrar.permisos'</text:span><text:span text:style-name="T34">,</text:span><text:span text:style-name="T161">null</text:span><text:span text:style-name="T34">,</text:span><text:span text:style-name="T179">'Mostrar usuaris amb permís sobre bústies al reenviar'</text:span><text:span text:style-name="T34">,</text:span><text:span text:style-name="T179">'GENERAL'</text:span><text:span text:style-name="T34">,</text:span><text:span text:style-name="T179">'11'</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61">NULL</text:span><text:span text:style-name="T34">,</text:span></text:p>
            <text:p text:style-name="P465"><text:span text:style-name="T34"><text:s text:c="4"/>ENTITAT <text:s text:c="16"/>NUMBER(19) <text:s text:c="12"/></text:span><text:span text:style-name="T65">NOT</text:span><text:span text:style-name="T34"> </text:span><text:span text:style-name="T161">NULL</text:span><text:span text:style-name="T34">,</text:span></text:p>
            <text:p text:style-name="P465"><text:soft-page-break/><text:span text:style-name="T34"><text:s text:c="4"/>BUSTIA <text:s text:c="17"/>NUMBER(19) <text:s text:c="12"/></text:span><text:span text:style-name="T65">NOT</text:span><text:span text:style-name="T34"> </text:span><text:span text:style-name="T161">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61">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9">'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9">'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9">'es.caib.distribucio.plugin.signatura.portafib.username'</text:span><text:span text:style-name="T34">,</text:span><text:span text:style-name="T161">null</text:span><text:span text:style-name="T34">,</text:span><text:span text:style-name="T179">'Nom del certificat a utilitzar en la firma. És opcional'</text:span><text:span text:style-name="T34">,</text:span><text:span text:style-name="T179">'SIGNATURA'</text:span><text:span text:style-name="T34">,</text:span><text:span text:style-name="T179">'6'</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1022091346" text:style-name="L79">
        <text:list-item>
          <text:p text:style-name="P918">S'ha afegit una nova propietat configurable per mostrar o no els usuaris amb permís sobre una bústia a l'hora de reenviar configurable via interfície web:</text:p>
          <text:list>
            <text:list-item>
              <text:p text:style-name="P1006">es.caib.distribucio.contingut.reenviar.mostrar.permisos=false</text:p>
            </text:list-item>
          </text:list>
        </text:list-item>
        <text:list-item>
          <text:p text:style-name="P922">S'ha afegit una propietat per la firma en servidor per escollir el certificat a utilitzar per @firma.</text:p>
          <text:list>
            <text:list-item>
              <text:p text:style-name="P1008">es.caib.distribucio.plugin.signatura.portafib.username=</text:p>
            </text:list-item>
          </text:list>
        </text:list-item>
      </text:list>
      <text:p text:style-name="P638"/>
      <text:p text:style-name="P514"><text:soft-page-break/></text:p>
      <text:list xml:id="list132505765641222" text:continue-list="list132504853703642" text:style-name="Outline">
        <text:list-item>
          <text:list>
            <text:list-header>
              <text:h text:style-name="P776" text:outline-level="2" text:is-list-header="true"><text:bookmark-start text:name="__RefHeading___Toc140729_35401148061"/><text:span text:style-name="T166">Versió 0.9.3</text:span><text:span text:style-name="T93">9</text:span><text:span text:style-name="T81"> </text:span><text:span text:style-name="T109">M</text:span><text:span text:style-name="T112">illores visuals </text:span><text:span text:style-name="T117">i</text:span><text:span text:style-name="T112"> correcció en el tractament de documents firmats</text:span><text:bookmark-end text:name="__RefHeading___Toc140729_35401148061"/></text:h>
            </text:list-header>
          </text:list>
        </text:list-item>
      </text:list>
      <text:p text:style-name="P372">Data: <text:span text:style-name="T254">10</text:span>/<text:span text:style-name="T249">12</text:span>/202<text:span text:style-name="T221">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132505393364848" text:continue-list="list2057768324" text:style-name="L77">
        <text:list-item>
          <text:p text:style-name="P971"><text:a xlink:type="simple" xlink:href="https://github.com/GovernIB/distribucio/issues/397" text:style-name="Internet_20_link" text:visited-style-name="Visited_20_Internet_20_Link">#397</text:a><text:span text:style-name="T254"> </text:span>Tractar documents firmats TF05 CAdES attached i TF03 XAdES enveloped signature en el Arxiu</text:p>
        </text:list-item>
        <text:list-item>
          <text:p text:style-name="P971"><text:a xlink:type="simple" xlink:href="https://github.com/GovernIB/distribucio/issues/390" text:style-name="Internet_20_link" text:visited-style-name="Visited_20_Internet_20_Link">#390</text:a><text:span text:style-name="T254"> </text:span>Permetre a tots els usuaris i administradors una nova acció per a poder passar anotacions de processada a pendent d'usuari</text:p>
        </text:list-item>
        <text:list-item>
          <text:p text:style-name="P931"><text:a xlink:type="simple" xlink:href="https://github.com/GovernIB/distribucio/issues/393" text:style-name="Internet_20_link" text:visited-style-name="Visited_20_Internet_20_Link">#393</text:a><text:span text:style-name="T254"> </text:span>Permetre donar d'alta anotacions sense especificar l'entitat</text:p>
        </text:list-item>
      </text:list>
      <text:p text:style-name="P372"/>
      <text:list xml:id="list132503811867372" text:continue-numbering="true" text:style-name="L77">
        <text:list-item>
          <text:p text:style-name="P971"><text:a xlink:type="simple" xlink:href="https://github.com/GovernIB/distribucio/issues/389" text:style-name="Internet_20_link" text:visited-style-name="Visited_20_Internet_20_Link">#389</text:a><text:span text:style-name="T254"> </text:span>Afegir funcionalitat per a administradors de poder marcar una anotació o múltiples, com a acció massiva, per que es sobreescriguin al redistribuir l'anotació</text:p>
        </text:list-item>
        <text:list-item>
          <text:p text:style-name="P931"><text:a xlink:type="simple" xlink:href="https://github.com/GovernIB/distribucio/issues/394" text:style-name="Internet_20_link" text:visited-style-name="Visited_20_Internet_20_Link">#394</text:a><text:span text:style-name="T254"> </text:span>Visualitzar les metadades addicionals de títol, idioma i descripció </text:p>
        </text:list-item>
        <text:list-item>
          <text:p text:style-name="P971"><text:a xlink:type="simple" xlink:href="https://github.com/GovernIB/distribucio/issues/369" text:style-name="Internet_20_link" text:visited-style-name="Visited_20_Internet_20_Link">#369</text:a><text:span text:style-name="T254"> </text:span>Canviar columna CIF per Codi DIR3 en el llistat d'entitats </text:p>
        </text:list-item>
        <text:list-item>
          <text:p text:style-name="P971"><text:a xlink:type="simple" xlink:href="https://github.com/GovernIB/distribucio/issues/296" text:style-name="Internet_20_link" text:visited-style-name="Visited_20_Internet_20_Link">#296</text:a><text:span text:style-name="T254"> </text:span>Posar icona/color en els assentaments que estiguin "duplicats" en una bústia </text:p>
        </text:list-item>
      </text:list>
      <text:p text:style-name="P556"/>
      <text:p text:style-name="P556">Errors resolts:</text:p>
      <text:list xml:id="list71572374" text:style-name="L80">
        <text:list-item>
          <text:p text:style-name="P896"><text:a xlink:type="simple" xlink:href="https://github.com/GovernIB/distribucio/issues/403" text:style-name="Internet_20_link" text:visited-style-name="Visited_20_Internet_20_Link">#403</text:a><text:span text:style-name="T254"> </text:span>Peticions mal informades d'alta de documents PDF firmats </text:p>
        </text:list-item>
        <text:list-item>
          <text:p text:style-name="P896"><text:a xlink:type="simple" xlink:href="https://github.com/GovernIB/distribucio/issues/395" text:style-name="Internet_20_link" text:visited-style-name="Visited_20_Internet_20_Link">#395</text:a><text:span text:style-name="T254"> </text:span>Falla l'opció de passar a la següent anotació en reenviar des de "Detalls" </text:p>
        </text:list-item>
        <text:list-item>
          <text:p text:style-name="P896"><text:a xlink:type="simple" xlink:href="https://github.com/GovernIB/distribucio/issues/404" text:style-name="Internet_20_link" text:visited-style-name="Visited_20_Internet_20_Link">#404</text:a><text:span text:style-name="T255"> </text:span>Com a usuari, no deixa fer enviaments ni marcat com a processats massius d'anotacions <text:span text:style-name="T255">que han esgotat els reintents</text:span></text:p>
        </text:list-item>
      </text:list>
      <text:p text:style-name="P313"/>
      <text:p text:style-name="P123">Base de dades:<text:span text:style-name="T5"> </text:span></text:p>
      <text:list xml:id="list135358530" text:style-name="L81">
        <text:list-item>
          <text:p text:style-name="P952">distribucio_update_0.9.39.sql (Oracle)</text:p>
        </text:list-item>
      </text:list>
      <table:table table:name="Table13" table:style-name="Table13">
        <table:table-column table:style-name="Table13.A"/>
        <table:table-row table:style-name="TableLine370533632">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6">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sobreescriure.anotacions.duplicades'</text:span><text:span text:style-name="T34">,</text:span><text:span text:style-name="T179">'false'</text:span><text:span text:style-name="T34">,</text:span><text:span text:style-name="T179">'Permetre sobreescriure anotacions duplicades al reenviar'</text:span><text:span text:style-name="T34">,</text:span><text:span text:style-name="T179">'GENERAL'</text:span><text:span text:style-name="T34">,</text:span><text:span text:style-name="T179">'12'</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ncament.expedient.dies'</text:span><text:span text:style-name="T34">,</text:span><text:span text:style-name="T162">1825</text:span><text:span text:style-name="T34">,</text:span><text:span text:style-name="T179">'Interval de dies que han de passar per efectura el tencament de l''expedient a l''arxiu després de marcar l''anotació com a processada'</text:span><text:span text:style-name="T34">,</text:span><text:span text:style-name="T179">'SCHEDULLED_TANCAR'</text:span><text:span text:style-name="T34">,</text:span><text:span text:style-name="T179">'1'</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239"/>
          </table:table-cell>
        </table:table-row>
      </table:table>
      <text:p text:style-name="P599"/>
      <text:p text:style-name="P123"/>
      <text:p text:style-name="P57"><text:span text:style-name="T6">Propietats globals</text:span>: </text:p>
      <text:list xml:id="list2566070512" text:style-name="L82">
        <text:list-item>
          <text:p text:style-name="P972"><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7">es.caib.distribucio.sobreescriure.anotacions.duplicades=false</text:p>
            </text:list-item>
          </text:list>
        </text:list-item>
        <text:list-item>
          <text:p text:style-name="P923">S'ha afegit a la configuració web la propietat per indicar quants dies esperar abans de tancar un expedient a l'Arxiu.</text:p>
          <text:list>
            <text:list-item>
              <text:p text:style-name="P972"><text:span text:style-name="T175">es.caib.distribucio.tancament.expedient.dies=1</text:span><text:span text:style-name="T176">825</text:span></text:p>
            </text:list-item>
          </text:list>
        </text:list-item>
      </text:list>
      <text:p text:style-name="P639"/>
      <text:list xml:id="list132505633612830" text:continue-list="list132505765641222" text:style-name="Outline">
        <text:list-item>
          <text:list>
            <text:list-header>
              <text:h text:style-name="P777" text:outline-level="2" text:is-list-header="true"><text:bookmark-start text:name="__RefHeading___Toc74811_1561600779"/><text:span text:style-name="T166">Versió 0.9.</text:span><text:span text:style-name="T80">4</text:span><text:span text:style-name="T113">0</text:span><text:span text:style-name="T81"> </text:span><text:span text:style-name="T114">Avaluació manual de regles i barra de progrés en les accions múltiples</text:span><text:bookmark-end text:name="__RefHeading___Toc74811_1561600779"/></text:h>
            </text:list-header>
          </text:list>
        </text:list-item>
      </text:list>
      <text:p text:style-name="P373">Data: <text:span text:style-name="T254">26</text:span>/<text:span text:style-name="T249">01</text:span>/202<text:span text:style-name="T256">2 13:00h</text:span></text:p>
      <text:p text:style-name="P373"/>
      <text:p text:style-name="P175">Resum: En aquesta versió s'han modificat les accions múltiples per mostrar una barra de progrés. També s'ha afegit l'opció de re <text:span text:style-name="T261">a</text:span>valuar una regla i s'han corregit i modificat algunes columnes i detalls de les anotacions.</text:p>
      <text:p text:style-name="P373"/>
      <text:p text:style-name="P605">Millores incloses:</text:p>
      <text:list xml:id="list132505640403299" text:continue-list="list132503811867372" text:style-name="L77">
        <text:list-item>
          <text:p text:style-name="P932"><text:a xlink:type="simple" xlink:href="https://github.com/GovernIB/distribucio/issues/268" text:style-name="Internet_20_link" text:visited-style-name="Visited_20_Internet_20_Link">#268</text:a><text:span text:style-name="T257"> </text:span>Mostrar llistat d'anotacions i progrés en les accions massives</text:p>
        </text:list-item>
        <text:list-item>
          <text:p text:style-name="P932"><text:a xlink:type="simple" xlink:href="https://github.com/GovernIB/distribucio/issues/402" text:style-name="Internet_20_link" text:visited-style-name="Visited_20_Internet_20_Link">#402</text:a><text:span text:style-name="T257"> </text:span>Permetre als administradors executar manualment una regla sobre anotacions antigues </text:p>
        </text:list-item>
        <text:list-item>
          <text:p text:style-name="P932"><text:a xlink:type="simple" xlink:href="https://github.com/GovernIB/distribucio/issues/406" text:style-name="Internet_20_link" text:visited-style-name="Visited_20_Internet_20_Link">#406</text:a><text:span text:style-name="T257"> </text:span>Afegir descripció de l'usuari o rol en els permisos de bústia</text:p>
        </text:list-item>
        <text:list-item>
          <text:p text:style-name="P932"><text:a xlink:type="simple" xlink:href="https://github.com/GovernIB/distribucio/issues/399" text:style-name="Internet_20_link" text:visited-style-name="Visited_20_Internet_20_Link">#399</text:a><text:span text:style-name="T257"> </text:span>Revisar l'amplada de la columna "Arxiu info" d'una anotació</text:p>
        </text:list-item>
        <text:list-item>
          <text:p text:style-name="P932"><text:a xlink:type="simple" xlink:href="https://github.com/GovernIB/distribucio/issues/400" text:style-name="Internet_20_link" text:visited-style-name="Visited_20_Internet_20_Link">#400</text:a><text:span text:style-name="T257"> </text:span>Revisar l'amplada de les taules "Dades de seguiment" i "Justificant" d'una anotació (pipella informació de registre)</text:p>
        </text:list-item>
        <text:list-item>
          <text:p text:style-name="P932"><text:soft-page-break/><text:a xlink:type="simple" xlink:href="https://github.com/GovernIB/distribucio/issues/401" text:style-name="Internet_20_link" text:visited-style-name="Visited_20_Internet_20_Link">#401</text:a><text:span text:style-name="T257"> </text:span>Modificar la columna "Error" del llistat de "Contingut de bústies" i "Localitzador d'anotacions de registre"</text:p>
        </text:list-item>
      </text:list>
      <text:p text:style-name="P457"/>
      <text:p text:style-name="P557">Errors resolts:</text:p>
      <text:p text:style-name="P457"/>
      <text:list xml:id="list2760595131" text:style-name="L83">
        <text:list-item>
          <text:p text:style-name="P933"><text:a xlink:type="simple" xlink:href="https://github.com/GovernIB/distribucio/issues/407" text:style-name="Internet_20_link" text:visited-style-name="Visited_20_Internet_20_Link"><text:span text:style-name="T237">#407</text:span></text:a><text:span text:style-name="T237"> No funcionen les claus referides al fitxer de propietats en els backoffices </text:span></text:p>
        </text:list-item>
        <text:list-item>
          <text:p text:style-name="P933"><text:a xlink:type="simple" xlink:href="https://github.com/GovernIB/distribucio/issues/410" text:style-name="Internet_20_link" text:visited-style-name="Visited_20_Internet_20_Link"><text:span text:style-name="T258">#410</text:span></text:a><text:span text:style-name="T258"> Informar el tipus MIME en la petició de signatura de documents cap a Portafib</text:span></text:p>
        </text:list-item>
        <text:list-item>
          <text:p text:style-name="P933"><text:a xlink:type="simple" xlink:href="https://github.com/GovernIB/distribucio/issues/408" text:style-name="Internet_20_link" text:visited-style-name="Visited_20_Internet_20_Link"><text:span text:style-name="T258">#408</text:span></text:a><text:span text:style-name="T258"> No es permet repetir una regla en diferents entitats</text:span></text:p>
        </text:list-item>
      </text:list>
      <text:p text:style-name="P314"/>
      <text:p text:style-name="P124">Base de dades:<text:span text:style-name="T5"> </text:span></text:p>
      <text:list xml:id="list1263174385" text:style-name="L84">
        <text:list-item>
          <text:p text:style-name="P1010">Sense canvis</text:p>
        </text:list-item>
      </text:list>
      <text:p text:style-name="P124"/>
      <text:p text:style-name="P58"><text:span text:style-name="T6">Propietats globals</text:span>: </text:p>
      <text:list xml:id="list2641623731" text:style-name="L85">
        <text:list-item>
          <text:p text:style-name="P919">S<text:span text:style-name="T259">ense canvis</text:span></text:p>
        </text:list-item>
      </text:list>
      <text:p text:style-name="P515"/>
      <text:list xml:id="list132504952964643" text:continue-list="list132505633612830" text:style-name="Outline">
        <text:list-item>
          <text:list>
            <text:list-header>
              <text:h text:style-name="P778" text:outline-level="2" text:is-list-header="true"><text:bookmark-start text:name="__RefHeading___Toc153733_2420514845"/><text:span text:style-name="T166">Versió 0.9.</text:span><text:span text:style-name="T80">4</text:span><text:span text:style-name="T113">0</text:span><text:span text:style-name="T115">.1</text:span><text:span text:style-name="T81"> </text:span><text:span text:style-name="T116">Error accions múltiples administradors</text:span><text:bookmark-end text:name="__RefHeading___Toc153733_2420514845"/></text:h>
            </text:list-header>
          </text:list>
        </text:list-item>
      </text:list>
      <text:p text:style-name="P374">Data: <text:span text:style-name="T254">01</text:span>/<text:span text:style-name="T249">02</text:span>/202<text:span text:style-name="T256">2 13:00h</text:span></text:p>
      <text:p text:style-name="P374"/>
      <text:p text:style-name="P176">Resum: <text:span text:style-name="T260">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132505519703867" text:continue-list="list132505640403299" text:style-name="L77">
        <text:list-item>
          <text:p text:style-name="P1015">Cap</text:p>
        </text:list-item>
      </text:list>
      <text:p text:style-name="P558">Errors resolts:</text:p>
      <text:p text:style-name="P458"/>
      <text:list xml:id="list192612845" text:style-name="L86">
        <text:list-item>
          <text:p text:style-name="P934"><text:a xlink:type="simple" xlink:href="https://github.com/GovernIB/distribucio/issues/412" text:style-name="Internet_20_link" text:visited-style-name="Visited_20_Internet_20_Link"><text:span text:style-name="T237">#412</text:span></text:a><text:span text:style-name="T237"> Error al marcar múltiples anotacions per a reprocessar</text:span></text:p>
        </text:list-item>
      </text:list>
      <text:p text:style-name="P315"/>
      <text:p text:style-name="P125">Base de dades:<text:span text:style-name="T5"> </text:span></text:p>
      <text:list xml:id="list2951107578" text:style-name="L87">
        <text:list-item>
          <text:p text:style-name="P1011">Sense canvis</text:p>
        </text:list-item>
      </text:list>
      <text:p text:style-name="P125"/>
      <text:p text:style-name="P59"><text:span text:style-name="T6">Propietats globals</text:span>: </text:p>
      <text:list xml:id="list1772865217" text:style-name="L88">
        <text:list-item>
          <text:p text:style-name="P920">S<text:span text:style-name="T259">ense canvis</text:span></text:p>
        </text:list-item>
      </text:list>
      <text:p text:style-name="P516"/>
      <text:list xml:id="list132504154381744" text:continue-list="list132504952964643" text:style-name="Outline">
        <text:list-item>
          <text:list>
            <text:list-header>
              <text:h text:style-name="P779" text:outline-level="2" text:is-list-header="true"><text:bookmark-start text:name="__RefHeading___Toc94619_1143039690"/><text:span text:style-name="T166">Versió 0.9.</text:span><text:span text:style-name="T80">4</text:span><text:span text:style-name="T113">0</text:span><text:span text:style-name="T115">.</text:span><text:span text:style-name="T117">2</text:span><text:span text:style-name="T81"> </text:span><text:span text:style-name="T116">R</text:span><text:span text:style-name="T117">evisió de la descàrrega de documentació .zip</text:span><text:bookmark-end text:name="__RefHeading___Toc94619_1143039690"/></text:h>
            </text:list-header>
          </text:list>
        </text:list-item>
      </text:list>
      <text:p text:style-name="P375">Data: <text:span text:style-name="T261">0</text:span><text:span text:style-name="T262">9</text:span>/<text:span text:style-name="T249">03</text:span>/202<text:span text:style-name="T256">2 </text:span><text:span text:style-name="T262">09</text:span><text:span text:style-name="T256">:00h</text:span></text:p>
      <text:p text:style-name="P375"/>
      <text:p text:style-name="P177">Resum: Revisió de la petició de descàrrega de la documentació .zip per millorar el temps de generació i descàrrega.</text:p>
      <text:p text:style-name="P375"/>
      <text:p text:style-name="P607">Millores incloses:</text:p>
      <text:list xml:id="list132505448407758" text:continue-list="list132505519703867" text:style-name="L77">
        <text:list-item>
          <text:p text:style-name="P1016">Cap</text:p>
        </text:list-item>
      </text:list>
      <text:p text:style-name="P559"><text:soft-page-break/>Errors resolts:</text:p>
      <text:p text:style-name="P459"/>
      <text:list xml:id="list2121102609" text:style-name="L89">
        <text:list-item>
          <text:p text:style-name="P935"><text:a xlink:type="simple" xlink:href="https://github.com/GovernIB/distribucio/issues/428" text:style-name="Internet_20_link" text:visited-style-name="Visited_20_Internet_20_Link">#428</text:a><text:span text:style-name="T261"> </text:span>Revisar el rendiment en la descàrrega del ZIP del justificant i els annexos</text:p>
        </text:list-item>
      </text:list>
      <text:p text:style-name="P316"/>
      <text:p text:style-name="P126">Base de dades:<text:span text:style-name="T5"> </text:span></text:p>
      <text:list xml:id="list132505123294399" text:continue-list="list135358530" text:style-name="L81">
        <text:list-item>
          <text:p text:style-name="P953">distribucio_update_0.9.<text:span text:style-name="T263">40.2</text:span>.sql (Oracle)</text:p>
        </text:list-item>
      </text:list>
      <table:table table:name="Table12" table:style-name="Table12">
        <table:table-column table:style-name="Table12.A"/>
        <table:table-row table:style-name="TableLine370522688">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generacio.zip.num.threads'</text:span><text:span text:style-name="T34">,</text:span><text:span text:style-name="T161">null</text:span><text:span text:style-name="T34">,</text:span><text:span text:style-name="T179">'Número de threads màxim per a la consulta y generació del .zip de documentació (per defecte 3)'</text:span><text:span text:style-name="T34">,</text:span><text:span text:style-name="T179">'GENERAL'</text:span><text:span text:style-name="T34">,</text:span><text:span text:style-name="T179">'14'</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2647229311" text:style-name="L90">
        <text:list-item>
          <text:p text:style-name="P973"><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70524128">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132504648567178" text:continue-list="list132504154381744" text:style-name="Outline">
        <text:list-item>
          <text:list>
            <text:list-header>
              <text:h text:style-name="P780" text:outline-level="2" text:is-list-header="true"><text:bookmark-start text:name="__RefHeading___Toc167334_2409209563"/><text:span text:style-name="T166">Versió 0.9.</text:span><text:span text:style-name="T80">4</text:span><text:span text:style-name="T118">1</text:span><text:span text:style-name="T81"> </text:span><text:span text:style-name="T118">-</text:span><text:span text:style-name="T119"> Millores en funcionalitats</text:span><text:bookmark-end text:name="__RefHeading___Toc167334_2409209563"/></text:h>
            </text:list-header>
          </text:list>
        </text:list-item>
      </text:list>
      <text:p text:style-name="P376">Data: <text:span text:style-name="T267">22</text:span>/<text:span text:style-name="T249">03</text:span>/202<text:span text:style-name="T256">2 </text:span><text:span text:style-name="T264">1</text:span><text:span text:style-name="T267">3</text:span><text:span text:style-name="T256">:00h</text:span></text:p>
      <text:p text:style-name="P376"/>
      <text:p text:style-name="P178">Resum: <text:span text:style-name="T26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132505530579846" text:continue-list="list132505448407758" text:style-name="L77">
        <text:list-item>
          <text:p text:style-name="P1017"><text:a xlink:type="simple" xlink:href="https://github.com/GovernIB/distribucio/issues/419" text:style-name="Internet_20_link" text:visited-style-name="Visited_20_Internet_20_Link">#419</text:a><text:span text:style-name="T264"> </text:span>Nova propietat per definir rangs de temps d'inactivitat de reintents de custòdia de documents</text:p>
        </text:list-item>
        <text:list-item>
          <text:p text:style-name="P1017"><text:a xlink:type="simple" xlink:href="https://github.com/GovernIB/distribucio/issues/415" text:style-name="Internet_20_link" text:visited-style-name="Visited_20_Internet_20_Link">#415</text:a><text:span text:style-name="T264"> </text:span>Permetre guardar manualment an<text:span text:style-name="T266">n</text:span>exes d'una anotació pendent</text:p>
        </text:list-item>
        <text:list-item>
          <text:p text:style-name="P1017"><text:a xlink:type="simple" xlink:href="https://github.com/GovernIB/distribucio/issues/420" text:style-name="Internet_20_link" text:visited-style-name="Visited_20_Internet_20_Link">#420</text:a><text:span text:style-name="T264"> </text:span>Afegir codi SIA al cercador de regles</text:p>
        </text:list-item>
        <text:list-item>
          <text:p text:style-name="P1017"><text:soft-page-break/><text:a xlink:type="simple" xlink:href="https://github.com/GovernIB/distribucio/issues/414" text:style-name="Internet_20_link" text:visited-style-name="Visited_20_Internet_20_Link">#414</text:a><text:span text:style-name="T264"> </text:span>Afegir monitor d'enviaments de callbacks als backoffices en el monitor d'integracions</text:p>
        </text:list-item>
        <text:list-item>
          <text:p text:style-name="P1017"><text:a xlink:type="simple" xlink:href="https://github.com/GovernIB/distribucio/issues/413" text:style-name="Internet_20_link" text:visited-style-name="Visited_20_Internet_20_Link">#413</text:a><text:span text:style-name="T264"> </text:span>Tancar la finestra de proce<text:span text:style-name="T265">s</text:span>sament<text:span text:style-name="T265"> </text:span>/<text:span text:style-name="T265"> </text:span>reenviament d'anotacions en massa automàticament si no hi ha errors.</text:p>
        </text:list-item>
        <text:list-item>
          <text:p text:style-name="P1017"><text:a xlink:type="simple" xlink:href="https://github.com/GovernIB/distribucio/issues/396" text:style-name="Internet_20_link" text:visited-style-name="Visited_20_Internet_20_Link">#396</text:a><text:span text:style-name="T264"> </text:span>Afegir al costat del botó de descarrega dels annexes, un botó per anar a la pàgina del<text:span text:style-name="T264"> </text:span><text:span text:style-name="T265">ConCSV </text:span><text:s/>per a perm<text:span text:style-name="T265">e</text:span>t<text:span text:style-name="T265">re</text:span> descarregar l'original</text:p>
        </text:list-item>
        <text:list-item>
          <text:p text:style-name="P1017"><text:a xlink:type="simple" xlink:href="https://github.com/GovernIB/distribucio/issues/405" text:style-name="Internet_20_link" text:visited-style-name="Visited_20_Internet_20_Link">#405</text:a><text:span text:style-name="T264"> </text:span>Posar per defecte el monitor d'integracions en el perfil superusuari</text:p>
        </text:list-item>
        <text:list-item>
          <text:p text:style-name="P1017"><text:a xlink:type="simple" xlink:href="https://github.com/GovernIB/distribucio/issues/411" text:style-name="Internet_20_link" text:visited-style-name="Visited_20_Internet_20_Link">#411</text:a><text:span text:style-name="T264"> </text:span>Permetre configurar una adreça de correu electrònic alternativa en el perfil de l'usuari</text:p>
        </text:list-item>
      </text:list>
      <text:p text:style-name="P560">Errors resolts:</text:p>
      <text:p text:style-name="P460"/>
      <text:list xml:id="list926396064" text:style-name="L91">
        <text:list-item>
          <text:p text:style-name="P936"><text:a xlink:type="simple" xlink:href="https://github.com/GovernIB/distribucio/issues/430" text:style-name="Internet_20_link" text:visited-style-name="Visited_20_Internet_20_Link">#430</text:a><text:span text:style-name="T264"> </text:span>Caller unauthorized intenta<text:span text:style-name="T265">nt</text:span> enviar una anotació a RIPEA</text:p>
        </text:list-item>
        <text:list-item>
          <text:p text:style-name="P936"><text:a xlink:type="simple" xlink:href="https://github.com/GovernIB/distribucio/issues/417" text:style-name="Internet_20_link" text:visited-style-name="Visited_20_Internet_20_Link">#417</text:a><text:span text:style-name="T264"> </text:span><text:span text:style-name="T265">Entrant la </text:span>la <text:span text:style-name="T265">URL</text:span> del detall d'una anotació com administrador dóna un 404</text:p>
        </text:list-item>
      </text:list>
      <text:p text:style-name="P317"/>
      <text:p text:style-name="P128">Base de dades:<text:span text:style-name="T5"> </text:span></text:p>
      <text:list xml:id="list3073401688" text:style-name="L92">
        <text:list-item>
          <text:p text:style-name="P954">distribucio_update_0.9.<text:span text:style-name="T263">4</text:span><text:span text:style-name="T265">1</text:span>.sql (Oracle)</text:p>
        </text:list-item>
      </text:list>
      <table:table table:name="Table15" table:style-name="Table15">
        <table:table-column table:style-name="Table15.A"/>
        <table:table-row table:style-name="TableLine370524992">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guardar.annexos.innectivitat.cron'</text:span><text:span text:style-name="T34">,</text:span><text:span text:style-name="T161">null</text:span><text:span text:style-name="T34">,</text:span><text:span text:style-name="T179">'Expressió ''cron'' per definir opcionalment un període d''innactivitat'</text:span><text:span text:style-name="T34">,</text:span><text:span text:style-name="T179">'SCHEDULLED_ARXIU'</text:span><text:span text:style-name="T34">,</text:span><text:span text:style-name="T179">'4'</text:span><text:span text:style-name="T34">,</text:span><text:span text:style-name="T179">'0'</text:span><text:span text:style-name="T34">,</text:span><text:span text:style-name="T179">'CRON'</text:span><text:span text:style-name="T34">,</text:span><text:span text:style-name="T161">null</text:span><text:span text:style-name="T34">,</text:span><text:span text:style-name="T161">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3280229240" text:style-name="L93">
        <text:list-item>
          <text:p text:style-name="P974"><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70526720">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132504129748947" text:continue-list="list132504648567178" text:style-name="Outline">
        <text:list-item>
          <text:list>
            <text:list-header>
              <text:h text:style-name="P781" text:outline-level="2" text:is-list-header="true"><text:bookmark-start text:name="__RefHeading___Toc263258_3767406981"/><text:span text:style-name="T166">Versió 0.9.</text:span><text:span text:style-name="T80">4</text:span><text:span text:style-name="T120">2</text:span><text:span text:style-name="T81"> </text:span><text:span text:style-name="T118">-</text:span><text:span text:style-name="T119"> </text:span><text:span text:style-name="T121">API REST de dades obertes, creació de regles i monitor d'integració persistit</text:span><text:bookmark-end text:name="__RefHeading___Toc263258_3767406981"/></text:h>
            </text:list-header>
          </text:list>
        </text:list-item>
      </text:list>
      <text:p text:style-name="P377">Data: <text:span text:style-name="T278">18</text:span>/<text:span text:style-name="T249">0</text:span><text:span text:style-name="T276">5</text:span>/202<text:span text:style-name="T256">2 </text:span><text:span text:style-name="T277">1</text:span><text:span text:style-name="T278">2</text:span><text:span text:style-name="T256">:00h</text:span></text:p>
      <text:p text:style-name="P377"/>
      <text:p text:style-name="P179">Resum: <text:span text:style-name="T274">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132504135603826" text:continue-list="list132505530579846" text:style-name="L77">
        <text:list-item>
          <text:p text:style-name="P1018"><text:a xlink:type="simple" xlink:href="https://github.com/GovernIB/distribucio/issues/322" text:style-name="Internet_20_link" text:visited-style-name="Visited_20_Internet_20_Link"><text:span text:style-name="T268">#322</text:span></text:a><text:span text:style-name="T271"> </text:span>Actualitzar documentació</text:p>
        </text:list-item>
        <text:list-item>
          <text:p text:style-name="P1018"><text:a xlink:type="simple" xlink:href="https://github.com/GovernIB/distribucio/issues/423" text:style-name="Internet_20_link" text:visited-style-name="Visited_20_Internet_20_Link">#423</text:a><text:span text:style-name="T271"> </text:span>Millorar el monitor d'integracions</text:p>
        </text:list-item>
        <text:list-item>
          <text:p text:style-name="P1019"><text:a xlink:type="simple" xlink:href="https://github.com/GovernIB/distribucio/issues/426" text:style-name="Internet_20_link" text:visited-style-name="Visited_20_Internet_20_Link">#426</text:a><text:span text:style-name="T268"> </text:span>Afegir l'acció d'enviar per correu electrònic dins el detall de les anotacions</text:p>
        </text:list-item>
        <text:list-item>
          <text:p text:style-name="P1019"><text:a xlink:type="simple" xlink:href="https://github.com/GovernIB/distribucio/issues/425" text:style-name="Internet_20_link" text:visited-style-name="Visited_20_Internet_20_Link">#425</text:a><text:span text:style-name="T268"> </text:span>Afegir codi de l'entorn en els missatges de correu</text:p>
        </text:list-item>
        <text:list-item>
          <text:p text:style-name="P1020"><text:a xlink:type="simple" xlink:href="https://github.com/GovernIB/distribucio/issues/416" text:style-name="Internet_20_link" text:visited-style-name="Visited_20_Internet_20_Link">#416</text:a><text:span text:style-name="T269"> </text:span>Crear regles de forma automàtica quan s'afegeixin procediments en RIPEA</text:p>
        </text:list-item>
        <text:list-item>
          <text:p text:style-name="P1021"><text:a xlink:type="simple" xlink:href="https://github.com/GovernIB/distribucio/issues/442" text:style-name="Internet_20_link" text:visited-style-name="Visited_20_Internet_20_Link">#442</text:a><text:span text:style-name="T270"> </text:span>Actualitzar la versió del plugin de pluginsib-validatesignature</text:p>
        </text:list-item>
        <text:list-item>
          <text:p text:style-name="P1022"><text:a xlink:type="simple" xlink:href="https://github.com/GovernIB/distribucio/issues/214" text:style-name="Internet_20_link" text:visited-style-name="Visited_20_Internet_20_Link">#214</text:a><text:span text:style-name="T273"> </text:span>Implementar API REST de consulta per explotar dades per tercers</text:p>
        </text:list-item>
        <text:list-item>
          <text:p text:style-name="P1022"><text:a xlink:type="simple" xlink:href="https://github.com/GovernIB/distribucio/issues/424" text:style-name="Internet_20_link" text:visited-style-name="Visited_20_Internet_20_Link">#424</text:a><text:span text:style-name="T273"> </text:span>No permetre reenviar a la bústia principal de l'entitat</text:p>
        </text:list-item>
        <text:list-item>
          <text:p text:style-name="P1022"><text:a xlink:type="simple" xlink:href="https://github.com/GovernIB/distribucio/issues/398" text:style-name="Internet_20_link" text:visited-style-name="Visited_20_Internet_20_Link">#398</text:a><text:span text:style-name="T273"> </text:span>Separar la secció plugins de l'aplicació de les propietats de configuració</text:p>
        </text:list-item>
      </text:list>
      <text:p text:style-name="P561">Errors resolts:</text:p>
      <text:list xml:id="list3155429523" text:style-name="L94">
        <text:list-item>
          <text:p text:style-name="P937"><text:a xlink:type="simple" xlink:href="https://github.com/GovernIB/distribucio/issues/445" text:style-name="Internet_20_link" text:visited-style-name="Visited_20_Internet_20_Link">#445</text:a><text:span text:style-name="T271"> </text:span>Revisar la coa d'enviaments de callbacks </text:p>
        </text:list-item>
        <text:list-item>
          <text:p text:style-name="P938"><text:a xlink:type="simple" xlink:href="https://github.com/GovernIB/distribucio/issues/432" text:style-name="Internet_20_link" text:visited-style-name="Visited_20_Internet_20_Link">#432</text:a><text:span text:style-name="T269"> </text:span>Permetre generar ZIP encara que hi hagi annexos no custodiats dins l'arxiu</text:p>
        </text:list-item>
        <text:list-item>
          <text:p text:style-name="P939"><text:a xlink:type="simple" xlink:href="https://github.com/GovernIB/distribucio/issues/440" text:style-name="Internet_20_link" text:visited-style-name="Visited_20_Internet_20_Link">#440</text:a><text:span text:style-name="T272"> Error </text:span>404 <text:span text:style-name="T272">processant una anotació pendent d'enviar al backoffice amb perfil administrador</text:span></text:p>
        </text:list-item>
        <text:list-item>
          <text:p text:style-name="P10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818990670" text:style-name="L95">
        <text:list-item>
          <text:p text:style-name="P955">distribucio_update_0.9.<text:span text:style-name="T263">4</text:span><text:span text:style-name="T275">2</text:span>.sql (Oracle)</text:p>
        </text:list-item>
      </text:list>
      <table:table table:name="Table17" table:style-name="Table17">
        <table:table-column table:style-name="Table17.A"/>
        <table:table-row table:style-name="TableLine370527584">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61">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61">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61">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61">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61">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CHEDULLED_MON_INT'</text:span><text:span text:style-name="T34">,</text:span><text:span text:style-name="T179">'SCHEDULLED'</text:span><text:span text:style-name="T34">,</text:span><text:span text:style-name="T179">'20'</text:span><text:span text:style-name="T34">,</text:span><text:span text:style-name="T179">'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9">'es.caib.distribucio.tasca.monitor.integracio.esborrar.antics.periode'</text:span><text:span text:style-name="T34">, </text:span><text:span text:style-name="T179">'3600000'</text:span><text:span text:style-name="T34">, </text:span><text:span text:style-name="T179">'Iterval de temps entre les execucions de la tasca (ms). Per defecte 3600000 ms'</text:span><text:span text:style-name="T34">, </text:span><text:span text:style-name="T179">'SCHEDULLED_MON_INT'</text:span><text:span text:style-name="T34">, 0, 0, </text:span><text:span text:style-name="T179">'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9">'es.caib.distribucio.tasca.monitor.integracio.esborrar.antics.dies'</text:span><text:span text:style-name="T34">, </text:span><text:span text:style-name="T179">'30'</text:span><text:span text:style-name="T34">, </text:span><text:span text:style-name="T179">'Dies màxim d''antigitat per guardar registres. Per defecte 30 dies.'</text:span><text:span text:style-name="T34">, </text:span><text:span text:style-name="T179">'SCHEDULLED_MON_INT'</text:span><text:span text:style-name="T34">, 1, 0, </text:span><text:span text:style-name="T179">'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default.user.entorn'</text:span><text:span text:style-name="T34">,</text:span><text:span text:style-name="T161">null</text:span><text:span text:style-name="T34">,</text:span><text:span text:style-name="T179">'Entorn on es troba l''aplicació'</text:span><text:span text:style-name="T34">,</text:span><text:span text:style-name="T179">'GENERAL'</text:span><text:span text:style-name="T34">,</text:span><text:span text:style-name="T179">'15'</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9">'PLUGINS'</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3 </text:span><text:span text:style-name="T65">WHERE</text:span><text:span text:style-name="T34"> CODE </text:span><text:span text:style-name="T65">LIKE</text:span><text:span text:style-name="T34"> </text:span><text:span text:style-name="T179">'ARXIU'</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4 </text:span><text:span text:style-name="T65">WHERE</text:span><text:span text:style-name="T34"> CODE </text:span><text:span text:style-name="T65">LIKE</text:span><text:span text:style-name="T34"> </text:span><text:span text:style-name="T179">'UNITATS'</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5 </text:span><text:span text:style-name="T65">WHERE</text:span><text:span text:style-name="T34"> CODE </text:span><text:span text:style-name="T65">LIKE</text:span><text:span text:style-name="T34"> </text:span><text:span text:style-name="T179">'GES_DOC'</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6 </text:span><text:span text:style-name="T65">WHERE</text:span><text:span text:style-name="T34"> CODE </text:span><text:span text:style-name="T65">LIKE</text:span><text:span text:style-name="T34"> </text:span><text:span text:style-name="T179">'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61">NULL</text:span><text:span text:style-name="T34">, POSITION = 7 </text:span><text:span text:style-name="T65">WHERE</text:span><text:span text:style-name="T34"> CODE </text:span><text:span text:style-name="T65">LIKE</text:span><text:span text:style-name="T34"> </text:span><text:span text:style-name="T179">'DISTRIBUCIO'</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8 </text:span><text:span text:style-name="T65">WHERE</text:span><text:span text:style-name="T34"> CODE </text:span><text:span text:style-name="T65">LIKE</text:span><text:span text:style-name="T34"> </text:span><text:span text:style-name="T179">'PROCEDIMENTS'</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9 </text:span><text:span text:style-name="T65">WHERE</text:span><text:span text:style-name="T34"> CODE </text:span><text:span text:style-name="T65">LIKE</text:span><text:span text:style-name="T34"> </text:span><text:span text:style-name="T179">'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10 </text:span><text:span text:style-name="T65">WHERE</text:span><text:span text:style-name="T34"> CODE </text:span><text:span text:style-name="T65">LIKE</text:span><text:span text:style-name="T34"> </text:span><text:span text:style-name="T179">'SIGNATURA'</text:span><text:span text:style-name="T34">;</text:span></text:p>
            <text:p text:style-name="P465"><text:span text:style-name="T65">UPDATE</text:span><text:span text:style-name="T34"> DIS_CONFIG_GROUP </text:span><text:span text:style-name="T65">SET</text:span><text:span text:style-name="T34"> PARENT_CODE = </text:span><text:span text:style-name="T161">NULL</text:span><text:span text:style-name="T34">, POSITION = 11 </text:span><text:span text:style-name="T65">WHERE</text:span><text:span text:style-name="T34"> CODE </text:span><text:span text:style-name="T65">LIKE</text:span><text:span text:style-name="T34"> </text:span><text:span text:style-name="T179">'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text:span><text:span text:style-name="T181">es.caib.distribucio.no.permetre.reenviar.bustia.default.entitat</text:span><text:span text:style-name="T179">'</text:span><text:span text:style-name="T34">,</text:span><text:span text:style-name="T161">null</text:span><text:span text:style-name="T34">,</text:span><text:span text:style-name="T179">'Marcar per no permetre reenviar anotacions a la bústia per defecte de l''entitat'</text:span><text:span text:style-name="T34">,</text:span><text:span text:style-name="T179">'GENERAL'</text:span><text:span text:style-name="T34">,</text:span><text:span text:style-name="T179">'11'</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826100326" text:style-name="L96">
        <text:list-item>
          <text:p text:style-name="P975"><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4"><text:span text:style-name="T28">S</text:span><text:span text:style-name="T24">'han afegit propietats per configurar la tasca periòdica d'esborrat de dades del monitor dintegració.</text:span></text:p>
        </text:list-item>
        <text:list-item>
          <text:p text:style-name="P924">S'ha afegit una nova propietat opcional per indicar si permetre o no reenviar anotacions a la bústia principal de l'enitat.</text:p>
        </text:list-item>
      </text:list>
      <table:table table:name="Table18" table:style-name="Table18">
        <table:table-column table:style-name="Table18.A"/>
        <table:table-row table:style-name="TableLine370528448">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132505435866670" text:continue-list="list132504129748947" text:style-name="Outline">
        <text:list-item>
          <text:list>
            <text:list-header>
              <text:h text:style-name="P782" text:outline-level="2" text:is-list-header="true"><text:bookmark-start text:name="__RefHeading___Toc104629_767525243"/><text:soft-page-break/><text:span text:style-name="T166">Versió 0.9.</text:span><text:span text:style-name="T80">4</text:span><text:span text:style-name="T122">2</text:span><text:span text:style-name="T115">.1</text:span><text:span text:style-name="T81"> </text:span><text:span text:style-name="T122">Canvi per poder guardar anotacions pendents d'Arxiu</text:span><text:bookmark-end text:name="__RefHeading___Toc104629_767525243"/></text:h>
            </text:list-header>
          </text:list>
        </text:list-item>
      </text:list>
      <text:p text:style-name="P378">Data: <text:span text:style-name="T279">26</text:span>/<text:span text:style-name="T249">0</text:span><text:span text:style-name="T279">5</text:span>/202<text:span text:style-name="T256">2 1</text:span><text:span text:style-name="T279">7</text:span><text:span text:style-name="T256">:00h</text:span></text:p>
      <text:p text:style-name="P378"/>
      <text:p text:style-name="P180">Resum: <text:span text:style-name="T27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132504081022638" text:continue-list="list132504135603826" text:style-name="L77">
        <text:list-item>
          <text:p text:style-name="P1025"><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3263279897" text:style-name="L97">
        <text:list-item>
          <text:p text:style-name="P1029">Cap</text:p>
        </text:list-item>
      </text:list>
      <text:p text:style-name="P319"/>
      <text:p text:style-name="P130">Base de dades:<text:span text:style-name="T5"> </text:span></text:p>
      <text:list xml:id="list2992725763" text:style-name="L98">
        <text:list-item>
          <text:p text:style-name="P1012">Sense canvis</text:p>
        </text:list-item>
      </text:list>
      <text:p text:style-name="P130"/>
      <text:p text:style-name="P63"><text:span text:style-name="T6">Propietats globals</text:span>: </text:p>
      <text:list xml:id="list100307145" text:style-name="L99">
        <text:list-item>
          <text:p text:style-name="P921">S<text:span text:style-name="T259">ense canvis</text:span></text:p>
        </text:list-item>
      </text:list>
      <text:p text:style-name="P517"/>
      <text:p text:style-name="P517"/>
      <text:list xml:id="list132505045182674" text:continue-list="list132505435866670" text:style-name="Outline">
        <text:list-item>
          <text:list>
            <text:list-header>
              <text:h text:style-name="P783" text:outline-level="2" text:is-list-header="true"><text:bookmark-start text:name="__RefHeading___Toc76854_849673795"/><text:span text:style-name="T166">Versió 0.9.</text:span><text:span text:style-name="T80">4</text:span><text:span text:style-name="T123">3 </text:span><text:span text:style-name="T124">Propietats multi entitat, validació de firmes de documents, exportació de dades CSV</text:span><text:span text:style-name="T125">, documents invàlids com a esborranys i nova API REST per backoffices</text:span><text:bookmark-end text:name="__RefHeading___Toc76854_849673795"/></text:h>
            </text:list-header>
          </text:list>
        </text:list-item>
      </text:list>
      <text:p text:style-name="P379">Data: <text:span text:style-name="T284"><text:s/></text:span><text:span text:style-name="T289">21</text:span>/<text:span text:style-name="T249">0</text:span><text:span text:style-name="T284">7</text:span>/202<text:span text:style-name="T256">2 </text:span><text:span text:style-name="T287">1</text:span><text:span text:style-name="T289">2</text:span><text:span text:style-name="T256">:</text:span><text:span text:style-name="T283">0</text:span><text:span text:style-name="T256">0h</text:span></text:p>
      <text:p text:style-name="P379"/>
      <text:p text:style-name="P181">Resum: <text:span text:style-name="T280">Millores com la configuració multi entitat, la detecció de firmes invàlides d'annexos o l'exportació CSV de la cerca d'anotacions. </text:span><text:span text:style-name="T285">Guardat d'annexos amb firmes invàlides o formats no reconeguts com a esborranys a l'Arxiu. Nova API REST per backoffices. </text:span><text:span text:style-name="T280">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132504084832976" text:continue-list="list132504081022638" text:style-name="L77">
        <text:list-item>
          <text:p text:style-name="P1026"><text:a xlink:type="simple" xlink:href="https://github.com/GovernIB/distribucio/issues/418" text:style-name="Internet_20_link" text:visited-style-name="Visited_20_Internet_20_Link">#418</text:a><text:span text:style-name="T281"> </text:span>Propietats configurables a nivell d'entitat</text:p>
        </text:list-item>
        <text:list-item>
          <text:p text:style-name="P1026"><text:a xlink:type="simple" xlink:href="https://github.com/GovernIB/distribucio/issues/463" text:style-name="Internet_20_link" text:visited-style-name="Visited_20_Internet_20_Link">#463</text:a><text:span text:style-name="T281"> </text:span>Posar annexos amb firma no vàlida com a esborrany a l'arxiu</text:p>
        </text:list-item>
        <text:list-item>
          <text:p text:style-name="P1026"><text:a xlink:type="simple" xlink:href="https://github.com/GovernIB/distribucio/issues/459" text:style-name="Internet_20_link" text:visited-style-name="Visited_20_Internet_20_Link">#459</text:a><text:span text:style-name="T281"> </text:span>Processar desat d'annexos a l'Arxiu sense dependre de l'estat</text:p>
        </text:list-item>
        <text:list-item>
          <text:p text:style-name="P1026"><text:a xlink:type="simple" xlink:href="https://github.com/GovernIB/distribucio/issues/465" text:style-name="Internet_20_link" text:visited-style-name="Visited_20_Internet_20_Link">#465</text:a><text:span text:style-name="T281"> </text:span>Reintentar processament d'anotacions amb estat "Processada al backoffice amb errors"</text:p>
        </text:list-item>
        <text:list-item>
          <text:p text:style-name="P1027"><text:a xlink:type="simple" xlink:href="https://github.com/GovernIB/distribucio/issues/472" text:style-name="Internet_20_link" text:visited-style-name="Visited_20_Internet_20_Link">#472</text:a><text:span text:style-name="T286"> </text:span>Crear API REST per canvi i consulta d'anotacions amb informació de annexos invàlids, modificar la llibreria d'utilitats</text:p>
        </text:list-item>
        <text:list-item>
          <text:p text:style-name="P1026"><text:soft-page-break/><text:a xlink:type="simple" xlink:href="https://github.com/GovernIB/distribucio/issues/450" text:style-name="Internet_20_link" text:visited-style-name="Visited_20_Internet_20_Link">#450</text:a><text:span text:style-name="T281"> </text:span>Modificar el missatge al reenviar a un backoffice</text:p>
        </text:list-item>
        <text:list-item>
          <text:p text:style-name="P1026"><text:a xlink:type="simple" xlink:href="https://github.com/GovernIB/distribucio/issues/446" text:style-name="Internet_20_link" text:visited-style-name="Visited_20_Internet_20_Link">#446</text:a><text:span text:style-name="T281"> </text:span>Permetre reiniciar les tasques de guardar annexes des de l'aplicació</text:p>
        </text:list-item>
        <text:list-item>
          <text:p text:style-name="P1026"><text:a xlink:type="simple" xlink:href="https://github.com/GovernIB/distribucio/issues/431" text:style-name="Internet_20_link" text:visited-style-name="Visited_20_Internet_20_Link">#431</text:a><text:span text:style-name="T281"> </text:span>Tornar a executar el filtre de cerca després de tancar finestra de enviaments</text:p>
        </text:list-item>
        <text:list-item>
          <text:p text:style-name="P1026"><text:a xlink:type="simple" xlink:href="https://github.com/GovernIB/distribucio/issues/434" text:style-name="Internet_20_link" text:visited-style-name="Visited_20_Internet_20_Link">#434</text:a><text:span text:style-name="T281"> </text:span>Canviar el nom de la versió imprimible dels annexes a NOM_ORIGINAL_imprimible</text:p>
        </text:list-item>
        <text:list-item>
          <text:p text:style-name="P1026"><text:a xlink:type="simple" xlink:href="https://github.com/GovernIB/distribucio/issues/444" text:style-name="Internet_20_link" text:visited-style-name="Visited_20_Internet_20_Link">#444</text:a><text:span text:style-name="T281"> </text:span>Afegir exportador CSV de la informació de les anotacions d'una bústia</text:p>
        </text:list-item>
        <text:list-item>
          <text:p text:style-name="P1028"><text:a xlink:type="simple" xlink:href="https://github.com/GovernIB/distribucio/issues/484" text:style-name="Internet_20_link" text:visited-style-name="Visited_20_Internet_20_Link">#484</text:a><text:span text:style-name="T288"> Guardar sempre com a esborrany si no es pot guardar com a definitiu.</text:span></text:p>
        </text:list-item>
        <text:list-item>
          <text:p text:style-name="P1028"><text:s/></text:p>
        </text:list-item>
      </text:list>
      <text:p text:style-name="P563">Errors resolts:</text:p>
      <text:p text:style-name="P463"/>
      <text:list xml:id="list3003427686" text:style-name="L100">
        <text:list-item>
          <text:p text:style-name="P1030"><text:a xlink:type="simple" xlink:href="https://github.com/GovernIB/distribucio/issues/466" text:style-name="Internet_20_link" text:visited-style-name="Visited_20_Internet_20_Link">#466</text:a><text:span text:style-name="T281"> </text:span>401 Unauthorized en l'autenticació a l'API</text:p>
        </text:list-item>
        <text:list-item>
          <text:p text:style-name="P1030"><text:a xlink:type="simple" xlink:href="https://github.com/GovernIB/distribucio/issues/443" text:style-name="Internet_20_link" text:visited-style-name="Visited_20_Internet_20_Link">#443</text:a><text:span text:style-name="T281"> </text:span>Afegir nou perfil d'administrador de només lectura</text:p>
        </text:list-item>
        <text:list-item>
          <text:p text:style-name="P1030"><text:a xlink:type="simple" xlink:href="https://github.com/GovernIB/distribucio/issues/460" text:style-name="Internet_20_link" text:visited-style-name="Visited_20_Internet_20_Link">#460</text:a><text:span text:style-name="T281"> </text:span>Corregir el reprocessament massiu per a que si una anotació és correcta que aparegui en verd amb un missatge adequat</text:p>
        </text:list-item>
        <text:list-item>
          <text:p text:style-name="P1030"><text:a xlink:type="simple" xlink:href="https://github.com/GovernIB/distribucio/issues/456" text:style-name="Internet_20_link" text:visited-style-name="Visited_20_Internet_20_Link">#456</text:a><text:span text:style-name="T281"> </text:span>Si una regla no està activa pareix que s'executa</text:p>
        </text:list-item>
        <text:list-item>
          <text:p text:style-name="P1030"><text:a xlink:type="simple" xlink:href="https://github.com/GovernIB/distribucio/issues/439" text:style-name="Internet_20_link" text:visited-style-name="Visited_20_Internet_20_Link">#439</text:a><text:span text:style-name="T281"> </text:span>Revisar que l'acció "classificar" aparegui en l'històric d'accions</text:p>
        </text:list-item>
        <text:list-item>
          <text:p text:style-name="P1030"><text:a xlink:type="simple" xlink:href="https://github.com/GovernIB/distribucio/issues/441" text:style-name="Internet_20_link" text:visited-style-name="Visited_20_Internet_20_Link">#441</text:a><text:span text:style-name="T281"> </text:span>Error consultant anotació des de backoffice si està duplicada</text:p>
        </text:list-item>
        <text:list-item>
          <text:p text:style-name="P1030"><text:a xlink:type="simple" xlink:href="https://github.com/GovernIB/distribucio/issues/443" text:style-name="Internet_20_link" text:visited-style-name="Visited_20_Internet_20_Link">#433</text:a><text:span text:style-name="T281"> </text:span>Error al esborrar una bústia seleccionada com a favorita</text:p>
        </text:list-item>
        <text:list-item>
          <text:p text:style-name="P1030"><text:a xlink:type="simple" xlink:href="https://github.com/GovernIB/distribucio/issues/429" text:style-name="Internet_20_link" text:visited-style-name="Visited_20_Internet_20_Link">#429</text:a><text:span text:style-name="T281"> </text:span>Revisar el filtre de regles</text:p>
        </text:list-item>
        <text:list-item>
          <text:p text:style-name="P1031"><text:a xlink:type="simple" xlink:href="https://github.com/GovernIB/distribucio/issues/477" text:style-name="Internet_20_link" text:visited-style-name="Visited_20_Internet_20_Link">#477</text:a><text:span text:style-name="T288"> </text:span>Revisar comprobació del tipus i perfil de firma </text:p>
        </text:list-item>
      </text:list>
      <text:p text:style-name="P320"/>
      <text:p text:style-name="P131">Base de dades:<text:span text:style-name="T5"> </text:span></text:p>
      <text:list xml:id="list132505358562782" text:continue-list="list438711542" text:style-name="L62">
        <text:list-item>
          <text:p text:style-name="P863">distribucio_update_0.9.<text:span text:style-name="T282">43</text:span>.sql<text:span text:style-name="T235"> (Oracle)</text:span></text:p>
          <text:list>
            <text:list-item>
              <text:p text:style-name="P998"><text:span text:style-name="T282">Configuració multi entitat</text:span>.</text:p>
            </text:list-item>
            <text:list-item>
              <text:p text:style-name="P1045">Guardar annexos amb firma no vàlida com a esborrany.</text:p>
            </text:list-item>
          </text:list>
        </text:list-item>
      </text:list>
      <table:table table:name="Table19" table:style-name="Table19">
        <table:table-column table:style-name="Table19.A"/>
        <table:table-row table:style-name="TableLine370531040">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guardar.annexos.firmes.invalides.com.esborrany'</text:span><text:span text:style-name="T34">,</text:span><text:span text:style-name="T161">null</text:span><text:span text:style-name="T34">,</text:span><text:span text:style-name="T179">'Annexos amb firmes invàlides com esborranys. Per defecte és fals'</text:span><text:span text:style-name="T34">,</text:span><text:span text:style-name="T179">'SCHEDULLED_ARXIU'</text:span><text:span text:style-name="T34">,</text:span><text:span text:style-name="T179">'5'</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2968328061" text:style-name="L101">
        <text:list-item>
          <text:p text:style-name="P1046">Propietats per guardar els annexos amb firmes invàlides com esborrany a l'Arxiu, per defecte és fals.</text:p>
        </text:list-item>
      </text:list>
      <table:table table:name="Table20" table:style-name="Table20">
        <table:table-column table:style-name="Table20.A"/>
        <table:table-row table:style-name="TableLine370522400">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132506101777825" text:continue-list="list132505045182674" text:style-name="Outline">
        <text:list-item>
          <text:list>
            <text:list-header>
              <text:h text:style-name="P784" text:outline-level="2" text:is-list-header="true"><text:bookmark-start text:name="__RefHeading___Toc79564_2839546416"/><text:span text:style-name="T166">Versió 0.9.</text:span><text:span text:style-name="T80">4</text:span><text:span text:style-name="T126">3</text:span><text:span text:style-name="T115">.1</text:span><text:span text:style-name="T81"> </text:span><text:span text:style-name="T126">Correcció paginació procediments</text:span><text:bookmark-end text:name="__RefHeading___Toc79564_2839546416"/></text:h>
            </text:list-header>
          </text:list>
        </text:list-item>
      </text:list>
      <text:p text:style-name="P380">Data: <text:span text:style-name="T290">18</text:span>/<text:span text:style-name="T290">08</text:span>/202<text:span text:style-name="T256">2 1</text:span><text:span text:style-name="T290">1</text:span><text:span text:style-name="T256">:</text:span><text:span text:style-name="T290">3</text:span><text:span text:style-name="T256">0h</text:span></text:p>
      <text:p text:style-name="P380"/>
      <text:p text:style-name="P182">Resum: <text:span text:style-name="T290">Correcció per mostrar tots els procediments correctament per a una unitat organitzativa</text:span><text:span text:style-name="T279">.</text:span></text:p>
      <text:p text:style-name="P380"/>
      <text:p text:style-name="P612">Millores incloses:</text:p>
      <text:list xml:id="list132505392058900" text:continue-list="list132504084832976" text:style-name="L77">
        <text:list-item>
          <text:p text:style-name="P1047">Cap</text:p>
        </text:list-item>
      </text:list>
      <text:p text:style-name="P564">Errors resolts:</text:p>
      <text:p text:style-name="P464"><text:soft-page-break/></text:p>
      <text:list xml:id="list769958684" text:style-name="L102">
        <text:list-item>
          <text:p text:style-name="P1032"><text:a xlink:type="simple" xlink:href="https://github.com/GovernIB/distribucio/issues/502" text:style-name="Internet_20_link" text:visited-style-name="Visited_20_Internet_20_Link">#502</text:a><text:span text:style-name="T290"> </text:span>Error: Al desplegable de classificació només es mostra un màxim de 30 procediments</text:p>
        </text:list-item>
      </text:list>
      <text:p text:style-name="P321"/>
      <text:p text:style-name="P132">Base de dades:<text:span text:style-name="T5"> </text:span></text:p>
      <text:list xml:id="list2055421245" text:style-name="L103">
        <text:list-item>
          <text:p text:style-name="P1013">Sense canvis</text:p>
        </text:list-item>
      </text:list>
      <text:p text:style-name="P132"/>
      <text:p text:style-name="P65"><text:span text:style-name="T6">Propietats globals</text:span>:</text:p>
      <text:list xml:id="list132505558344186" text:continue-numbering="true" text:style-name="L103">
        <text:list-item>
          <text:p text:style-name="P1014">Sense canvis</text:p>
        </text:list-item>
      </text:list>
      <text:p text:style-name="P538"/>
      <text:p text:style-name="P538"/>
      <text:p text:style-name="P538"/>
      <text:list xml:id="list132504610927146" text:continue-list="list132506101777825" text:style-name="Outline">
        <text:list-item>
          <text:list>
            <text:list-header>
              <text:h text:style-name="P784" text:outline-level="2" text:is-list-header="true"><text:bookmark-start text:name="__RefHeading___Toc79566_2839546416"/><text:span text:style-name="T166">Versió 0.9.</text:span><text:span text:style-name="T80">4</text:span><text:span text:style-name="T126">4</text:span><text:span text:style-name="T81"> </text:span><text:span text:style-name="T127">Millores de funcionalitat i rendiment, API per regles de backoffices</text:span><text:bookmark-end text:name="__RefHeading___Toc79566_2839546416"/></text:h>
            </text:list-header>
          </text:list>
        </text:list-item>
      </text:list>
      <text:p text:style-name="P380">Data: <text:span text:style-name="T296">1</text:span><text:span text:style-name="T298">6</text:span>/<text:span text:style-name="T290">0</text:span><text:span text:style-name="T295">9</text:span>/202<text:span text:style-name="T256">2 </text:span><text:span text:style-name="T297">1</text:span><text:span text:style-name="T298">3</text:span><text:span text:style-name="T256">:</text:span><text:span text:style-name="T291">0</text:span><text:span text:style-name="T256">0h</text:span></text:p>
      <text:p text:style-name="P380"/>
      <text:p text:style-name="P182">Resum: <text:span text:style-name="T294">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132505628732156" text:continue-list="list132505392058900" text:style-name="L77">
        <text:list-item>
          <text:p text:style-name="P1048"><text:a xlink:type="simple" xlink:href="https://github.com/GovernIB/distribucio/issues/500" text:style-name="Internet_20_link" text:visited-style-name="Visited_20_Internet_20_Link">#500</text:a><text:span text:style-name="T292"> </text:span>Guardar annexos a l'Arxiu en diferents transaccions </text:p>
        </text:list-item>
        <text:list-item>
          <text:p text:style-name="P1048"><text:a xlink:type="simple" xlink:href="https://github.com/GovernIB/distribucio/issues/449" text:style-name="Internet_20_link" text:visited-style-name="Visited_20_Internet_20_Link">#449</text:a><text:span text:style-name="T292"> </text:span>Modificar camp "Codi procediment" en el resum d'una anotació</text:p>
        </text:list-item>
        <text:list-item>
          <text:p text:style-name="P1048"><text:a xlink:type="simple" xlink:href="https://github.com/GovernIB/distribucio/issues/473" text:style-name="Internet_20_link" text:visited-style-name="Visited_20_Internet_20_Link">#473</text:a><text:span text:style-name="T292"> </text:span>No tancar expedients amb documents en estat esborrany </text:p>
        </text:list-item>
        <text:list-item>
          <text:p text:style-name="P1048"><text:a xlink:type="simple" xlink:href="https://github.com/GovernIB/distribucio/issues/479" text:style-name="Internet_20_link" text:visited-style-name="Visited_20_Internet_20_Link">#479</text:a><text:span text:style-name="T292"> </text:span>No eliminar la informació de signatura dels esborranys </text:p>
        </text:list-item>
        <text:list-item>
          <text:p text:style-name="P1048"><text:a xlink:type="simple" xlink:href="https://github.com/GovernIB/distribucio/issues/448" text:style-name="Internet_20_link" text:visited-style-name="Visited_20_Internet_20_Link">#448</text:a><text:span text:style-name="T292"> </text:span>Afegir un filtre per a l'usuari administrador per a poder cercar anotacions pendents de guardar a l'arxiu amb intents pendents </text:p>
        </text:list-item>
        <text:list-item>
          <text:p text:style-name="P1048"><text:a xlink:type="simple" xlink:href="https://github.com/GovernIB/distribucio/issues/461" text:style-name="Internet_20_link" text:visited-style-name="Visited_20_Internet_20_Link">#461</text:a><text:span text:style-name="T292"> </text:span>Mostar els procediments de les unitats dependents a l'hora de classificar una anotació</text:p>
        </text:list-item>
        <text:list-item>
          <text:p text:style-name="P1048"><text:a xlink:type="simple" xlink:href="https://github.com/GovernIB/distribucio/issues/436" text:style-name="Internet_20_link" text:visited-style-name="Visited_20_Internet_20_Link">#436</text:a><text:span text:style-name="T292"> </text:span>Afegir dir3 opcional a les regles als backoffices </text:p>
        </text:list-item>
        <text:list-item>
          <text:p text:style-name="P1048"><text:a xlink:type="simple" xlink:href="https://github.com/GovernIB/distribucio/issues/447" text:style-name="Internet_20_link" text:visited-style-name="Visited_20_Internet_20_Link">#447</text:a><text:span text:style-name="T292"> </text:span>Afegir al monitor de l'aplicació una pipella per a controlar l'estat de les tasques automàtiques </text:p>
        </text:list-item>
        <text:list-item>
          <text:p text:style-name="P1048"><text:a xlink:type="simple" xlink:href="https://github.com/GovernIB/distribucio/issues/457" text:style-name="Internet_20_link" text:visited-style-name="Visited_20_Internet_20_Link">#457</text:a><text:span text:style-name="T292"> </text:span>Revisar el número d'errades en el monitor d'integracions</text:p>
        </text:list-item>
        <text:list-item>
          <text:p text:style-name="P1048"><text:a xlink:type="simple" xlink:href="https://github.com/GovernIB/distribucio/issues/452" text:style-name="Internet_20_link" text:visited-style-name="Visited_20_Internet_20_Link">#452</text:a><text:span text:style-name="T292"> </text:span>Afegir mètode a l'API de regles per consultar si existeix una regla i si està activa </text:p>
        </text:list-item>
        <text:list-item>
          <text:p text:style-name="P1048"><text:a xlink:type="simple" xlink:href="https://github.com/GovernIB/distribucio/issues/453" text:style-name="Internet_20_link" text:visited-style-name="Visited_20_Internet_20_Link">#453</text:a><text:span text:style-name="T292"> </text:span>Afegir mètode a l'API de regles per activar i desactivar regles </text:p>
        </text:list-item>
        <text:list-item>
          <text:p text:style-name="P1048"><text:a xlink:type="simple" xlink:href="https://github.com/GovernIB/distribucio/issues/455" text:style-name="Internet_20_link" text:visited-style-name="Visited_20_Internet_20_Link">#455</text:a><text:span text:style-name="T292"> </text:span>No permetre modificar el codi d'un backoffice </text:p>
        </text:list-item>
        <text:list-item>
          <text:p text:style-name="P1048"><text:a xlink:type="simple" xlink:href="https://github.com/GovernIB/distribucio/issues/462" text:style-name="Internet_20_link" text:visited-style-name="Visited_20_Internet_20_Link">#462</text:a><text:span text:style-name="T292"> </text:span>Modificar la llibreria d'utilitats per backoffices per comprovar si els annexos s'han mogut per nom en comptes de per títol </text:p>
        </text:list-item>
      </text:list>
      <text:p text:style-name="P564">Errors resolts:</text:p>
      <text:p text:style-name="P464"/>
      <text:list xml:id="list4059821822" text:style-name="L104">
        <text:list-item>
          <text:p text:style-name="P1033"><text:a xlink:type="simple" xlink:href="https://github.com/GovernIB/distribucio/issues/478" text:style-name="Internet_20_link" text:visited-style-name="Visited_20_Internet_20_Link">#478</text:a><text:span text:style-name="T292"> </text:span>Revisar tractament de perfils de firma </text:p>
        </text:list-item>
        <text:list-item>
          <text:p text:style-name="P1033"><text:a xlink:type="simple" xlink:href="https://github.com/GovernIB/distribucio/issues/495" text:style-name="Internet_20_link" text:visited-style-name="Visited_20_Internet_20_Link">#495</text:a><text:span text:style-name="T292"> </text:span>Controlar la creació de contenidor d'expedients repetits </text:p>
        </text:list-item>
        <text:list-item>
          <text:p text:style-name="P1033"><text:a xlink:type="simple" xlink:href="https://github.com/GovernIB/distribucio/issues/441" text:style-name="Internet_20_link" text:visited-style-name="Visited_20_Internet_20_Link">#441</text:a><text:span text:style-name="T292"> </text:span>Error consultant anotació des de backoffice si està duplicada </text:p>
        </text:list-item>
        <text:list-item>
          <text:p text:style-name="P1033"><text:a xlink:type="simple" xlink:href="https://github.com/GovernIB/distribucio/issues/435" text:style-name="Internet_20_link" text:visited-style-name="Visited_20_Internet_20_Link">#435</text:a><text:span text:style-name="T292"> </text:span>Millorar la caducitat de la sessió </text:p>
        </text:list-item>
        <text:list-item>
          <text:p text:style-name="P1033"><text:a xlink:type="simple" xlink:href="https://github.com/GovernIB/distribucio/issues/464" text:style-name="Internet_20_link" text:visited-style-name="Visited_20_Internet_20_Link">#464</text:a><text:span text:style-name="T292"> </text:span>Problema al actualitzar unitat d'una bústia </text:p>
        </text:list-item>
        <text:list-item>
          <text:p text:style-name="P1033"><text:soft-page-break/><text:a xlink:type="simple" xlink:href="https://github.com/GovernIB/distribucio/issues/437" text:style-name="Internet_20_link" text:visited-style-name="Visited_20_Internet_20_Link">#437</text:a><text:span text:style-name="T292"> </text:span>Revisar l'opció marcar com a processat en el destalls de les anotacions </text:p>
        </text:list-item>
        <text:list-item>
          <text:p text:style-name="P1033"><text:a xlink:type="simple" xlink:href="https://github.com/GovernIB/distribucio/issues/467" text:style-name="Internet_20_link" text:visited-style-name="Visited_20_Internet_20_Link">#467</text:a><text:span text:style-name="T292"> </text:span>Problemes amb l'exportació d'usuaris </text:p>
        </text:list-item>
        <text:list-item>
          <text:p text:style-name="P1033"><text:a xlink:type="simple" xlink:href="https://github.com/GovernIB/distribucio/issues/488" text:style-name="Internet_20_link" text:visited-style-name="Visited_20_Internet_20_Link">#488</text:a><text:span text:style-name="T292"> </text:span>El rendimiento de la aplicación ha caído significativamente </text:p>
        </text:list-item>
      </text:list>
      <text:p text:style-name="P321"/>
      <text:p text:style-name="P132">Base de dades:<text:span text:style-name="T5"> </text:span></text:p>
      <text:list xml:id="list263737225" text:style-name="L105">
        <text:list-item>
          <text:p text:style-name="P864">distribucio_update_0.9.<text:span text:style-name="T282">4</text:span><text:span text:style-name="T293">4</text:span>.sql<text:span text:style-name="T235"> (Oracle)</text:span></text:p>
          <text:list>
            <text:list-item>
              <text:p text:style-name="P1051">Propietat per guardar documents amb perfil de firma no contemplat per l'Arxiu CAIB com a esborrany.</text:p>
            </text:list-item>
          </text:list>
        </text:list-item>
      </text:list>
      <table:table table:name="Table21" table:style-name="Table21">
        <table:table-column table:style-name="Table21.A"/>
        <table:table-row table:style-name="TableLine705103056">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9">'es.caib.distribucio.monitor.integracio.errors.temps'</text:span><text:span text:style-name="T34">,</text:span><text:span text:style-name="T179">'48'</text:span><text:span text:style-name="T34">,</text:span><text:span text:style-name="T179">'Indica el temps que es tindrà en compte per mostrar el número d''errors (per defecte 48h.)'</text:span><text:span text:style-name="T34">,</text:span><text:span text:style-name="T179">'GENERAL'</text:span><text:span text:style-name="T34">,</text:span><text:span text:style-name="T179">'15'</text:span><text:span text:style-name="T34">,</text:span><text:span text:style-name="T179">'0'</text:span><text:span text:style-name="T34">,</text:span><text:span text:style-name="T179">'INT'</text:span><text:span text:style-name="T34">,</text:span><text:span text:style-name="T161">null</text:span><text:span text:style-name="T34">, </text:span><text:span text:style-name="T179">'0'</text:span><text:span text:style-name="T34">, </text:span><text:span text:style-name="T161">null</text:span><text:span text:style-name="T34">,</text:span><text:span text:style-name="T161">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9">'es.caib.distribucio.tasca.guardar.annexos.com.esborrany.si.perfils.o.tipus.no.existeix.al.caib'</text:span><text:span text:style-name="T34">,0,</text:span><text:span text:style-name="T179">'Guardar els annexos com a esborranys quan els tipus i perfils de firma no estàn contemplades a l''Arxiu CAIB'</text:span><text:span text:style-name="T34">,</text:span><text:span text:style-name="T179">'SCHEDULLED_ARXIU'</text:span><text:span text:style-name="T34">,</text:span><text:span text:style-name="T179">'6'</text:span><text:span text:style-name="T34">,</text:span><text:span text:style-name="T179">'0'</text:span><text:span text:style-name="T34">,</text:span><text:span text:style-name="T179">'BOOL'</text:span><text:span text:style-name="T34">,</text:span><text:span text:style-name="T161">null</text:span><text:span text:style-name="T34">,</text:span><text:span text:style-name="T179">'0'</text:span><text:span text:style-name="T34">,</text:span><text:span text:style-name="T161">null</text:span><text:span text:style-name="T34">,</text:span><text:span text:style-name="T161">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132505352841108" text:continue-numbering="true" text:style-name="L105">
        <text:list-item>
          <text:p text:style-name="P1052">Opcionalment es poden afegir les propietats inserides a BBDD en el fitxer de propietats:</text:p>
        </text:list-item>
      </text:list>
      <table:table table:name="Table22" table:style-name="Table22">
        <table:table-column table:style-name="Table22.A"/>
        <table:table-row table:style-name="TableLine705142800">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132504666969831" text:continue-list="list132504610927146" text:style-name="Outline">
        <text:list-item>
          <text:list>
            <text:list-header>
              <text:h text:style-name="P785" text:outline-level="2" text:is-list-header="true"><text:bookmark-start text:name="__RefHeading___Toc79566_28395464161"/><text:span text:style-name="T166">Versió 0.9.</text:span><text:span text:style-name="T80">4</text:span><text:span text:style-name="T128">5</text:span><text:span text:style-name="T130"> </text:span><text:span text:style-name="T128">+ 0.9.46</text:span><text:span text:style-name="T81"> </text:span><text:span text:style-name="T129">Millores i correccions generals, comunicar anotacions a backoffice per REST</text:span><text:bookmark-end text:name="__RefHeading___Toc79566_28395464161"/></text:h>
            </text:list-header>
          </text:list>
        </text:list-item>
      </text:list>
      <text:p text:style-name="P381">Data: <text:span text:style-name="T305">0</text:span><text:span text:style-name="T306">3</text:span><text:span text:style-name="T305">/11</text:span>/202<text:span text:style-name="T256">2 </text:span><text:span text:style-name="T299">1</text:span><text:span text:style-name="T304">3</text:span><text:span text:style-name="T256">:</text:span><text:span text:style-name="T291">0</text:span><text:span text:style-name="T256">0h</text:span></text:p>
      <text:p text:style-name="P381"/>
      <text:p text:style-name="P183">Resum: </text:p>
      <text:p text:style-name="P679">Configuració dels backoffices per comunicar anotacions pendents per API REST.<text:span text:style-name="T303"> Opcions de cerca en anotacions, regles i altres llistats. Correccions i millores de navegació i visuals. </text:span></text:p>
      <text:p text:style-name="P381"/>
      <text:p text:style-name="P21">Versió 0.9.45</text:p>
      <text:p text:style-name="P679"/>
      <text:p text:style-name="P613">Millores incloses:</text:p>
      <text:list xml:id="list132504646395147" text:continue-list="list132505628732156" text:style-name="L77">
        <text:list-item>
          <text:p text:style-name="P1049"><text:a xlink:type="simple" xlink:href="https://github.com/GovernIB/distribucio/issues/475" text:style-name="Internet_20_link" text:visited-style-name="Visited_20_Internet_20_Link">#475</text:a><text:span text:style-name="T302"> </text:span>Afegir el codi SIA als metadades dels documents XML</text:p>
        </text:list-item>
        <text:list-item>
          <text:p text:style-name="P1049"><text:a xlink:type="simple" xlink:href="https://github.com/GovernIB/distribucio/issues/497" text:style-name="Internet_20_link" text:visited-style-name="Visited_20_Internet_20_Link">#497</text:a><text:span text:style-name="T302"> </text:span>Afegir diagrama d'estats de comunicació amb els backoffice en el manual d'administrador </text:p>
        </text:list-item>
        <text:list-item>
          <text:p text:style-name="P1049"><text:a xlink:type="simple" xlink:href="https://github.com/GovernIB/distribucio/issues/503" text:style-name="Internet_20_link" text:visited-style-name="Visited_20_Internet_20_Link">#503</text:a><text:span text:style-name="T302"> </text:span>Implementar un nou servei REST per comunicar anotacions pendents </text:p>
        </text:list-item>
        <text:list-item>
          <text:p text:style-name="P1049"><text:a xlink:type="simple" xlink:href="https://github.com/GovernIB/distribucio/issues/481" text:style-name="Internet_20_link" text:visited-style-name="Visited_20_Internet_20_Link">#481</text:a><text:span text:style-name="T302"> </text:span>Permetre cercar anotacions per procediment </text:p>
        </text:list-item>
        <text:list-item>
          <text:p text:style-name="P1049"><text:a xlink:type="simple" xlink:href="https://github.com/GovernIB/distribucio/issues/491" text:style-name="Internet_20_link" text:visited-style-name="Visited_20_Internet_20_Link">#491</text:a><text:span text:style-name="T302"> </text:span>Quan tanques la finestra modal d'una anotació apareix un símbol de carregant abans del llistat </text:p>
        </text:list-item>
        <text:list-item>
          <text:p text:style-name="P1049"><text:a xlink:type="simple" xlink:href="https://github.com/GovernIB/distribucio/issues/480" text:style-name="Internet_20_link" text:visited-style-name="Visited_20_Internet_20_Link">#480</text:a><text:span text:style-name="T302"> </text:span>Crear un enllaç per a descarregar el .zip des de el correu electrónic que no necessiti autenticació </text:p>
        </text:list-item>
        <text:list-item>
          <text:p text:style-name="P1050"><text:a xlink:type="simple" xlink:href="https://github.com/GovernIB/distribucio/issues/492" text:style-name="Internet_20_link" text:visited-style-name="Visited_20_Internet_20_Link">#492</text:a><text:span text:style-name="T302"> </text:span>Permetre enviar a backoffice en estat BACK_PENDENT </text:p>
        </text:list-item>
        <text:list-item>
          <text:p text:style-name="P1049"><text:a xlink:type="simple" xlink:href="https://github.com/GovernIB/distribucio/issues/490" text:style-name="Internet_20_link" text:visited-style-name="Visited_20_Internet_20_Link">#490</text:a><text:span text:style-name="T302"> </text:span>Mostrar el nom de l'estat en la pipella de procesament </text:p>
        </text:list-item>
        <text:list-item>
          <text:p text:style-name="P1050"><text:a xlink:type="simple" xlink:href="https://github.com/GovernIB/distribucio/issues/499" text:style-name="Internet_20_link" text:visited-style-name="Visited_20_Internet_20_Link">#499</text:a><text:span text:style-name="T302"> </text:span>Millorar filtre del monitor d'integracions </text:p>
        </text:list-item>
        <text:list-item>
          <text:p text:style-name="P1049"><text:a xlink:type="simple" xlink:href="https://github.com/GovernIB/distribucio/issues/476" text:style-name="Internet_20_link" text:visited-style-name="Visited_20_Internet_20_Link">#476</text:a><text:span text:style-name="T302"> </text:span>Desactivar el botó imprimible dels documents esborranys </text:p>
        </text:list-item>
        <text:list-item>
          <text:p text:style-name="P1049"><text:a xlink:type="simple" xlink:href="https://github.com/GovernIB/distribucio/issues/438" text:style-name="Internet_20_link" text:visited-style-name="Visited_20_Internet_20_Link">#438</text:a><text:span text:style-name="T302"> </text:span>Afegir l'acció exportar a full de cálcul en la DataTable dels usuaris </text:p>
        </text:list-item>
        <text:list-item>
          <text:p text:style-name="P1049"><text:a xlink:type="simple" xlink:href="https://github.com/GovernIB/distribucio/issues/471" text:style-name="Internet_20_link" text:visited-style-name="Visited_20_Internet_20_Link">#471</text:a><text:span text:style-name="T302"> </text:span>Afegir les accions massives del perfil Usuari dins del perfil administrador </text:p>
        </text:list-item>
        <text:list-item>
          <text:p text:style-name="P1049"><text:a xlink:type="simple" xlink:href="https://github.com/GovernIB/distribucio/issues/https://github.com/GovernIB/distribucio/issues/458" text:style-name="Internet_20_link" text:visited-style-name="Visited_20_Internet_20_Link">#458</text:a><text:span text:style-name="T302"> </text:span>Revisar amplada del llistat d'avisos </text:p>
        </text:list-item>
      </text:list>
      <text:p text:style-name="P565">Errors resolts:</text:p>
      <text:list xml:id="list2677998072" text:style-name="L106">
        <text:list-item>
          <text:p text:style-name="P1034"><text:a xlink:type="simple" xlink:href="https://github.com/GovernIB/distribucio/issues/517" text:style-name="Internet_20_link" text:visited-style-name="Visited_20_Internet_20_Link">#517</text:a><text:span text:style-name="T302"> </text:span>Errors de memòria amb el GC </text:p>
        </text:list-item>
        <text:list-item>
          <text:p text:style-name="P1034"><text:a xlink:type="simple" xlink:href="https://github.com/GovernIB/distribucio/issues/512" text:style-name="Internet_20_link" text:visited-style-name="Visited_20_Internet_20_Link">#512</text:a><text:span text:style-name="T302"> </text:span>Revisar transaccionalitat de custòdia d'annexos dins l'arxiu</text:p>
        </text:list-item>
        <text:list-item>
          <text:p text:style-name="P1034"><text:a xlink:type="simple" xlink:href="https://github.com/GovernIB/distribucio/issues/515" text:style-name="Internet_20_link" text:visited-style-name="Visited_20_Internet_20_Link">#515</text:a><text:span text:style-name="T302"> </text:span>Revisar la creació d'expedients repetits per problemes de transaccionalitat </text:p>
        </text:list-item>
        <text:list-item>
          <text:p text:style-name="P1034"><text:a xlink:type="simple" xlink:href="https://github.com/GovernIB/distribucio/issues/485" text:style-name="Internet_20_link" text:visited-style-name="Visited_20_Internet_20_Link">#485</text:a><text:span text:style-name="T302"> </text:span>Controlar error al seleccionar més de mil registres </text:p>
        </text:list-item>
        <text:list-item>
          <text:p text:style-name="P1034"><text:a xlink:type="simple" xlink:href="https://github.com/GovernIB/distribucio/issues/451" text:style-name="Internet_20_link" text:visited-style-name="Visited_20_Internet_20_Link">#451</text:a><text:span text:style-name="T302"> </text:span>Si modifiques el codi d'un backoffice no s'actualitza en el localizador d'anotacions </text:p>
        </text:list-item>
        <text:list-item>
          <text:p text:style-name="P1034"><text:a xlink:type="simple" xlink:href="https://github.com/GovernIB/distribucio/issues/501" text:style-name="Internet_20_link" text:visited-style-name="Visited_20_Internet_20_Link">#501</text:a><text:span text:style-name="T302"> </text:span>Desplegar el botó d'accions a l'esquerra </text:p>
        </text:list-item>
        <text:list-item>
          <text:p text:style-name="P1034"><text:a xlink:type="simple" xlink:href="https://github.com/GovernIB/distribucio/issues/493" text:style-name="Internet_20_link" text:visited-style-name="Visited_20_Internet_20_Link">#493</text:a><text:span text:style-name="T302"> </text:span>No funciona el botó Esborrar del monitor d'integracions </text:p>
        </text:list-item>
        <text:list-item>
          <text:p text:style-name="P1034"><text:a xlink:type="simple" xlink:href="https://github.com/GovernIB/distribucio/issues/489" text:style-name="Internet_20_link" text:visited-style-name="Visited_20_Internet_20_Link">#489</text:a><text:span text:style-name="T302"> </text:span>Els botons de navegar entre anotacions han deixat de funcionar </text:p>
        </text:list-item>
        <text:list-item>
          <text:p text:style-name="P1034"><text:a xlink:type="simple" xlink:href="https://github.com/GovernIB/distribucio/issues/468" text:style-name="Internet_20_link" text:visited-style-name="Visited_20_Internet_20_Link">#468</text:a><text:span text:style-name="T302"> </text:span>En la configuració de l'usuari no es mostren els rols assignats a l'usuari, només "tothom" </text:p>
        </text:list-item>
      </text:list>
      <text:p text:style-name="P702"/>
      <text:p text:style-name="P22">Versió 0.9.4<text:span text:style-name="T300">6</text:span></text:p>
      <text:p text:style-name="P614"/>
      <text:p text:style-name="P614"><text:soft-page-break/>Millores incloses:</text:p>
      <text:list xml:id="list132506235240178" text:continue-list="list132504646395147" text:style-name="L77">
        <text:list-item>
          <text:p text:style-name="P1049"><text:a xlink:type="simple" xlink:href="https://github.com/GovernIB/distribucio/issues/513" text:style-name="Internet_20_link" text:visited-style-name="Visited_20_Internet_20_Link">#513</text:a><text:span text:style-name="T302"> </text:span>Permetre als administradors filtrar anotacions per nombre d'annexos </text:p>
        </text:list-item>
        <text:list-item>
          <text:p text:style-name="P1049"><text:a xlink:type="simple" xlink:href="https://github.com/GovernIB/distribucio/issues/514" text:style-name="Internet_20_link" text:visited-style-name="Visited_20_Internet_20_Link">#514</text:a><text:span text:style-name="T302"> </text:span>Permetre filtrar anotacions sense backoffice</text:p>
        </text:list-item>
        <text:list-item>
          <text:p text:style-name="P1049"><text:a xlink:type="simple" xlink:href="https://github.com/GovernIB/distribucio/issues/506" text:style-name="Internet_20_link" text:visited-style-name="Visited_20_Internet_20_Link">#506</text:a><text:span text:style-name="T302"> </text:span>Afegir nous filtres al cercador de regles </text:p>
        </text:list-item>
        <text:list-item>
          <text:p text:style-name="P1049"><text:a xlink:type="simple" xlink:href="https://github.com/GovernIB/distribucio/issues/505" text:style-name="Internet_20_link" text:visited-style-name="Visited_20_Internet_20_Link">#505</text:a><text:span text:style-name="T302"> </text:span>Revisar literals en anglès dels selectors</text:p>
        </text:list-item>
        <text:list-item>
          <text:p text:style-name="P1049"><text:a xlink:type="simple" xlink:href="https://github.com/GovernIB/distribucio/issues/504" text:style-name="Internet_20_link" text:visited-style-name="Visited_20_Internet_20_Link">#504</text:a><text:span text:style-name="T302"> </text:span>Afegir l'acció "Moure anotacions" en la vista arbre de les bústies </text:p>
        </text:list-item>
        <text:list-item>
          <text:p text:style-name="P1049"><text:a xlink:type="simple" xlink:href="https://github.com/GovernIB/distribucio/issues/508" text:style-name="Internet_20_link" text:visited-style-name="Visited_20_Internet_20_Link">#508</text:a><text:span text:style-name="T302"> </text:span>Afegir icona al filtre "Documentació" </text:p>
        </text:list-item>
        <text:list-item>
          <text:p text:style-name="P1049"><text:a xlink:type="simple" xlink:href="https://github.com/GovernIB/distribucio/issues/458" text:style-name="Internet_20_link" text:visited-style-name="Visited_20_Internet_20_Link">#458</text:a><text:span text:style-name="T302"> </text:span>Revisar amplada del llistat d'avisos </text:p>
        </text:list-item>
      </text:list>
      <text:p text:style-name="P566">Errors resolts:</text:p>
      <text:list xml:id="list2464227466" text:style-name="L107">
        <text:list-item>
          <text:p text:style-name="P1055">Cap</text:p>
        </text:list-item>
      </text:list>
      <text:p text:style-name="P322"/>
      <text:p text:style-name="P133">Base de dades:<text:span text:style-name="T5"> </text:span></text:p>
      <text:list xml:id="list985220515" text:style-name="L108">
        <text:list-item>
          <text:p text:style-name="P865">distribucio_update_0.9.<text:span text:style-name="T282">4</text:span><text:span text:style-name="T301">5</text:span>.sql<text:span text:style-name="T235"> (Oracle)</text:span></text:p>
          <text:list>
            <text:list-item>
              <text:p text:style-name="P1056">Nova taula per sincronitzar i guardar procediments.</text:p>
            </text:list-item>
            <text:list-item>
              <text:p text:style-name="P1056">Poder configurar els backoffices com a tipus WS SOAP o REST.</text:p>
            </text:list-item>
          </text:list>
        </text:list-item>
      </text:list>
      <table:table table:name="Table23" table:style-name="Table23">
        <table:table-column table:style-name="Table23.A"/>
        <table:table-row table:style-name="TableLine705144240">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61">NULL</text:span><text:span text:style-name="T34">,</text:span></text:p>
            <text:p text:style-name="P465"><text:span text:style-name="T34"><text:s text:c="2"/>CODI <text:s text:c="9"/><text:tab/><text:tab/><text:tab/>VARCHAR2(64)<text:tab/><text:tab/></text:span><text:span text:style-name="T65">NOT</text:span><text:span text:style-name="T34"> </text:span><text:span text:style-name="T161">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8">'SOAP'</text:span> <text:span text:style-name="T66">NOT</text:span> <text:span text:style-name="T163">NULL</text:span>;</text:p>
            <text:p text:style-name="P474"/>
          </table:table-cell>
        </table:table-row>
      </table:table>
      <text:p text:style-name="P653"/>
      <text:p text:style-name="P133"/>
      <text:p text:style-name="P66"><text:span text:style-name="T6">Propietats globals</text:span>:</text:p>
      <text:list xml:id="list132505295141309" text:continue-numbering="true" text:style-name="L108">
        <text:list-item>
          <text:p text:style-name="P1058">Cap.</text:p>
        </text:list-item>
      </text:list>
      <text:p text:style-name="P539"/>
      <text:p text:style-name="P539"/>
      <text:list xml:id="list132505442843743" text:continue-list="list132504666969831" text:style-name="Outline">
        <text:list-item>
          <text:list>
            <text:list-header>
              <text:h text:style-name="P786" text:outline-level="2" text:is-list-header="true"><text:bookmark-start text:name="__RefHeading___Toc79566_283954641611"/><text:soft-page-break/><text:span text:style-name="T166">Versió 0.9.</text:span><text:span text:style-name="T80">4</text:span><text:span text:style-name="T131">6.1 Correcció dels errors amb procediments i descàrrega del zip amb esborranys</text:span><text:bookmark-end text:name="__RefHeading___Toc79566_283954641611"/></text:h>
            </text:list-header>
          </text:list>
        </text:list-item>
      </text:list>
      <text:p text:style-name="P382">Data: <text:span text:style-name="T305">0</text:span><text:span text:style-name="T307">7</text:span><text:span text:style-name="T305">/11</text:span>/202<text:span text:style-name="T256">2 </text:span><text:span text:style-name="T299">1</text:span><text:span text:style-name="T307">8</text:span><text:span text:style-name="T256">:</text:span><text:span text:style-name="T291">0</text:span><text:span text:style-name="T256">0h</text:span></text:p>
      <text:p text:style-name="P382"/>
      <text:p text:style-name="P184">Resum: </text:p>
      <text:p text:style-name="P680"><text:span text:style-name="T307">Versió per corregir els errors introduïts en la versió 0.9.45+0.9.46 pels quals els procediments a l'hora de classificar no apareixen i tampoc els documents de tipus esborrany apareixen en la descàrrega del document .zip.</text:span><text:span text:style-name="T303"> </text:span></text:p>
      <text:p text:style-name="P680"/>
      <text:p text:style-name="P23">ATENCIÓ: <text:span text:style-name="T20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132504787163158" text:continue-list="list132506235240178" text:style-name="L77">
        <text:list-item>
          <text:p text:style-name="P1061">Cap</text:p>
        </text:list-item>
      </text:list>
      <text:p text:style-name="P567">Errors resolts:</text:p>
      <text:list xml:id="list3423390502" text:style-name="L109">
        <text:list-item>
          <text:p text:style-name="P1035"><text:a xlink:type="simple" xlink:href="https://github.com/GovernIB/distribucio/issues/534" text:style-name="Internet_20_link" text:visited-style-name="Visited_20_Internet_20_Link">#534</text:a><text:span text:style-name="T307"> </text:span>Error obtenint els procediments per a classificar</text:p>
        </text:list-item>
        <text:list-item>
          <text:p text:style-name="P1035"><text:a xlink:type="simple" xlink:href="https://github.com/GovernIB/distribucio/issues/535" text:style-name="Internet_20_link" text:visited-style-name="Visited_20_Internet_20_Link">#535</text:a><text:span text:style-name="T307"> </text:span>No es descarreguen dins del .zip els documents en estat esborrany amb el perfil Usuari </text:p>
        </text:list-item>
      </text:list>
      <text:p text:style-name="P323"/>
      <text:p text:style-name="P134">Base de dades:<text:span text:style-name="T5"> </text:span></text:p>
      <text:list xml:id="list2913254993" text:style-name="L110">
        <text:list-item>
          <text:p text:style-name="P1067">Cap canvi.</text:p>
        </text:list-item>
      </text:list>
      <text:p text:style-name="P134"/>
      <text:p text:style-name="P67"><text:span text:style-name="T6">Propietats globals</text:span>:</text:p>
      <text:list xml:id="list132505952238368" text:continue-numbering="true" text:style-name="L110">
        <text:list-item>
          <text:p text:style-name="P1059">Cap.</text:p>
        </text:list-item>
      </text:list>
      <text:p text:style-name="P540"/>
      <text:list xml:id="list132506332641472" text:continue-list="list132505442843743" text:style-name="Outline">
        <text:list-item>
          <text:list>
            <text:list-header>
              <text:h text:style-name="P787" text:outline-level="2" text:is-list-header="true"><text:bookmark-start text:name="__RefHeading___Toc79566_2839546416111"/><text:span text:style-name="T166">Versió 0.9.</text:span><text:span text:style-name="T80">4</text:span><text:span text:style-name="T131">6.</text:span><text:span text:style-name="T132">2</text:span><text:span text:style-name="T131"> Correcció </text:span><text:span text:style-name="T132">sincronització de procediments amb reintents</text:span><text:bookmark-end text:name="__RefHeading___Toc79566_2839546416111"/></text:h>
            </text:list-header>
          </text:list>
        </text:list-item>
      </text:list>
      <text:p text:style-name="P383">Data: <text:span text:style-name="T309">14</text:span><text:span text:style-name="T305">/11</text:span>/202<text:span text:style-name="T256">2 </text:span><text:span text:style-name="T310">12</text:span><text:span text:style-name="T256">:</text:span><text:span text:style-name="T291">0</text:span><text:span text:style-name="T256">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132504575833186" text:continue-list="list132504787163158" text:style-name="L77">
        <text:list-item>
          <text:p text:style-name="P1062">Cap</text:p>
        </text:list-item>
      </text:list>
      <text:p text:style-name="P568">Errors resolts:</text:p>
      <text:list xml:id="list1626499022" text:style-name="L111">
        <text:list-item>
          <text:p text:style-name="P1036"><text:a xlink:type="simple" xlink:href="https://github.com/GovernIB/distribucio/issues/540" text:style-name="Internet_20_link" text:visited-style-name="Visited_20_Internet_20_Link">#540</text:a><text:span text:style-name="T308"> </text:span>Revisar la sincronització de procediments per a que reintenti les UO's que fallin </text:p>
        </text:list-item>
      </text:list>
      <text:p text:style-name="P324"/>
      <text:p text:style-name="P135">Base de dades:<text:span text:style-name="T5"> </text:span></text:p>
      <text:list xml:id="list141735195" text:style-name="L112">
        <text:list-item>
          <text:p text:style-name="P1068">Cap canvi.</text:p>
        </text:list-item>
      </text:list>
      <text:p text:style-name="P135"/>
      <text:p text:style-name="P68"><text:span text:style-name="T6">Propietats globals</text:span>:</text:p>
      <text:list xml:id="list132504687357713" text:continue-numbering="true" text:style-name="L112">
        <text:list-item>
          <text:p text:style-name="P1060"><text:soft-page-break/>Cap.</text:p>
        </text:list-item>
      </text:list>
      <text:p text:style-name="P541"/>
      <text:p text:style-name="P541"/>
      <text:list xml:id="list132504933036734" text:continue-list="list132506332641472" text:style-name="Outline">
        <text:list-item>
          <text:list>
            <text:list-header>
              <text:h text:style-name="P788" text:outline-level="2" text:is-list-header="true"><text:bookmark-start text:name="__RefHeading___Toc79566_28395464161111"/><text:span text:style-name="T166">Versió 0.9.</text:span><text:span text:style-name="T80">4</text:span><text:span text:style-name="T133">7</text:span><text:span text:style-name="T131"> </text:span><text:span text:style-name="T134">Evitar errors de memòria, millora amb els procediments, millores visuals i resolució d'errors</text:span><text:bookmark-end text:name="__RefHeading___Toc79566_28395464161111"/></text:h>
            </text:list-header>
          </text:list>
        </text:list-item>
      </text:list>
      <text:p text:style-name="P384">Data: <text:span text:style-name="T317">20</text:span><text:span text:style-name="T305">/1</text:span><text:span text:style-name="T316">2</text:span>/202<text:span text:style-name="T256">2 </text:span><text:span text:style-name="T317">08</text:span><text:span text:style-name="T256">:</text:span><text:span text:style-name="T291">0</text:span><text:span text:style-name="T256">0h</text:span></text:p>
      <text:p text:style-name="P384"/>
      <text:p text:style-name="P186">Resum: <text:span text:style-name="T311">Solucionar errors de memòria esborrant dades antigues del monitor. Controlar processament simultani d'una anotació. Prova de connexió amb backoffices. Marcar els procediments extingits.</text:span><text:span text:style-name="T312"> Millores visuals.</text:span><text:span text:style-name="T314"> Nova versió del client REST per backoffice i la llibreria d'utilitats per backoffices per aprofitar la sesió oberta a Distribucio.</text:span></text:p>
      <text:p text:style-name="P682"/>
      <text:p text:style-name="P617">Millores incloses:</text:p>
      <text:list xml:id="list132504631039208" text:continue-list="list132504575833186" text:style-name="L77">
        <text:list-item>
          <text:p text:style-name="P1063"><text:a xlink:type="simple" xlink:href="https://github.com/GovernIB/distribucio/issues/523" text:style-name="Internet_20_link" text:visited-style-name="Visited_20_Internet_20_Link">#523</text:a><text:span text:style-name="T312"> </text:span>Millorar legibilitat dels missatges d'error </text:p>
        </text:list-item>
        <text:list-item>
          <text:p text:style-name="P1063"><text:a xlink:type="simple" xlink:href="https://github.com/GovernIB/distribucio/issues/533" text:style-name="Internet_20_link" text:visited-style-name="Visited_20_Internet_20_Link">#533</text:a><text:span text:style-name="T312"> </text:span>Controlar procesamiento simultáneo de una misma anotación </text:p>
        </text:list-item>
        <text:list-item>
          <text:p text:style-name="P1063"><text:a xlink:type="simple" xlink:href="https://github.com/GovernIB/distribucio/issues/529" text:style-name="Internet_20_link" text:visited-style-name="Visited_20_Internet_20_Link">#529</text:a><text:span text:style-name="T312"> </text:span>Modificar el client rest de Distribucio per mantenir la sesssió </text:p>
        </text:list-item>
        <text:list-item>
          <text:p text:style-name="P1063"><text:a xlink:type="simple" xlink:href="https://github.com/GovernIB/distribucio/issues/530" text:style-name="Internet_20_link" text:visited-style-name="Visited_20_Internet_20_Link">#530</text:a><text:span text:style-name="T312"> </text:span>Botó per provar la connexió en la configuració d'un backoffice </text:p>
        </text:list-item>
        <text:list-item>
          <text:p text:style-name="P1063"><text:a xlink:type="simple" xlink:href="https://github.com/GovernIB/distribucio/issues/539" text:style-name="Internet_20_link" text:visited-style-name="Visited_20_Internet_20_Link">#539</text:a><text:span text:style-name="T312"> </text:span>Marcar els procediments quan no apareguin a la consulta de procediments </text:p>
        </text:list-item>
        <text:list-item>
          <text:p text:style-name="P1063"><text:a xlink:type="simple" xlink:href="https://github.com/GovernIB/distribucio/issues/538" text:style-name="Internet_20_link" text:visited-style-name="Visited_20_Internet_20_Link">#538</text:a><text:span text:style-name="T312"> </text:span>Agafar plantilla informe de traçabilitat i històric de filesystem </text:p>
        </text:list-item>
        <text:list-item>
          <text:p text:style-name="P1063"><text:a xlink:type="simple" xlink:href="https://github.com/GovernIB/distribucio/issues/531" text:style-name="Internet_20_link" text:visited-style-name="Visited_20_Internet_20_Link">#531</text:a><text:span text:style-name="T312"> </text:span>Mostrar la informació del backoffice per l'anotació de registre </text:p>
        </text:list-item>
        <text:list-item>
          <text:p text:style-name="P1063"><text:a xlink:type="simple" xlink:href="https://github.com/GovernIB/distribucio/issues/532" text:style-name="Internet_20_link" text:visited-style-name="Visited_20_Internet_20_Link">#532</text:a><text:span text:style-name="T312"> </text:span>Mostrar la informació de la regla relacionada a l'anotació de registre </text:p>
        </text:list-item>
        <text:list-item>
          <text:p text:style-name="P1063"><text:a xlink:type="simple" xlink:href="https://github.com/GovernIB/distribucio/issues/526" text:style-name="Internet_20_link" text:visited-style-name="Visited_20_Internet_20_Link">#526</text:a><text:span text:style-name="T312"> </text:span>Afegir informació de les regles al manual d'integració </text:p>
        </text:list-item>
        <text:list-item>
          <text:p text:style-name="P1063"><text:a xlink:type="simple" xlink:href="https://github.com/GovernIB/distribucio/issues/527" text:style-name="Internet_20_link" text:visited-style-name="Visited_20_Internet_20_Link">#527</text:a><text:span text:style-name="T312"> </text:span>Millorar la secció de Gestió de procediments </text:p>
        </text:list-item>
        <text:list-item>
          <text:p text:style-name="P1063"><text:a xlink:type="simple" xlink:href="https://github.com/GovernIB/distribucio/issues/528" text:style-name="Internet_20_link" text:visited-style-name="Visited_20_Internet_20_Link">#528</text:a><text:span text:style-name="T312"> </text:span>Permetre configurar per propietat el temps d'actualització automàtica de procediments </text:p>
        </text:list-item>
        <text:list-item>
          <text:p text:style-name="P1063"><text:a xlink:type="simple" xlink:href="https://github.com/GovernIB/distribucio/issues/516" text:style-name="Internet_20_link" text:visited-style-name="Visited_20_Internet_20_Link">#516</text:a><text:span text:style-name="T312"> </text:span>Afegir icona de tipus de document </text:p>
        </text:list-item>
        <text:list-item>
          <text:p text:style-name="P1063"><text:a xlink:type="simple" xlink:href="https://github.com/GovernIB/distribucio/issues/518" text:style-name="Internet_20_link" text:visited-style-name="Visited_20_Internet_20_Link">#518</text:a><text:span text:style-name="T312"> </text:span>Resaltar el dia actual en els calendaris </text:p>
        </text:list-item>
        <text:list-item>
          <text:p text:style-name="P1063"><text:a xlink:type="simple" xlink:href="https://github.com/GovernIB/distribucio/issues/522" text:style-name="Internet_20_link" text:visited-style-name="Visited_20_Internet_20_Link">#522</text:a><text:span text:style-name="T312"> </text:span>Posar tots els avisos dins la columna avisos del localitzador d'anotacions </text:p>
        </text:list-item>
        <text:list-item>
          <text:p text:style-name="P1063"><text:a xlink:type="simple" xlink:href="https://github.com/GovernIB/distribucio/issues/521" text:style-name="Internet_20_link" text:visited-style-name="Visited_20_Internet_20_Link">#521</text:a><text:span text:style-name="T312"> </text:span>Eliminar columna "documentació" en el localitzador d'anotacions </text:p>
        </text:list-item>
      </text:list>
      <text:p text:style-name="P569">Errors resolts:</text:p>
      <text:list xml:id="list2105431651" text:style-name="L113">
        <text:list-item>
          <text:p text:style-name="P1037"><text:a xlink:type="simple" xlink:href="https://github.com/GovernIB/distribucio/issues/517" text:style-name="Internet_20_link" text:visited-style-name="Visited_20_Internet_20_Link">#517</text:a><text:span text:style-name="T312"> </text:span>Errors de memòria amb el GC </text:p>
        </text:list-item>
        <text:list-item>
          <text:p text:style-name="P1037"><text:a xlink:type="simple" xlink:href="https://github.com/GovernIB/distribucio/issues/545" text:style-name="Internet_20_link" text:visited-style-name="Visited_20_Internet_20_Link">#545</text:a><text:span text:style-name="T312"> </text:span>No s'hactualitza el temps de processament en el monitor de tasques en segon pla </text:p>
        </text:list-item>
        <text:list-item>
          <text:p text:style-name="P1037"><text:a xlink:type="simple" xlink:href="https://github.com/GovernIB/distribucio/issues/546" text:style-name="Internet_20_link" text:visited-style-name="Visited_20_Internet_20_Link">#546</text:a><text:span text:style-name="T312"> </text:span>Número de reintents incorrecte a l'estat "Backoffice procesada amb errors" </text:p>
        </text:list-item>
        <text:list-item>
          <text:p text:style-name="P1037"><text:a xlink:type="simple" xlink:href="https://github.com/GovernIB/distribucio/issues/547" text:style-name="Internet_20_link" text:visited-style-name="Visited_20_Internet_20_Link">#547</text:a><text:span text:style-name="T312"> </text:span>No es mostra l'hora en la informació de la data de processament per backoffice </text:p>
        </text:list-item>
        <text:list-item>
          <text:p text:style-name="P1037"><text:a xlink:type="simple" xlink:href="https://github.com/GovernIB/distribucio/issues/520" text:style-name="Internet_20_link" text:visited-style-name="Visited_20_Internet_20_Link">#520</text:a><text:span text:style-name="T312"> </text:span>Pareix que el monitor està ignorant el valor de <text:span text:style-name="T312"><text:s/></text:span>es.caib.distribucio.tasca.monitor.integracio.esborrar.antics.dies </text:p>
        </text:list-item>
        <text:list-item>
          <text:p text:style-name="P1037"><text:a xlink:type="simple" xlink:href="https://github.com/GovernIB/distribucio/issues/525" text:style-name="Internet_20_link" text:visited-style-name="Visited_20_Internet_20_Link">#525</text:a><text:span text:style-name="T312"> </text:span>No permetre custodiar documents que comencin per punt </text:p>
        </text:list-item>
        <text:list-item>
          <text:p text:style-name="P1037"><text:a xlink:type="simple" xlink:href="https://github.com/GovernIB/distribucio/issues/519" text:style-name="Internet_20_link" text:visited-style-name="Visited_20_Internet_20_Link">#519</text:a><text:span text:style-name="T312"> </text:span>Revisar amplada del localitzador d'anotacions amb perfil administrador </text:p>
        </text:list-item>
      </text:list>
      <text:p text:style-name="P325"/>
      <text:p text:style-name="P136">Base de dades:</text:p>
      <text:p text:style-name="P136"/>
      <text:list xml:id="list132505339781371" text:continue-list="list132505295141309" text:style-name="L108">
        <text:list-item>
          <text:p text:style-name="P866">distribucio_update_0.9.<text:span text:style-name="T282">4</text:span><text:span text:style-name="T313">7</text:span>.sql<text:span text:style-name="T235"> (Oracle)</text:span></text:p>
          <text:list>
            <text:list-item>
              <text:p text:style-name="P1057"><text:soft-page-break/>Nova propietat configurable a nivell de entitat per establir el temps d'actualització automàtica per actualitzar la taula de procediments.</text:p>
            </text:list-item>
            <text:list-item>
              <text:p text:style-name="P1057">Agafar plantilla informe de traçabilitat i històric de filesystem</text:p>
            </text:list-item>
            <text:list-item>
              <text:p text:style-name="P1057">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705145104">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9">'SCHEDULLED_PROCEDIMENT'</text:span><text:span text:style-name="T34">, </text:span><text:span text:style-name="T179">'SCHEDULLED'</text:span><text:span text:style-name="T34">, </text:span><text:span text:style-name="T179">'22'</text:span><text:span text:style-name="T34">, </text:span><text:span text:style-name="T179">'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9">'es.caib.distribucio.tasca.monitor.integracio.actualitzar.procediments'</text:span><text:span text:style-name="T34">,</text:span><text:span text:style-name="T161">null</text:span><text:span text:style-name="T34">,</text:span><text:span text:style-name="T179">'Especificar l''expressió ''cron'' indicant l''interval de temps de les actualitzacions dels procediments en segon pla. Per defecte s''aplicarà el cron corresponent per actualitzar cada divendres a les 15:30h'</text:span><text:span text:style-name="T34">,</text:span><text:span text:style-name="T179">'SCHEDULLED_PROCEDIMENT'</text:span><text:span text:style-name="T34">,</text:span><text:span text:style-name="T179">'7'</text:span><text:span text:style-name="T34">,</text:span><text:span text:style-name="T179">'0'</text:span><text:span text:style-name="T34">,</text:span><text:span text:style-name="T179">'TEXT'</text:span><text:span text:style-name="T34">, </text:span><text:span text:style-name="T161">NULL</text:span><text:span text:style-name="T34">, </text:span><text:span text:style-name="T179">'0'</text:span><text:span text:style-name="T34">,</text:span><text:span text:style-name="T161">null</text:span><text:span text:style-name="T34">,</text:span><text:span text:style-name="T161">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antilla.informe.trasabilitat.ca'</text:span><text:span text:style-name="T34">,</text:span><text:span text:style-name="T161">null</text:span><text:span text:style-name="T34">,</text:span><text:span text:style-name="T179">'Ruta plantilla informe de traçabilitat en català'</text:span><text:span text:style-name="T34">,</text:span><text:span text:style-name="T179">'GENERAL'</text:span><text:span text:style-name="T34">,</text:span><text:span text:style-name="T179">'16'</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antilla.informe.trasabilitat.es'</text:span><text:span text:style-name="T34">,</text:span><text:span text:style-name="T161">null</text:span><text:span text:style-name="T34">,</text:span><text:span text:style-name="T179">'Ruta plantilla informe de traçabilitat en castellà'</text:span><text:span text:style-name="T34">,</text:span><text:span text:style-name="T179">'GENERAL'</text:span><text:span text:style-name="T34">,</text:span><text:span text:style-name="T179">'17'</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antilla.historic.ca'</text:span><text:span text:style-name="T34">,</text:span><text:span text:style-name="T161">null</text:span><text:span text:style-name="T34">,</text:span><text:span text:style-name="T179">'Ruta plantilla històric en català'</text:span><text:span text:style-name="T34">,</text:span><text:span text:style-name="T179">'GENERAL'</text:span><text:span text:style-name="T34">,</text:span><text:span text:style-name="T179">'18'</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antilla.historic.es'</text:span><text:span text:style-name="T34">,</text:span><text:span text:style-name="T161">null</text:span><text:span text:style-name="T34">,</text:span><text:span text:style-name="T179">'Ruta plantilla històric en castellà'</text:span><text:span text:style-name="T34">,</text:span><text:span text:style-name="T179">'GENERAL'</text:span><text:span text:style-name="T34">,</text:span><text:span text:style-name="T179">'19'</text:span><text:span text:style-name="T34">,</text:span><text:span text:style-name="T179">'0'</text:span><text:span text:style-name="T34">,</text:span><text:span text:style-name="T179">'TEXT'</text:span><text:span text:style-name="T34">,</text:span><text:span text:style-name="T161">null</text:span><text:span text:style-name="T34">,</text:span><text:span text:style-name="T161">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9">'VIGENT'</text:span><text:span text:style-name="T34"> </text:span><text:span text:style-name="T65">NOT</text:span><text:span text:style-name="T34"> </text:span><text:span text:style-name="T161">NULL</text:span><text:span text:style-name="T34">);</text:span></text:p>
            <text:p text:style-name="P465"/>
          </table:table-cell>
        </table:table-row>
      </table:table>
      <text:p text:style-name="P654"><text:soft-page-break/></text:p>
      <text:p text:style-name="P69"><text:span text:style-name="T6">Propietats globals</text:span>:</text:p>
      <text:list xml:id="list132505658977858" text:continue-list="list132505352841108" text:style-name="L105">
        <text:list-item>
          <text:p text:style-name="P1053">Opcionalment es poden afegir les propietats inserides a BBDD en el fitxer de propietats:</text:p>
        </text:list-item>
      </text:list>
      <table:table table:name="Table25" table:style-name="Table25">
        <table:table-column table:style-name="Table25.A"/>
        <table:table-row table:style-name="TableLine705102768">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202864231" text:style-name="L114">
        <text:list-item>
          <text:p text:style-name="P1075">Publicada una nova versió del client API REST<text:span text:style-name="T169"> distribucio-rest-client-0.9.47</text:span> per backoffices per mantenir l'autenticac<text:span text:style-name="T315">ió</text:span> per no obrir sessió en cada petició.</text:p>
        </text:list-item>
      </text:list>
      <text:p text:style-name="P543"/>
      <text:list xml:id="list132506008071521" text:continue-list="list132504933036734" text:style-name="Outline">
        <text:list-item>
          <text:list>
            <text:list-header>
              <text:h text:style-name="P789" text:outline-level="2" text:is-list-header="true"><text:bookmark-start text:name="__RefHeading___Toc79566_283954641611111"/><text:span text:style-name="T166">Versió 0.9.</text:span><text:span text:style-name="T80">4</text:span><text:span text:style-name="T135">8</text:span><text:span text:style-name="T131"> </text:span><text:span text:style-name="T136">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2">2</text:span><text:span text:style-name="T323">6</text:span><text:span text:style-name="T305">/</text:span><text:span text:style-name="T318">04</text:span>/202<text:span text:style-name="T318">3</text:span><text:span text:style-name="T256"> </text:span><text:span text:style-name="T321">1</text:span><text:span text:style-name="T323">0</text:span><text:span text:style-name="T256">:</text:span><text:span text:style-name="T291">0</text:span><text:span text:style-name="T256">0h</text:span></text:p>
      <text:p text:style-name="P385"/>
      <text:p text:style-name="P187">Resum: <text:span text:style-name="T31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132505123908103" text:continue-list="list132504631039208" text:style-name="L77">
        <text:list-item>
          <text:p text:style-name="P1064"><text:a xlink:type="simple" xlink:href="https://github.com/GovernIB/distribucio/issues/474" text:style-name="Internet_20_link" text:visited-style-name="Visited_20_Internet_20_Link">#474</text:a><text:span text:style-name="T319"> </text:span>Firmar i guardar documents en estat esborrany en el reprocessament </text:p>
        </text:list-item>
        <text:list-item>
          <text:p text:style-name="P1064"><text:a xlink:type="simple" xlink:href="https://github.com/GovernIB/distribucio/issues/565" text:style-name="Internet_20_link" text:visited-style-name="Visited_20_Internet_20_Link">#565</text:a><text:span text:style-name="T319"> </text:span>Afegir codi SIA al desplegable de la classificació de múltiples anotacions </text:p>
        </text:list-item>
        <text:list-item>
          <text:p text:style-name="P1064"><text:a xlink:type="simple" xlink:href="https://github.com/GovernIB/distribucio/issues/569" text:style-name="Internet_20_link" text:visited-style-name="Visited_20_Internet_20_Link">#569</text:a><text:span text:style-name="T319"> </text:span>Revisar columnes del localitzador de continguts </text:p>
        </text:list-item>
        <text:list-item>
          <text:p text:style-name="P1064"><text:a xlink:type="simple" xlink:href="https://github.com/GovernIB/distribucio/issues/543" text:style-name="Internet_20_link" text:visited-style-name="Visited_20_Internet_20_Link">#543</text:a><text:span text:style-name="T319"> </text:span>Diagnòstic ràpid de les integracions </text:p>
        </text:list-item>
        <text:list-item>
          <text:p text:style-name="P1064"><text:a xlink:type="simple" xlink:href="https://github.com/GovernIB/distribucio/issues/553" text:style-name="Internet_20_link" text:visited-style-name="Visited_20_Internet_20_Link">#553</text:a><text:span text:style-name="T319"> </text:span>Afegir autenticació Basic a l'API de regles </text:p>
        </text:list-item>
        <text:list-item>
          <text:p text:style-name="P1064"><text:a xlink:type="simple" xlink:href="https://github.com/GovernIB/distribucio/issues/567" text:style-name="Internet_20_link" text:visited-style-name="Visited_20_Internet_20_Link">#567</text:a><text:span text:style-name="T319"> </text:span>Poder metadatar assentaments registrals en distribució <text:span text:style-name="T319">(APB)</text:span></text:p>
        </text:list-item>
        <text:list-item>
          <text:p text:style-name="P1064"><text:a xlink:type="simple" xlink:href="https://github.com/GovernIB/distribucio/issues/557" text:style-name="Internet_20_link" text:visited-style-name="Visited_20_Internet_20_Link">#557</text:a><text:span text:style-name="T319"> </text:span>Afegir filtre "presencial" a les regles </text:p>
        </text:list-item>
        <text:list-item>
          <text:p text:style-name="P1064"><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text:p>
        </text:list-item>
        <text:list-item>
          <text:p text:style-name="P1064"><text:a xlink:type="simple" xlink:href="https://github.com/GovernIB/distribucio/issues/556" text:style-name="Internet_20_link" text:visited-style-name="Visited_20_Internet_20_Link">#556</text:a><text:span text:style-name="T319"> </text:span>Eliminar el selector d'entitat en el perfil superusuari </text:p>
        </text:list-item>
        <text:list-item>
          <text:p text:style-name="P1064"><text:a xlink:type="simple" xlink:href="https://github.com/GovernIB/distribucio/issues/554" text:style-name="Internet_20_link" text:visited-style-name="Visited_20_Internet_20_Link">#554</text:a><text:span text:style-name="T319"> </text:span>Canviar el context de l'API de regles i securització </text:p>
        </text:list-item>
        <text:list-item>
          <text:p text:style-name="P1064"><text:soft-page-break/><text:a xlink:type="simple" xlink:href="https://github.com/GovernIB/distribucio/issues/544" text:style-name="Internet_20_link" text:visited-style-name="Visited_20_Internet_20_Link">#544</text:a><text:span text:style-name="T319"> </text:span>Reiniciar tasques en segon pla pareix que funciona a vegades o no es clar que es faci. </text:p>
        </text:list-item>
        <text:list-item>
          <text:p text:style-name="P1064"><text:a xlink:type="simple" xlink:href="https://github.com/GovernIB/distribucio/issues/542" text:style-name="Internet_20_link" text:visited-style-name="Visited_20_Internet_20_Link">#542</text:a><text:span text:style-name="T319"> </text:span>Crear una tasca en 2n pla que sincronitzi els procediments cada X temps </text:p>
        </text:list-item>
        <text:list-item>
          <text:p text:style-name="P1064"><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
      <text:p text:style-name="P570">Errors resolts:</text:p>
      <text:list xml:id="list3295822301" text:style-name="L115">
        <text:list-item>
          <text:p text:style-name="P1044"><text:a xlink:type="simple" xlink:href="https://github.com/GovernIB/distribucio/issues/582" text:style-name="Internet_20_link" text:visited-style-name="Visited_20_Internet_20_Link">#582</text:a><text:span text:style-name="T319"> </text:span>Error en el format de les dates en la consulta de regles via API </text:p>
        </text:list-item>
        <text:list-item>
          <text:p text:style-name="P1038"><text:a xlink:type="simple" xlink:href="https://github.com/GovernIB/distribucio/issues/576" text:style-name="Internet_20_link" text:visited-style-name="Visited_20_Internet_20_Link">#576</text:a><text:span text:style-name="T319"> </text:span>Revisar per què les propietats fixades a null no s'actualitzen </text:p>
        </text:list-item>
        <text:list-item>
          <text:p text:style-name="P1038"><text:a xlink:type="simple" xlink:href="https://github.com/GovernIB/distribucio/issues/560" text:style-name="Internet_20_link" text:visited-style-name="Visited_20_Internet_20_Link">#560</text:a><text:span text:style-name="T319"> </text:span>Revisar les dependències del plugin de firma en servidor per evitar el problema del hostname </text:p>
        </text:list-item>
        <text:list-item>
          <text:p text:style-name="P1038"><text:a xlink:type="simple" xlink:href="https://github.com/GovernIB/distribucio/issues/577" text:style-name="Internet_20_link" text:visited-style-name="Visited_20_Internet_20_Link">#577</text:a><text:span text:style-name="T319"> </text:span>El botó de reiniciar tasques en segon pla no refresca els missatges </text:p>
        </text:list-item>
        <text:list-item>
          <text:p text:style-name="P1038"><text:a xlink:type="simple" xlink:href="https://github.com/GovernIB/distribucio/issues/570" text:style-name="Internet_20_link" text:visited-style-name="Visited_20_Internet_20_Link">#570</text:a><text:span text:style-name="T319"> </text:span>La bústia apareix dues vegades en el filtre i sota una unitat que no toca </text:p>
        </text:list-item>
        <text:list-item>
          <text:p text:style-name="P1038"><text:a xlink:type="simple" xlink:href="https://github.com/GovernIB/distribucio/issues/575" text:style-name="Internet_20_link" text:visited-style-name="Visited_20_Internet_20_Link">#575</text:a><text:span text:style-name="T319"> </text:span>Error de consultes i als scripts amb PostgreSQL <text:span text:style-name="T319"><text:s/>(APB)</text:span></text:p>
        </text:list-item>
        <text:list-item>
          <text:p text:style-name="P1038"><text:a xlink:type="simple" xlink:href="https://github.com/GovernIB/distribucio/issues/573" text:style-name="Internet_20_link" text:visited-style-name="Visited_20_Internet_20_Link">#573</text:a><text:span text:style-name="T319"> </text:span>Error sincronizant UO's </text:p>
        </text:list-item>
        <text:list-item>
          <text:p text:style-name="P103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38"><text:a xlink:type="simple" xlink:href="https://github.com/GovernIB/distribucio/issues/548" text:style-name="Internet_20_link" text:visited-style-name="Visited_20_Internet_20_Link">#548</text:a><text:span text:style-name="T319"> </text:span>Revisar duplicats en procediments en classificar </text:p>
        </text:list-item>
        <text:list-item>
          <text:p text:style-name="P1038"><text:a xlink:type="simple" xlink:href="https://github.com/GovernIB/distribucio/issues/568" text:style-name="Internet_20_link" text:visited-style-name="Visited_20_Internet_20_Link">#568</text:a><text:span text:style-name="T319"> </text:span>Marcar els procediments extingits en la classificació d'anotacions </text:p>
        </text:list-item>
        <text:list-item>
          <text:p text:style-name="P1038"><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1066"><text:a xlink:type="simple" xlink:href="https://github.com/GovernIB/distribucio/issues/552" text:style-name="Internet_20_link" text:visited-style-name="Visited_20_Internet_20_Link">#552</text:a><text:span text:style-name="T319"> </text:span>Impedir crear Backoffice amb espais en blanc al codi </text:p>
        </text:list-item>
        <text:list-item>
          <text:p text:style-name="P1066"><text:a xlink:type="simple" xlink:href="https://github.com/GovernIB/distribucio/issues/549" text:style-name="Internet_20_link" text:visited-style-name="Visited_20_Internet_20_Link">#549</text:a><text:span text:style-name="T319"> </text:span>Error al añadir logo de cabecera para una entidad </text:p>
        </text:list-item>
      </text:list>
      <text:p text:style-name="P326"/>
      <text:p text:style-name="P137">Base de dades:</text:p>
      <text:p text:style-name="P137"/>
      <text:list xml:id="list2693046950" text:style-name="L116">
        <text:list-item>
          <text:p text:style-name="P867">distribucio_update_0.9.<text:span text:style-name="T282">4</text:span><text:span text:style-name="T320">8</text:span>.sql<text:span text:style-name="T235"> (Oracle)</text:span></text:p>
          <text:list>
            <text:list-item>
              <text:p text:style-name="P1076">Nova columna "presencial" pel nou filtre de regles.</text:p>
            </text:list-item>
            <text:list-item>
              <text:p text:style-name="P1076">Nova propietat configurable per poder activar el canvi de títol a l'hora de classificar.</text:p>
            </text:list-item>
            <text:list-item>
              <text:p text:style-name="P1076">Nova propietat configurable per poder activar les metadades d'anotacions.</text:p>
            </text:list-item>
            <text:list-item>
              <text:p text:style-name="P1076">Taules per poder afegir metadades a les anotacions.</text:p>
            </text:list-item>
            <text:list-item>
              <text:p text:style-name="P1076">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705140208">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contingut.modificar.titol'</text:span><text:span text:style-name="T34">,</text:span><text:span text:style-name="T179">'0'</text:span><text:span text:style-name="T34">,</text:span><text:span text:style-name="T179">'Permetre modificar el títol d''una anotació en classificar'</text:span><text:span text:style-name="T34">,</text:span><text:span text:style-name="T179">'GENERAL'</text:span><text:span text:style-name="T34">,</text:span><text:span text:style-name="T179">'20'</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ermetre.metadades.registre'</text:span><text:span text:style-name="T34">,</text:span><text:span text:style-name="T179">'0'</text:span><text:span text:style-name="T34">,</text:span><text:span text:style-name="T179">'Permetre metadatar assentaments registrals'</text:span><text:span text:style-name="T34">,</text:span><text:span text:style-name="T179">'GENERAL'</text:span><text:span text:style-name="T34">,</text:span><text:span text:style-name="T179">'21'</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61">NULL</text:span><text:span text:style-name="T34">,</text:span></text:p>
            <text:p text:style-name="P465"><text:span text:style-name="T34"><text:s text:c="2"/>CODI <text:s text:c="17"/>VARCHAR2(64) <text:s text:c="11"/></text:span><text:span text:style-name="T65">NOT</text:span><text:span text:style-name="T34"> </text:span><text:span text:style-name="T161">NULL</text:span><text:span text:style-name="T34">,</text:span></text:p>
            <text:p text:style-name="P465"><text:span text:style-name="T34"><text:s text:c="2"/>NOM <text:s text:c="18"/>VARCHAR2(256) <text:s text:c="10"/></text:span><text:span text:style-name="T65">NOT</text:span><text:span text:style-name="T34"> </text:span><text:span text:style-name="T161">NULL</text:span><text:span text:style-name="T34">,</text:span></text:p>
            <text:p text:style-name="P465"><text:span text:style-name="T34"><text:s text:c="2"/>TIPUS <text:s text:c="16"/>NUMBER(10) <text:s text:c="13"/></text:span><text:span text:style-name="T65">NOT</text:span><text:span text:style-name="T34"> </text:span><text:span text:style-name="T161">NULL</text:span><text:span text:style-name="T34">,</text:span></text:p>
            <text:p text:style-name="P465"><text:span text:style-name="T34"><text:s text:c="2"/>MULTIPLICITAT <text:s text:c="8"/>NUMBER(10) <text:s text:c="13"/></text:span><text:span text:style-name="T65">NOT</text:span><text:span text:style-name="T34"> </text:span><text:span text:style-name="T161">NULL</text:span><text:span text:style-name="T34">,</text:span></text:p>
            <text:p text:style-name="P465"><text:span text:style-name="T34"><text:s text:c="2"/>ACTIVA <text:s text:c="15"/>NUMBER(1) <text:s text:c="14"/></text:span><text:span text:style-name="T65">NOT</text:span><text:span text:style-name="T34"> </text:span><text:span text:style-name="T161">NULL</text:span><text:span text:style-name="T34">,</text:span></text:p>
            <text:p text:style-name="P465"><text:span text:style-name="T34"><text:s text:c="2"/>READ_ONLY <text:s text:c="12"/>NUMBER(1) <text:s text:c="14"/></text:span><text:span text:style-name="T65">NOT</text:span><text:span text:style-name="T34"> </text:span><text:span text:style-name="T161">NULL</text:span><text:span text:style-name="T34">,</text:span></text:p>
            <text:p text:style-name="P465"><text:span text:style-name="T34"><text:s text:c="2"/>ORDRE <text:s text:c="16"/>NUMBER(10) <text:s text:c="13"/></text:span><text:span text:style-name="T65">NOT</text:span><text:span text:style-name="T34"> </text:span><text:span text:style-name="T161">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61">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61">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61">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61">NULL</text:span><text:span text:style-name="T34">,</text:span></text:p>
            <text:p text:style-name="P465"><text:span text:style-name="T34"><text:s text:c="2"/>VERSION <text:s text:c="13"/>NUMBER(19) <text:s text:c="14"/></text:span><text:span text:style-name="T65">NOT</text:span><text:span text:style-name="T34"> </text:span><text:span text:style-name="T161">NULL</text:span><text:span text:style-name="T34">,</text:span></text:p>
            <text:p text:style-name="P465"><text:span text:style-name="T34"><text:s text:c="2"/>METADADA_ID <text:s text:c="9"/>NUMBER(19) <text:s text:c="14"/></text:span><text:span text:style-name="T65">NOT</text:span><text:span text:style-name="T34"> </text:span><text:span text:style-name="T161">NULL</text:span><text:span text:style-name="T34">,</text:span></text:p>
            <text:p text:style-name="P465"><text:span text:style-name="T34"><text:s text:c="2"/>REGISTRE_ID <text:s text:c="9"/>NUMBER(19) <text:s text:c="14"/></text:span><text:span text:style-name="T65">NOT</text:span><text:span text:style-name="T34"> </text:span><text:span text:style-name="T161">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61">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61">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61">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61">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61">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61">NULL</text:span><text:span text:style-name="T34">,</text:span></text:p>
            <text:p text:style-name="P465"><text:span text:style-name="T34"><text:s text:c="2"/>ENTITAT_ID <text:s text:c="10"/>NUMBER(19) <text:s text:c="10"/><text:tab/></text:span><text:span text:style-name="T65">NOT</text:span><text:span text:style-name="T34"> </text:span><text:span text:style-name="T161">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6">REPLACE</text:span><text:span text:style-name="T34">(</text:span><text:span text:style-name="T65">KEY</text:span><text:span text:style-name="T34">, </text:span><text:span text:style-name="T179">'csv.definicio'</text:span><text:span text:style-name="T34">, </text:span><text:span text:style-name="T179">'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9">'es.caib.distribucio%.plugin.arxiu.caib.csv.definicio'</text:span><text:span text:style-name="T34">;</text:span></text:p>
            <text:p text:style-name="P423"/>
          </table:table-cell>
        </table:table-row>
      </table:table>
      <text:p text:style-name="P655"/>
      <text:p text:style-name="P70"><text:span text:style-name="T6">Propietats globals</text:span>:</text:p>
      <text:list xml:id="list1614720433" text:style-name="L117">
        <text:list-item>
          <text:p text:style-name="P1054">Opcionalment es poden afegir les propietats inserides a BBDD en el fitxer de propietats<text:span text:style-name="T320"> i esborrar la propietat de la definició del CSV.</text:span></text:p>
        </text:list-item>
      </text:list>
      <text:p text:style-name="P664"/>
      <table:table table:name="Table27" table:style-name="Table27">
        <table:table-column table:style-name="Table27.A"/>
        <table:table-row table:style-name="TableLine705139920">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132505121044094" text:continue-list="list132506008071521" text:style-name="Outline">
        <text:list-item>
          <text:list>
            <text:list-header>
              <text:h text:style-name="P790" text:outline-level="2" text:is-list-header="true"><text:bookmark-start text:name="__RefHeading___Toc79566_28395464161112"/><text:span text:style-name="T166">Versió 0.9.</text:span><text:span text:style-name="T80">4</text:span><text:span text:style-name="T137">8</text:span><text:span text:style-name="T131">.</text:span><text:span text:style-name="T137">1</text:span><text:span text:style-name="T131"> </text:span><text:span text:style-name="T137">No firmar documents que arriben amb firma vàlida</text:span><text:bookmark-end text:name="__RefHeading___Toc79566_28395464161112"/></text:h>
            </text:list-header>
          </text:list>
        </text:list-item>
      </text:list>
      <text:p text:style-name="P386">Data: <text:span text:style-name="T325">25</text:span><text:span text:style-name="T305">/</text:span><text:span text:style-name="T324">05</text:span>/202<text:span text:style-name="T324">3</text:span><text:span text:style-name="T256"> </text:span><text:span text:style-name="T310">1</text:span><text:span text:style-name="T325">1</text:span><text:span text:style-name="T256">:</text:span><text:span text:style-name="T291">0</text:span><text:span text:style-name="T256">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132505806348612" text:continue-list="list132505123908103" text:style-name="L77">
        <text:list-item>
          <text:p text:style-name="P1065"><text:a xlink:type="simple" xlink:href="https://github.com/GovernIB/distribucio/issues/594" text:style-name="Internet_20_link" text:visited-style-name="Visited_20_Internet_20_Link">#594</text:a><text:span text:style-name="T324"> </text:span>No tornar a firmar en servidor annexos amb firmes vàlides enviats sense informació de firmes</text:p>
        </text:list-item>
      </text:list>
      <text:p text:style-name="P571">Errors resolts:</text:p>
      <text:list xml:id="list3448092430" text:style-name="L118">
        <text:list-item>
          <text:p text:style-name="P1039"><text:span text:style-name="T324">Cap</text:span> </text:p>
        </text:list-item>
      </text:list>
      <text:p text:style-name="P327"/>
      <text:p text:style-name="P138">Base de dades:<text:span text:style-name="T5"> </text:span></text:p>
      <text:list xml:id="list3544296798" text:style-name="L119">
        <text:list-item>
          <text:p text:style-name="P1069">Cap canvi.</text:p>
        </text:list-item>
      </text:list>
      <text:p text:style-name="P138"/>
      <text:p text:style-name="P71"><text:span text:style-name="T6">Propietats globals</text:span>:</text:p>
      <text:list xml:id="list296204234" text:style-name="L120">
        <text:list-item>
          <text:p text:style-name="P1082">Cap</text:p>
        </text:list-item>
      </text:list>
      <text:p text:style-name="P544"/>
      <text:list xml:id="list132504967326937" text:continue-list="list132505121044094" text:style-name="Outline">
        <text:list-item>
          <text:list>
            <text:list-header>
              <text:h text:style-name="P791" text:outline-level="2" text:is-list-header="true"><text:bookmark-start text:name="__RefHeading___Toc79566_283954641611121"/><text:span text:style-name="T166">Versió 0.9.</text:span><text:span text:style-name="T80">4</text:span><text:span text:style-name="T137">8</text:span><text:span text:style-name="T131">.</text:span><text:span text:style-name="T138">2</text:span><text:span text:style-name="T131"> </text:span><text:span text:style-name="T137">Error en la sincronització de unitats organitzatives</text:span><text:bookmark-end text:name="__RefHeading___Toc79566_283954641611121"/></text:h>
            </text:list-header>
          </text:list>
        </text:list-item>
      </text:list>
      <text:p text:style-name="P387">Data: <text:span text:style-name="T326">30</text:span><text:span text:style-name="T305">/</text:span><text:span text:style-name="T324">05</text:span>/202<text:span text:style-name="T324">3</text:span><text:span text:style-name="T256"> </text:span><text:span text:style-name="T310">1</text:span><text:span text:style-name="T326">0</text:span><text:span text:style-name="T256">:</text:span><text:span text:style-name="T291">0</text:span><text:span text:style-name="T256">0h</text:span></text:p>
      <text:p text:style-name="P387"/>
      <text:p text:style-name="P189">Resum: </text:p>
      <text:p text:style-name="P715"><text:span text:style-name="T326">Resolució urgent per evitar eror en la sincronització d'unitats organitzatives</text:span>.</text:p>
      <text:p text:style-name="P685"/>
      <text:p text:style-name="P620">Millores incloses:</text:p>
      <text:list xml:id="list132506040594100" text:continue-list="list132505806348612" text:style-name="L77">
        <text:list-item>
          <text:p text:style-name="P1088">Cap</text:p>
        </text:list-item>
      </text:list>
      <text:p text:style-name="P572">Errors resolts:</text:p>
      <text:list xml:id="list1949121755" text:style-name="L121">
        <text:list-item>
          <text:p text:style-name="P1040"><text:a xlink:type="simple" xlink:href="https://github.com/GovernIB/distribucio/issues/598" text:style-name="Internet_20_link" text:visited-style-name="Visited_20_Internet_20_Link">#598</text:a><text:span text:style-name="T326"> </text:span>Error en la sincronització de unitats organitzatives <text:s/></text:p>
        </text:list-item>
      </text:list>
      <text:p text:style-name="P328"/>
      <text:p text:style-name="P139">Base de dades:<text:span text:style-name="T5"> </text:span></text:p>
      <text:list xml:id="list2352414572" text:style-name="L122">
        <text:list-item>
          <text:p text:style-name="P1070">Cap canvi.</text:p>
        </text:list-item>
      </text:list>
      <text:p text:style-name="P139"/>
      <text:p text:style-name="P72"><text:span text:style-name="T6">Propietats globals</text:span>:</text:p>
      <text:list xml:id="list296331604" text:style-name="L123">
        <text:list-item>
          <text:p text:style-name="P1083">Cap</text:p>
        </text:list-item>
      </text:list>
      <text:p text:style-name="P716"/>
      <text:list xml:id="list132505393725233" text:continue-list="list132504967326937" text:style-name="Outline">
        <text:list-item>
          <text:list>
            <text:list-header>
              <text:h text:style-name="P792" text:outline-level="2" text:is-list-header="true"><text:bookmark-start text:name="__RefHeading___Toc79566_2839546416111211"/><text:soft-page-break/><text:span text:style-name="T166">Versió 0.9.</text:span><text:span text:style-name="T80">4</text:span><text:span text:style-name="T137">8</text:span><text:span text:style-name="T131">.</text:span><text:span text:style-name="T139">3</text:span><text:span text:style-name="T131"> </text:span><text:span text:style-name="T139">Captura dels errors no controlats en les tasques programades</text:span><text:bookmark-end text:name="__RefHeading___Toc79566_2839546416111211"/></text:h>
            </text:list-header>
          </text:list>
        </text:list-item>
      </text:list>
      <text:p text:style-name="P388">Data: <text:span text:style-name="T327">05</text:span><text:span text:style-name="T305">/</text:span><text:span text:style-name="T324">0</text:span><text:span text:style-name="T327">6</text:span>/202<text:span text:style-name="T324">3</text:span><text:span text:style-name="T256"> </text:span><text:span text:style-name="T310">1</text:span><text:span text:style-name="T327">1</text:span><text:span text:style-name="T256">:</text:span><text:span text:style-name="T291">0</text:span><text:span text:style-name="T256">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132505139003848" text:continue-list="list132506040594100" text:style-name="L77">
        <text:list-item>
          <text:p text:style-name="P1089">Cap</text:p>
        </text:list-item>
      </text:list>
      <text:p text:style-name="P573">Errors resolts:</text:p>
      <text:list xml:id="list465418007" text:style-name="L124">
        <text:list-item>
          <text:p text:style-name="P1041"><text:a xlink:type="simple" xlink:href="https://github.com/GovernIB/distribucio/issues/601" text:style-name="Internet_20_link" text:visited-style-name="Visited_20_Internet_20_Link">#601</text:a><text:span text:style-name="T327"> </text:span>Controlar excepcions comunicant anotacions pendents en la tasca en segon pla</text:p>
        </text:list-item>
      </text:list>
      <text:p text:style-name="P329"/>
      <text:p text:style-name="P140">Base de dades:<text:span text:style-name="T5"> </text:span></text:p>
      <text:list xml:id="list1834751674" text:style-name="L125">
        <text:list-item>
          <text:p text:style-name="P1071">Cap canvi.</text:p>
        </text:list-item>
      </text:list>
      <text:p text:style-name="P140"/>
      <text:p text:style-name="P73"><text:span text:style-name="T6">Propietats globals</text:span>:</text:p>
      <text:list xml:id="list457962313" text:style-name="L126">
        <text:list-item>
          <text:p text:style-name="P1084">Cap</text:p>
        </text:list-item>
      </text:list>
      <text:p text:style-name="P717"/>
      <text:list xml:id="list132505777356129" text:continue-list="list132505393725233" text:style-name="Outline">
        <text:list-item>
          <text:list>
            <text:list-header>
              <text:h text:style-name="P793" text:outline-level="2" text:is-list-header="true"><text:bookmark-start text:name="__RefHeading___Toc79566_28395464161112111"/><text:span text:style-name="T166">Versió 0.9.</text:span><text:span text:style-name="T80">4</text:span><text:span text:style-name="T137">8</text:span><text:span text:style-name="T131">.</text:span><text:span text:style-name="T140">4</text:span><text:span text:style-name="T131"> </text:span><text:span text:style-name="T140">Permetre marcar com a processades anotacions rebutjades per backoffices en el perfil d'usuari</text:span><text:bookmark-end text:name="__RefHeading___Toc79566_28395464161112111"/></text:h>
            </text:list-header>
          </text:list>
        </text:list-item>
      </text:list>
      <text:p text:style-name="P389">Data: <text:span text:style-name="T327">0</text:span><text:span text:style-name="T328">7</text:span><text:span text:style-name="T305">/</text:span><text:span text:style-name="T324">0</text:span><text:span text:style-name="T327">6</text:span>/202<text:span text:style-name="T324">3</text:span><text:span text:style-name="T256"> </text:span><text:span text:style-name="T310">1</text:span><text:span text:style-name="T328">5</text:span><text:span text:style-name="T256">:</text:span><text:span text:style-name="T291">0</text:span><text:span text:style-name="T256">0h</text:span></text:p>
      <text:p text:style-name="P389"/>
      <text:p text:style-name="P191">Resum: </text:p>
      <text:p text:style-name="P722"><text:span text:style-name="T328">Versió urgent per resoldre que els usuaris puguin posar com a processades anotacions rebutjades pels backoffices</text:span>.</text:p>
      <text:p text:style-name="P687"/>
      <text:p text:style-name="P622">Millores incloses:</text:p>
      <text:list xml:id="list132505626905304" text:continue-list="list132505139003848" text:style-name="L77">
        <text:list-item>
          <text:p text:style-name="P1090">Cap</text:p>
        </text:list-item>
      </text:list>
      <text:p text:style-name="P574">Errors resolts:</text:p>
      <text:list xml:id="list1554751568" text:style-name="L127">
        <text:list-item>
          <text:p text:style-name="P1042"><text:a xlink:type="simple" xlink:href="https://github.com/GovernIB/distribucio/issues/602" text:style-name="Internet_20_link" text:visited-style-name="Visited_20_Internet_20_Link">#602</text:a><text:span text:style-name="T328"> </text:span>Anotación que no deja marcar como procesada</text:p>
        </text:list-item>
      </text:list>
      <text:p text:style-name="P330"/>
      <text:p text:style-name="P141">Base de dades:<text:span text:style-name="T5"> </text:span></text:p>
      <text:list xml:id="list3622903174" text:style-name="L128">
        <text:list-item>
          <text:p text:style-name="P1072">Cap canvi.</text:p>
        </text:list-item>
      </text:list>
      <text:p text:style-name="P141"/>
      <text:p text:style-name="P74"><text:span text:style-name="T6">Propietats globals</text:span>:</text:p>
      <text:list xml:id="list274378149" text:style-name="L129">
        <text:list-item>
          <text:p text:style-name="P1085">Cap</text:p>
        </text:list-item>
      </text:list>
      <text:p text:style-name="P718"/>
      <text:p text:style-name="P718"/>
      <text:p text:style-name="P718"/>
      <text:p text:style-name="P718"/>
      <text:p text:style-name="P718"/>
      <text:list xml:id="list132506174175895" text:continue-list="list132505777356129" text:style-name="Outline">
        <text:list-item>
          <text:list>
            <text:list-header>
              <text:h text:style-name="P794" text:outline-level="2" text:is-list-header="true"><text:bookmark-start text:name="__RefHeading___Toc79566_283954641611121111"/><text:soft-page-break/><text:span text:style-name="T166">Versió 0.9.</text:span><text:span text:style-name="T80">4</text:span><text:span text:style-name="T137">8</text:span><text:span text:style-name="T131">.</text:span><text:span text:style-name="T141">5</text:span><text:span text:style-name="T131"> </text:span><text:span text:style-name="T141">Error enviant anotacions amb error de processament i error diexant les anotacions com a comunicades</text:span><text:bookmark-end text:name="__RefHeading___Toc79566_283954641611121111"/></text:h>
            </text:list-header>
          </text:list>
        </text:list-item>
      </text:list>
      <text:p text:style-name="P390">Data: <text:span text:style-name="T329">12</text:span><text:span text:style-name="T305">/</text:span><text:span text:style-name="T324">0</text:span><text:span text:style-name="T327">6</text:span>/202<text:span text:style-name="T324">3</text:span><text:span text:style-name="T256"> </text:span><text:span text:style-name="T329">09</text:span><text:span text:style-name="T256">:</text:span><text:span text:style-name="T291">0</text:span><text:span text:style-name="T256">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132506567225451" text:continue-list="list132505626905304" text:style-name="L77">
        <text:list-item>
          <text:p text:style-name="P1091">Cap</text:p>
        </text:list-item>
      </text:list>
      <text:p text:style-name="P575">Errors resolts:</text:p>
      <text:list xml:id="list673887647" text:style-name="L130">
        <text:list-item>
          <text:p text:style-name="P1043"><text:a xlink:type="simple" xlink:href="https://github.com/GovernIB/distribucio/issues/603" text:style-name="Internet_20_link" text:visited-style-name="Visited_20_Internet_20_Link"><text:span text:style-name="T330">#603</text:span></text:a><text:span text:style-name="T331"> </text:span><text:span text:style-name="T330">No posar a 0 els reintents quan es comuniqui l'estat d'error de processament per una anotació</text:span></text:p>
        </text:list-item>
        <text:list-item>
          <text:p text:style-name="P1096"><text:a xlink:type="simple" xlink:href="https://github.com/GovernIB/distribucio/issues/604" text:style-name="Internet_20_link" text:visited-style-name="Visited_20_Internet_20_Link">#604</text:a><text:span text:style-name="T329"> </text:span>No posar l'estat "comunicades al backoffice" a les anotacions que anteriorment tenien error de processament</text:p>
        </text:list-item>
      </text:list>
      <text:p text:style-name="P331"/>
      <text:p text:style-name="P142">Base de dades:<text:span text:style-name="T5"> </text:span></text:p>
      <text:list xml:id="list3541137990" text:style-name="L131">
        <text:list-item>
          <text:p text:style-name="P1073">Cap canvi.</text:p>
        </text:list-item>
      </text:list>
      <text:p text:style-name="P142"/>
      <text:p text:style-name="P75"><text:span text:style-name="T6">Propietats globals</text:span>:</text:p>
      <text:list xml:id="list3434197231" text:style-name="L132">
        <text:list-item>
          <text:p text:style-name="P1086">Cap</text:p>
        </text:list-item>
      </text:list>
      <text:p text:style-name="P719"/>
      <text:list xml:id="list132505662600774" text:continue-list="list132506174175895" text:style-name="Outline">
        <text:list-item>
          <text:list>
            <text:list-header>
              <text:h text:style-name="P795" text:outline-level="2" text:is-list-header="true"><text:bookmark-start text:name="__RefHeading___Toc79566_2839546416111211111"/><text:span text:style-name="T166">Versió 0.9.</text:span><text:span text:style-name="T80">4</text:span><text:span text:style-name="T137">8</text:span><text:span text:style-name="T131">.</text:span><text:span text:style-name="T142">6</text:span><text:span text:style-name="T131"> </text:span><text:span text:style-name="T143">Actualització de regles en la sincronització de UO's</text:span><text:bookmark-end text:name="__RefHeading___Toc79566_2839546416111211111"/></text:h>
            </text:list-header>
          </text:list>
        </text:list-item>
      </text:list>
      <text:p text:style-name="P391">Data: <text:span text:style-name="T332">30</text:span><text:span text:style-name="T305">/</text:span><text:span text:style-name="T324">0</text:span><text:span text:style-name="T327">6</text:span>/202<text:span text:style-name="T324">3</text:span><text:span text:style-name="T256"> </text:span><text:span text:style-name="T332">1</text:span><text:span text:style-name="T333">3</text:span><text:span text:style-name="T256">:</text:span><text:span text:style-name="T291">0</text:span><text:span text:style-name="T256">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132505453076117" text:continue-list="list132506567225451" text:style-name="L77">
        <text:list-item>
          <text:p text:style-name="P1092"><text:a xlink:type="simple" xlink:href="https://github.com/GovernIB/distribucio/issues/610" text:style-name="Internet_20_link" text:visited-style-name="Visited_20_Internet_20_Link">#610</text:a><text:span text:style-name="T332"> </text:span>L'actualització d'òrgans ha d'actualitzar les regles de les bústies </text:p>
        </text:list-item>
      </text:list>
      <text:p text:style-name="P576"/>
      <text:p text:style-name="P576">Errors resolts:</text:p>
      <text:list xml:id="list3276685943" text:style-name="L133">
        <text:list-item>
          <text:p text:style-name="P1097">Cap.</text:p>
        </text:list-item>
      </text:list>
      <text:p text:style-name="P332"/>
      <text:p text:style-name="P143">Base de dades:<text:span text:style-name="T5"> </text:span></text:p>
      <text:list xml:id="list1669639293" text:style-name="L134">
        <text:list-item>
          <text:p text:style-name="P1074">Cap canvi.</text:p>
        </text:list-item>
      </text:list>
      <text:p text:style-name="P143"/>
      <text:p text:style-name="P76"><text:span text:style-name="T6">Propietats globals</text:span>:</text:p>
      <text:list xml:id="list4225175733" text:style-name="L135">
        <text:list-item>
          <text:p text:style-name="P1087">Cap</text:p>
        </text:list-item>
      </text:list>
      <text:p text:style-name="P720"/>
      <text:p text:style-name="P720"/>
      <text:list xml:id="list132504681816611" text:continue-list="list132505662600774" text:style-name="Outline">
        <text:list-item>
          <text:list>
            <text:list-header>
              <text:h text:style-name="P796" text:outline-level="2" text:is-list-header="true"><text:bookmark-start text:name="__RefHeading___Toc79566_28395464161112111111"/><text:soft-page-break/><text:span text:style-name="T166">Versió 0.9.</text:span><text:span text:style-name="T80">4</text:span><text:span text:style-name="T144">9</text:span><text:span text:style-name="T131"> </text:span><text:span text:style-name="T145">Correccions i millores en el processament d'anotacions i sincronització de unitats organitzatives</text:span><text:bookmark-end text:name="__RefHeading___Toc79566_28395464161112111111"/></text:h>
            </text:list-header>
          </text:list>
        </text:list-item>
      </text:list>
      <text:p text:style-name="P392">Data: <text:span text:style-name="T341">01</text:span><text:span text:style-name="T305">/</text:span><text:span text:style-name="T334">0</text:span><text:span text:style-name="T341">8</text:span>/202<text:span text:style-name="T324">3</text:span><text:span text:style-name="T256"> </text:span><text:span text:style-name="T332">1</text:span><text:span text:style-name="T341">3</text:span><text:span text:style-name="T256">:</text:span><text:span text:style-name="T291">0</text:span><text:span text:style-name="T256">0h</text:span></text:p>
      <text:p text:style-name="P392"/>
      <text:p text:style-name="P194">Resum: </text:p>
      <text:p text:style-name="P725">Sincronització dels noms de les UO amb la denominació en idioma cooficial català. Client API REST per regles.<text:span text:style-name="T338"> Altres.</text:span></text:p>
      <text:p text:style-name="P690"/>
      <text:p text:style-name="P690"/>
      <text:p text:style-name="P625">Millores incloses:</text:p>
      <text:list xml:id="list132504591111368" text:continue-list="list132505453076117" text:style-name="L77">
        <text:list-item>
          <text:p text:style-name="P109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3"><text:a xlink:type="simple" xlink:href="https://github.com/GovernIB/distribucio/issues/551" text:style-name="Internet_20_link" text:visited-style-name="Visited_20_Internet_20_Link">#551</text:a><text:span text:style-name="T335"> </text:span>Adaptar el contingut a la grandària de la pantalla a formularis i taules identificats </text:p>
        </text:list-item>
        <text:list-item>
          <text:p text:style-name="P1093"><text:a xlink:type="simple" xlink:href="https://github.com/GovernIB/distribucio/issues/592" text:style-name="Internet_20_link" text:visited-style-name="Visited_20_Internet_20_Link">#592</text:a><text:span text:style-name="T335"> </text:span>Afegir client API REST per les regles </text:p>
        </text:list-item>
        <text:list-item>
          <text:p text:style-name="P1093"><text:a xlink:type="simple" xlink:href="https://github.com/GovernIB/distribucio/issues/590" text:style-name="Internet_20_link" text:visited-style-name="Visited_20_Internet_20_Link">#590</text:a><text:span text:style-name="T335"> </text:span>Ampliar l'API REST de regles per poder establir el valor del filtre "presencial" </text:p>
        </text:list-item>
        <text:list-item>
          <text:p text:style-name="P1093"><text:a xlink:type="simple" xlink:href="https://github.com/GovernIB/distribucio/issues/555" text:style-name="Internet_20_link" text:visited-style-name="Visited_20_Internet_20_Link">#555</text:a><text:span text:style-name="T334"> </text:span>Afegir la opció "Cap procediment" a l'inici del select de procediments de l'acció de classificar anotació <text:span text:style-name="T334">(Reoberta) </text:span></text:p>
        </text:list-item>
        <text:list-item>
          <text:p text:style-name="P1093"><text:a xlink:type="simple" xlink:href="https://github.com/GovernIB/distribucio/issues/589" text:style-name="Internet_20_link" text:visited-style-name="Visited_20_Internet_20_Link">#589</text:a><text:span text:style-name="T335"> </text:span>Reduir la informació del monitor d'integracions </text:p>
        </text:list-item>
        <text:list-item>
          <text:p text:style-name="P1093"><text:a xlink:type="simple" xlink:href="https://github.com/GovernIB/distribucio/issues/562" text:style-name="Internet_20_link" text:visited-style-name="Visited_20_Internet_20_Link">#562</text:a><text:span text:style-name="T335"> </text:span>No permetre el desbordament de la columna URL al llistat de backoffices </text:p>
        </text:list-item>
        <text:list-item>
          <text:p text:style-name="P1093"><text:a xlink:type="simple" xlink:href="https://github.com/GovernIB/distribucio/issues/584" text:style-name="Internet_20_link" text:visited-style-name="Visited_20_Internet_20_Link">#584</text:a><text:span text:style-name="T335"> </text:span>Revisar missatge de creació de regles de l'API de Distribució </text:p>
        </text:list-item>
        <text:list-item>
          <text:p text:style-name="P1093"><text:a xlink:type="simple" xlink:href="https://github.com/GovernIB/distribucio/issues/563" text:style-name="Internet_20_link" text:visited-style-name="Visited_20_Internet_20_Link">#563</text:a><text:span text:style-name="T335"> </text:span>Permetre cercar els backoffice en el desplegable de definició de regles </text:p>
        </text:list-item>
        <text:list-item>
          <text:p text:style-name="P1093"><text:a xlink:type="simple" xlink:href="https://github.com/GovernIB/distribucio/issues/579" text:style-name="Internet_20_link" text:visited-style-name="Visited_20_Internet_20_Link">#579</text:a><text:span text:style-name="T335"> </text:span>Veure "Número expedient" al costat de "Procediment" al resum de les anotacions </text:p>
        </text:list-item>
        <text:list-item>
          <text:p text:style-name="P1093"><text:a xlink:type="simple" xlink:href="https://github.com/GovernIB/distribucio/issues/578" text:style-name="Internet_20_link" text:visited-style-name="Visited_20_Internet_20_Link">#578</text:a><text:span text:style-name="T335"> </text:span>Problema amb la selecció múltiple </text:p>
        </text:list-item>
        <text:list-item>
          <text:p text:style-name="P1093"><text:a xlink:type="simple" xlink:href="https://github.com/GovernIB/distribucio/issues/572" text:style-name="Internet_20_link" text:visited-style-name="Visited_20_Internet_20_Link">#572</text:a><text:span text:style-name="T335"> </text:span>Poder assignar anotacions a usuaris d'una bústia </text:p>
        </text:list-item>
        <text:list-item>
          <text:p text:style-name="P1093"><text:a xlink:type="simple" xlink:href="https://github.com/GovernIB/distribucio/issues/574" text:style-name="Internet_20_link" text:visited-style-name="Visited_20_Internet_20_Link">#574</text:a><text:span text:style-name="T335"> </text:span>Afegir filtre per cercar anotacions assignades a un usuari </text:p>
        </text:list-item>
        <text:list-item>
          <text:p text:style-name="P1093"><text:a xlink:type="simple" xlink:href="https://github.com/GovernIB/distribucio/issues/583" text:style-name="Internet_20_link" text:visited-style-name="Visited_20_Internet_20_Link">#583</text:a><text:span text:style-name="T335"> </text:span>Revisar el manual d'integració </text:p>
        </text:list-item>
      </text:list>
      <text:p text:style-name="P577"/>
      <text:p text:style-name="P577">Errors resolts:</text:p>
      <text:list xml:id="list2330325729" text:style-name="L136">
        <text:list-item>
          <text:p text:style-name="P109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98"><text:a xlink:type="simple" xlink:href="https://github.com/GovernIB/distribucio/issues/596" text:style-name="Internet_20_link" text:visited-style-name="Visited_20_Internet_20_Link">#596</text:a><text:span text:style-name="T335"> </text:span>Corregir el botó de comprobar firmes per a que no guardi com a definitiu i deixi l'annex com esborrany a Distribucio </text:p>
        </text:list-item>
        <text:list-item>
          <text:p text:style-name="P1098"><text:a xlink:type="simple" xlink:href="https://github.com/GovernIB/distribucio/issues/602" text:style-name="Internet_20_link" text:visited-style-name="Visited_20_Internet_20_Link">#602</text:a><text:span text:style-name="T335"> </text:span>Anotación que no deja marcar como procesada </text:p>
        </text:list-item>
        <text:list-item>
          <text:p text:style-name="P1098"><text:a xlink:type="simple" xlink:href="https://github.com/GovernIB/distribucio/issues/599" text:style-name="Internet_20_link" text:visited-style-name="Visited_20_Internet_20_Link">#599</text:a><text:span text:style-name="T335"> </text:span>No poder assignar anotacions a usuaris inactius </text:p>
        </text:list-item>
        <text:list-item>
          <text:p text:style-name="P1098"><text:a xlink:type="simple" xlink:href="https://github.com/GovernIB/distribucio/issues/595" text:style-name="Internet_20_link" text:visited-style-name="Visited_20_Internet_20_Link">#595</text:a><text:span text:style-name="T335"> </text:span>Cerca de dominis sense distinció entre majúscules i minúscules </text:p>
        </text:list-item>
        <text:list-item>
          <text:p text:style-name="P1098"><text:a xlink:type="simple" xlink:href="https://github.com/GovernIB/distribucio/issues/559" text:style-name="Internet_20_link" text:visited-style-name="Visited_20_Internet_20_Link">#559</text:a><text:span text:style-name="T335"> </text:span>No deixa marcar com a processar una anotació rebutjada per un backoffice </text:p>
        </text:list-item>
        <text:list-item>
          <text:p text:style-name="P1098"><text:a xlink:type="simple" xlink:href="https://github.com/GovernIB/distribucio/issues/585" text:style-name="Internet_20_link" text:visited-style-name="Visited_20_Internet_20_Link">#585</text:a><text:span text:style-name="T335"> </text:span>Modificar la llibreria d'utilitats per backoffices per obrir el contingut dels formularis XML en UTF8 </text:p>
        </text:list-item>
        <text:list-item>
          <text:p text:style-name="P1098"><text:a xlink:type="simple" xlink:href="https://github.com/GovernIB/distribucio/issues/617" text:style-name="Internet_20_link" text:visited-style-name="Visited_20_Internet_20_Link">#617</text:a><text:span text:style-name="T335"> </text:span>No es marca com a firmat i vàlid un document firmat amb TF04 CAdES detached </text:p>
        </text:list-item>
        <text:list-item>
          <text:p text:style-name="P1099"><text:a xlink:type="simple" xlink:href="https://github.com/GovernIB/distribucio/issues/618" text:style-name="Internet_20_link" text:visited-style-name="Visited_20_Internet_20_Link">#618</text:a><text:span text:style-name="T339"> </text:span>NullPointerException guardant annexos a l'Arxiu </text:p>
        </text:list-item>
        <text:list-item>
          <text:p text:style-name="P1099"><text:a xlink:type="simple" xlink:href="https://github.com/GovernIB/distribucio/issues/619" text:style-name="Internet_20_link" text:visited-style-name="Visited_20_Internet_20_Link">#619</text:a><text:span text:style-name="T339"> </text:span>Error guardant un annex pdf a l'Arxiu </text:p>
        </text:list-item>
        <text:list-item>
          <text:p text:style-name="P1100"><text:a xlink:type="simple" xlink:href="https://github.com/GovernIB/distribucio/issues/623" text:style-name="Internet_20_link" text:visited-style-name="Visited_20_Internet_20_Link">#623</text:a><text:span text:style-name="T340"> </text:span>Es perden els identificadors d'Arxiu en reprocessar annexos XML en estat esborrany </text:p>
        </text:list-item>
        <text:list-item>
          <text:p text:style-name="P1101"><text:a xlink:type="simple" xlink:href="https://github.com/GovernIB/distribucio/issues/624" text:style-name="Internet_20_link" text:visited-style-name="Visited_20_Internet_20_Link">#624</text:a><text:span text:style-name="T341"> </text:span>Error guardant anotacions a l'Arxiu per diversos motius </text:p>
        </text:list-item>
      </text:list>
      <text:p text:style-name="P333"><text:soft-page-break/></text:p>
      <text:p text:style-name="P144">Base de dades:<text:span text:style-name="T5"> </text:span></text:p>
      <text:list xml:id="list132505498719611" text:continue-list="list2693046950" text:style-name="L116">
        <text:list-item>
          <text:p text:style-name="P868">distribucio_update_0.9.<text:span text:style-name="T282">4</text:span><text:span text:style-name="T336">9</text:span>.sql<text:span text:style-name="T235"> (Oracle)</text:span></text:p>
          <text:list>
            <text:list-item>
              <text:p text:style-name="P1077">Nova propietat configurable <text:span text:style-name="T336">per poder assignar anotacions amb usuaris d'una bústia.</text:span></text:p>
            </text:list-item>
            <text:list-item>
              <text:p text:style-name="P1077">Nova propietat configurable per<text:span text:style-name="T336"> evitar</text:span> poder assignar anotacions a usuaris inactius.</text:p>
            </text:list-item>
          </text:list>
        </text:list-item>
      </text:list>
      <text:p text:style-name="P706"/>
      <table:table table:name="Table29" table:style-name="Table29">
        <table:table-column table:style-name="Table29.A"/>
        <table:table-row table:style-name="TableLine371945312">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ssignar.anotacions'</text:span><text:span text:style-name="T34">,</text:span><text:span text:style-name="T179">'0'</text:span><text:span text:style-name="T34">,</text:span><text:span text:style-name="T179">'Permetre assignar una anotació a un usuari'</text:span><text:span text:style-name="T34">,</text:span><text:span text:style-name="T179">'GENERAL'</text:span><text:span text:style-name="T34">,</text:span><text:span text:style-name="T179">'22'</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mostrar.usuaris.inactius.ldap'</text:span><text:span text:style-name="T34">,</text:span><text:span text:style-name="T179">'1'</text:span><text:span text:style-name="T34">,</text:span><text:span text:style-name="T179">'Indica si mostrar els usuaris inactius a la LDAP que tenen permís sobre una bústia'</text:span><text:span text:style-name="T34">,</text:span><text:span text:style-name="T179">'GENERAL'</text:span><text:span text:style-name="T34">,</text:span><text:span text:style-name="T179">'23'</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36"/>
          </table:table-cell>
        </table:table-row>
      </table:table>
      <text:p text:style-name="P656"/>
      <text:p text:style-name="P144"/>
      <text:p text:style-name="P77"><text:span text:style-name="T6">Propietats globals</text:span>:</text:p>
      <text:list xml:id="list132506508962139" text:continue-list="list3403865135" text:style-name="L17">
        <text:list-item>
          <text:p text:style-name="P842">distribucio_update_0.9.<text:span text:style-name="T336">49</text:span>.properties:</text:p>
          <text:list>
            <text:list-item>
              <text:p text:style-name="P1124">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132504763984104" text:continue-list="list2867344394" text:style-name="L27">
        <text:list-item>
          <text:p text:style-name="P899"><text:span text:style-name="T169">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3">Versió: 0.9.<text:span text:style-name="T337">49</text:span></text:p>
            </text:list-item>
          </text:list>
        </text:list-item>
        <text:list-item>
          <text:p text:style-name="P100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32505969558509" text:continue-list="list132504681816611" text:style-name="Outline">
        <text:list-item>
          <text:list>
            <text:list-header>
              <text:h text:style-name="P797" text:outline-level="2" text:is-list-header="true"><text:bookmark-start text:name="__RefHeading___Toc79566_283954641611121111111"/><text:soft-page-break/><text:span text:style-name="T166">Versió 0.9.</text:span><text:span text:style-name="T146">50</text:span><text:span text:style-name="T131"> </text:span><text:span text:style-name="T160">Correccions i millores abans migració a Jboss7+Java 11</text:span><text:bookmark-end text:name="__RefHeading___Toc79566_283954641611121111111"/></text:h>
            </text:list-header>
          </text:list>
        </text:list-item>
      </text:list>
      <text:p text:style-name="P393">Data: <text:span text:style-name="T347">07</text:span><text:span text:style-name="T305">/</text:span><text:span text:style-name="T334">0</text:span><text:span text:style-name="T342">9</text:span>/202<text:span text:style-name="T324">3</text:span><text:span text:style-name="T256"> </text:span><text:span text:style-name="T342">0</text:span><text:span text:style-name="T347">7</text:span><text:span text:style-name="T256">:</text:span><text:span text:style-name="T291">0</text:span><text:span text:style-name="T256">0h</text:span></text:p>
      <text:p text:style-name="P393"/>
      <text:p text:style-name="P195">Resum: <text:span text:style-name="T345"><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132505460796654" text:continue-list="list132504591111368" text:style-name="L77">
        <text:list-item>
          <text:p text:style-name="P1094"><text:a xlink:type="simple" xlink:href="https://github.com/GovernIB/distribucio/issues/631" text:style-name="Internet_20_link" text:visited-style-name="Visited_20_Internet_20_Link">#631</text:a><text:span text:style-name="T343"> </text:span>Afegir el camp llista d'elements a la llibreria d'utilitats de Distribució </text:p>
        </text:list-item>
        <text:list-item>
          <text:p text:style-name="P1094"><text:a xlink:type="simple" xlink:href="https://github.com/GovernIB/distribucio/issues/625" text:style-name="Internet_20_link" text:visited-style-name="Visited_20_Internet_20_Link">#625</text:a><text:span text:style-name="T343"> </text:span>Opció per filtrar anotacions no assignades a usuaris </text:p>
        </text:list-item>
        <text:list-item>
          <text:p text:style-name="P1094"><text:a xlink:type="simple" xlink:href="https://github.com/GovernIB/distribucio/issues/626" text:style-name="Internet_20_link" text:visited-style-name="Visited_20_Internet_20_Link">#626</text:a><text:span text:style-name="T343"> </text:span>Ordenar alfabèticament les bústies </text:p>
        </text:list-item>
        <text:list-item>
          <text:p text:style-name="P1094"><text:a xlink:type="simple" xlink:href="https://github.com/GovernIB/distribucio/issues/614" text:style-name="Internet_20_link" text:visited-style-name="Visited_20_Internet_20_Link">#614</text:a><text:span text:style-name="T343"> </text:span>No intentar guardar a l'arxiu annexos amb uuid </text:p>
        </text:list-item>
      </text:list>
      <text:p text:style-name="P578"/>
      <text:p text:style-name="P578">Errors resolts:</text:p>
      <text:list xml:id="list3889561724" text:style-name="L137">
        <text:list-item>
          <text:p text:style-name="P1102"><text:a xlink:type="simple" xlink:href="https://github.com/GovernIB/distribucio/issues/633" text:style-name="Internet_20_link" text:visited-style-name="Visited_20_Internet_20_Link">#633</text:a><text:span text:style-name="T343"> </text:span>Error d'arxiu al <text:span text:style-name="T344">pas</text:span><text:span text:style-name="T346">s</text:span><text:span text:style-name="T344">ar</text:span> a definitiu documents signats PAdES </text:p>
        </text:list-item>
        <text:list-item>
          <text:p text:style-name="P1102"><text:a xlink:type="simple" xlink:href="https://github.com/GovernIB/distribucio/issues/591" text:style-name="Internet_20_link" text:visited-style-name="Visited_20_Internet_20_Link">#591</text:a><text:span text:style-name="T343"> </text:span>Revisar error de grandària en la validació de firmes d'annexos </text:p>
        </text:list-item>
        <text:list-item>
          <text:p text:style-name="P1102"><text:a xlink:type="simple" xlink:href="https://github.com/GovernIB/distribucio/issues/613" text:style-name="Internet_20_link" text:visited-style-name="Visited_20_Internet_20_Link">#613</text:a><text:span text:style-name="T343"> </text:span>Error amb les propietats JBoss definides a nivell d'entitat </text:p>
        </text:list-item>
        <text:list-item>
          <text:p text:style-name="P1102"><text:a xlink:type="simple" xlink:href="https://github.com/GovernIB/distribucio/issues/605" text:style-name="Internet_20_link" text:visited-style-name="Visited_20_Internet_20_Link">#605</text:a><text:span text:style-name="T343"> </text:span>Recordar filtre backoffices al pitjar el botó "Provar" </text:p>
        </text:list-item>
        <text:list-item>
          <text:p text:style-name="P1102"><text:a xlink:type="simple" xlink:href="https://github.com/GovernIB/distribucio/issues/593" text:style-name="Internet_20_link" text:visited-style-name="Visited_20_Internet_20_Link">#593</text:a><text:span text:style-name="T343"> </text:span>Error donant d'alta anotacions amb processament síncron </text:p>
        </text:list-item>
      </text:list>
      <text:p text:style-name="P334"/>
      <text:p text:style-name="P145">Base de dades:<text:span text:style-name="T5"> </text:span></text:p>
      <text:list xml:id="list132506135727801" text:continue-list="list132505498719611" text:style-name="L116">
        <text:list-item>
          <text:p text:style-name="P869">distribucio_update_0.9.<text:span text:style-name="T347">50</text:span>.sql<text:span text:style-name="T235"> (Oracle)</text:span></text:p>
          <text:list>
            <text:list-item>
              <text:p text:style-name="P1078">Nova propietat configurable <text:span text:style-name="T336">per poder</text:span><text:span text:style-name="T347">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371942144">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maxBytes'</text:span><text:span text:style-name="T34">,</text:span><text:span text:style-name="T179">'20971520'</text:span><text:span text:style-name="T34">,</text:span><text:span text:style-name="T179">'LLargada màxima en bytes que es poden enviar a validar. Per exemple: 20971520 (20Mb)'</text:span><text:span text:style-name="T34">,</text:span><text:span text:style-name="T179">'VALID_SIGN'</text:span><text:span text:style-name="T34">,</text:span><text:span text:style-name="T179">'8'</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105763060" text:style-name="L138">
        <text:list-item>
          <text:p text:style-name="P1125">Sense canvis</text:p>
        </text:list-item>
      </text:list>
      <text:p text:style-name="P449"/>
      <text:p text:style-name="P479">Canvis a les llibreries:</text:p>
      <text:list xml:id="list3878170548" text:style-name="L139">
        <text:list-item>
          <text:p text:style-name="P900"><text:span text:style-name="T169">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4">Versió: 0.9.<text:span text:style-name="T343">50</text:span></text:p>
            </text:list-item>
          </text:list>
        </text:list-item>
      </text:list>
      <text:list xml:id="list132506169568790" text:continue-list="list132505969558509" text:style-name="Outline">
        <text:list-item>
          <text:list>
            <text:list-header>
              <text:h text:style-name="P798" text:outline-level="2" text:is-list-header="true"><text:bookmark-start text:name="__RefHeading___Toc79566_283954641611121111112"/><text:soft-page-break/><text:span text:style-name="T166">Versió 0.9.</text:span><text:span text:style-name="T147">50.2</text:span><text:span text:style-name="T131"> </text:span><text:span text:style-name="T148">Resolució d'errors i avaluacio de totes les regles a l'hora de processar-les</text:span><text:bookmark-end text:name="__RefHeading___Toc79566_283954641611121111112"/></text:h>
            </text:list-header>
          </text:list>
        </text:list-item>
      </text:list>
      <text:p text:style-name="P394">Data: <text:span text:style-name="T353">28</text:span><text:span text:style-name="T305">/</text:span><text:span text:style-name="T348">02</text:span>/202<text:span text:style-name="T348">4</text:span><text:span text:style-name="T256"> </text:span><text:span text:style-name="T353">10</text:span><text:span text:style-name="T256">:</text:span><text:span text:style-name="T291">0</text:span><text:span text:style-name="T256">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132505703413994" text:continue-list="list132505460796654" text:style-name="L77">
        <text:list-item>
          <text:p text:style-name="P1127">Cap</text:p>
        </text:list-item>
      </text:list>
      <text:p text:style-name="P579"/>
      <text:p text:style-name="P579">Errors resolts:</text:p>
      <text:list xml:id="list3764893964" text:style-name="L140">
        <text:list-item>
          <text:p text:style-name="P1103"><text:a xlink:type="simple" xlink:href="https://github.com/GovernIB/distribucio/issues/609" text:style-name="Internet_20_link" text:visited-style-name="Visited_20_Internet_20_Link">#609</text:a><text:span text:style-name="T349"> </text:span>Error de validació al esborrar una regla de backoffice</text:p>
        </text:list-item>
        <text:list-item>
          <text:p text:style-name="P1104"><text:a xlink:type="simple" xlink:href="https://github.com/GovernIB/distribucio/issues/639" text:style-name="Internet_20_link" text:visited-style-name="Visited_20_Internet_20_Link">#639</text:a><text:span text:style-name="T350"> </text:span>L'acció massiva de classificar sense procediment no esborra el procediment</text:p>
        </text:list-item>
        <text:list-item>
          <text:p text:style-name="P1105"><text:a xlink:type="simple" xlink:href="https://github.com/GovernIB/distribucio/issues/655" text:style-name="Internet_20_link" text:visited-style-name="Visited_20_Internet_20_Link">#655</text:a><text:span text:style-name="T351"> </text:span>Dues regles distintes amb mateix SIA i amb UO i bústia d'origen definides, s'executen al mateix temps</text:p>
        </text:list-item>
        <text:list-item>
          <text:p text:style-name="P1106"><text:a xlink:type="simple" xlink:href="https://github.com/GovernIB/distribucio/issues/656" text:style-name="Internet_20_link" text:visited-style-name="Visited_20_Internet_20_Link">#656</text:a><text:span text:style-name="T352"> </text:span>Error guardant i mostrant els paràmetres de l'acció classificar a l'històric d'accions</text:p>
        </text:list-item>
      </text:list>
      <text:p text:style-name="P335"/>
      <text:p text:style-name="P147">Base de dades:<text:span text:style-name="T5"> </text:span></text:p>
      <text:list xml:id="list1512397997" text:style-name="L141">
        <text:list-item>
          <text:p text:style-name="P870">distribucio_update_0.9.<text:span text:style-name="T351">50.2</text:span>.sql<text:span text:style-name="T235"> (Oracle)</text:span></text:p>
          <text:list>
            <text:list-item>
              <text:p text:style-name="P1140">Nova columna per configurar les regles per finalitzar avaluació.</text:p>
            </text:list-item>
            <text:list-item>
              <text:p text:style-name="P1079">Nova propietat per establir si avaluar totes les regles o només la primera.</text:p>
            </text:list-item>
            <text:list-item>
              <text:p text:style-name="P1079">Corregir la descripció de la tasca d'execució de regles</text:p>
            </text:list-item>
          </text:list>
        </text:list-item>
      </text:list>
      <text:p text:style-name="P708"/>
      <table:table table:name="Table31" table:style-name="Table31">
        <table:table-column table:style-name="Table31.A"/>
        <table:table-row table:style-name="TableLine371355904">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tasca.aplicar.regles.avaluar.totes'</text:span><text:span text:style-name="T34">,</text:span><text:span text:style-name="T161">null</text:span><text:span text:style-name="T34">,</text:span><text:span text:style-name="T179">'Avaluar totes les regles en comtes de trobar la primera'</text:span><text:span text:style-name="T34">,</text:span><text:span text:style-name="T179">'SCHEDULLED_REGLES'</text:span><text:span text:style-name="T34">,</text:span><text:span text:style-name="T179">'2'</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8">'Tasca periòdica d''aplicació de regles'</text:span> <text:span text:style-name="T66">WHERE</text:span> CODE = <text:span text:style-name="T178">'SCHEDULLED_REGLES'</text:span>;</text:p>
            <text:p text:style-name="P438"/>
          </table:table-cell>
        </table:table-row>
      </table:table>
      <text:p text:style-name="P658"/>
      <text:p text:style-name="P147"/>
      <text:p text:style-name="P79"><text:span text:style-name="T6">Propietats globals</text:span>:</text:p>
      <text:list xml:id="list4044938907" text:style-name="L142">
        <text:list-item>
          <text:p text:style-name="P1143">Cap</text:p>
        </text:list-item>
      </text:list>
      <text:p text:style-name="P498"/>
      <text:list xml:id="list132505830755851" text:continue-list="list132506169568790" text:style-name="Outline">
        <text:list-item>
          <text:list>
            <text:list-header>
              <text:h text:style-name="P799" text:outline-level="2" text:is-list-header="true"><text:bookmark-start text:name="__RefHeading___Toc79566_2839546416111211111111"/><text:soft-page-break/><text:span text:style-name="T166">Versió 0.9.</text:span><text:span text:style-name="T146">50</text:span><text:span text:style-name="T131"> </text:span><text:span text:style-name="T160">Correccions i millores abans migració a Jboss7+Java 11</text:span><text:bookmark-end text:name="__RefHeading___Toc79566_2839546416111211111111"/></text:h>
            </text:list-header>
          </text:list>
        </text:list-item>
      </text:list>
      <text:p text:style-name="P395">Data: <text:span text:style-name="T347">07</text:span><text:span text:style-name="T305">/</text:span><text:span text:style-name="T334">0</text:span><text:span text:style-name="T342">9</text:span>/202<text:span text:style-name="T324">3</text:span><text:span text:style-name="T256"> </text:span><text:span text:style-name="T342">0</text:span><text:span text:style-name="T347">7</text:span><text:span text:style-name="T256">:</text:span><text:span text:style-name="T291">0</text:span><text:span text:style-name="T256">0h</text:span></text:p>
      <text:p text:style-name="P395"/>
      <text:p text:style-name="P197">Resum: <text:span text:style-name="T345"><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132505555254004" text:continue-list="list132505703413994" text:style-name="L77">
        <text:list-item>
          <text:p text:style-name="P1095"><text:a xlink:type="simple" xlink:href="https://github.com/GovernIB/distribucio/issues/631" text:style-name="Internet_20_link" text:visited-style-name="Visited_20_Internet_20_Link">#631</text:a><text:span text:style-name="T343"> </text:span>Afegir el camp llista d'elements a la llibreria d'utilitats de Distribució </text:p>
        </text:list-item>
        <text:list-item>
          <text:p text:style-name="P1095"><text:a xlink:type="simple" xlink:href="https://github.com/GovernIB/distribucio/issues/625" text:style-name="Internet_20_link" text:visited-style-name="Visited_20_Internet_20_Link">#625</text:a><text:span text:style-name="T343"> </text:span>Opció per filtrar anotacions no assignades a usuaris </text:p>
        </text:list-item>
        <text:list-item>
          <text:p text:style-name="P1095"><text:a xlink:type="simple" xlink:href="https://github.com/GovernIB/distribucio/issues/626" text:style-name="Internet_20_link" text:visited-style-name="Visited_20_Internet_20_Link">#626</text:a><text:span text:style-name="T343"> </text:span>Ordenar alfabèticament les bústies </text:p>
        </text:list-item>
        <text:list-item>
          <text:p text:style-name="P1095"><text:a xlink:type="simple" xlink:href="https://github.com/GovernIB/distribucio/issues/614" text:style-name="Internet_20_link" text:visited-style-name="Visited_20_Internet_20_Link">#614</text:a><text:span text:style-name="T343"> </text:span>No intentar guardar a l'arxiu annexos amb uuid </text:p>
        </text:list-item>
      </text:list>
      <text:p text:style-name="P580"/>
      <text:p text:style-name="P580">Errors resolts:</text:p>
      <text:list xml:id="list2217302529" text:style-name="L143">
        <text:list-item>
          <text:p text:style-name="P1107"><text:a xlink:type="simple" xlink:href="https://github.com/GovernIB/distribucio/issues/633" text:style-name="Internet_20_link" text:visited-style-name="Visited_20_Internet_20_Link">#633</text:a><text:span text:style-name="T343"> </text:span>Error d'arxiu al <text:span text:style-name="T344">pas</text:span><text:span text:style-name="T346">s</text:span><text:span text:style-name="T344">ar</text:span> a definitiu documents signats PAdES </text:p>
        </text:list-item>
        <text:list-item>
          <text:p text:style-name="P1107"><text:a xlink:type="simple" xlink:href="https://github.com/GovernIB/distribucio/issues/591" text:style-name="Internet_20_link" text:visited-style-name="Visited_20_Internet_20_Link">#591</text:a><text:span text:style-name="T343"> </text:span>Revisar error de grandària en la validació de firmes d'annexos </text:p>
        </text:list-item>
        <text:list-item>
          <text:p text:style-name="P1107"><text:a xlink:type="simple" xlink:href="https://github.com/GovernIB/distribucio/issues/613" text:style-name="Internet_20_link" text:visited-style-name="Visited_20_Internet_20_Link">#613</text:a><text:span text:style-name="T343"> </text:span>Error amb les propietats JBoss definides a nivell d'entitat </text:p>
        </text:list-item>
        <text:list-item>
          <text:p text:style-name="P1107"><text:a xlink:type="simple" xlink:href="https://github.com/GovernIB/distribucio/issues/605" text:style-name="Internet_20_link" text:visited-style-name="Visited_20_Internet_20_Link">#605</text:a><text:span text:style-name="T343"> </text:span>Recordar filtre backoffices al pitjar el botó "Provar" </text:p>
        </text:list-item>
        <text:list-item>
          <text:p text:style-name="P1107"><text:a xlink:type="simple" xlink:href="https://github.com/GovernIB/distribucio/issues/593" text:style-name="Internet_20_link" text:visited-style-name="Visited_20_Internet_20_Link">#593</text:a><text:span text:style-name="T343"> </text:span>Error donant d'alta anotacions amb processament síncron </text:p>
        </text:list-item>
      </text:list>
      <text:p text:style-name="P336"/>
      <text:p text:style-name="P148">Base de dades:<text:span text:style-name="T5"> </text:span></text:p>
      <text:list xml:id="list534331347" text:style-name="L144">
        <text:list-item>
          <text:p text:style-name="P871">distribucio_update_0.9.<text:span text:style-name="T347">50</text:span>.sql<text:span text:style-name="T235"> (Oracle)</text:span></text:p>
          <text:list>
            <text:list-item>
              <text:p text:style-name="P1080">Nova propietat configurable <text:span text:style-name="T336">per poder</text:span><text:span text:style-name="T347">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371357344">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s.validatesignature.maxBytes'</text:span><text:span text:style-name="T34">,</text:span><text:span text:style-name="T179">'20971520'</text:span><text:span text:style-name="T34">,</text:span><text:span text:style-name="T179">'LLargada màxima en bytes que es poden enviar a validar. Per exemple: 20971520 (20Mb)'</text:span><text:span text:style-name="T34">,</text:span><text:span text:style-name="T179">'VALID_SIGN'</text:span><text:span text:style-name="T34">,</text:span><text:span text:style-name="T179">'8'</text:span><text:span text:style-name="T34">,</text:span><text:span text:style-name="T179">'0'</text:span><text:span text:style-name="T34">,</text:span><text:span text:style-name="T179">'INT'</text:span><text:span text:style-name="T34">,</text:span><text:span text:style-name="T161">null</text:span><text:span text:style-name="T34">,</text:span><text:span text:style-name="T161">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9">'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1869393973" text:style-name="L145">
        <text:list-item>
          <text:p text:style-name="P1126">Sense canvis</text:p>
        </text:list-item>
      </text:list>
      <text:p text:style-name="P450"/>
      <text:p text:style-name="P480">Canvis a les llibreries:</text:p>
      <text:list xml:id="list655954378" text:style-name="L146">
        <text:list-item>
          <text:p text:style-name="P901"><text:span text:style-name="T169">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5">Versió: 0.9.<text:span text:style-name="T343">50</text:span></text:p>
            </text:list-item>
          </text:list>
        </text:list-item>
      </text:list>
      <text:list xml:id="list132506722868051" text:continue-list="list132505830755851" text:style-name="Outline">
        <text:list-item>
          <text:list>
            <text:list-header>
              <text:h text:style-name="P800" text:outline-level="2" text:is-list-header="true"><text:bookmark-start text:name="__RefHeading___Toc79566_2839546416111211111121"/><text:soft-page-break/><text:span text:style-name="T166">Versió 0.9.</text:span><text:span text:style-name="T147">5</text:span><text:span text:style-name="T150">1</text:span><text:span text:style-name="T131"> </text:span><text:span text:style-name="T150">Validació i firma d'annexos XML</text:span><text:bookmark-end text:name="__RefHeading___Toc79566_2839546416111211111121"/></text:h>
            </text:list-header>
          </text:list>
        </text:list-item>
      </text:list>
      <text:p text:style-name="P396">Data: <text:span text:style-name="T359">24</text:span><text:span text:style-name="T305">/</text:span><text:span text:style-name="T348">0</text:span><text:span text:style-name="T359">4</text:span>/202<text:span text:style-name="T348">4</text:span><text:span text:style-name="T256"> </text:span><text:span text:style-name="T353">1</text:span><text:span text:style-name="T359">3</text:span><text:span text:style-name="T256">:</text:span><text:span text:style-name="T359">3</text:span><text:span text:style-name="T256">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3413870005" text:style-name="L147">
        <text:list-item>
          <text:p text:style-name="P1138"><text:a xlink:type="simple" xlink:href="https://github.com/GovernIB/distribucio/issues/667" text:style-name="Internet_20_link" text:visited-style-name="Visited_20_Internet_20_Link">#667</text:a><text:span text:style-name="T359"> </text:span>Evitar validar documents annexos XML<text:span text:style-name="T359">.</text:span></text:p>
        </text:list-item>
        <text:list-item>
          <text:p text:style-name="P1138"><text:a xlink:type="simple" xlink:href="https://github.com/GovernIB/distribucio/issues/668" text:style-name="Internet_20_link" text:visited-style-name="Visited_20_Internet_20_Link">#668</text:a><text:span text:style-name="T359"> </text:span>Revisar com es guarden els documents annexos de tipus XML per a que quedin com a definitius<text:span text:style-name="T359">.</text:span></text:p>
        </text:list-item>
        <text:list-item>
          <text:p text:style-name="P1138"><text:a xlink:type="simple" xlink:href="https://github.com/GovernIB/distribucio/issues/670" text:style-name="Internet_20_link" text:visited-style-name="Visited_20_Internet_20_Link">#670</text:a><text:span text:style-name="T359"> </text:span>Tornar a validar signatures en cada reintent de guardar a l'Arxiu si l'annex no té firmes vàlides <text:span text:style-name="T359">.</text:span></text:p>
        </text:list-item>
      </text:list>
      <text:p text:style-name="P581"/>
      <text:p text:style-name="P581">Errors resolts:</text:p>
      <text:list xml:id="list865177756" text:style-name="L148">
        <text:list-item>
          <text:p text:style-name="P1108">Cap</text:p>
        </text:list-item>
      </text:list>
      <text:p text:style-name="P337"/>
      <text:p text:style-name="P149">Base de dades:<text:span text:style-name="T5"> </text:span></text:p>
      <text:list xml:id="list2510266686" text:style-name="L149">
        <text:list-item>
          <text:p text:style-name="P1144">Sense canvis</text:p>
        </text:list-item>
      </text:list>
      <text:p text:style-name="P81"><text:span text:style-name="T6">Propietats globals</text:span>:</text:p>
      <text:p text:style-name="P728">Cap</text:p>
      <text:list xml:id="list132504684713821" text:continue-list="list132506722868051" text:style-name="Outline">
        <text:list-item>
          <text:list>
            <text:list-header>
              <text:h text:style-name="P800" text:outline-level="2" text:is-list-header="true"/>
              <text:h text:style-name="P801" text:outline-level="2" text:is-list-header="true"><text:bookmark-start text:name="__RefHeading___Toc130348_3874307552"/><text:span text:style-name="T358">V</text:span><text:span text:style-name="T166">ersió </text:span><text:span text:style-name="T149">1.0.1</text:span><text:span text:style-name="T131"> </text:span><text:span text:style-name="T149">Migració a Jboss 7.2 <text:s/>i Java 11</text:span><text:bookmark-end text:name="__RefHeading___Toc130348_3874307552"/></text:h>
            </text:list-header>
          </text:list>
        </text:list-item>
      </text:list>
      <text:p text:style-name="P397">Data: <text:span text:style-name="T367">28</text:span><text:span text:style-name="T305">/</text:span><text:span text:style-name="T365">1</text:span><text:span text:style-name="T366">1</text:span>/202<text:span text:style-name="T348">4</text:span><text:span text:style-name="T256"> </text:span><text:span text:style-name="T367">09</text:span><text:span text:style-name="T256">:</text:span><text:span text:style-name="T360">0</text:span><text:span text:style-name="T256">0h</text:span></text:p>
      <text:p text:style-name="P395"/>
      <text:p text:style-name="P197">Resum: </text:p>
      <text:p text:style-name="P727">Versió evolutiva per migrar DISTRIBUCIO a JBoss 7.2 i Java 11.</text:p>
      <text:p text:style-name="P693"/>
      <text:p text:style-name="P628">Millores incloses:</text:p>
      <text:list xml:id="list132506576154888" text:continue-list="list132505555254004" text:style-name="L77">
        <text:list-item>
          <text:p text:style-name="P1128"><text:a xlink:type="simple" xlink:href="https://github.com/GovernIB/distribucio/issues/172" text:style-name="Internet_20_link" text:visited-style-name="Visited_20_Internet_20_Link">#172</text:a><text:span text:style-name="T354"> </text:span>Actualitzar la versió Java i el servidor d'aplicacions </text:p>
        </text:list-item>
        <text:list-item>
          <text:p text:style-name="P1128"><text:a xlink:type="simple" xlink:href="https://github.com/GovernIB/distribucio/issues/607" text:style-name="Internet_20_link" text:visited-style-name="Visited_20_Internet_20_Link">#607</text:a><text:span text:style-name="T354"> </text:span>Permetre definir propietats per definir les URLs dels backoffices </text:p>
        </text:list-item>
        <text:list-item>
          <text:p text:style-name="P1129"><text:a xlink:type="simple" xlink:href="https://github.com/GovernIB/distribucio/issues/583" text:style-name="Internet_20_link" text:visited-style-name="Visited_20_Internet_20_Link">#583</text:a><text:span text:style-name="T357"> </text:span>Revisar el manual d'integració</text:p>
        </text:list-item>
      </text:list>
      <text:p text:style-name="P580"/>
      <text:p text:style-name="P580">Errors resolts:</text:p>
      <text:list xml:id="list1426540711" text:style-name="L150">
        <text:list-item>
          <text:p text:style-name="P1115"><text:a xlink:type="simple" xlink:href="https://github.com/GovernIB/distribucio/issues/704" text:style-name="Internet_20_link" text:visited-style-name="Visited_20_Internet_20_Link">#704</text:a><text:span text:style-name="T361"> </text:span>Error al pitjar en l'enllaç "Descarregar justificant i annexos" d'un correu reenviat<text:span text:style-name="T361">.</text:span></text:p>
        </text:list-item>
        <text:list-item>
          <text:p text:style-name="P1116"><text:a xlink:type="simple" xlink:href="https://github.com/GovernIB/distribucio/issues/675" text:style-name="Internet_20_link" text:visited-style-name="Visited_20_Internet_20_Link">#675</text:a><text:span text:style-name="T362"> </text:span>Revisar plugins de validació de firma i firma en servidor </text:p>
        </text:list-item>
      </text:list>
      <text:p text:style-name="P336"/>
      <text:p text:style-name="P148">Base de dades:<text:span text:style-name="T5"> </text:span></text:p>
      <text:list xml:id="list2703194032" text:style-name="L151">
        <text:list-item>
          <text:p text:style-name="P872">distribucio_update_<text:span text:style-name="T355">1</text:span>.<text:span text:style-name="T355">0</text:span>.<text:span text:style-name="T355">1</text:span>.sql<text:span text:style-name="T235"> (Oracle)</text:span></text:p>
          <text:list>
            <text:list-item>
              <text:p text:style-name="P1141"><text:span text:style-name="T355">Modificació de les taules de permisos pels canvis de packages</text:span>.</text:p>
            </text:list-item>
            <text:list-item>
              <text:p text:style-name="P1081"><text:span text:style-name="T355">Noves propietats pel plugin d'usuari Keycloak</text:span>.</text:p>
            </text:list-item>
            <text:list-item>
              <text:p text:style-name="P1150">Actualització de la propietat per usar el plugin d'usuaris de Keycloak.</text:p>
            </text:list-item>
            <text:list-item>
              <text:p text:style-name="P1151">Actualització de la propietat per usar el plugin d'usuaris de <text:span text:style-name="T363">LDAP CAIB</text:span>.</text:p>
            </text:list-item>
          </text:list>
        </text:list-item>
      </text:list>
      <text:p text:style-name="P730"/>
      <text:p text:style-name="P709"/>
      <table:table table:name="Table33" table:style-name="Table33">
        <table:table-column table:style-name="Table33.A"/>
        <table:table-row table:style-name="TableLine371359648">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9">'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61">NULL</text:span><text:span text:style-name="T34">;</text:span></text:p>
            <text:p text:style-name="P465"><text:span text:style-name="T65">UPDATE</text:span><text:span text:style-name="T34"> dis_acl_class </text:span><text:span text:style-name="T65">SET</text:span><text:span text:style-name="T34"> class = </text:span><text:span text:style-name="T179">'es.caib.distribucio.persist.entity.BustiaEntity'</text:span><text:span text:style-name="T34"> </text:span><text:span text:style-name="T65">WHERE</text:span><text:span text:style-name="T34"> class = </text:span><text:span text:style-name="T179">'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9">'es.caib.distribucio.persist.entity.EntitatEntity'</text:span><text:span text:style-name="T34"> </text:span><text:span text:style-name="T65">WHERE</text:span><text:span text:style-name="T34"> class = </text:span><text:span text:style-name="T179">'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9">'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9">'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serverurl'</text:span><text:span text:style-name="T34">, </text:span><text:span text:style-name="T161">NULL</text:span><text:span text:style-name="T34">, </text:span><text:span text:style-name="T179">'Url del servidor de keycloak'</text:span><text:span text:style-name="T34">, </text:span><text:span text:style-name="T179">'USUARIS'</text:span><text:span text:style-name="T34">, </text:span><text:span text:style-name="T179">'6'</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9">'es.caib.distribucio.plugin.dades.usuari.pluginsib.userinformation.keycloak.realm'</text:span><text:span text:style-name="T34">, </text:span><text:span text:style-name="T161">NULL</text:span><text:span text:style-name="T34">, </text:span><text:span text:style-name="T179">'Realm del keycloak'</text:span><text:span text:style-name="T34">, </text:span><text:span text:style-name="T179">'USUARIS'</text:span><text:span text:style-name="T34">, </text:span><text:span text:style-name="T179">'7'</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client_id'</text:span><text:span text:style-name="T34">, </text:span><text:span text:style-name="T161">NULL</text:span><text:span text:style-name="T34">, </text:span><text:span text:style-name="T179">'Client ID del keycloak'</text:span><text:span text:style-name="T34">, </text:span><text:span text:style-name="T179">'USUARIS'</text:span><text:span text:style-name="T34">, </text:span><text:span text:style-name="T179">'8'</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client_id_for_user_autentication'</text:span><text:span text:style-name="T34">, </text:span><text:span text:style-name="T161">NULL</text:span><text:span text:style-name="T34">, </text:span><text:span text:style-name="T179">'Client ID per autenticació del keycloak'</text:span><text:span text:style-name="T34">, </text:span><text:span text:style-name="T179">'USUARIS'</text:span><text:span text:style-name="T34">, </text:span><text:span text:style-name="T179">'9'</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password_secret'</text:span><text:span text:style-name="T34">, </text:span><text:span text:style-name="T161">NULL</text:span><text:span text:style-name="T34">, </text:span><text:span text:style-name="T179">'Secret del client de keycloak'</text:span><text:span text:style-name="T34">, </text:span><text:span text:style-name="T179">'USUARIS'</text:span><text:span text:style-name="T34">, </text:span><text:span text:style-name="T179">'10'</text:span><text:span text:style-name="T34">, </text:span><text:span text:style-name="T179">'1'</text:span><text:span text:style-name="T34">, </text:span><text:span text:style-name="T179">'CREDENTIALS'</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mapping.administrationID'</text:span><text:span text:style-name="T34">, </text:span><text:span text:style-name="T179">'</text:span><text:span text:style-name="T180">nif</text:span><text:span text:style-name="T179">'</text:span><text:span text:style-name="T34">, </text:span><text:span text:style-name="T179">'Mapeig del administrationID de keycloak'</text:span><text:span text:style-name="T34">, </text:span><text:span text:style-name="T179">'USUARIS'</text:span><text:span text:style-name="T34">, </text:span><text:span text:style-name="T179">'11'</text:span><text:span text:style-name="T34">, </text:span><text:span text:style-name="T179">'0'</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keycloak.debug'</text:span><text:span text:style-name="T34">, </text:span><text:span text:style-name="T179">'false'</text:span><text:span text:style-name="T34">, </text:span><text:span text:style-name="T179">'Activar el debug del plugin de keycloak'</text:span><text:span text:style-name="T34">, </text:span><text:span text:style-name="T179">'USUARIS'</text:span><text:span text:style-name="T34">, </text:span><text:span text:style-name="T179">'12'</text:span><text:span text:style-name="T34">, </text:span><text:span text:style-name="T179">'0'</text:span><text:span text:style-name="T34">, </text:span><text:span text:style-name="T179">'BOOL'</text:span><text:span text:style-name="T34">, </text:span><text:span text:style-name="T161">null</text:span><text:span text:style-name="T34">, </text:span><text:span text:style-name="T161">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9">'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9">'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9">'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9">'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6">REPLACE</text:span><text:span text:style-name="T34">(</text:span><text:span text:style-name="T65">KEY</text:span><text:span text:style-name="T34">, </text:span><text:span text:style-name="T179">'.plugin.arxiu.caib'</text:span><text:span text:style-name="T34">,</text:span><text:span text:style-name="T179">'.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9">'%.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6">REPLACE</text:span><text:span text:style-name="T34">(</text:span><text:span text:style-name="T65">KEY</text:span><text:span text:style-name="T34">, </text:span><text:span text:style-name="T179">'.plugins.validatesignature'</text:span><text:span text:style-name="T34">,</text:span><text:span text:style-name="T179">'.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9">'%.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host_url'</text:span><text:span text:style-name="T34">, </text:span><text:span text:style-name="T161">NULL</text:span><text:span text:style-name="T34">, </text:span><text:span text:style-name="T179">'URL del servidor LDAP CAIB'</text:span><text:span text:style-name="T34">, </text:span><text:span text:style-name="T179">'USUARIS'</text:span><text:span text:style-name="T34">, </text:span><text:span text:style-name="T179">'13'</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security_principal'</text:span><text:span text:style-name="T34">, </text:span><text:span text:style-name="T161">NULL</text:span><text:span text:style-name="T34">, </text:span><text:span text:style-name="T179">'Security principal pel servidor LDAP CAIB'</text:span><text:span text:style-name="T34">, </text:span><text:span text:style-name="T179">'USUARIS'</text:span><text:span text:style-name="T34">, </text:span><text:span text:style-name="T179">'14'</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security_authentication'</text:span><text:span text:style-name="T34">, </text:span><text:span text:style-name="T161">NULL</text:span><text:span text:style-name="T34">, </text:span><text:span text:style-name="T179">'Security authentication pel servidor LDAP CAIB'</text:span><text:span text:style-name="T34">, </text:span><text:span text:style-name="T179">'USUARIS'</text:span><text:span text:style-name="T34">, </text:span><text:span text:style-name="T179">'15'</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security_credentials'</text:span><text:span text:style-name="T34">, </text:span><text:span text:style-name="T161">NULL</text:span><text:span text:style-name="T34">, </text:span><text:span text:style-name="T179">'Security credentials pel servidor LDAP CAIB'</text:span><text:span text:style-name="T34">, </text:span><text:span text:style-name="T179">'USUARIS'</text:span><text:span text:style-name="T34">, </text:span><text:span text:style-name="T179">'16'</text:span><text:span text:style-name="T34">, </text:span><text:span text:style-name="T179">'1'</text:span><text:span text:style-name="T34">, </text:span><text:span text:style-name="T179">'CREDENTIALS'</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users_context_dn'</text:span><text:span text:style-name="T34">, </text:span><text:span text:style-name="T161">NULL</text:span><text:span text:style-name="T34">, </text:span><text:span text:style-name="T179">'User context DN pel servidor LDAP CAIB'</text:span><text:span text:style-name="T34">, </text:span><text:span text:style-name="T179">'USUARIS'</text:span><text:span text:style-name="T34">, </text:span><text:span text:style-name="T179">'17'</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search_scope'</text:span><text:span text:style-name="T34">, </text:span><text:span text:style-name="T161">NULL</text:span><text:span text:style-name="T34">, </text:span><text:span text:style-name="T179">'Search scope pel servidor LDAP CAIB'</text:span><text:span text:style-name="T34">, </text:span><text:span text:style-name="T179">'USUARIS'</text:span><text:span text:style-name="T34">, </text:span><text:span text:style-name="T179">'18'</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username'</text:span><text:span text:style-name="T34">, </text:span><text:span text:style-name="T161">NULL</text:span><text:span text:style-name="T34">, </text:span><text:span text:style-name="T179">'Attribute username pel servidor LDAP CAIB'</text:span><text:span text:style-name="T34">, </text:span><text:span text:style-name="T179">'USUARIS'</text:span><text:span text:style-name="T34">, </text:span><text:span text:style-name="T179">'19'</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mail'</text:span><text:span text:style-name="T34">, </text:span><text:span text:style-name="T161">NULL</text:span><text:span text:style-name="T34">, </text:span><text:span text:style-name="T179">'Attribute mail pel servidor LDAP CAIB'</text:span><text:span text:style-name="T34">, </text:span><text:span text:style-name="T179">'USUARIS'</text:span><text:span text:style-name="T34">, </text:span><text:span text:style-name="T179">'20'</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adm</text:span><text:soft-page-break/><text:span text:style-name="T179">inistration_id'</text:span><text:span text:style-name="T34">, </text:span><text:span text:style-name="T161">NULL</text:span><text:span text:style-name="T34">, </text:span><text:span text:style-name="T179">'Attribute administration id pel servidor LDAP CAIB'</text:span><text:span text:style-name="T34">, </text:span><text:span text:style-name="T179">'USUARIS'</text:span><text:span text:style-name="T34">, </text:span><text:span text:style-name="T179">'21'</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name'</text:span><text:span text:style-name="T34">, </text:span><text:span text:style-name="T161">NULL</text:span><text:span text:style-name="T34">, </text:span><text:span text:style-name="T179">'Attribute name pel servidor LDAP CAIB'</text:span><text:span text:style-name="T34">, </text:span><text:span text:style-name="T179">'USUARIS'</text:span><text:span text:style-name="T34">, </text:span><text:span text:style-name="T179">'22'</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surname'</text:span><text:span text:style-name="T34">, </text:span><text:span text:style-name="T161">NULL</text:span><text:span text:style-name="T34">, </text:span><text:span text:style-name="T179">'Attribute surname pel servidor LDAP CAIB'</text:span><text:span text:style-name="T34">, </text:span><text:span text:style-name="T179">'USUARIS'</text:span><text:span text:style-name="T34">, </text:span><text:span text:style-name="T179">'23'</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surname1'</text:span><text:span text:style-name="T34">, </text:span><text:span text:style-name="T161">NULL</text:span><text:span text:style-name="T34">, </text:span><text:span text:style-name="T179">'Attribute surname 1 pel servidor LDAP CAIB'</text:span><text:span text:style-name="T34">, </text:span><text:span text:style-name="T179">'USUARIS'</text:span><text:span text:style-name="T34">, </text:span><text:span text:style-name="T179">'24'</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surname2'</text:span><text:span text:style-name="T34">, </text:span><text:span text:style-name="T161">NULL</text:span><text:span text:style-name="T34">, </text:span><text:span text:style-name="T179">'Attribute surname 2 pel servidor LDAP CAIB'</text:span><text:span text:style-name="T34">, </text:span><text:span text:style-name="T179">'USUARIS'</text:span><text:span text:style-name="T34">, </text:span><text:span text:style-name="T179">'25'</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telephone'</text:span><text:span text:style-name="T34">, </text:span><text:span text:style-name="T161">NULL</text:span><text:span text:style-name="T34">, </text:span><text:span text:style-name="T179">'Attribute telephone pel servidor LDAP CAIB'</text:span><text:span text:style-name="T34">, </text:span><text:span text:style-name="T179">'USUARIS'</text:span><text:span text:style-name="T34">, </text:span><text:span text:style-name="T179">'26'</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department'</text:span><text:span text:style-name="T34">, </text:span><text:span text:style-name="T161">NULL</text:span><text:span text:style-name="T34">, </text:span><text:span text:style-name="T179">'Attribute department pel servidor LDAP CAIB'</text:span><text:span text:style-name="T34">, </text:span><text:span text:style-name="T179">'USUARIS'</text:span><text:span text:style-name="T34">, </text:span><text:span text:style-name="T179">'27'</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attribute.memberof'</text:span><text:span text:style-name="T34">, </text:span><text:span text:style-name="T161">NULL</text:span><text:span text:style-name="T34">, </text:span><text:span text:style-name="T179">'Attribute member of pel servidor LDAP CAIB'</text:span><text:span text:style-name="T34">, </text:span><text:span text:style-name="T179">'USUARIS'</text:span><text:span text:style-name="T34">, </text:span><text:span text:style-name="T179">'28'</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prefix_role_match_memberof'</text:span><text:span text:style-name="T34">, </text:span><text:span text:style-name="T161">NULL</text:span><text:span text:style-name="T34">, </text:span><text:span text:style-name="T179">'Attribute prefix role match member of pel servidor LDAP CAIB'</text:span><text:span text:style-name="T34">, </text:span><text:span text:style-name="T179">'USUARIS'</text:span><text:span text:style-name="T34">, </text:span><text:span text:style-name="T179">'29'</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plugin.dades.usuari.pluginsib.userinformation.ldap.suffix_role_match_memberof'</text:span><text:span text:style-name="T34">, </text:span><text:span text:style-name="T161">NULL</text:span><text:span text:style-name="T34">, </text:span><text:span text:style-name="T179">'Attribute suffix role match member of pel servidor LDAP CAIB'</text:span><text:span text:style-name="T34">, </text:span><text:span text:style-name="T179">'USUARIS'</text:span><text:span text:style-name="T34">, </text:span><text:span text:style-name="T179">'30'</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2565214084" text:style-name="L152">
        <text:list-item>
          <text:p text:style-name="P1161">distribucio_update_1.0.1.properties: </text:p>
          <text:list>
            <text:list-item>
              <text:p text:style-name="P1168">Nom dels clients de Keycloak per aplicació API REST per indicar de quin client agafar els rols.</text:p>
            </text:list-item>
            <text:list-item>
              <text:p text:style-name="P1168">Canvi de plugin d'usuaris i noves propietats per configurar-lo.</text:p>
              <text:list>
                <text:list-item>
                  <text:p text:style-name="P1165"><text:span text:style-name="T356">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4">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32506364717846" text:continue-numbering="true" text:style-name="L152">
        <text:list-item>
          <text:list>
            <text:list-item>
              <text:list>
                <text:list-header>
                  <text:p text:style-name="P1165"/>
                </text:list-header>
                <text:list-item>
                  <text:p text:style-name="P1165">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132506822624360" text:continue-list="list132504684713821" text:style-name="Outline">
        <text:list-item>
          <text:list>
            <text:list-header>
              <text:h text:style-name="P802" text:outline-level="2" text:is-list-header="true"><text:bookmark-start text:name="__RefHeading___Toc130348_38743075521"/><text:span text:style-name="T358">V</text:span><text:span text:style-name="T166">ersió </text:span><text:span text:style-name="T149">1.0.</text:span><text:span text:style-name="T151">3</text:span><text:span text:style-name="T131"> </text:span><text:span text:style-name="T151">Correccions + Millores</text:span><text:bookmark-end text:name="__RefHeading___Toc130348_38743075521"/></text:h>
            </text:list-header>
          </text:list>
        </text:list-item>
      </text:list>
      <text:p text:style-name="P398">Data: <text:span text:style-name="T373">03</text:span><text:span text:style-name="T305">/</text:span><text:span text:style-name="T368">0</text:span><text:span text:style-name="T372">4</text:span>/202<text:span text:style-name="T368">5</text:span><text:span text:style-name="T256"> </text:span><text:span text:style-name="T372">1</text:span><text:span text:style-name="T373">2</text:span><text:span text:style-name="T256">:</text:span><text:span text:style-name="T360">0</text:span><text:span text:style-name="T256">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0"> Sincronització i classificació per serveis, llistat i processament d'annexos, accions massives sobre regles, llistat d'anotacions còpies relacionades.</text:span></text:p>
      <text:p text:style-name="P695"/>
      <text:p text:style-name="P630">Millores incloses:</text:p>
      <text:list xml:id="list132506465160834" text:continue-list="list132506576154888" text:style-name="L77">
        <text:list-item>
          <text:p text:style-name="P1130"><text:a xlink:type="simple" xlink:href="https://github.com/GovernIB/distribucio/issues/702" text:style-name="Internet_20_link" text:visited-style-name="Visited_20_Internet_20_Link">#702</text:a><text:span text:style-name="T371"> </text:span>Canviar a la versió 3.0.0 del plugin de validació de firmes i adaptar les propietats configurables </text:p>
        </text:list-item>
        <text:list-item>
          <text:p text:style-name="P1130"><text:a xlink:type="simple" xlink:href="https://github.com/GovernIB/distribucio/issues/682" text:style-name="Internet_20_link" text:visited-style-name="Visited_20_Internet_20_Link">#682</text:a><text:span text:style-name="T371"> </text:span>Mostrar el motiu de rebuig a l'històric i al llistat d'anotacions<text:span text:style-name="T370"> (APB)</text:span> </text:p>
        </text:list-item>
        <text:list-item>
          <text:p text:style-name="P1130"><text:s/><text:a xlink:type="simple" xlink:href="https://github.com/GovernIB/distribucio/issues/707" text:style-name="Internet_20_link" text:visited-style-name="Visited_20_Internet_20_Link">#707</text:a><text:span text:style-name="T371"> </text:span>Marcar com a rebudes pel backoffice les anotaciones que es consultin des del servei de consulta d'anotacions</text:p>
        </text:list-item>
        <text:list-item>
          <text:p text:style-name="P1131"><text:a xlink:type="simple" xlink:href="https://github.com/GovernIB/distribucio/issues/720" text:style-name="Internet_20_link" text:visited-style-name="Visited_20_Internet_20_Link">#720</text:a><text:span text:style-name="T371"> </text:span>Modificar la sincronització de procediments i servis amb Rolsac </text:p>
        </text:list-item>
        <text:list-item>
          <text:p text:style-name="P1131"><text:a xlink:type="simple" xlink:href="https://github.com/GovernIB/distribucio/issues/627" text:style-name="Internet_20_link" text:visited-style-name="Visited_20_Internet_20_Link">#627</text:a><text:span text:style-name="T371"> </text:span>Afegir icone d'unitat obsoleta al llistat de regles </text:p>
        </text:list-item>
        <text:list-item>
          <text:p text:style-name="P1131"><text:a xlink:type="simple" xlink:href="https://github.com/GovernIB/distribucio/issues/643" text:style-name="Internet_20_link" text:visited-style-name="Visited_20_Internet_20_Link">#643</text:a><text:span text:style-name="T371"> </text:span>Afegir número de registre en la descripció del monitor </text:p>
        </text:list-item>
        <text:list-item>
          <text:p text:style-name="P1131"><text:a xlink:type="simple" xlink:href="https://github.com/GovernIB/distribucio/issues/697" text:style-name="Internet_20_link" text:visited-style-name="Visited_20_Internet_20_Link">#697</text:a><text:span text:style-name="T371"> </text:span>Afegir una secció de consulta d'annexos al perfil administrador </text:p>
        </text:list-item>
        <text:list-item>
          <text:p text:style-name="P1131"><text:a xlink:type="simple" xlink:href="https://github.com/GovernIB/distribucio/issues/685" text:style-name="Internet_20_link" text:visited-style-name="Visited_20_Internet_20_Link">#685</text:a><text:span text:style-name="T371"> </text:span>Afegir un plugin de consulta de serveis </text:p>
        </text:list-item>
        <text:list-item>
          <text:p text:style-name="P1131"><text:a xlink:type="simple" xlink:href="https://github.com/GovernIB/distribucio/issues/693" text:style-name="Internet_20_link" text:visited-style-name="Visited_20_Internet_20_Link">#693</text:a><text:span text:style-name="T371"> </text:span>Gestió de regles: afegir accions massives sobre regles </text:p>
        </text:list-item>
        <text:list-item>
          <text:p text:style-name="P1131"><text:a xlink:type="simple" xlink:href="https://github.com/GovernIB/distribucio/issues/719" text:style-name="Internet_20_link" text:visited-style-name="Visited_20_Internet_20_Link">#686</text:a><text:span text:style-name="T371"> </text:span>Permetre classif<text:span text:style-name="T370">i</text:span>car una anotació dins d'un servei </text:p>
        </text:list-item>
        <text:list-item>
          <text:p text:style-name="P1131"><text:a xlink:type="simple" xlink:href="https://github.com/GovernIB/distribucio/issues/650" text:style-name="Internet_20_link" text:visited-style-name="Visited_20_Internet_20_Link">#650</text:a><text:span text:style-name="T371"> </text:span>Afegir filtre per unitat administrativa a nivell d'usuari </text:p>
        </text:list-item>
        <text:list-item>
          <text:p text:style-name="P1131"><text:a xlink:type="simple" xlink:href="https://github.com/GovernIB/distribucio/issues/654" text:style-name="Internet_20_link" text:visited-style-name="Visited_20_Internet_20_Link">#654</text:a><text:span text:style-name="T371"> </text:span>Afegir propietat per no guardar els annexos a filesystem <text:span text:style-name="T370">(APB) </text:span></text:p>
        </text:list-item>
        <text:list-item>
          <text:p text:style-name="P1131"><text:a xlink:type="simple" xlink:href="https://github.com/GovernIB/distribucio/issues/666" text:style-name="Internet_20_link" text:visited-style-name="Visited_20_Internet_20_Link">#666</text:a><text:span text:style-name="T371"> </text:span>Recuperar la informació d'un assentament registral per número i data de registre<text:span text:style-name="T370"> (APB)</text:span> <text:span text:style-name="T370"><text:s/></text:span></text:p>
        </text:list-item>
        <text:list-item>
          <text:p text:style-name="P1131"><text:a xlink:type="simple" xlink:href="https://github.com/GovernIB/distribucio/issues/706" text:style-name="Internet_20_link" text:visited-style-name="Visited_20_Internet_20_Link">#706</text:a><text:span text:style-name="T371"> </text:span>Mostrar el llistat de les diferents còpies d'una anotació en el detall de l'anotació </text:p>
        </text:list-item>
        <text:list-item>
          <text:p text:style-name="P1131"><text:a xlink:type="simple" xlink:href="https://github.com/GovernIB/distribucio/issues/714" text:style-name="Internet_20_link" text:visited-style-name="Visited_20_Internet_20_Link">#714</text:a><text:span text:style-name="T371"> </text:span>Afegir una barra de progrés en la sincronització de procediments per evitar l'error de timeout en la petició </text:p>
        </text:list-item>
      </text:list>
      <text:p text:style-name="P582"/>
      <text:p text:style-name="P582">Errors resolts:</text:p>
      <text:list xml:id="list851592642" text:style-name="L153">
        <text:list-item>
          <text:p text:style-name="P1117"><text:a xlink:type="simple" xlink:href="https://github.com/GovernIB/distribucio/issues/676" text:style-name="Internet_20_link" text:visited-style-name="Visited_20_Internet_20_Link">#676</text:a><text:span text:style-name="T371"> </text:span>Error de validació: Un document que no te el format PDF (xsig) no pot tenir una firma de tipus PADES </text:p>
        </text:list-item>
        <text:list-item>
          <text:p text:style-name="P1117"><text:a xlink:type="simple" xlink:href="https://github.com/GovernIB/distribucio/issues/680" text:style-name="Internet_20_link" text:visited-style-name="Visited_20_Internet_20_Link">#680</text:a><text:span text:style-name="T371"> </text:span>De REGWEB a Distribució els .odt i .ods es corrompen <text:s/></text:p>
        </text:list-item>
        <text:list-item>
          <text:p text:style-name="P1117"><text:a xlink:type="simple" xlink:href="https://github.com/GovernIB/distribucio/issues/684" text:style-name="Internet_20_link" text:visited-style-name="Visited_20_Internet_20_Link">#684</text:a><text:span text:style-name="T371"> </text:span>Error validant documents signats tipus XADES </text:p>
        </text:list-item>
        <text:list-item>
          <text:p text:style-name="P1117"><text:a xlink:type="simple" xlink:href="https://github.com/GovernIB/distribucio/issues/688" text:style-name="Internet_20_link" text:visited-style-name="Visited_20_Internet_20_Link">#688</text:a><text:span text:style-name="T371"> </text:span>El codi d'entitat que apareix en el monitor d'integracions no és correcte </text:p>
        </text:list-item>
        <text:list-item>
          <text:p text:style-name="P1117"><text:a xlink:type="simple" xlink:href="https://github.com/GovernIB/distribucio/issues/636" text:style-name="Internet_20_link" text:visited-style-name="Visited_20_Internet_20_Link">#636</text:a><text:span text:style-name="T371"> </text:span>Amb el rol d'usuari no apareixen tots els moviments dels reenviaments amb còpia a altres bústies </text:p>
        </text:list-item>
        <text:list-item>
          <text:p text:style-name="P1117"><text:a xlink:type="simple" xlink:href="https://github.com/GovernIB/distribucio/issues/665" text:style-name="Internet_20_link" text:visited-style-name="Visited_20_Internet_20_Link">#665</text:a><text:span text:style-name="T371"> </text:span>No reenviar al backoffice quan es reenviï una anotació amb còpia a una altra bústia </text:p>
        </text:list-item>
        <text:list-item>
          <text:p text:style-name="P1117"><text:a xlink:type="simple" xlink:href="https://github.com/GovernIB/distribucio/issues/719" text:style-name="Internet_20_link" text:visited-style-name="Visited_20_Internet_20_Link">#646</text:a><text:span text:style-name="T371"> </text:span>Error al borrar backoffice y reglas </text:p>
        </text:list-item>
        <text:list-item>
          <text:p text:style-name="P1117"><text:a xlink:type="simple" xlink:href="https://github.com/GovernIB/distribucio/issues/640" text:style-name="Internet_20_link" text:visited-style-name="Visited_20_Internet_20_Link">#640</text:a><text:span text:style-name="T371"> </text:span>Revisar vista de moviments quan l'usuari no té accés sobre una bústia </text:p>
        </text:list-item>
        <text:list-item>
          <text:p text:style-name="P1117"><text:a xlink:type="simple" xlink:href="https://github.com/GovernIB/distribucio/issues/641" text:style-name="Internet_20_link" text:visited-style-name="Visited_20_Internet_20_Link">#641</text:a><text:span text:style-name="T371"> </text:span>Error a la vista de moviments d'anotacions filtrant per interessat </text:p>
        </text:list-item>
        <text:list-item>
          <text:p text:style-name="P1117"><text:a xlink:type="simple" xlink:href="https://github.com/GovernIB/distribucio/issues/642" text:style-name="Internet_20_link" text:visited-style-name="Visited_20_Internet_20_Link">#642</text:a><text:span text:style-name="T371"> </text:span>Error modificant la configuració per una entitat amb codi amb guió baix <text:s/></text:p>
        </text:list-item>
        <text:list-item>
          <text:p text:style-name="P1117"><text:a xlink:type="simple" xlink:href="https://github.com/GovernIB/distribucio/issues/622" text:style-name="Internet_20_link" text:visited-style-name="Visited_20_Internet_20_Link">#622</text:a><text:span text:style-name="T371"> </text:span>Quan es marqui una anotació, no canviar el CSS del menú d'accions </text:p>
        </text:list-item>
        <text:list-item>
          <text:p text:style-name="P1117"><text:a xlink:type="simple" xlink:href="https://github.com/GovernIB/distribucio/issues/628" text:style-name="Internet_20_link" text:visited-style-name="Visited_20_Internet_20_Link">#628</text:a><text:span text:style-name="T371"> </text:span>Error mostrant en el monitor d'integracions el detall d'un error amb contingut HTML </text:p>
        </text:list-item>
        <text:list-item>
          <text:p text:style-name="P1117"><text:soft-page-break/><text:a xlink:type="simple" xlink:href="https://github.com/GovernIB/distribucio/issues/678" text:style-name="Internet_20_link" text:visited-style-name="Visited_20_Internet_20_Link">#678</text:a><text:span text:style-name="T371"> </text:span>Falten els llinatges de l'usuari en la columna descripció dels permisos d'una bústia </text:p>
        </text:list-item>
        <text:list-item>
          <text:p text:style-name="P1117"><text:a xlink:type="simple" xlink:href="https://github.com/GovernIB/distribucio/issues/677" text:style-name="Internet_20_link" text:visited-style-name="Visited_20_Internet_20_Link">#677</text:a><text:span text:style-name="T371"> </text:span>Revisar la condició per comprovar si existeix una regla </text:p>
        </text:list-item>
        <text:list-item>
          <text:p text:style-name="P1117"><text:a xlink:type="simple" xlink:href="https://github.com/GovernIB/distribucio/issues/635" text:style-name="Internet_20_link" text:visited-style-name="Visited_20_Internet_20_Link">#635</text:a><text:span text:style-name="T371"> </text:span>Al reenviar una anotació amb còpia a múltiples bústies afegeix el mateix missatge genèric a les 3 indicant la 1ra bústia clicada </text:p>
        </text:list-item>
        <text:list-item>
          <text:p text:style-name="P1117"><text:a xlink:type="simple" xlink:href="https://github.com/GovernIB/distribucio/issues/630" text:style-name="Internet_20_link" text:visited-style-name="Visited_20_Internet_20_Link">#630</text:a><text:span text:style-name="T371"> </text:span>Si els permisos d'una bústia estan mal definits apareix un error al accedir-hi </text:p>
        </text:list-item>
        <text:list-item>
          <text:p text:style-name="P1117"><text:a xlink:type="simple" xlink:href="https://github.com/GovernIB/distribucio/issues/681" text:style-name="Internet_20_link" text:visited-style-name="Visited_20_Internet_20_Link">#681</text:a><text:span text:style-name="T371"> </text:span>Error en els scripts i executant amb la BBDD de Postgresql </text:p>
        </text:list-item>
        <text:list-item>
          <text:p text:style-name="P1117"><text:a xlink:type="simple" xlink:href="https://github.com/GovernIB/distribucio/issues/705" text:style-name="Internet_20_link" text:visited-style-name="Visited_20_Internet_20_Link">#705</text:a><text:span text:style-name="T371"> </text:span>No s'estan capturant ni mostrant les darreres excepcions no controlades </text:p>
        </text:list-item>
        <text:list-item>
          <text:p text:style-name="P1117"><text:a xlink:type="simple" xlink:href="https://github.com/GovernIB/distribucio/issues/716" text:style-name="Internet_20_link" text:visited-style-name="Visited_20_Internet_20_Link">#716</text:a><text:span text:style-name="T371"> </text:span>No funciona el filtre "Procediment" en el cercador d'anotacions </text:p>
        </text:list-item>
        <text:list-item>
          <text:p text:style-name="P1117"><text:a xlink:type="simple" xlink:href="https://github.com/GovernIB/distribucio/issues/718" text:style-name="Internet_20_link" text:visited-style-name="Visited_20_Internet_20_Link">#718</text:a><text:span text:style-name="T371"> </text:span>No canviar de processada a pendent les anotacions reenviades<text:span text:style-name="T371"> (APB)</text:span> </text:p>
        </text:list-item>
        <text:list-item>
          <text:p text:style-name="P1118"><text:a xlink:type="simple" xlink:href="https://github.com/GovernIB/distribucio/issues/719" text:style-name="Internet_20_link" text:visited-style-name="Visited_20_Internet_20_Link">#719</text:a><text:span text:style-name="T371"> </text:span>Augmentar la longitud del camp comentaris<text:span text:style-name="T371"> (APB)</text:span> </text:p>
        </text:list-item>
      </text:list>
      <text:p text:style-name="P338"/>
      <text:p text:style-name="P150">Base de dades:<text:span text:style-name="T5"> </text:span></text:p>
      <text:list xml:id="list109390725" text:style-name="L154">
        <text:list-item>
          <text:p text:style-name="P873">distribucio_update_<text:span text:style-name="T355">1</text:span>.<text:span text:style-name="T355">0</text:span>.<text:span text:style-name="T368">3</text:span>.sql<text:span text:style-name="T235"> (Oracle)</text:span></text:p>
          <text:list>
            <text:list-item>
              <text:p text:style-name="P1142">Afegir un plugin de consulta de serveis.</text:p>
            </text:list-item>
            <text:list-item>
              <text:p text:style-name="P1152">Permetre classificar dins d'un servei<text:span text:style-name="T369">.</text:span></text:p>
            </text:list-item>
            <text:list-item>
              <text:p text:style-name="P1152">Augmentar la longitud del camp comentaris<text:span text:style-name="T369">.</text:span></text:p>
            </text:list-item>
          </text:list>
        </text:list-item>
      </text:list>
      <text:p text:style-name="P731"/>
      <text:p text:style-name="P710"/>
      <table:table table:name="Table36" table:style-name="Table36">
        <table:table-column table:style-name="Table36.A"/>
        <table:table-row table:style-name="TableLine371358784">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61">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61">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61">NULL</text:span><text:span text:style-name="T34"> , </text:span></text:p>
            <text:p text:style-name="P465"><text:span text:style-name="T34"><text:tab/>ENTITAT NUMBER(19,0) </text:span><text:span text:style-name="T65">NOT</text:span><text:span text:style-name="T34"> </text:span><text:span text:style-name="T161">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9">'VIGENT'</text:span><text:span text:style-name="T34"> </text:span><text:span text:style-name="T65">NOT</text:span><text:span text:style-name="T34"> </text:span><text:span text:style-name="T161">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9">'SERVEIS'</text:span><text:span text:style-name="T34">,</text:span><text:span text:style-name="T161">null</text:span><text:span text:style-name="T34">,</text:span><text:span text:style-name="T179">'23'</text:span><text:span text:style-name="T34">,</text:span><text:span text:style-name="T179">'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9">'es.caib.distribucio.plugin.servei.class'</text:span><text:span text:style-name="T34">, </text:span><text:span text:style-name="T179">'es.caib.distribucio.plugin.caib.servei.ServeiPluginRolsac'</text:span><text:span text:style-name="T34">, </text:span><text:span text:style-name="T179">'Classe de plugin de serveis'</text:span><text:span text:style-name="T34">, </text:span><text:span text:style-name="T179">'SERVEIS'</text:span><text:span text:style-name="T34">, 0, </text:span><text:span text:style-name="T179">'TEXT'</text:span><text:span text:style-name="T34">, </text:span><text:span text:style-name="T161">NULL</text:span><text:span text:style-name="T34">, 1, </text:span><text:span text:style-name="T179">'dis_super'</text:span><text:span text:style-name="T34">, </text:span><text:span text:style-name="T161">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9">'es.caib.distribucio.plugin.servei.rolsac.service.url'</text:span><text:span text:style-name="T34">, </text:span><text:span text:style-name="T161">NULL</text:span><text:span text:style-name="T34">, </text:span><text:span text:style-name="T179">'Url per a accedir serveis'</text:span><text:span text:style-name="T34">, </text:span><text:span text:style-name="T179">'SERVEIS'</text:span><text:span text:style-name="T34">, 1, </text:span><text:span text:style-name="T179">'TEXT'</text:span><text:span text:style-name="T34">, </text:span><text:span text:style-name="T161">NULL</text:span><text:span text:style-name="T34">, 1, </text:span><text:span text:style-name="T161">NULL</text:span><text:span text:style-name="T34">, </text:span><text:span text:style-name="T161">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9">'es.caib.distribucio.plugin.servei.rolsac.service.username'</text:span><text:span text:style-name="T34">, </text:span><text:span text:style-name="T161">NULL</text:span><text:span text:style-name="T34">, </text:span><text:span text:style-name="T179">'Nom de l''usuari per a accedir serveis'</text:span><text:span text:style-name="T34">, </text:span><text:span text:style-name="T179">'SERVEIS'</text:span><text:span text:style-name="T34">, 1, </text:span><text:span text:style-name="T179">'TEXT'</text:span><text:span text:style-name="T34">, </text:span><text:span text:style-name="T161">NULL</text:span><text:span text:style-name="T34">, 1, </text:span><text:span text:style-name="T161">NULL</text:span><text:span text:style-name="T34">, </text:span><text:span text:style-name="T161">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9">'es.caib.distribucio.plugin.servei.rolsac.service.password'</text:span><text:span text:style-name="T34">, </text:span><text:span text:style-name="T161">NULL</text:span><text:span text:style-name="T34">, </text:span><text:span text:style-name="T179">'Password per a accedir serveis'</text:span><text:span text:style-name="T34">, </text:span><text:span text:style-name="T179">'SERVEIS'</text:span><text:span text:style-name="T34">, 1, </text:span><text:span text:style-name="T179">'CREDENTIALS'</text:span><text:span text:style-name="T34">, </text:span><text:span text:style-name="T161">NULL</text:span><text:span text:style-name="T34">, 0, </text:span><text:span text:style-name="T161">NULL</text:span><text:span text:style-name="T34">, </text:span><text:span text:style-name="T161">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1">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1">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anotacions.reenviades.mantenir.estat'</text:span><text:span text:style-name="T34">,</text:span><text:span text:style-name="T179">'0'</text:span><text:span text:style-name="T34">,</text:span><text:span text:style-name="T179">'Indica si mantenir l''estat actual de l''anotació a l''hora de reenviar'</text:span><text:span text:style-name="T34">,</text:span><text:span text:style-name="T179">'GENERAL'</text:span><text:span text:style-name="T34">,</text:span><text:span text:style-name="T179">'24'</text:span><text:span text:style-name="T34">,</text:span><text:span text:style-name="T179">'0'</text:span><text:span text:style-name="T34">,</text:span><text:span text:style-name="T179">'BOOL'</text:span><text:span text:style-name="T34">,</text:span><text:span text:style-name="T161">null</text:span><text:span text:style-name="T34">,</text:span><text:span text:style-name="T161">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3">"KEY"</text:span><text:span text:style-name="T34">, </text:span><text:span text:style-name="T65">VALUE</text:span><text:span text:style-name="T34">, DESCRIPTION, GROUP_CODE, </text:span><text:span text:style-name="T213">"POSITION"</text:span><text:span text:style-name="T34">, JBOSS_PROPERTY, TYPE_CODE, LASTMODIFIEDBY_CODI, CONFIGURABLE, ENTITAT_CODI, LASTMODIFIEDDATE)</text:span></text:p>
            <text:p text:style-name="P465"><text:span text:style-name="T65">VALUES</text:span><text:span text:style-name="T34">(</text:span><text:span text:style-name="T179">'es.caib.distribucio.plugin.rolsac.service.url'</text:span><text:span text:style-name="T34">, </text:span><text:span text:style-name="T179">'https://dev.caib.es/rolsac/api/rest/v1'</text:span><text:span text:style-name="T34">, </text:span><text:span text:style-name="T179">'Url per a accedir a Rolsac'</text:span><text:span text:style-name="T34">, </text:span><text:span text:style-name="T179">'PROCEDIMENTS'</text:span><text:span text:style-name="T34">, 1, 1, </text:span><text:span text:style-name="T179">'TEXT'</text:span><text:span text:style-name="T34">, </text:span><text:span text:style-name="T161">NULL</text:span><text:span text:style-name="T34">, 1, </text:span><text:span text:style-name="T161">NULL</text:span><text:span text:style-name="T34">, </text:span><text:span text:style-name="T161">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3">"KEY"</text:span><text:span text:style-name="T34">, </text:span><text:span text:style-name="T65">VALUE</text:span><text:span text:style-name="T34">, DESCRIPTION, GROUP_CODE, </text:span><text:span text:style-name="T213">"POSITION"</text:span><text:span text:style-name="T34">, JBOSS_PROPERTY, TYPE_CODE, LASTMODIFIEDBY_CODI, CONFIGURABLE, ENTITAT_CODI, LASTMODIFIEDDATE)</text:span></text:p>
            <text:p text:style-name="P465"><text:span text:style-name="T65">VALUES</text:span><text:span text:style-name="T34">(</text:span><text:span text:style-name="T179">'es.caib.distribucio.tasca.monitor.integracio.actualitzar.serveis'</text:span><text:span text:style-name="T34">, </text:span><text:span text:style-name="T179">'0 0 17 * * *'</text:span><text:span text:style-name="T34">, </text:span><text:span text:style-name="T179">'Especificar l''expressió ''cron'' indicant l''interval de temps de les actualitzacions dels serveis en segon pla. Per defecte s''aplicarà el cron corresponent per actualitzar cada divendres a les 15:30h'</text:span><text:span text:style-name="T34">, </text:span><text:span text:style-name="T179">'SCHEDULLED_PROCEDIMENT'</text:span><text:span text:style-name="T34">, 7, 0, </text:span><text:span text:style-name="T179">'TEXT'</text:span><text:span text:style-name="T34">, </text:span><text:span text:style-name="T179">'dis_super'</text:span><text:span text:style-name="T34">, 0, </text:span><text:span text:style-name="T161">NULL</text:span><text:span text:style-name="T34">, </text:span><text:span text:style-name="T65">TIMESTAMP</text:span><text:span text:style-name="T34"> </text:span><text:span text:style-name="T179">'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3">"POSITION"</text:span><text:span text:style-name="T34">, DESCRIPTION)</text:span></text:p>
            <text:p text:style-name="P465"><text:span text:style-name="T65">VALUES</text:span><text:span text:style-name="T34">(</text:span><text:span text:style-name="T179">'SCHEDULLED_SERVEI'</text:span><text:span text:style-name="T34">, </text:span><text:span text:style-name="T179">'SCHEDULLED'</text:span><text:span text:style-name="T34">, 23, </text:span><text:span text:style-name="T179">'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3669279249" text:style-name="L155">
        <text:list-item>
          <text:p text:style-name="P1162">distribucio_update_1.0.<text:span text:style-name="T370">3</text:span>.properties: </text:p>
          <text:list>
            <text:list-item>
              <text:p text:style-name="P1170">Dades de connexió pel plugin de serveis amb Rolsac.</text:p>
            </text:list-item>
            <text:list-item>
              <text:p text:style-name="P1169"><text:span text:style-name="T370">API REST de Rolsac i tasca periòdica per actualitzar serveis</text:span>.</text:p>
              <text:list>
                <text:list-item>
                  <text:p text:style-name="P1166">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132506874134336" text:continue-list="list132506822624360" text:style-name="Outline">
        <text:list-item>
          <text:list>
            <text:list-header>
              <text:h text:style-name="P803" text:outline-level="2" text:is-list-header="true"><text:bookmark-start text:name="__RefHeading___Toc79566_28395464161112111111211"/><text:span text:style-name="T166">Versió </text:span><text:span text:style-name="T374">1</text:span><text:span text:style-name="T166">.</text:span><text:span text:style-name="T374">0</text:span><text:span text:style-name="T166">.</text:span><text:span text:style-name="T152">3.1</text:span><text:span text:style-name="T131"> </text:span><text:span text:style-name="T152">Error reenviant anotació</text:span><text:bookmark-end text:name="__RefHeading___Toc79566_28395464161112111111211"/></text:h>
            </text:list-header>
          </text:list>
        </text:list-item>
      </text:list>
      <text:p text:style-name="P399">Data: <text:span text:style-name="T374">1</text:span><text:span text:style-name="T375">6</text:span><text:span text:style-name="T305">/</text:span><text:span text:style-name="T348">0</text:span><text:span text:style-name="T359">4</text:span>/202<text:span text:style-name="T374">5</text:span><text:span text:style-name="T256"> </text:span><text:span text:style-name="T375">09</text:span><text:span text:style-name="T256">:</text:span><text:span text:style-name="T374">0</text:span><text:span text:style-name="T256">0h</text:span></text:p>
      <text:p text:style-name="P399"/>
      <text:p text:style-name="P200">Resum: </text:p>
      <text:p text:style-name="P735">Correcció urgent per evitar error reenviant anotació.</text:p>
      <text:p text:style-name="P696"/>
      <text:p text:style-name="P631">Millores incloses:</text:p>
      <text:list xml:id="list132506567793794" text:continue-list="list3413870005" text:style-name="L147">
        <text:list-item>
          <text:p text:style-name="P1139"><text:a xlink:type="simple" xlink:href="https://github.com/GovernIB/distribucio/issues/731" text:style-name="Internet_20_link" text:visited-style-name="Visited_20_Internet_20_Link"><text:span text:style-name="T359">#731</text:span></text:a><text:span text:style-name="T359">Eina per canviar el codi d'un usuari.</text:span></text:p>
        </text:list-item>
      </text:list>
      <text:p text:style-name="P583"/>
      <text:p text:style-name="P583">Errors resolts:</text:p>
      <text:list xml:id="list1555310978" text:style-name="L156">
        <text:list-item>
          <text:p text:style-name="P1109"><text:a xlink:type="simple" xlink:href="https://github.com/GovernIB/distribucio/issues/732" text:style-name="Internet_20_link" text:visited-style-name="Visited_20_Internet_20_Link">#732</text:a><text:span text:style-name="T374"> </text:span>Error per NullPointerException reenviar una anotació sense annexos </text:p>
        </text:list-item>
      </text:list>
      <text:p text:style-name="P339"/>
      <text:p text:style-name="P151">Base de dades:<text:span text:style-name="T5"> </text:span></text:p>
      <text:list xml:id="list3893558102" text:style-name="L157">
        <text:list-item>
          <text:p text:style-name="P1145">Sense canvis</text:p>
        </text:list-item>
      </text:list>
      <text:p text:style-name="P84"><text:span text:style-name="T6">Propietats globals</text:span>:</text:p>
      <text:p text:style-name="P501">Cap</text:p>
      <text:p text:style-name="P501"/>
      <text:list xml:id="list132506272043225" text:continue-list="list132506874134336" text:style-name="Outline">
        <text:list-item>
          <text:list>
            <text:list-header>
              <text:h text:style-name="P804" text:outline-level="2" text:is-list-header="true"><text:bookmark-start text:name="__RefHeading___Toc130348_387430755211"/><text:span text:style-name="T358">V</text:span><text:span text:style-name="T166">ersió </text:span><text:span text:style-name="T149">1.0.</text:span><text:span text:style-name="T153">4</text:span><text:span text:style-name="T131"> </text:span><text:span text:style-name="T154">Errors menors, millores en bústies, anotacions i annexos, tasques massives en BD</text:span><text:bookmark-end text:name="__RefHeading___Toc130348_387430755211"/></text:h>
            </text:list-header>
          </text:list>
        </text:list-item>
      </text:list>
      <text:p text:style-name="P400">Data: <text:span text:style-name="T385">22</text:span><text:span text:style-name="T305">/</text:span><text:span text:style-name="T376">07</text:span>/202<text:span text:style-name="T368">5</text:span><text:span text:style-name="T256"> </text:span><text:span text:style-name="T376">1</text:span><text:span text:style-name="T385">5</text:span><text:span text:style-name="T256">:</text:span><text:span text:style-name="T360">0</text:span><text:span text:style-name="T256">0h</text:span></text:p>
      <text:p text:style-name="P400"/>
      <text:p text:style-name="P201">Resum: <text:span text:style-name="T384">Llistat de correccions i millores en els llistats d'anotacions i annexos. Execució massiva persistida.</text:span></text:p>
      <text:p text:style-name="P697"/>
      <text:p text:style-name="P632">Millores incloses:</text:p>
      <text:list xml:id="list132505121690052" text:continue-list="list132506465160834" text:style-name="L77">
        <text:list-item>
          <text:p text:style-name="P1132"><text:a xlink:type="simple" xlink:href="https://github.com/GovernIB/distribucio/issues/658" text:style-name="Internet_20_link" text:visited-style-name="Visited_20_Internet_20_Link">#658</text:a><text:span text:style-name="T377"> </text:span>Revisar el camp filtre "Remitent" en el cercador d'anotacions</text:p>
        </text:list-item>
        <text:list-item>
          <text:p text:style-name="P1132"><text:a xlink:type="simple" xlink:href="https://github.com/GovernIB/distribucio/issues/741" text:style-name="Internet_20_link" text:visited-style-name="Visited_20_Internet_20_Link">#741</text:a><text:span text:style-name="T377"> </text:span>Permetre desactivar una bústia encara que sigui la que està per defecte <text:s/></text:p>
        </text:list-item>
        <text:list-item>
          <text:p text:style-name="P1133"><text:a xlink:type="simple" xlink:href="https://github.com/GovernIB/distribucio/issues/730" text:style-name="Internet_20_link" text:visited-style-name="Visited_20_Internet_20_Link">#730</text:a><text:span text:style-name="T378"> </text:span>Afegir el camp presencial en la resposta de la consulta de l'anotació de registre a l'API REST interna </text:p>
        </text:list-item>
        <text:list-item>
          <text:p text:style-name="P1134"><text:a xlink:type="simple" xlink:href="https://github.com/GovernIB/distribucio/issues/740" text:style-name="Internet_20_link" text:visited-style-name="Visited_20_Internet_20_Link">#740</text:a><text:span text:style-name="T379"> </text:span>Millorar el rendiment del localitzador d'anotacions</text:p>
        </text:list-item>
        <text:list-item>
          <text:p text:style-name="P1134"><text:a xlink:type="simple" xlink:href="https://github.com/GovernIB/distribucio/issues/738" text:style-name="Internet_20_link" text:visited-style-name="Visited_20_Internet_20_Link">#738</text:a><text:span text:style-name="T379"> </text:span>Afegir una nova opció d'administrador per poder consultar l'estat de l'execució de les darreres accions massives </text:p>
        </text:list-item>
        <text:list-item>
          <text:p text:style-name="P1135"><text:a xlink:type="simple" xlink:href="https://github.com/GovernIB/distribucio/issues/746" text:style-name="Internet_20_link" text:visited-style-name="Visited_20_Internet_20_Link">#746</text:a><text:span text:style-name="T380"> </text:span>Afegir columna "Tramitació/Coneixement" a la pestanya Còpies<text:span text:style-name="T380">. Millora activable per propietat </text:span><text:span text:style-name="T174">es.caib.distribucio.contingut.enviar.coneixement</text:span><text:span text:style-name="T21">.</text:span></text:p>
        </text:list-item>
        <text:list-item>
          <text:p text:style-name="P113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1746866966" text:style-name="L158">
        <text:list-item>
          <text:p text:style-name="P111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0"><text:a xlink:type="simple" xlink:href="https://github.com/GovernIB/distribucio/issues/723" text:style-name="Internet_20_link" text:visited-style-name="Visited_20_Internet_20_Link">#723</text:a><text:span text:style-name="T379"> </text:span>Controlar l'error de les descàrregues públiques de documentació </text:p>
        </text:list-item>
        <text:list-item>
          <text:p text:style-name="P1121"><text:a xlink:type="simple" xlink:href="https://github.com/GovernIB/distribucio/issues/708" text:style-name="Internet_20_link" text:visited-style-name="Visited_20_Internet_20_Link">#708</text:a><text:span text:style-name="T380"> </text:span>A la pantalla de regles, només deixa cambiar la posició de les regles pujant una regla, baixant-la no fa res </text:p>
        </text:list-item>
        <text:list-item>
          <text:p text:style-name="P1121"><text:a xlink:type="simple" xlink:href="https://github.com/GovernIB/distribucio/issues/711" text:style-name="Internet_20_link" text:visited-style-name="Visited_20_Internet_20_Link">#711</text:a><text:span text:style-name="T380"> </text:span>No s'afegeixen tots els annexos al .zip </text:p>
        </text:list-item>
        <text:list-item>
          <text:p text:style-name="P1121"><text:a xlink:type="simple" xlink:href="https://github.com/GovernIB/distribucio/issues/629" text:style-name="Internet_20_link" text:visited-style-name="Visited_20_Internet_20_Link">#629</text:a><text:span text:style-name="T380"> </text:span>Apareixen anotacions duplicades amb diferents estats d'enviament a Backoffice </text:p>
        </text:list-item>
        <text:list-item>
          <text:p text:style-name="P1121"><text:a xlink:type="simple" xlink:href="https://github.com/GovernIB/distribucio/issues/734" text:style-name="Internet_20_link" text:visited-style-name="Visited_20_Internet_20_Link">#734</text:a><text:span text:style-name="T380"> </text:span>Revisar etiqueta del monitor de sistema </text:p>
        </text:list-item>
        <text:list-item>
          <text:p text:style-name="P1122"><text:a xlink:type="simple" xlink:href="https://github.com/GovernIB/distribucio/issues/736" text:style-name="Internet_20_link" text:visited-style-name="Visited_20_Internet_20_Link">#736</text:a><text:span text:style-name="T381"> </text:span>Revisar el procés de custòdia d'annexos en estat esborrany </text:p>
        </text:list-item>
        <text:list-item>
          <text:p text:style-name="P1122"><text:a xlink:type="simple" xlink:href="https://github.com/GovernIB/distribucio/issues/739" text:style-name="Internet_20_link" text:visited-style-name="Visited_20_Internet_20_Link">#739</text:a><text:span text:style-name="T381"> </text:span>No coincideix el nombre d'annexos en el detall d'una anotació amb el que surt al localitzador d'annexos </text:p>
        </text:list-item>
        <text:list-item>
          <text:p text:style-name="P1123"><text:a xlink:type="simple" xlink:href="https://github.com/GovernIB/distribucio/issues/748" text:style-name="Internet_20_link" text:visited-style-name="Visited_20_Internet_20_Link">#748</text:a><text:span text:style-name="T382"> </text:span>Marcar com a processada una anotació fa que es torni a enviar a un backoffice </text:p>
        </text:list-item>
      </text:list>
      <text:p text:style-name="P340"/>
      <text:p text:style-name="P152">Base de dades:<text:span text:style-name="T5"> </text:span></text:p>
      <text:list xml:id="list2922320478" text:style-name="L159">
        <text:list-item>
          <text:p text:style-name="P874">distribucio_update_<text:span text:style-name="T355">1</text:span>.<text:span text:style-name="T355">0</text:span>.<text:span text:style-name="T377">4</text:span>.sql<text:span text:style-name="T235"> (Oracle)</text:span></text:p>
          <text:list>
            <text:list-item>
              <text:p text:style-name="P1153">#738 <text:span text:style-name="T383">Crear taules per les accions massives.</text:span></text:p>
            </text:list-item>
            <text:list-item>
              <text:p text:style-name="P1153">#740<text:span text:style-name="T383"> Afegir índexos per m</text:span>illorar el rendiment del localitzador d'anotacions<text:span text:style-name="T383">.</text:span> </text:p>
            </text:list-item>
          </text:list>
        </text:list-item>
      </text:list>
      <text:p text:style-name="P732"/>
      <text:p text:style-name="P711"/>
      <table:table table:name="Table37" table:style-name="Table37">
        <table:table-column table:style-name="Table37.A"/>
        <table:table-row table:style-name="TableLine376427184">
          <table:table-cell table:style-name="Table37.A1" office:value-type="string">
            <text:p text:style-name="P441">-- Distribucio 1.0.4</text:p>
            <text:p text:style-name="P667"/>
            <text:p text:style-name="P465"><text:span text:style-name="T241">-- #738 Afegir una nova opció d'administrador per poder consultar l'estat de </text:span><text:soft-page-break/><text:span text:style-name="T241">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61">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61">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1">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61">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61">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61">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61">NULL</text:span><text:span text:style-name="T34">,</text:span></text:p>
            <text:p text:style-name="P465"><text:span text:style-name="T34"><text:tab/>EXECUCIO_MASSIVA_ID<text:tab/>NUMBER(19,0) </text:span><text:span text:style-name="T65">NOT</text:span><text:span text:style-name="T34"> </text:span><text:span text:style-name="T161">NULL</text:span><text:span text:style-name="T34">,</text:span></text:p>
            <text:p text:style-name="P465"><text:span text:style-name="T34"><text:tab/>ELEMENT_ID <text:tab/><text:tab/><text:tab/>NUMBER(19,0) </text:span><text:span text:style-name="T65">NOT</text:span><text:span text:style-name="T34"> </text:span><text:span text:style-name="T161">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61">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1">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61">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61">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41">--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9">'SCHEDULLED_EXECUCIONS_MASSIVES'</text:span><text:span text:style-name="T34">,</text:span><text:span text:style-name="T179">'SCHEDULLED'</text:span><text:span text:style-name="T34">,</text:span><text:span text:style-name="T179">'20'</text:span><text:span text:style-name="T34">,</text:span><text:span text:style-name="T179">'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9">'es.caib.distribucio.segonpla.cron.execucio.massiva'</text:span><text:span text:style-name="T34">,</text:span><text:span text:style-name="T161">null</text:span><text:span text:style-name="T34">,</text:span><text:span text:style-name="T179">'Especificar l''expressió ''cron'' indicant l''interval de temps de les execucions de la tasca'</text:span><text:span text:style-name="T34">,</text:span><text:span text:style-name="T179">'SCHEDULLED_EXECUCIONS_MASSIVES'</text:span><text:span text:style-name="T34">,</text:span><text:span text:style-name="T179">'0'</text:span><text:span text:style-name="T34">,</text:span><text:span text:style-name="T179">'0'</text:span><text:span text:style-name="T34">,</text:span><text:span text:style-name="T179">'CRON'</text:span><text:span text:style-name="T34">,</text:span><text:span text:style-name="T161">null</text:span><text:span text:style-name="T34">,</text:span><text:span text:style-name="T161">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2204738763" text:style-name="L160">
        <text:list-item>
          <text:p text:style-name="P1171">Propietat opicional APB per activar l'enviament per coneixement</text:p>
          <text:list>
            <text:list-item>
              <text:list>
                <text:list-item>
                  <text:p text:style-name="P1167"><text:span text:style-name="T383">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3">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132505648268996" text:continue-list="list132506272043225" text:style-name="Outline">
        <text:list-item>
          <text:list>
            <text:list-header>
              <text:h text:style-name="P805" text:outline-level="2" text:is-list-header="true"><text:bookmark-start text:name="__RefHeading___Toc79566_283954641611121111112111"/><text:span text:style-name="T166">Versió </text:span><text:span text:style-name="T374">1</text:span><text:span text:style-name="T166">.</text:span><text:span text:style-name="T374">0</text:span><text:span text:style-name="T166">.</text:span><text:span text:style-name="T386">4</text:span><text:span text:style-name="T152">.1</text:span><text:span text:style-name="T131"> </text:span><text:span text:style-name="T155">Treure camp "presencial" del WS de consulta d'anotacions</text:span><text:bookmark-end text:name="__RefHeading___Toc79566_283954641611121111112111"/></text:h>
            </text:list-header>
          </text:list>
        </text:list-item>
      </text:list>
      <text:p text:style-name="P401">Data: <text:span text:style-name="T386">30</text:span><text:span text:style-name="T305">/</text:span><text:span text:style-name="T348">0</text:span><text:span text:style-name="T386">7</text:span>/202<text:span text:style-name="T374">5</text:span><text:span text:style-name="T256"> </text:span><text:span text:style-name="T386">16</text:span><text:span text:style-name="T256">:</text:span><text:span text:style-name="T374">0</text:span><text:span text:style-name="T256">0h</text:span></text:p>
      <text:p text:style-name="P401"/>
      <text:p text:style-name="P202">Resum: </text:p>
      <text:p text:style-name="P736">Correcció urgent per <text:span text:style-name="T386">evitar que el nou camp "presencial" aparegui en el WS SOAP de consulta d'anotacions.</text:span></text:p>
      <text:p text:style-name="P698"/>
      <text:p text:style-name="P633">Millores incloses:</text:p>
      <text:list xml:id="list132506692796716" text:continue-list="list132506567793794" text:style-name="L147">
        <text:list-item>
          <text:p text:style-name="P1154">Cap</text:p>
        </text:list-item>
      </text:list>
      <text:p text:style-name="P585"/>
      <text:p text:style-name="P585">Errors resolts:</text:p>
      <text:list xml:id="list4064456563" text:style-name="L161">
        <text:list-item>
          <text:p text:style-name="P1110"><text:a xlink:type="simple" xlink:href="https://github.com/GovernIB/distribucio/issues/754" text:style-name="Internet_20_link" text:visited-style-name="Visited_20_Internet_20_Link">#754</text:a><text:span text:style-name="T386"> </text:span>El nou camp "presencial" ha modificat el WSDL del servei SOAP per l'integració amb els backoffices</text:p>
        </text:list-item>
      </text:list>
      <text:p text:style-name="P341"/>
      <text:p text:style-name="P153">Base de dades:<text:span text:style-name="T5"> </text:span></text:p>
      <text:list xml:id="list2595966680" text:style-name="L162">
        <text:list-item>
          <text:p text:style-name="P1146">Sense canvis</text:p>
        </text:list-item>
      </text:list>
      <text:p text:style-name="P85"><text:span text:style-name="T6">Propietats globals</text:span>:</text:p>
      <text:p text:style-name="P502">Cap</text:p>
      <text:list xml:id="list132506373597424" text:continue-list="list132505648268996" text:style-name="Outline">
        <text:list-item>
          <text:list>
            <text:list-header>
              <text:h text:style-name="P806" text:outline-level="2" text:is-list-header="true"><text:bookmark-start text:name="__RefHeading___Toc79566_2839546416111211111121111"/><text:span text:style-name="T166">Versió </text:span><text:span text:style-name="T374">1</text:span><text:span text:style-name="T166">.</text:span><text:span text:style-name="T374">0</text:span><text:span text:style-name="T166">.</text:span><text:span text:style-name="T386">4</text:span><text:span text:style-name="T152">.</text:span><text:span text:style-name="T156">2</text:span><text:span text:style-name="T131"> </text:span><text:span text:style-name="T156">Evitar error d'anotacions que no incrementen reintents guardant a l'Arxiu</text:span><text:bookmark-end text:name="__RefHeading___Toc79566_2839546416111211111121111"/></text:h>
            </text:list-header>
          </text:list>
        </text:list-item>
      </text:list>
      <text:p text:style-name="P402">Data: <text:span text:style-name="T388">05</text:span><text:span text:style-name="T305">/</text:span><text:span text:style-name="T348">0</text:span><text:span text:style-name="T387">8</text:span>/202<text:span text:style-name="T374">5</text:span><text:span text:style-name="T256"> </text:span><text:span text:style-name="T386">1</text:span><text:span text:style-name="T388">3</text:span><text:span text:style-name="T256">:</text:span><text:span text:style-name="T374">0</text:span><text:span text:style-name="T256">0h</text:span></text:p>
      <text:p text:style-name="P402"/>
      <text:p text:style-name="P203">Resum: </text:p>
      <text:p text:style-name="P737"><text:span text:style-name="T387">Nova versió exprés per mirar d'evitar l'error d'anotacions que no incrementen reintents guardant anotacions a l'Arxiu per problemes de connexions de BD</text:span><text:span text:style-name="T386">.</text:span></text:p>
      <text:p text:style-name="P699"/>
      <text:p text:style-name="P634">Millores incloses:</text:p>
      <text:list xml:id="list132506285484333" text:continue-list="list132506692796716" text:style-name="L147">
        <text:list-item>
          <text:p text:style-name="P1155">Cap</text:p>
        </text:list-item>
      </text:list>
      <text:p text:style-name="P586"/>
      <text:p text:style-name="P586">Errors resolts:</text:p>
      <text:list xml:id="list3804332148" text:style-name="L163">
        <text:list-item>
          <text:p text:style-name="P1111"><text:a xlink:type="simple" xlink:href="https://github.com/GovernIB/distribucio/issues/751" text:style-name="Internet_20_link" text:visited-style-name="Visited_20_Internet_20_Link">#751</text:a><text:span text:style-name="T387"> </text:span>Error processant anotacions que no esgoten els reintents guardant a l'Arxiu</text:p>
        </text:list-item>
        <text:list-item>
          <text:p text:style-name="P1112"><text:a xlink:type="simple" xlink:href="https://github.com/GovernIB/distribucio/issues/759" text:style-name="Internet_20_link" text:visited-style-name="Visited_20_Internet_20_Link">#759</text:a><text:span text:style-name="T388"> </text:span>Corregir el timeout de 20 segons que afecta a la descàrrega del .zip de documentació</text:p>
        </text:list-item>
      </text:list>
      <text:p text:style-name="P342"/>
      <text:p text:style-name="P154">Base de dades:<text:span text:style-name="T5"> </text:span></text:p>
      <text:list xml:id="list513730248" text:style-name="L164">
        <text:list-item>
          <text:p text:style-name="P1147">Sense canvis</text:p>
        </text:list-item>
      </text:list>
      <text:p text:style-name="P86"><text:span text:style-name="T6">Propietats globals</text:span>:</text:p>
      <text:p text:style-name="P504">Cap</text:p>
      <text:list xml:id="list132505156925095" text:continue-list="list132506373597424" text:style-name="Outline">
        <text:list-item>
          <text:list>
            <text:list-header>
              <text:h text:style-name="P807" text:outline-level="2" text:is-list-header="true"><text:bookmark-start text:name="__RefHeading___Toc79566_283954641611121111112111112"/><text:span text:style-name="T166">Versió </text:span><text:span text:style-name="T374">1</text:span><text:span text:style-name="T166">.</text:span><text:span text:style-name="T374">0</text:span><text:span text:style-name="T166">.</text:span><text:span text:style-name="T386">4</text:span><text:span text:style-name="T152">.</text:span><text:span text:style-name="T159">3</text:span><text:span text:style-name="T131"> </text:span><text:span text:style-name="T159">Corregir error de unitats organitzatives en diferents entitats</text:span><text:bookmark-end text:name="__RefHeading___Toc79566_283954641611121111112111112"/></text:h>
            </text:list-header>
          </text:list>
        </text:list-item>
      </text:list>
      <text:p text:style-name="P404">Data: <text:span text:style-name="T393">15</text:span><text:span text:style-name="T305">/</text:span><text:span text:style-name="T392">10</text:span>/202<text:span text:style-name="T374">5</text:span><text:span text:style-name="T256"> </text:span><text:span text:style-name="T386">1</text:span><text:span text:style-name="T388">3</text:span><text:span text:style-name="T256">:</text:span><text:span text:style-name="T374">0</text:span><text:span text:style-name="T256">0h</text:span></text:p>
      <text:p text:style-name="P404"/>
      <text:p text:style-name="P205">Resum: </text:p>
      <text:p text:style-name="P739"><text:span text:style-name="T387">Nova versió exprés </text:span><text:span text:style-name="T392">per evitar l'error de que una bústia quedi lligada a una unitat organitzativa d'una altra entitat. Amb aquesta correcció les entitats funcionals tindran arbres l'UO's independents.</text:span></text:p>
      <text:p text:style-name="P701"/>
      <text:p text:style-name="P636">Millores incloses:</text:p>
      <text:list xml:id="list4214942106" text:style-name="L165">
        <text:list-item>
          <text:p text:style-name="P1157">Cap</text:p>
        </text:list-item>
      </text:list>
      <text:p text:style-name="P588"/>
      <text:p text:style-name="P588">Errors resolts:</text:p>
      <text:list xml:id="list1905796307" text:style-name="L166">
        <text:list-item>
          <text:p text:style-name="P1113"><text:a xlink:type="simple" xlink:href="https://github.com/GovernIB/distribucio/issues/791" text:style-name="Internet_20_link" text:visited-style-name="Visited_20_Internet_20_Link">#791</text:a><text:span text:style-name="T392"> </text:span>Error sincronitzant les UO's d'una entitat si les UO's ja estan en una altra entitat</text:p>
        </text:list-item>
      </text:list>
      <text:p text:style-name="P344"/>
      <text:p text:style-name="P156">Base de dades:<text:span text:style-name="T5"> </text:span></text:p>
      <text:list xml:id="list2626676187" text:style-name="L167">
        <text:list-item>
          <text:p text:style-name="P1148">Sense canvis</text:p>
        </text:list-item>
      </text:list>
      <text:p text:style-name="P88"><text:span text:style-name="T6">Propietats globals</text:span>:</text:p>
      <text:p text:style-name="P503">Cap</text:p>
      <text:p text:style-name="P503"/>
      <text:list xml:id="list132506903572589" text:continue-list="list132505156925095" text:style-name="Outline">
        <text:list-item>
          <text:list>
            <text:list-header>
              <text:h text:style-name="P808" text:outline-level="2" text:is-list-header="true"><text:bookmark-start text:name="__RefHeading___Toc79566_28395464161112111111211111"/><text:span text:style-name="T166">Versió </text:span><text:span text:style-name="T374">1</text:span><text:span text:style-name="T166">.</text:span><text:span text:style-name="T374">0</text:span><text:span text:style-name="T166">.</text:span><text:span text:style-name="T157">5</text:span><text:span text:style-name="T131"> </text:span><text:span text:style-name="T157">Implementació API's de salut i estadístiques per Comanda</text:span><text:span text:style-name="T158"> i altres millores i correccions</text:span><text:bookmark-end text:name="__RefHeading___Toc79566_28395464161112111111211111"/></text:h>
            </text:list-header>
          </text:list>
        </text:list-item>
      </text:list>
      <text:p text:style-name="P403">Data: <text:span text:style-name="T395">04</text:span><text:span text:style-name="T305">/</text:span><text:span text:style-name="T389">1</text:span><text:span text:style-name="T395">1</text:span>/202<text:span text:style-name="T374">5</text:span><text:span text:style-name="T256"> </text:span><text:span text:style-name="T394">1</text:span><text:span text:style-name="T395">3</text:span><text:span text:style-name="T256">:</text:span><text:span text:style-name="T374">0</text:span><text:span text:style-name="T256">0h</text:span></text:p>
      <text:p text:style-name="P403"/>
      <text:p text:style-name="P204">Resum: </text:p>
      <text:p text:style-name="P738"><text:span text:style-name="T387">Nova </text:span><text:span text:style-name="T390">amb les APIs de salut i estadístiques per Comanda a més de millores de gestió i correccions.</text:span></text:p>
      <text:p text:style-name="P700"/>
      <text:p text:style-name="P635">Millores incloses:</text:p>
      <text:list xml:id="list132506612516025" text:continue-list="list132506285484333" text:style-name="L147">
        <text:list-item>
          <text:p text:style-name="P1156"><text:a xlink:type="simple" xlink:href="https://github.com/GovernIB/distribucio/issues/747" text:style-name="Internet_20_link" text:visited-style-name="Visited_20_Internet_20_Link">#747</text:a><text:span text:style-name="T390"> </text:span>Implementar un API d'estadístiques que pugui ser consultat per un sistema extern</text:p>
        </text:list-item>
        <text:list-item>
          <text:p text:style-name="P1156"><text:a xlink:type="simple" xlink:href="https://github.com/GovernIB/distribucio/issues/703" text:style-name="Internet_20_link" text:visited-style-name="Visited_20_Internet_20_Link">#703</text:a><text:span text:style-name="T390"> </text:span>Implementar un sistema de salut que pugui ser consultat per un sistema centralitzat de monitoratge </text:p>
        </text:list-item>
        <text:list-item>
          <text:p text:style-name="P1156"><text:a xlink:type="simple" xlink:href="https://github.com/GovernIB/distribucio/issues/768" text:style-name="Internet_20_link" text:visited-style-name="Visited_20_Internet_20_Link">#768</text:a><text:span text:style-name="T390"> </text:span>Crear nou plugin per validar firmes al Portasignatures per evitar error en la validació amb el plugin d'Afirma </text:p>
        </text:list-item>
        <text:list-item>
          <text:p text:style-name="P1156"><text:a xlink:type="simple" xlink:href="https://github.com/GovernIB/distribucio/issues/682" text:style-name="Internet_20_link" text:visited-style-name="Visited_20_Internet_20_Link">#682</text:a><text:span text:style-name="T390"> </text:span>Mostrar el motiu de rebuig a l'històric i al llistat d'anotacions </text:p>
        </text:list-item>
        <text:list-item>
          <text:p text:style-name="P1156"><text:a xlink:type="simple" xlink:href="https://github.com/GovernIB/distribucio/issues/775" text:style-name="Internet_20_link" text:visited-style-name="Visited_20_Internet_20_Link">#775</text:a><text:span text:style-name="T390"> </text:span>Afegir columna posada en bústia a la finestra "Còpies"</text:p>
        </text:list-item>
        <text:list-item>
          <text:p text:style-name="P1156"><text:a xlink:type="simple" xlink:href="https://github.com/GovernIB/distribucio/issues/756" text:style-name="Internet_20_link" text:visited-style-name="Visited_20_Internet_20_Link">#756</text:a><text:span text:style-name="T390"> </text:span>No marcar com a error els anexos ja custodiats a l'acció massiva "Custodiar annexos pendents" </text:p>
        </text:list-item>
        <text:list-item>
          <text:p text:style-name="P1156"><text:a xlink:type="simple" xlink:href="https://github.com/GovernIB/distribucio/issues/729" text:style-name="Internet_20_link" text:visited-style-name="Visited_20_Internet_20_Link">#729</text:a><text:span text:style-name="T390"> </text:span>Renombrar el text "Descàrrega del document original i "Descàrrega de la versió imprimible" </text:p>
        </text:list-item>
        <text:list-item>
          <text:p text:style-name="P1156"><text:a xlink:type="simple" xlink:href="https://github.com/GovernIB/distribucio/issues/773" text:style-name="Internet_20_link" text:visited-style-name="Visited_20_Internet_20_Link">#773</text:a><text:span text:style-name="T390"> </text:span>Mostrar un missatge d'error descriptiu quan els usuaris accedeixin al detall d'una anotació per la qual no tenen permís de lectura</text:p>
        </text:list-item>
        <text:list-item>
          <text:p text:style-name="P1156"><text:a xlink:type="simple" xlink:href="https://github.com/GovernIB/distribucio/issues/755" text:style-name="Internet_20_link" text:visited-style-name="Visited_20_Internet_20_Link">#755</text:a><text:span text:style-name="T390"> </text:span>Posar una data d'inici per defecte al Localitzador d'annexos</text:p>
        </text:list-item>
        <text:list-item>
          <text:p text:style-name="P1156"><text:a xlink:type="simple" xlink:href="https://github.com/GovernIB/distribucio/issues/752" text:style-name="Internet_20_link" text:visited-style-name="Visited_20_Internet_20_Link">#752</text:a><text:span text:style-name="T390"> </text:span>Renombrar acció de processament per backoffice a l'històric d'accions de l'element</text:p>
        </text:list-item>
        <text:list-item>
          <text:p text:style-name="P1156"><text:a xlink:type="simple" xlink:href="https://github.com/GovernIB/distribucio/issues/726" text:style-name="Internet_20_link" text:visited-style-name="Visited_20_Internet_20_Link">#726</text:a><text:span text:style-name="T390"> </text:span>Afegir la funcionalitat de reiniciar tasques en segon pla com figura a RIPEA</text:p>
        </text:list-item>
        <text:list-item>
          <text:p text:style-name="P1156"><text:a xlink:type="simple" xlink:href="https://github.com/GovernIB/distribucio/issues/774" text:style-name="Internet_20_link" text:visited-style-name="Visited_20_Internet_20_Link">#774</text:a><text:span text:style-name="T390"> </text:span>Mostrar el representant al llistat d’anotacions</text:p>
        </text:list-item>
        <text:list-item>
          <text:p text:style-name="P1156"><text:a xlink:type="simple" xlink:href="https://github.com/GovernIB/distribucio/issues/776" text:style-name="Internet_20_link" text:visited-style-name="Visited_20_Internet_20_Link">#776</text:a><text:span text:style-name="T390"> </text:span>Afegir columna 'processada per' a la finestra "Còpies"</text:p>
        </text:list-item>
      </text:list>
      <text:p text:style-name="P587"/>
      <text:p text:style-name="P587">Errors resolts:</text:p>
      <text:list xml:id="list3491756396" text:style-name="L168">
        <text:list-item>
          <text:p text:style-name="P1114"><text:a xlink:type="simple" xlink:href="https://github.com/GovernIB/distribucio/issues/760" text:style-name="Internet_20_link" text:visited-style-name="Visited_20_Internet_20_Link">#760</text:a><text:span text:style-name="T390"> </text:span>Revisar error PermissionDeniedException</text:p>
        </text:list-item>
        <text:list-item>
          <text:p text:style-name="P1114"><text:a xlink:type="simple" xlink:href="https://github.com/GovernIB/distribucio/issues/757" text:style-name="Internet_20_link" text:visited-style-name="Visited_20_Internet_20_Link">#757</text:a><text:span text:style-name="T390"> </text:span>La barra de progrés de la consulta d'accions globals no funciona correctament</text:p>
          <text:p text:style-name="P1114"><text:a xlink:type="simple" xlink:href="https://github.com/GovernIB/distribucio/issues/758" text:style-name="Internet_20_link" text:visited-style-name="Visited_20_Internet_20_Link">#758</text:a><text:span text:style-name="T390"> </text:span>Controlar l'error al intentar executar una acció massiva de més de 1000 elements </text:p>
        </text:list-item>
        <text:list-item>
          <text:p text:style-name="P1114"><text:a xlink:type="simple" xlink:href="https://github.com/GovernIB/distribucio/issues/753" text:style-name="Internet_20_link" text:visited-style-name="Visited_20_Internet_20_Link">#753</text:a><text:span text:style-name="T390"> </text:span>Millorar la descarrega del llistat d'usuaris a la pàgina de bústies</text:p>
        </text:list-item>
        <text:list-item>
          <text:p text:style-name="P1114"><text:a xlink:type="simple" xlink:href="https://github.com/GovernIB/distribucio/issues/721" text:style-name="Internet_20_link" text:visited-style-name="Visited_20_Internet_20_Link">#721</text:a> areix que no s'aplica el color de lletra d'una entitat </text:p>
        </text:list-item>
        <text:list-item>
          <text:p text:style-name="P1114"><text:a xlink:type="simple" xlink:href="https://github.com/GovernIB/distribucio/issues/733" text:style-name="Internet_20_link" text:visited-style-name="Visited_20_Internet_20_Link">#733</text:a><text:span text:style-name="T390"> </text:span>En el perfil d'usuari, amb rols de dues bústies de 2 DIR3 distintes, el filtre de unitat orgànica no funciona i salta un error AJAX a la consola</text:p>
        </text:list-item>
        <text:list-item>
          <text:p text:style-name="P1114"><text:a xlink:type="simple" xlink:href="https://github.com/GovernIB/distribucio/issues/744" text:style-name="Internet_20_link" text:visited-style-name="Visited_20_Internet_20_Link">#744</text:a><text:span text:style-name="T390"> </text:span>Falta una s en processada a l'estat "Processada a la bústia"</text:p>
        </text:list-item>
        <text:list-item>
          <text:p text:style-name="P1114"><text:a xlink:type="simple" xlink:href="https://github.com/GovernIB/distribucio/issues/749" text:style-name="Internet_20_link" text:visited-style-name="Visited_20_Internet_20_Link">#749</text:a><text:span text:style-name="T390"> </text:span>No enviar correu de nova anotació quan es classifiqui una anotació</text:p>
        </text:list-item>
        <text:list-item>
          <text:p text:style-name="P1114"><text:a xlink:type="simple" xlink:href="https://github.com/GovernIB/distribucio/issues/767" text:style-name="Internet_20_link" text:visited-style-name="Visited_20_Internet_20_Link">#767</text:a><text:span text:style-name="T390"> </text:span>Error en la descarga pública de documentació .zip</text:p>
        </text:list-item>
        <text:list-item>
          <text:p text:style-name="P1114"><text:a xlink:type="simple" xlink:href="https://github.com/GovernIB/distribucio/issues/737" text:style-name="Internet_20_link" text:visited-style-name="Visited_20_Internet_20_Link">#737</text:a><text:span text:style-name="T390"> </text:span>No es pot processar més de 1000 anotacions de forma massiva</text:p>
        </text:list-item>
        <text:list-item>
          <text:p text:style-name="P1114"><text:a xlink:type="simple" xlink:href="https://github.com/GovernIB/distribucio/issues/778" text:style-name="Internet_20_link" text:visited-style-name="Visited_20_Internet_20_Link">#778</text:a><text:span text:style-name="T390"> </text:span>Fallen les accions massives quan els permisos són per ROL</text:p>
        </text:list-item>
      </text:list>
      <text:p text:style-name="P343"/>
      <text:p text:style-name="P155">Base de dades:<text:span text:style-name="T5"> </text:span></text:p>
      <text:list xml:id="list1949950987" text:style-name="L169">
        <text:list-item>
          <text:p text:style-name="P1149">distribucio_update_1.0.5.sql<text:span text:style-name="T391">:</text:span></text:p>
          <text:list>
            <text:list-item>
              <text:p text:style-name="P1158">Canvi de plugin d'Arxiu per poder tenir el servei de Salut #703.</text:p>
            </text:list-item>
            <text:list-item>
              <text:p text:style-name="P1158"><text:soft-page-break/>Canvi de plugin de validació de firmes per la nova API del Portafib #768.</text:p>
            </text:list-item>
          </text:list>
        </text:list-item>
      </text:list>
      <text:p text:style-name="P24">taula<text:span text:style-name="T209">. Script de modificació de BD.</text:span></text:p>
      <table:table table:name="Table40" table:style-name="Table40">
        <table:table-column table:style-name="Table40.A"/>
        <table:table-row table:style-name="TableLine376425456">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9">'es.caib.distribucio.plugin.caib.arxiu.ArxiuPluginSalutCaib'</text:span><text:span text:style-name="T34"> </text:span><text:span text:style-name="T65">WHERE</text:span><text:span text:style-name="T34"> C.</text:span><text:span text:style-name="T65">KEY</text:span><text:span text:style-name="T34"> = </text:span><text:span text:style-name="T179">'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9">'es.caib.distribucio.plugin.caib.validacio.ValidacioFirmaPluginApiPortafib'</text:span><text:span text:style-name="T34"> </text:span><text:span text:style-name="T65">WHERE</text:span><text:span text:style-name="T34"> C.</text:span><text:span text:style-name="T65">KEY</text:span><text:span text:style-name="T34"> = </text:span><text:span text:style-name="T179">'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9">'es.caib.distribucio.pluginsib.validatesignature.api.portafib.endpoint'</text:span><text:span text:style-name="T34">, </text:span><text:span text:style-name="T161">null</text:span><text:span text:style-name="T34">, </text:span><text:span text:style-name="T179">'Endpoint'</text:span><text:span text:style-name="T34">, </text:span><text:span text:style-name="T179">'VALID_SIGN'</text:span><text:span text:style-name="T34">, </text:span><text:span text:style-name="T179">'12'</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9">'es.caib.distribucio.pluginsib.validatesignature.api.portafib.username'</text:span><text:span text:style-name="T34">, </text:span><text:span text:style-name="T161">null</text:span><text:span text:style-name="T34">, </text:span><text:span text:style-name="T179">'Usuari'</text:span><text:span text:style-name="T34">, </text:span><text:span text:style-name="T179">'VALID_SIGN'</text:span><text:span text:style-name="T34">, </text:span><text:span text:style-name="T179">'13'</text:span><text:span text:style-name="T34">, </text:span><text:span text:style-name="T179">'1'</text:span><text:span text:style-name="T34">, </text:span><text:span text:style-name="T179">'TEXT'</text:span><text:span text:style-name="T34">, </text:span><text:span text:style-name="T161">null</text:span><text:span text:style-name="T34">, </text:span><text:span text:style-name="T161">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9">'es.caib.distribucio.pluginsib.validatesignature.api.portafib.password'</text:span><text:span text:style-name="T34">, </text:span><text:span text:style-name="T161">null</text:span><text:span text:style-name="T34">, </text:span><text:span text:style-name="T179">'Contrasenya'</text:span><text:span text:style-name="T34">, </text:span><text:span text:style-name="T179">'VALID_SIGN'</text:span><text:span text:style-name="T34">, </text:span><text:span text:style-name="T179">'14'</text:span><text:span text:style-name="T34">, </text:span><text:span text:style-name="T179">'1'</text:span><text:span text:style-name="T34">, </text:span><text:span text:style-name="T179">'CREDENTIALS'</text:span><text:span text:style-name="T34">, </text:span><text:span text:style-name="T161">null</text:span><text:span text:style-name="T34">, </text:span><text:span text:style-name="T161">null</text:span><text:span text:style-name="T34">);</text:span></text:p>
            <text:p text:style-name="Standard"/>
          </table:table-cell>
        </table:table-row>
      </table:table>
      <text:p text:style-name="P742"/>
      <text:p text:style-name="P87"><text:span text:style-name="T6">Propietats globals</text:span>:</text:p>
      <text:list xml:id="list3428003623" text:style-name="L170">
        <text:list-item>
          <text:p text:style-name="P1159">Noves propietats JBoss per configurar el plugin de validació de firmes de l'API simple del Portafib.</text:p>
        </text:list-item>
      </text:list>
      <text:p text:style-name="P508">taula<text:span text:style-name="T209">. Noves propietats afegides.</text:span></text:p>
      <table:table table:name="Table41" table:style-name="Table41">
        <table:table-column table:style-name="Table41.A"/>
        <table:table-row table:style-name="TableLine376426896">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54989040">
            <table:table-cell table:style-name="TableBox354989616"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5</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1-04T13:25:02.473999885">04/11/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8M16S</meta:editing-duration>
    <meta:editing-cycles>531</meta:editing-cycles>
    <meta:generator>LibreOffice/7.3.5.2$Windows_X86_64 LibreOffice_project/184fe81b8c8c30d8b5082578aee2fed2ea847c01</meta:generator>
    <dc:date>2025-11-04T13:25:01.640000000</dc:date>
    <dc:creator>Daniel Moreno Linares</dc:creator>
    <meta:document-statistic meta:table-count="61" meta:image-count="3" meta:object-count="0" meta:page-count="105" meta:paragraph-count="3011" meta:word-count="22052" meta:character-count="194883" meta:non-whitespace-character-count="171220"/>
  </office:meta>
</office:document-meta>
</file>